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5638in"/>
    </style:style>
    <style:style style:name="co13" style:family="table-column">
      <style:table-column-properties fo:break-before="auto" style:column-width="1.7138in"/>
    </style:style>
    <style:style style:name="co14" style:family="table-column">
      <style:table-column-properties fo:break-before="auto" style:column-width="1.1965in"/>
    </style:style>
    <style:style style:name="co15" style:family="table-column">
      <style:table-column-properties fo:break-before="auto" style:column-width="1.3465in"/>
    </style:style>
    <style:style style:name="co16" style:family="table-column">
      <style:table-column-properties fo:break-before="auto" style:column-width="1.7in"/>
    </style:style>
    <style:style style:name="co17" style:family="table-column">
      <style:table-column-properties fo:break-before="auto" style:column-width="1.0201in"/>
    </style:style>
    <style:style style:name="co18" style:family="table-column">
      <style:table-column-properties fo:break-before="auto" style:column-width="1.0744in"/>
    </style:style>
    <style:style style:name="co19" style:family="table-column">
      <style:table-column-properties fo:break-before="auto" style:column-width="1.0882in"/>
    </style:style>
    <style:style style:name="co20" style:family="table-column">
      <style:table-column-properties fo:break-before="auto" style:column-width="1.0063in"/>
    </style:style>
    <style:style style:name="co21" style:family="table-column">
      <style:table-column-properties fo:break-before="auto" style:column-width="1.1016in"/>
    </style:style>
    <style:style style:name="co22" style:family="table-column">
      <style:table-column-properties fo:break-before="auto" style:column-width="1.1835in"/>
    </style:style>
    <style:style style:name="co23" style:family="table-column">
      <style:table-column-properties fo:break-before="auto" style:column-width="1.3055in"/>
    </style:style>
    <style:style style:name="co24" style:family="table-column">
      <style:table-column-properties fo:break-before="auto" style:column-width="1.5098in"/>
    </style:style>
    <style:style style:name="co25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0.99pt solid #000000" fo:border-left="none" fo:border-right="none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8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3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5" style:family="table-cell" style:parent-style-name="Pivot_20_Table_20_Corner">
      <style:table-cell-properties fo:border-bottom="none" fo:border-left="2.01pt solid #000000" fo:border-right="none" fo:border-top="none"/>
    </style:style>
    <style:style style:name="ce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8" style:family="table-cell" style:parent-style-name="Pivot_20_Table_20_Corner">
      <style:table-cell-properties fo:border-bottom="none" fo:border-left="none" fo:border-right="0.99pt solid #000000" fo:border-top="none"/>
    </style:style>
    <style:style style:name="ce49" style:family="table-cell" style:parent-style-name="Pivot_20_Table_20_Field">
      <style:table-cell-properties fo:border="0.99pt solid #000000"/>
    </style:style>
    <style:style style:name="ce50" style:family="table-cell" style:parent-style-name="Pivot_20_Table_20_Category" style:data-style-name="N0">
      <style:table-cell-properties fo:border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52" style:family="table-cell" style:parent-style-name="Pivot_20_Table_20_Value">
      <style:table-cell-properties fo:border="0.99pt solid #000000"/>
    </style:style>
    <style:style style:name="ce53" style:family="table-cell" style:parent-style-name="Pivot_20_Table_20_Value" style:data-style-name="N0">
      <style:table-cell-properties fo:border="0.99pt solid #000000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55" style:family="table-cell" style:parent-style-name="Pivot_20_Table_20_Category" style:data-style-name="N0"/>
    <style:style style:name="ce56" style:family="table-cell" style:parent-style-name="Pivot_20_Table_20_Corner">
      <style:table-cell-properties fo:border-bottom="none" fo:border-left="none" fo:border-right="none" fo:border-top="2.01pt solid #000000"/>
    </style:style>
    <style:style style:name="ce5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fromAdr</text:p>
          </table:table-cell>
          <table:table-cell table:style-name="ce1" office:value-type="string" calcext:value-type="string">
            <text:p>fromPhone</text:p>
          </table:table-cell>
          <table:table-cell table:style-name="ce1" office:value-type="string" calcext:value-type="string">
            <text:p>fromType</text:p>
          </table:table-cell>
          <table:table-cell table:style-name="ce1" office:value-type="string" calcext:value-type="string">
            <text:p>toAdr</text:p>
          </table:table-cell>
          <table:table-cell table:style-name="ce1" office:value-type="string" calcext:value-type="string">
            <text:p>toPhone</text:p>
          </table:table-cell>
          <table:table-cell table:style-name="ce1" office:value-type="string" calcext:value-type="string">
            <text:p>toType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64aa31e60e30e3c94bd85d9c2054eebdf0787829</text:p>
          </table:table-cell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df5982c39df0e216ed70a48912b374cef97b152</text:p>
          </table:table-cell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b26fee8c5673869a9d7c4cdc66ea2588e886467</text:p>
          </table:table-cell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bc31dbab91cb828baaa1c73d4f4bb957924f97f</text:p>
          </table:table-cell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c386cb1f1a555d222bcdc90a03e1686632a44ec3</text:p>
          </table:table-cell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48fd82169bd29634b5d67acdf5c6184d1901ce7</text:p>
          </table:table-cell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0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f832bc6ee10ab5a476d0415379ff8b61858eac6</text:p>
          </table:table-cell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b41d12e813a24b373f0e9bfe4382badca0b09e0a</text:p>
          </table:table-cell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1f35fec6f655332cafcbdf384f695eeb47a1771</text:p>
          </table:table-cell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1:14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e4a8e3cd2f9cd4214f02d6e1d725656f1f33e038</text:p>
          </table:table-cell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6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6014216007f628e33bfc71120d1cf7e95e740784</text:p>
          </table:table-cell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6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8f07d33ec898608b843e7851bf86563f2a30a14</text:p>
          </table:table-cell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17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17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4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f2c1cdd995ae0c165af2927b234d89c53f7dad03</text:p>
          </table:table-cell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fdc9a5fe2466fed062e4485bc83a4e10214bef24</text:p>
          </table:table-cell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3828b61c8c9429822e449a82307a34cae14788d</text:p>
          </table:table-cell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f65ece0f42930c244f0c5c1afba567ae43f70888</text:p>
          </table:table-cell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d9e330fee8d45565e9b9183dfebc70aa3d06533</text:p>
          </table:table-cell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66ebb41c48edacb267bd5469a330e6061c3bc5c</text:p>
          </table:table-cell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3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3:40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64f44f847bafbf3009d73dcf87bf73cde7d60373</text:p>
          </table:table-cell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508d05272fdc61ffe59136ae69dd3fe89e652aa</text:p>
          </table:table-cell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cea3a1d2ed65dc80a8925974b60348a0c57f8f99</text:p>
          </table:table-cell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26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5a5fbcfa938bb48bb702bf8dbd8512d96c951ee</text:p>
          </table:table-cell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26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4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3182e808e79943f4f6b77bca55791964ca4c9dd</text:p>
          </table:table-cell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4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5cf26741a38806a3767adc269dfd5d5bd38be706</text:p>
          </table:table-cell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4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5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5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93a20181a3a317e477aded569e3bd64aae3b5805</text:p>
          </table:table-cell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0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0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5ecb7702122b0ec0d316af7b42d95bc4f380f43</text:p>
          </table:table-cell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0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1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1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1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736c679ea2ce04e8c61eca6c39a7c928f3ed49cd</text:p>
          </table:table-cell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2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2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5:29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b033efb213d7c84ed879f4ab549f9bede262e258</text:p>
          </table:table-cell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e8a4d3cce2f75323a06c16dd7c86e3b9145fa7b</text:p>
          </table:table-cell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80f9c2c776a1ecc436d8c80393419bcf144bec7c</text:p>
          </table:table-cell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6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54761d22093aebc542107d143d6ff2b1bff4c8c0</text:p>
          </table:table-cell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acc1a4caef311debe3ccb878065e8e7d07462b8</text:p>
          </table:table-cell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6db6a53ddf35aa6177a3a1f2a2da7be6fb6cb50</text:p>
          </table:table-cell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c6b0f39c8f7ee96d9017cb991def306e8706c8c</text:p>
          </table:table-cell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116e1be7c92286c7dad93377c8bada9a7e717b34</text:p>
          </table:table-cell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7:08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7cbc155b066005afa037918f130ad32fd0994836</text:p>
          </table:table-cell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0:23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1:19.000Z</text:p>
          </table:table-cell>
          <table:table-cell office:value-type="string" calcext:value-type="string">
            <text:p>0x866ebb41c48edacb267bd5469a330e6061c3bc5c</text:p>
          </table:table-cell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1:50.000Z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2:31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38" calcext:value-type="float">
            <text:p>2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3:01.000Z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4:28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80" calcext:value-type="float">
            <text:p>5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5:21.000Z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6:14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79" calcext:value-type="float">
            <text:p>4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7:33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7:33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2" calcext:value-type="float">
            <text:p>4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8:24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65" calcext:value-type="float">
            <text:p>3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8:43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9:16.000Z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0:33.000Z</text:p>
          </table:table-cell>
          <table:table-cell office:value-type="string" calcext:value-type="string">
            <text:p>0xc386cb1f1a555d222bcdc90a03e1686632a44ec3</text:p>
          </table:table-cell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57" calcext:value-type="float">
            <text:p>1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0:33.000Z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0:42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91" calcext:value-type="float">
            <text:p>5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2:03.000Z</text:p>
          </table:table-cell>
          <table:table-cell office:value-type="string" calcext:value-type="string">
            <text:p>0xf65ece0f42930c244f0c5c1afba567ae43f70888</text:p>
          </table:table-cell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30" calcext:value-type="float">
            <text:p>3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2:03.000Z</text:p>
          </table:table-cell>
          <table:table-cell office:value-type="string" calcext:value-type="string">
            <text:p>0x1508d05272fdc61ffe59136ae69dd3fe89e652aa</text:p>
          </table:table-cell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12:03.000Z</text:p>
          </table:table-cell>
          <table:table-cell office:value-type="string" calcext:value-type="string">
            <text:p>0x4bc31dbab91cb828baaa1c73d4f4bb957924f97f</text:p>
          </table:table-cell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19" calcext:value-type="float">
            <text:p>5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0:23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12" calcext:value-type="float">
            <text:p>2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0:59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1:25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2:10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2:57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4:06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4:06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19" calcext:value-type="float">
            <text:p>4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8:29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98" calcext:value-type="float">
            <text:p>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8:43.000Z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9:53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10:43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12:12.000Z</text:p>
          </table:table-cell>
          <table:table-cell office:value-type="string" calcext:value-type="string">
            <text:p>0xb41d12e813a24b373f0e9bfe4382badca0b09e0a</text:p>
          </table:table-cell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65" calcext:value-type="float">
            <text:p>2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1:02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15" calcext:value-type="float">
            <text:p>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1:42.000Z</text:p>
          </table:table-cell>
          <table:table-cell office:value-type="string" calcext:value-type="string">
            <text:p>0xf2c1cdd995ae0c165af2927b234d89c53f7dad03</text:p>
          </table:table-cell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8:50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77" calcext:value-type="float">
            <text:p>4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10:00.000Z</text:p>
          </table:table-cell>
          <table:table-cell office:value-type="string" calcext:value-type="string">
            <text:p>0xfdc9a5fe2466fed062e4485bc83a4e10214bef24</text:p>
          </table:table-cell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11:47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13" calcext:value-type="float">
            <text:p>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11:47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12:13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84" calcext:value-type="float">
            <text:p>4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13:06.000Z</text:p>
          </table:table-cell>
          <table:table-cell office:value-type="string" calcext:value-type="string">
            <text:p>0x0f832bc6ee10ab5a476d0415379ff8b61858eac6</text:p>
          </table:table-cell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0:32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44" calcext:value-type="float">
            <text:p>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1:03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2:14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71" calcext:value-type="float">
            <text:p>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3:16.000Z</text:p>
          </table:table-cell>
          <table:table-cell office:value-type="string" calcext:value-type="string">
            <text:p>0x4acc1a4caef311debe3ccb878065e8e7d07462b8</text:p>
          </table:table-cell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3:30.000Z</text:p>
          </table:table-cell>
          <table:table-cell office:value-type="string" calcext:value-type="string">
            <text:p>0xc386cb1f1a555d222bcdc90a03e1686632a44ec3</text:p>
          </table:table-cell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4:25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63" calcext:value-type="float">
            <text:p>5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4:25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24" calcext:value-type="float">
            <text:p>3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4:40.000Z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5:17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5:36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6:24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62" calcext:value-type="float">
            <text:p>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6:58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16" calcext:value-type="float">
            <text:p>5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8:13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8:28.000Z</text:p>
          </table:table-cell>
          <table:table-cell office:value-type="string" calcext:value-type="string">
            <text:p>0x64aa31e60e30e3c94bd85d9c2054eebdf0787829</text:p>
          </table:table-cell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33" calcext:value-type="float">
            <text:p>4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9:13.000Z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3:01.000Z</text:p>
          </table:table-cell>
          <table:table-cell office:value-type="string" calcext:value-type="string">
            <text:p>0x03182e808e79943f4f6b77bca55791964ca4c9dd</text:p>
          </table:table-cell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3:15.000Z</text:p>
          </table:table-cell>
          <table:table-cell office:value-type="string" calcext:value-type="string">
            <text:p>0x03182e808e79943f4f6b77bca55791964ca4c9dd</text:p>
          </table:table-cell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14" calcext:value-type="float">
            <text:p>4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3:45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74" calcext:value-type="float">
            <text:p>4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9:34.000Z</text:p>
          </table:table-cell>
          <table:table-cell office:value-type="string" calcext:value-type="string">
            <text:p>0x4df5982c39df0e216ed70a48912b374cef97b152</text:p>
          </table:table-cell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76" calcext:value-type="float">
            <text:p>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0:27.000Z</text:p>
          </table:table-cell>
          <table:table-cell office:value-type="string" calcext:value-type="string">
            <text:p>0x116e1be7c92286c7dad93377c8bada9a7e717b34</text:p>
          </table:table-cell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6:42.000Z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96" calcext:value-type="float">
            <text:p>5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7:57.000Z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3" calcext:value-type="float">
            <text:p>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1:58.000Z</text:p>
          </table:table-cell>
          <table:table-cell office:value-type="string" calcext:value-type="string">
            <text:p>0x2e8a4d3cce2f75323a06c16dd7c86e3b9145fa7b</text:p>
          </table:table-cell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4:38.000Z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12:26.000Z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3:21.000Z</text:p>
          </table:table-cell>
          <table:table-cell office:value-type="string" calcext:value-type="string">
            <text:p>0x1508d05272fdc61ffe59136ae69dd3fe89e652aa</text:p>
          </table:table-cell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6:25.000Z</text:p>
          </table:table-cell>
          <table:table-cell office:value-type="string" calcext:value-type="string">
            <text:p>0x06db6a53ddf35aa6177a3a1f2a2da7be6fb6cb50</text:p>
          </table:table-cell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64" calcext:value-type="float">
            <text:p>5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11:07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4:38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71" calcext:value-type="float">
            <text:p>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0:20.000Z</text:p>
          </table:table-cell>
          <table:table-cell office:value-type="string" calcext:value-type="string">
            <text:p>0x47a73d4c6197d9a3700b6e87ac17e2f9786c98f0</text:p>
          </table:table-cell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2:26.000Z</text:p>
          </table:table-cell>
          <table:table-cell office:value-type="string" calcext:value-type="string">
            <text:p>0xa8f07d33ec898608b843e7851bf86563f2a30a14</text:p>
          </table:table-cell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7:07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43" calcext:value-type="float">
            <text:p>4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2:39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7:07.000Z</text:p>
          </table:table-cell>
          <table:table-cell office:value-type="string" calcext:value-type="string">
            <text:p>0x64aa31e60e30e3c94bd85d9c2054eebdf0787829</text:p>
          </table:table-cell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31" calcext:value-type="float">
            <text:p>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10:24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69" calcext:value-type="float">
            <text:p>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7:07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80" calcext:value-type="float">
            <text:p>4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4:02.000Z</text:p>
          </table:table-cell>
          <table:table-cell office:value-type="string" calcext:value-type="string">
            <text:p>0x01f35fec6f655332cafcbdf384f695eeb47a1771</text:p>
          </table:table-cell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55" calcext:value-type="float">
            <text:p>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9:08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7:33.000Z</text:p>
          </table:table-cell>
          <table:table-cell office:value-type="string" calcext:value-type="string">
            <text:p>0x866ebb41c48edacb267bd5469a330e6061c3bc5c</text:p>
          </table:table-cell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92" calcext:value-type="float">
            <text:p>2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6:04.000Z</text:p>
          </table:table-cell>
          <table:table-cell office:value-type="string" calcext:value-type="string">
            <text:p>0xd3828b61c8c9429822e449a82307a34cae14788d</text:p>
          </table:table-cell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40" calcext:value-type="float">
            <text:p>3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9:54.000Z</text:p>
          </table:table-cell>
          <table:table-cell office:value-type="string" calcext:value-type="string">
            <text:p>0xcbf7d71a4ebd4ca865585a74511d1fc2489211ea</text:p>
          </table:table-cell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87" calcext:value-type="float">
            <text:p>5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2:16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13:10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5:39.000Z</text:p>
          </table:table-cell>
          <table:table-cell office:value-type="string" calcext:value-type="string">
            <text:p>0x0f832bc6ee10ab5a476d0415379ff8b61858eac6</text:p>
          </table:table-cell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3:28.000Z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58" calcext:value-type="float">
            <text:p>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7:24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4:42.000Z</text:p>
          </table:table-cell>
          <table:table-cell office:value-type="string" calcext:value-type="string">
            <text:p>0x4bc31dbab91cb828baaa1c73d4f4bb957924f97f</text:p>
          </table:table-cell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56" calcext:value-type="float">
            <text:p>4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9:38.000Z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62" calcext:value-type="float">
            <text:p>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8:41.000Z</text:p>
          </table:table-cell>
          <table:table-cell office:value-type="string" calcext:value-type="string">
            <text:p>0xdc6b0f39c8f7ee96d9017cb991def306e8706c8c</text:p>
          </table:table-cell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27" calcext:value-type="float">
            <text:p>2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7:24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1:30.000Z</text:p>
          </table:table-cell>
          <table:table-cell office:value-type="string" calcext:value-type="string">
            <text:p>0x64f44f847bafbf3009d73dcf87bf73cde7d60373</text:p>
          </table:table-cell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18" calcext:value-type="float">
            <text:p>2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0:33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9:38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1:30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94" calcext:value-type="float">
            <text:p>3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2:39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024fc81c743093ffe692c99dc989a947076e692</text:p>
          </table:table-cell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2:04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284" calcext:value-type="float">
            <text:p>2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7:23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90" calcext:value-type="float">
            <text:p>2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13:10.000Z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2:04.000Z</text:p>
          </table:table-cell>
          <table:table-cell office:value-type="string" calcext:value-type="string">
            <text:p>0x866ebb41c48edacb267bd5469a330e6061c3bc5c</text:p>
          </table:table-cell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98" calcext:value-type="float">
            <text:p>5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7:23.000Z</text:p>
          </table:table-cell>
          <table:table-cell office:value-type="string" calcext:value-type="string">
            <text:p>0x048fd82169bd29634b5d67acdf5c6184d1901ce7</text:p>
          </table:table-cell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26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0dfa0c30a2933cc460e0e2ceba5b4011f27cc844</text:p>
          </table:table-cell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7:47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3:45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223" calcext:value-type="float">
            <text:p>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9:54.000Z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50" calcext:value-type="float">
            <text:p>5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7:07.000Z</text:p>
          </table:table-cell>
          <table:table-cell office:value-type="string" calcext:value-type="string">
            <text:p>0x1508d05272fdc61ffe59136ae69dd3fe89e652aa</text:p>
          </table:table-cell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44" calcext:value-type="float">
            <text:p>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5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2:16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48" calcext:value-type="float">
            <text:p>3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0:16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32" calcext:value-type="float">
            <text:p>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0:12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42" calcext:value-type="float">
            <text:p>3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10:35.000Z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3:41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5:40.000Z</text:p>
          </table:table-cell>
          <table:table-cell office:value-type="string" calcext:value-type="string">
            <text:p>0x93a20181a3a317e477aded569e3bd64aae3b5805</text:p>
          </table:table-cell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11" calcext:value-type="float">
            <text:p>5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8:01.000Z</text:p>
          </table:table-cell>
          <table:table-cell office:value-type="string" calcext:value-type="string">
            <text:p>0xf2c1cdd995ae0c165af2927b234d89c53f7dad03</text:p>
          </table:table-cell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12:30.000Z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7:02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1:03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68" calcext:value-type="float">
            <text:p>3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4:17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3:30.000Z</text:p>
          </table:table-cell>
          <table:table-cell office:value-type="string" calcext:value-type="string">
            <text:p>0xfdc9a5fe2466fed062e4485bc83a4e10214bef24</text:p>
          </table:table-cell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2:29.000Z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2:52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10:22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93" calcext:value-type="float">
            <text:p>5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2:52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11:20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1:51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30" calcext:value-type="float">
            <text:p>2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10:35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36" calcext:value-type="float">
            <text:p>2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3:26.000Z</text:p>
          </table:table-cell>
          <table:table-cell office:value-type="string" calcext:value-type="string">
            <text:p>0x64f44f847bafbf3009d73dcf87bf73cde7d60373</text:p>
          </table:table-cell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20" calcext:value-type="float">
            <text:p>4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8:13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23" calcext:value-type="float">
            <text:p>3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6:17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11:34.000Z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82" calcext:value-type="float">
            <text:p>3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9:29.000Z</text:p>
          </table:table-cell>
          <table:table-cell office:value-type="string" calcext:value-type="string">
            <text:p>0x5cf26741a38806a3767adc269dfd5d5bd38be706</text:p>
          </table:table-cell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57" calcext:value-type="float">
            <text:p>4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0:15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2:07:28.000Z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5:39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2:14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85" calcext:value-type="float">
            <text:p>1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12:41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74" calcext:value-type="float">
            <text:p>2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10:03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22" calcext:value-type="float">
            <text:p>5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4:09.000Z</text:p>
          </table:table-cell>
          <table:table-cell office:value-type="string" calcext:value-type="string">
            <text:p>0x4acc1a4caef311debe3ccb878065e8e7d07462b8</text:p>
          </table:table-cell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4:12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cbf7d71a4ebd4ca865585a74511d1fc2489211ea</text:p>
          </table:table-cell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5:30.000Z</text:p>
          </table:table-cell>
          <table:table-cell office:value-type="string" calcext:value-type="string">
            <text:p>0x54761d22093aebc542107d143d6ff2b1bff4c8c0</text:p>
          </table:table-cell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478" calcext:value-type="float">
            <text:p>4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9:18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10" calcext:value-type="float">
            <text:p>4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10:24.000Z</text:p>
          </table:table-cell>
          <table:table-cell office:value-type="string" calcext:value-type="string">
            <text:p>0x8b26fee8c5673869a9d7c4cdc66ea2588e886467</text:p>
          </table:table-cell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460" calcext:value-type="float">
            <text:p>4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10:16.000Z</text:p>
          </table:table-cell>
          <table:table-cell office:value-type="string" calcext:value-type="string">
            <text:p>0xad9e330fee8d45565e9b9183dfebc70aa3d06533</text:p>
          </table:table-cell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46" calcext:value-type="float">
            <text:p>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3:21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10" calcext:value-type="float">
            <text:p>2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1:46.000Z</text:p>
          </table:table-cell>
          <table:table-cell office:value-type="string" calcext:value-type="string">
            <text:p>0x54761d22093aebc542107d143d6ff2b1bff4c8c0</text:p>
          </table:table-cell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73" calcext:value-type="float">
            <text:p>2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5:18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26" calcext:value-type="float">
            <text:p>3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3:21.000Z</text:p>
          </table:table-cell>
          <table:table-cell office:value-type="string" calcext:value-type="string">
            <text:p>0xd3828b61c8c9429822e449a82307a34cae14788d</text:p>
          </table:table-cell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99" calcext:value-type="float">
            <text:p>5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11:07.000Z</text:p>
          </table:table-cell>
          <table:table-cell office:value-type="string" calcext:value-type="string">
            <text:p>0xb033efb213d7c84ed879f4ab549f9bede262e258</text:p>
          </table:table-cell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7:56.000Z</text:p>
          </table:table-cell>
          <table:table-cell office:value-type="string" calcext:value-type="string">
            <text:p>0x85ecb7702122b0ec0d316af7b42d95bc4f380f43</text:p>
          </table:table-cell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53" calcext:value-type="float">
            <text:p>4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4:48.000Z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87" calcext:value-type="float">
            <text:p>1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7:56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1:15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17" calcext:value-type="float">
            <text:p>4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0:33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4:34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91" calcext:value-type="float">
            <text:p>3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7:13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9:27.000Z</text:p>
          </table:table-cell>
          <table:table-cell office:value-type="string" calcext:value-type="string">
            <text:p>0x2e8a4d3cce2f75323a06c16dd7c86e3b9145fa7b</text:p>
          </table:table-cell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56" calcext:value-type="float">
            <text:p>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2:55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9:54.000Z</text:p>
          </table:table-cell>
          <table:table-cell office:value-type="string" calcext:value-type="string">
            <text:p>0x54761d22093aebc542107d143d6ff2b1bff4c8c0</text:p>
          </table:table-cell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86" calcext:value-type="float">
            <text:p>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0:11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10:01.000Z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10:47.000Z</text:p>
          </table:table-cell>
          <table:table-cell office:value-type="string" calcext:value-type="string">
            <text:p>0xcbf7d71a4ebd4ca865585a74511d1fc2489211ea</text:p>
          </table:table-cell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92" calcext:value-type="float">
            <text:p>4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12:15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9:51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498" calcext:value-type="float">
            <text:p>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12:15.000Z</text:p>
          </table:table-cell>
          <table:table-cell office:value-type="string" calcext:value-type="string">
            <text:p>0x03182e808e79943f4f6b77bca55791964ca4c9dd</text:p>
          </table:table-cell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68" calcext:value-type="float">
            <text:p>3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7:33.000Z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34" calcext:value-type="float">
            <text:p>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9:51.000Z</text:p>
          </table:table-cell>
          <table:table-cell office:value-type="string" calcext:value-type="string">
            <text:p>0x0dfa0c30a2933cc460e0e2ceba5b4011f27cc844</text:p>
          </table:table-cell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12" calcext:value-type="float">
            <text:p>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9:05:32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8:48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79" calcext:value-type="float">
            <text:p>5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0:37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7:01.000Z</text:p>
          </table:table-cell>
          <table:table-cell office:value-type="string" calcext:value-type="string">
            <text:p>0x7cbc155b066005afa037918f130ad32fd0994836</text:p>
          </table:table-cell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3:52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7:50.000Z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252" calcext:value-type="float">
            <text:p>2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6:07.000Z</text:p>
          </table:table-cell>
          <table:table-cell office:value-type="string" calcext:value-type="string">
            <text:p>0x03182e808e79943f4f6b77bca55791964ca4c9dd</text:p>
          </table:table-cell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76" calcext:value-type="float">
            <text:p>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9:31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55" calcext:value-type="float">
            <text:p>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6:57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89" calcext:value-type="float">
            <text:p>4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9:20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20" calcext:value-type="float">
            <text:p>5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5:03.000Z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9:20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4:30.000Z</text:p>
          </table:table-cell>
          <table:table-cell office:value-type="string" calcext:value-type="string">
            <text:p>0x736c679ea2ce04e8c61eca6c39a7c928f3ed49cd</text:p>
          </table:table-cell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69" calcext:value-type="float">
            <text:p>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6:15.000Z</text:p>
          </table:table-cell>
          <table:table-cell office:value-type="string" calcext:value-type="string">
            <text:p>0xb41d12e813a24b373f0e9bfe4382badca0b09e0a</text:p>
          </table:table-cell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11" calcext:value-type="float">
            <text:p>4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4:13.000Z</text:p>
          </table:table-cell>
          <table:table-cell office:value-type="string" calcext:value-type="string">
            <text:p>0x0dfa0c30a2933cc460e0e2ceba5b4011f27cc844</text:p>
          </table:table-cell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51" calcext:value-type="float">
            <text:p>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7:55.000Z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39" calcext:value-type="float">
            <text:p>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6:35.000Z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3:51.000Z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33" calcext:value-type="float">
            <text:p>2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6:24.000Z</text:p>
          </table:table-cell>
          <table:table-cell office:value-type="string" calcext:value-type="string">
            <text:p>0x116e1be7c92286c7dad93377c8bada9a7e717b34</text:p>
          </table:table-cell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71" calcext:value-type="float">
            <text:p>5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6:04.000Z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39" calcext:value-type="float">
            <text:p>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3:15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76" calcext:value-type="float">
            <text:p>5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8:33.000Z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4:34.000Z</text:p>
          </table:table-cell>
          <table:table-cell office:value-type="string" calcext:value-type="string">
            <text:p>0xa8f07d33ec898608b843e7851bf86563f2a30a14</text:p>
          </table:table-cell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66" calcext:value-type="float">
            <text:p>5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7:19.000Z</text:p>
          </table:table-cell>
          <table:table-cell office:value-type="string" calcext:value-type="string">
            <text:p>0xc386cb1f1a555d222bcdc90a03e1686632a44ec3</text:p>
          </table:table-cell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8:30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8:06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65" calcext:value-type="float">
            <text:p>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6:08.000Z</text:p>
          </table:table-cell>
          <table:table-cell office:value-type="string" calcext:value-type="string">
            <text:p>0xe4a8e3cd2f9cd4214f02d6e1d725656f1f33e038</text:p>
          </table:table-cell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72" calcext:value-type="float">
            <text:p>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6:31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80" calcext:value-type="float">
            <text:p>5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6:23.000Z</text:p>
          </table:table-cell>
          <table:table-cell office:value-type="string" calcext:value-type="string">
            <text:p>0xcea3a1d2ed65dc80a8925974b60348a0c57f8f99</text:p>
          </table:table-cell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7:09.000Z</text:p>
          </table:table-cell>
          <table:table-cell office:value-type="string" calcext:value-type="string">
            <text:p>0x8b26fee8c5673869a9d7c4cdc66ea2588e886467</text:p>
          </table:table-cell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14" calcext:value-type="float">
            <text:p>2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6:20.000Z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5:30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5:02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76" calcext:value-type="float">
            <text:p>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0:07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91" calcext:value-type="float">
            <text:p>4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4:43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6:17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56" calcext:value-type="float">
            <text:p>3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4:19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88" calcext:value-type="float">
            <text:p>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2:53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10:39.000Z</text:p>
          </table:table-cell>
          <table:table-cell office:value-type="string" calcext:value-type="string">
            <text:p>0xdc6b0f39c8f7ee96d9017cb991def306e8706c8c</text:p>
          </table:table-cell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299" calcext:value-type="float">
            <text:p>2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6:47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11:28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1:32.000Z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6:30.000Z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51" calcext:value-type="float">
            <text:p>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6:51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95" calcext:value-type="float">
            <text:p>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10:56.000Z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40" calcext:value-type="float">
            <text:p>3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7:42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16" calcext:value-type="float">
            <text:p>5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6:36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0:12.000Z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6:07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8:10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2:20.000Z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6534" calcext:value-type="float">
            <text:p>165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5:13.000Z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7:53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24" calcext:value-type="float">
            <text:p>4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2:46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80" calcext:value-type="float">
            <text:p>4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0:38.000Z</text:p>
          </table:table-cell>
          <table:table-cell office:value-type="string" calcext:value-type="string">
            <text:p>0xe4a8e3cd2f9cd4214f02d6e1d725656f1f33e038</text:p>
          </table:table-cell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4:40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24" calcext:value-type="float">
            <text:p>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7:15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20" calcext:value-type="float">
            <text:p>4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7:00.000Z</text:p>
          </table:table-cell>
          <table:table-cell office:value-type="string" calcext:value-type="string">
            <text:p>0x47a73d4c6197d9a3700b6e87ac17e2f9786c98f0</text:p>
          </table:table-cell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9:35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0:34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38" calcext:value-type="float">
            <text:p>5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0:06.000Z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4:58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30" calcext:value-type="float">
            <text:p>3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6:33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5:59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90" calcext:value-type="float">
            <text:p>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5:02.000Z</text:p>
          </table:table-cell>
          <table:table-cell office:value-type="string" calcext:value-type="string">
            <text:p>0x6014216007f628e33bfc71120d1cf7e95e740784</text:p>
          </table:table-cell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61" calcext:value-type="float">
            <text:p>4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6:37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1:49.000Z</text:p>
          </table:table-cell>
          <table:table-cell office:value-type="string" calcext:value-type="string">
            <text:p>0x93a20181a3a317e477aded569e3bd64aae3b5805</text:p>
          </table:table-cell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93" calcext:value-type="float">
            <text:p>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7:27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0:26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3:49.000Z</text:p>
          </table:table-cell>
          <table:table-cell office:value-type="string" calcext:value-type="string">
            <text:p>0x4acc1a4caef311debe3ccb878065e8e7d07462b8</text:p>
          </table:table-cell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1:50.000Z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5445" calcext:value-type="float">
            <text:p>15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3:16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3:49.000Z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97" calcext:value-type="float">
            <text:p>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10:37.000Z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71" calcext:value-type="float">
            <text:p>5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4:11.000Z</text:p>
          </table:table-cell>
          <table:table-cell office:value-type="string" calcext:value-type="string">
            <text:p>0xf2c1cdd995ae0c165af2927b234d89c53f7dad03</text:p>
          </table:table-cell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36" calcext:value-type="float">
            <text:p>4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1:24.000Z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52" calcext:value-type="float">
            <text:p>3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5:45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44" calcext:value-type="float">
            <text:p>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40.000Z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8881" calcext:value-type="float">
            <text:p>1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2:41.000Z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6:40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97" calcext:value-type="float">
            <text:p>5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5:42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36" calcext:value-type="float">
            <text:p>2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4:09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47" calcext:value-type="float">
            <text:p>4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4:56.000Z</text:p>
          </table:table-cell>
          <table:table-cell office:value-type="string" calcext:value-type="string">
            <text:p>0xcea3a1d2ed65dc80a8925974b60348a0c57f8f99</text:p>
          </table:table-cell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4:54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7:17.000Z</text:p>
          </table:table-cell>
          <table:table-cell office:value-type="string" calcext:value-type="string">
            <text:p>0x1e4ffaf2ec8172b9af8ecb4a5c65fa2f97de187d</text:p>
          </table:table-cell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54" calcext:value-type="float">
            <text:p>4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10:49.000Z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7:45.000Z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5:49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54" calcext:value-type="float">
            <text:p>2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1:22.000Z</text:p>
          </table:table-cell>
          <table:table-cell office:value-type="string" calcext:value-type="string">
            <text:p>0xb41d12e813a24b373f0e9bfe4382badca0b09e0a</text:p>
          </table:table-cell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84" calcext:value-type="float">
            <text:p>4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4:11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1:59.000Z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2:46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2:52.000Z</text:p>
          </table:table-cell>
          <table:table-cell office:value-type="string" calcext:value-type="string">
            <text:p>0xd3828b61c8c9429822e449a82307a34cae14788d</text:p>
          </table:table-cell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24" calcext:value-type="float">
            <text:p>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9:35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61" calcext:value-type="float">
            <text:p>4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5:08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1:46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25" calcext:value-type="float">
            <text:p>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2:19.000Z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51" calcext:value-type="float">
            <text:p>5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2:35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98" calcext:value-type="float">
            <text:p>5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10:06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47" calcext:value-type="float">
            <text:p>3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3:22.000Z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58" calcext:value-type="float">
            <text:p>1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9:05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10" calcext:value-type="float">
            <text:p>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10:35.000Z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12.000Z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8264" calcext:value-type="float">
            <text:p>182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2:37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47" calcext:value-type="float">
            <text:p>3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0:12.000Z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088" calcext:value-type="float">
            <text:p>130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9:56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495" calcext:value-type="float">
            <text:p>4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0:15.000Z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65" calcext:value-type="float">
            <text:p>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1:48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8:58:38.000Z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0157" calcext:value-type="float">
            <text:p>101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4:47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39" calcext:value-type="float">
            <text:p>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4:45.000Z</text:p>
          </table:table-cell>
          <table:table-cell office:value-type="string" calcext:value-type="string">
            <text:p>0x2e8a4d3cce2f75323a06c16dd7c86e3b9145fa7b</text:p>
          </table:table-cell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4:44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32" calcext:value-type="float">
            <text:p>4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0:55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0:39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475" calcext:value-type="float">
            <text:p>4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6:17.000Z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69" calcext:value-type="float">
            <text:p>1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9:45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11" calcext:value-type="float">
            <text:p>5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5:42.000Z</text:p>
          </table:table-cell>
          <table:table-cell office:value-type="string" calcext:value-type="string">
            <text:p>0x80f9c2c776a1ecc436d8c80393419bcf144bec7c</text:p>
          </table:table-cell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76" calcext:value-type="float">
            <text:p>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9:01.000Z</text:p>
          </table:table-cell>
          <table:table-cell office:value-type="string" calcext:value-type="string">
            <text:p>0xa2fe6da19611c46ca96e80d143cbcc125e569ffd</text:p>
          </table:table-cell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6:10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3:37.000Z</text:p>
          </table:table-cell>
          <table:table-cell office:value-type="string" calcext:value-type="string">
            <text:p>0x590f52c9d895c1f2c905adbdd4762c3a5d4fe63c</text:p>
          </table:table-cell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313" calcext:value-type="float">
            <text:p>3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1:41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9:22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1:57.000Z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2:48.000Z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3:51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90" calcext:value-type="float">
            <text:p>3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4:31.000Z</text:p>
          </table:table-cell>
          <table:table-cell office:value-type="string" calcext:value-type="string">
            <text:p>0x85ecb7702122b0ec0d316af7b42d95bc4f380f43</text:p>
          </table:table-cell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3:21.000Z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4:31.000Z</text:p>
          </table:table-cell>
          <table:table-cell office:value-type="string" calcext:value-type="string">
            <text:p>0x1da716899b9bbe1d935971fc2eaa543cea927895</text:p>
          </table:table-cell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8:15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73" calcext:value-type="float">
            <text:p>4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0:05.000Z</text:p>
          </table:table-cell>
          <table:table-cell office:value-type="string" calcext:value-type="string">
            <text:p>0xf65ece0f42930c244f0c5c1afba567ae43f70888</text:p>
          </table:table-cell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93" calcext:value-type="float">
            <text:p>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9:26.000Z</text:p>
          </table:table-cell>
          <table:table-cell office:value-type="string" calcext:value-type="string">
            <text:p>0x5cf26741a38806a3767adc269dfd5d5bd38be706</text:p>
          </table:table-cell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1:15.000Z</text:p>
          </table:table-cell>
          <table:table-cell office:value-type="string" calcext:value-type="string">
            <text:p>0x06db6a53ddf35aa6177a3a1f2a2da7be6fb6cb50</text:p>
          </table:table-cell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87" calcext:value-type="float">
            <text:p>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10:04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370" calcext:value-type="float">
            <text:p>3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8:19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74" calcext:value-type="float">
            <text:p>5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9:50.000Z</text:p>
          </table:table-cell>
          <table:table-cell office:value-type="string" calcext:value-type="string">
            <text:p>0x01f35fec6f655332cafcbdf384f695eeb47a1771</text:p>
          </table:table-cell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46" calcext:value-type="float">
            <text:p>5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5:42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13" calcext:value-type="float">
            <text:p>5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3:51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2:50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62" calcext:value-type="float">
            <text:p>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9:42.000Z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8:24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30" calcext:value-type="float">
            <text:p>5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2:52.000Z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384" calcext:value-type="float">
            <text:p>13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4:31.000Z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99" calcext:value-type="float">
            <text:p>5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8:58:29.000Z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1667" calcext:value-type="float">
            <text:p>11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6:49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72" calcext:value-type="float">
            <text:p>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2:56.000Z</text:p>
          </table:table-cell>
          <table:table-cell office:value-type="string" calcext:value-type="string">
            <text:p>0x736c679ea2ce04e8c61eca6c39a7c928f3ed49cd</text:p>
          </table:table-cell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10:10.000Z</text:p>
          </table:table-cell>
          <table:table-cell office:value-type="string" calcext:value-type="string">
            <text:p>0x0024fc81c743093ffe692c99dc989a947076e692</text:p>
          </table:table-cell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97" calcext:value-type="float">
            <text:p>1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1:41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10:14.000Z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85" calcext:value-type="float">
            <text:p>3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4:54.000Z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520" calcext:value-type="float">
            <text:p>5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2:41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47" calcext:value-type="float">
            <text:p>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4:16.000Z</text:p>
          </table:table-cell>
          <table:table-cell office:value-type="string" calcext:value-type="string">
            <text:p>0xcbf7d71a4ebd4ca865585a74511d1fc2489211ea</text:p>
          </table:table-cell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11:08.000Z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34" calcext:value-type="float">
            <text:p>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10:19.000Z</text:p>
          </table:table-cell>
          <table:table-cell office:value-type="string" calcext:value-type="string">
            <text:p>0x64f44f847bafbf3009d73dcf87bf73cde7d60373</text:p>
          </table:table-cell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7:42.000Z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59" calcext:value-type="float">
            <text:p>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5:39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7:36.000Z</text:p>
          </table:table-cell>
          <table:table-cell office:value-type="string" calcext:value-type="string">
            <text:p>0x15a5fbcfa938bb48bb702bf8dbd8512d96c951ee</text:p>
          </table:table-cell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2:54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36" calcext:value-type="float">
            <text:p>2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5:03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53" calcext:value-type="float">
            <text:p>2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7:43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2:14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69" calcext:value-type="float">
            <text:p>2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7:44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0:49.000Z</text:p>
          </table:table-cell>
          <table:table-cell office:value-type="string" calcext:value-type="string">
            <text:p>0x80f9c2c776a1ecc436d8c80393419bcf144bec7c</text:p>
          </table:table-cell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49" calcext:value-type="float">
            <text:p>5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5:31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9:22.000Z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0:55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8:27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1:28.000Z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0:23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24" calcext:value-type="float">
            <text:p>3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8:06.000Z</text:p>
          </table:table-cell>
          <table:table-cell office:value-type="string" calcext:value-type="string">
            <text:p>0xa3486a69e2a57c809b5717eb7f94c766ddc8d040</text:p>
          </table:table-cell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2:52.000Z</text:p>
          </table:table-cell>
          <table:table-cell office:value-type="string" calcext:value-type="string">
            <text:p>0x2e8a4d3cce2f75323a06c16dd7c86e3b9145fa7b</text:p>
          </table:table-cell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0:22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4:32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5:26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69" calcext:value-type="float">
            <text:p>4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4:11.000Z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86" calcext:value-type="float">
            <text:p>4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0:31.000Z</text:p>
          </table:table-cell>
          <table:table-cell office:value-type="string" calcext:value-type="string">
            <text:p>0x3cfe13231a367243da3d53fdbaadb42a4e79822b</text:p>
          </table:table-cell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41" calcext:value-type="float">
            <text:p>3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12:37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58" calcext:value-type="float">
            <text:p>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7:00:05.000Z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1792" calcext:value-type="float">
            <text:p>117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3:51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2:08.000Z</text:p>
          </table:table-cell>
          <table:table-cell office:value-type="string" calcext:value-type="string">
            <text:p>0x4df5982c39df0e216ed70a48912b374cef97b152</text:p>
          </table:table-cell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90" calcext:value-type="float">
            <text:p>4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0:09:18.000Z</text:p>
          </table:table-cell>
          <table:table-cell office:value-type="string" calcext:value-type="string">
            <text:p>0xaade0e5b33fbacd94a99ffa086052744976b17e0</text:p>
          </table:table-cell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92" calcext:value-type="float">
            <text:p>5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3:33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62" calcext:value-type="float">
            <text:p>3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5:27.000Z</text:p>
          </table:table-cell>
          <table:table-cell office:value-type="string" calcext:value-type="string">
            <text:p>0xd1332c2ce50ac3a9be37119450f1ee909d271052</text:p>
          </table:table-cell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295" calcext:value-type="float">
            <text:p>2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11:19.000Z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12:28.000Z</text:p>
          </table:table-cell>
          <table:table-cell office:value-type="string" calcext:value-type="string">
            <text:p>0xf65ece0f42930c244f0c5c1afba567ae43f70888</text:p>
          </table:table-cell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46" calcext:value-type="float">
            <text:p>3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3:51.000Z</text:p>
          </table:table-cell>
          <table:table-cell office:value-type="string" calcext:value-type="string">
            <text:p>0x048fd82169bd29634b5d67acdf5c6184d1901ce7</text:p>
          </table:table-cell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83" calcext:value-type="float">
            <text:p>3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8:25.000Z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5:14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8:34.000Z</text:p>
          </table:table-cell>
          <table:table-cell office:value-type="string" calcext:value-type="string">
            <text:p>0xc386cb1f1a555d222bcdc90a03e1686632a44ec3</text:p>
          </table:table-cell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82" calcext:value-type="float">
            <text:p>3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7:13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47" calcext:value-type="float">
            <text:p>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8:56.000Z</text:p>
          </table:table-cell>
          <table:table-cell office:value-type="string" calcext:value-type="string">
            <text:p>0x6014216007f628e33bfc71120d1cf7e95e740784</text:p>
          </table:table-cell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4:24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549" calcext:value-type="float">
            <text:p>5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6:50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3:28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6" calcext:value-type="float">
            <text:p>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10:28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31" calcext:value-type="float">
            <text:p>5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9:51.000Z</text:p>
          </table:table-cell>
          <table:table-cell office:value-type="string" calcext:value-type="string">
            <text:p>0x838b3dbbeb5f2ad8aa3295a21cc3fa866e0b395a</text:p>
          </table:table-cell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6" calcext:value-type="float">
            <text:p>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0:12.000Z</text:p>
          </table:table-cell>
          <table:table-cell office:value-type="string" calcext:value-type="string">
            <text:p>0xfdc9a5fe2466fed062e4485bc83a4e10214bef24</text:p>
          </table:table-cell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3:33.000Z</text:p>
          </table:table-cell>
          <table:table-cell office:value-type="string" calcext:value-type="string">
            <text:p>0xd3828b61c8c9429822e449a82307a34cae14788d</text:p>
          </table:table-cell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4" calcext:value-type="float">
            <text:p>4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7:57.000Z</text:p>
          </table:table-cell>
          <table:table-cell office:value-type="string" calcext:value-type="string">
            <text:p>0xa8f07d33ec898608b843e7851bf86563f2a30a14</text:p>
          </table:table-cell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58" calcext:value-type="float">
            <text:p>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8:10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87" calcext:value-type="float">
            <text:p>3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4:52.000Z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4:56.000Z</text:p>
          </table:table-cell>
          <table:table-cell office:value-type="string" calcext:value-type="string">
            <text:p>0xcbf7d71a4ebd4ca865585a74511d1fc2489211ea</text:p>
          </table:table-cell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45" calcext:value-type="float">
            <text:p>4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8:56.000Z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2:57.000Z</text:p>
          </table:table-cell>
          <table:table-cell office:value-type="string" calcext:value-type="string">
            <text:p>0xc63967a47ec82e6a9945cd693ed645820f92cc33</text:p>
          </table:table-cell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69" calcext:value-type="float">
            <text:p>5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3:28.000Z</text:p>
          </table:table-cell>
          <table:table-cell office:value-type="string" calcext:value-type="string">
            <text:p>0x7cbc155b066005afa037918f130ad32fd0994836</text:p>
          </table:table-cell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21" calcext:value-type="float">
            <text:p>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8:42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321" calcext:value-type="float">
            <text:p>3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0:39.000Z</text:p>
          </table:table-cell>
          <table:table-cell office:value-type="string" calcext:value-type="string">
            <text:p>0x459707317d953bff478009cee38859c6e22ad7fa</text:p>
          </table:table-cell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29" calcext:value-type="float">
            <text:p>5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4:47.000Z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60" calcext:value-type="float">
            <text:p>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2:53.000Z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562" calcext:value-type="float">
            <text:p>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6:28.000Z</text:p>
          </table:table-cell>
          <table:table-cell office:value-type="string" calcext:value-type="string">
            <text:p>0xdc6b0f39c8f7ee96d9017cb991def306e8706c8c</text:p>
          </table:table-cell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578" calcext:value-type="float">
            <text:p>5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6T09:03:10.000Z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0x7a5e30929a711c4831efb0c3e21abfa031038ada</text:p>
          </table:table-cell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float" office:value="13774" calcext:value-type="float">
            <text:p>137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1:24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1:16.000Z</text:p>
          </table:table-cell>
          <table:table-cell office:value-type="string" calcext:value-type="string">
            <text:p>0x4bc31dbab91cb828baaa1c73d4f4bb957924f97f</text:p>
          </table:table-cell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93" calcext:value-type="float">
            <text:p>2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7:54.000Z</text:p>
          </table:table-cell>
          <table:table-cell office:value-type="string" calcext:value-type="string">
            <text:p>0x2daf53521c778f8dba7f63e93415354e9936fc06</text:p>
          </table:table-cell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30" calcext:value-type="float">
            <text:p>2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1:27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488" calcext:value-type="float">
            <text:p>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6:04.000Z</text:p>
          </table:table-cell>
          <table:table-cell office:value-type="string" calcext:value-type="string">
            <text:p>0x084629cf3f5cbc6f37f2a8f7ce4bc4555802ea76</text:p>
          </table:table-cell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42" calcext:value-type="float">
            <text:p>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3:38.000Z</text:p>
          </table:table-cell>
          <table:table-cell office:value-type="string" calcext:value-type="string">
            <text:p>0x15a5fbcfa938bb48bb702bf8dbd8512d96c951ee</text:p>
          </table:table-cell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84" calcext:value-type="float">
            <text:p>5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2:14.000Z</text:p>
          </table:table-cell>
          <table:table-cell office:value-type="string" calcext:value-type="string">
            <text:p>0x7cbc155b066005afa037918f130ad32fd0994836</text:p>
          </table:table-cell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13" calcext:value-type="float">
            <text:p>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5:08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3:02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1:06:06.000Z</text:p>
          </table:table-cell>
          <table:table-cell office:value-type="string" calcext:value-type="string">
            <text:p>0x06db6a53ddf35aa6177a3a1f2a2da7be6fb6cb50</text:p>
          </table:table-cell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27" calcext:value-type="float">
            <text:p>2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12:15.000Z</text:p>
          </table:table-cell>
          <table:table-cell office:value-type="string" calcext:value-type="string">
            <text:p>0xfdc9a5fe2466fed062e4485bc83a4e10214bef24</text:p>
          </table:table-cell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1:16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93" calcext:value-type="float">
            <text:p>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1:08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10:44.000Z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6:45.000Z</text:p>
          </table:table-cell>
          <table:table-cell office:value-type="string" calcext:value-type="string">
            <text:p>0xf93248244aec8846ca48d143843f5854eb79a0cb</text:p>
          </table:table-cell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22" calcext:value-type="float">
            <text:p>5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3:34.000Z</text:p>
          </table:table-cell>
          <table:table-cell office:value-type="string" calcext:value-type="string">
            <text:p>0x85ecb7702122b0ec0d316af7b42d95bc4f380f43</text:p>
          </table:table-cell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580" calcext:value-type="float">
            <text:p>5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1:15.000Z</text:p>
          </table:table-cell>
          <table:table-cell office:value-type="string" calcext:value-type="string">
            <text:p>0x736c679ea2ce04e8c61eca6c39a7c928f3ed49cd</text:p>
          </table:table-cell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98" calcext:value-type="float">
            <text:p>2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1:26.000Z</text:p>
          </table:table-cell>
          <table:table-cell office:value-type="string" calcext:value-type="string">
            <text:p>0x54761d22093aebc542107d143d6ff2b1bff4c8c0</text:p>
          </table:table-cell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38" calcext:value-type="float">
            <text:p>3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3:27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60" calcext:value-type="float">
            <text:p>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0:22.000Z</text:p>
          </table:table-cell>
          <table:table-cell office:value-type="string" calcext:value-type="string">
            <text:p>0x048fd82169bd29634b5d67acdf5c6184d1901ce7</text:p>
          </table:table-cell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2:17.000Z</text:p>
          </table:table-cell>
          <table:table-cell office:value-type="string" calcext:value-type="string">
            <text:p>0x06db6a53ddf35aa6177a3a1f2a2da7be6fb6cb50</text:p>
          </table:table-cell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6:06.000Z</text:p>
          </table:table-cell>
          <table:table-cell office:value-type="string" calcext:value-type="string">
            <text:p>0xdecc1cb1387e571999ad8faef78f86f2cc2cee74</text:p>
          </table:table-cell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39" calcext:value-type="float">
            <text:p>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3:02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93" calcext:value-type="float">
            <text:p>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0:20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35" calcext:value-type="float">
            <text:p>4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8:26.000Z</text:p>
          </table:table-cell>
          <table:table-cell office:value-type="string" calcext:value-type="string">
            <text:p>0xdc858c3916b849618f13c33b90e02c1e62b30177</text:p>
          </table:table-cell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355" calcext:value-type="float">
            <text:p>3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6:02:53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11:24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2:30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21" calcext:value-type="float">
            <text:p>2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8:37.000Z</text:p>
          </table:table-cell>
          <table:table-cell office:value-type="string" calcext:value-type="string">
            <text:p>0xcea3a1d2ed65dc80a8925974b60348a0c57f8f99</text:p>
          </table:table-cell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74" calcext:value-type="float">
            <text:p>4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1:48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8:31.000Z</text:p>
          </table:table-cell>
          <table:table-cell office:value-type="string" calcext:value-type="string">
            <text:p>0x47a73d4c6197d9a3700b6e87ac17e2f9786c98f0</text:p>
          </table:table-cell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85" calcext:value-type="float">
            <text:p>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4:57.000Z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3:13.000Z</text:p>
          </table:table-cell>
          <table:table-cell office:value-type="string" calcext:value-type="string">
            <text:p>0xee6ed82305e5cca6b14e9fc719c858a25a538654</text:p>
          </table:table-cell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37" calcext:value-type="float">
            <text:p>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3:48.000Z</text:p>
          </table:table-cell>
          <table:table-cell office:value-type="string" calcext:value-type="string">
            <text:p>0x52f3ca04a4fcea2e2e95e99fd3ccd9c4572fc1f9</text:p>
          </table:table-cell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14:28.000Z</text:p>
          </table:table-cell>
          <table:table-cell office:value-type="string" calcext:value-type="string">
            <text:p>0x0511a34ffa145fe6fcbdc13e2d260f6defac52f1</text:p>
          </table:table-cell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47" calcext:value-type="float">
            <text:p>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6:07.000Z</text:p>
          </table:table-cell>
          <table:table-cell office:value-type="string" calcext:value-type="string">
            <text:p>0x18bad7285915518500fb03bb631353eb5fc6d9e1</text:p>
          </table:table-cell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83" calcext:value-type="float">
            <text:p>4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1:28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0:47.000Z</text:p>
          </table:table-cell>
          <table:table-cell office:value-type="string" calcext:value-type="string">
            <text:p>0x987385dba176c630391d41aa83eaa4f8d23777c6</text:p>
          </table:table-cell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5:12.000Z</text:p>
          </table:table-cell>
          <table:table-cell office:value-type="string" calcext:value-type="string">
            <text:p>0x0beff5a039070c5cde5607605814be4ee657256b</text:p>
          </table:table-cell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6:01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542" calcext:value-type="float">
            <text:p>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4:28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3:28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471" calcext:value-type="float">
            <text:p>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10:14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467" calcext:value-type="float">
            <text:p>4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0:08.000Z</text:p>
          </table:table-cell>
          <table:table-cell office:value-type="string" calcext:value-type="string">
            <text:p>0x2e7d28c289540a303b687fb410b45e2c6883cf7e</text:p>
          </table:table-cell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513" calcext:value-type="float">
            <text:p>5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8:41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10" calcext:value-type="float">
            <text:p>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10:03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55" calcext:value-type="float">
            <text:p>4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9:33.000Z</text:p>
          </table:table-cell>
          <table:table-cell office:value-type="string" calcext:value-type="string">
            <text:p>0xec9ad4fa6e0e174476cd3d3f1d521d6a5ed44247</text:p>
          </table:table-cell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8:44.000Z</text:p>
          </table:table-cell>
          <table:table-cell office:value-type="string" calcext:value-type="string">
            <text:p>0x4df5982c39df0e216ed70a48912b374cef97b152</text:p>
          </table:table-cell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5:48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53" calcext:value-type="float">
            <text:p>5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08:37.000Z</text:p>
          </table:table-cell>
          <table:table-cell office:value-type="string" calcext:value-type="string">
            <text:p>0x7cbc155b066005afa037918f130ad32fd0994836</text:p>
          </table:table-cell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11:19.000Z</text:p>
          </table:table-cell>
          <table:table-cell office:value-type="string" calcext:value-type="string">
            <text:p>0x21a9ea1569ab055ed416fa74710d103553e645bb</text:p>
          </table:table-cell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61" calcext:value-type="float">
            <text:p>2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3:07:24.000Z</text:p>
          </table:table-cell>
          <table:table-cell office:value-type="string" calcext:value-type="string">
            <text:p>0xd4d589efc093e76cf973831a19014414fd9f9023</text:p>
          </table:table-cell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43" calcext:value-type="float">
            <text:p>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5:20.000Z</text:p>
          </table:table-cell>
          <table:table-cell office:value-type="string" calcext:value-type="string">
            <text:p>0x9c9932ad6f0205350e30fdc48e76014d1613059f</text:p>
          </table:table-cell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76" calcext:value-type="float">
            <text:p>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8:05:48.000Z</text:p>
          </table:table-cell>
          <table:table-cell office:value-type="string" calcext:value-type="string">
            <text:p>0xe4a8e3cd2f9cd4214f02d6e1d725656f1f33e038</text:p>
          </table:table-cell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570" calcext:value-type="float">
            <text:p>5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0:47.000Z</text:p>
          </table:table-cell>
          <table:table-cell office:value-type="string" calcext:value-type="string">
            <text:p>0xf2c1cdd995ae0c165af2927b234d89c53f7dad03</text:p>
          </table:table-cell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8:22.000Z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87" calcext:value-type="float">
            <text:p>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10:16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0:58.000Z</text:p>
          </table:table-cell>
          <table:table-cell office:value-type="string" calcext:value-type="string">
            <text:p>0x15a5fbcfa938bb48bb702bf8dbd8512d96c951ee</text:p>
          </table:table-cell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427" calcext:value-type="float">
            <text:p>4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2:01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95" calcext:value-type="float">
            <text:p>5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7:00:39.000Z</text:p>
          </table:table-cell>
          <table:table-cell office:value-type="string" calcext:value-type="string">
            <text:p>0xdf28c26ca7b86294f489a3571220a78efe8a18b3</text:p>
          </table:table-cell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08:02:03.000Z</text:p>
          </table:table-cell>
          <table:table-cell office:value-type="string" calcext:value-type="string">
            <text:p>0xf5d9776b58a56f7b5aea9568254e977cff64283d</text:p>
          </table:table-cell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0x47a73d4c6197d9a3700b6e87ac17e2f9786c98f0</text:p>
          </table:table-cell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float" office:value="5005" calcext:value-type="float">
            <text:p>5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0:06:38.000Z</text:p>
          </table:table-cell>
          <table:table-cell office:value-type="string" calcext:value-type="string">
            <text:p>0x64aa31e60e30e3c94bd85d9c2054eebdf0787829</text:p>
          </table:table-cell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291" calcext:value-type="float">
            <text:p>2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0:47.000Z</text:p>
          </table:table-cell>
          <table:table-cell office:value-type="string" calcext:value-type="string">
            <text:p>0x36636976ba79a73a799dbb4ff85b738001b2dbaf</text:p>
          </table:table-cell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11:04.000Z</text:p>
          </table:table-cell>
          <table:table-cell office:value-type="string" calcext:value-type="string">
            <text:p>0x80f9c2c776a1ecc436d8c80393419bcf144bec7c</text:p>
          </table:table-cell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4:35.000Z</text:p>
          </table:table-cell>
          <table:table-cell office:value-type="string" calcext:value-type="string">
            <text:p>0x389a9c49b165ee0d0d22eb535a567c1efc3d47f2</text:p>
          </table:table-cell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3:06.000Z</text:p>
          </table:table-cell>
          <table:table-cell office:value-type="string" calcext:value-type="string">
            <text:p>0xe2ff12a02dab583f14107e0f4eb0dda708c71ea1</text:p>
          </table:table-cell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0:24.000Z</text:p>
          </table:table-cell>
          <table:table-cell office:value-type="string" calcext:value-type="string">
            <text:p>0x4df5982c39df0e216ed70a48912b374cef97b152</text:p>
          </table:table-cell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81" calcext:value-type="float">
            <text:p>2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6:06.000Z</text:p>
          </table:table-cell>
          <table:table-cell office:value-type="string" calcext:value-type="string">
            <text:p>0xa9ad20615ba68c3e8fc549dd8b34854b8105cca2</text:p>
          </table:table-cell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10" calcext:value-type="float">
            <text:p>5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4:35.000Z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31" calcext:value-type="float">
            <text:p>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9:01:13.000Z</text:p>
          </table:table-cell>
          <table:table-cell office:value-type="string" calcext:value-type="string">
            <text:p>0xe4a8e3cd2f9cd4214f02d6e1d725656f1f33e038</text:p>
          </table:table-cell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7:02:18.000Z</text:p>
          </table:table-cell>
          <table:table-cell office:value-type="string" calcext:value-type="string">
            <text:p>0x08e10af8bcf0cb850b6f659348123cbc9cc42652</text:p>
          </table:table-cell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560" calcext:value-type="float">
            <text:p>5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3:51.000Z</text:p>
          </table:table-cell>
          <table:table-cell office:value-type="string" calcext:value-type="string">
            <text:p>0xe541b078f0b0bd7e6d89b904a6a0619b1ba79525</text:p>
          </table:table-cell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145" calcext:value-type="float">
            <text:p>1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11:11.000Z</text:p>
          </table:table-cell>
          <table:table-cell office:value-type="string" calcext:value-type="string">
            <text:p>0x39fe8aa20ef17b2a7c9c605e80b0562eacf73b6e</text:p>
          </table:table-cell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565" calcext:value-type="float">
            <text:p>5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1:56.000Z</text:p>
          </table:table-cell>
          <table:table-cell office:value-type="string" calcext:value-type="string">
            <text:p>0x892c2c4458d93b5a1d182ccfb7c2fd6268853885</text:p>
          </table:table-cell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30" calcext:value-type="float">
            <text:p>4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5:09:11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75" calcext:value-type="float">
            <text:p>5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11:59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0:14.000Z</text:p>
          </table:table-cell>
          <table:table-cell office:value-type="string" calcext:value-type="string">
            <text:p>0xb41d12e813a24b373f0e9bfe4382badca0b09e0a</text:p>
          </table:table-cell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155" calcext:value-type="float">
            <text:p>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09:23.000Z</text:p>
          </table:table-cell>
          <table:table-cell office:value-type="string" calcext:value-type="string">
            <text:p>0x68f70597203fb22e29da24436a621e622fa8d4b3</text:p>
          </table:table-cell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424" calcext:value-type="float">
            <text:p>4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8:35.000Z</text:p>
          </table:table-cell>
          <table:table-cell office:value-type="string" calcext:value-type="string">
            <text:p>0xac402571f9ffaa9f3333604439998589de716e85</text:p>
          </table:table-cell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557" calcext:value-type="float">
            <text:p>5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6:00:04.000Z</text:p>
          </table:table-cell>
          <table:table-cell office:value-type="string" calcext:value-type="string">
            <text:p>0x2a7d90f960eaa399ddf76a26818f56f98bf3ec2c</text:p>
          </table:table-cell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239" calcext:value-type="float">
            <text:p>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2:11.000Z</text:p>
          </table:table-cell>
          <table:table-cell office:value-type="string" calcext:value-type="string">
            <text:p>0x0dfa0c30a2933cc460e0e2ceba5b4011f27cc844</text:p>
          </table:table-cell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319" calcext:value-type="float">
            <text:p>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09:34.000Z</text:p>
          </table:table-cell>
          <table:table-cell office:value-type="string" calcext:value-type="string">
            <text:p>0x888d4ee31ff233e9cf50c0850d2dbc1650bbb198</text:p>
          </table:table-cell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324" calcext:value-type="float">
            <text:p>3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1:38.000Z</text:p>
          </table:table-cell>
          <table:table-cell office:value-type="string" calcext:value-type="string">
            <text:p>0x3ad1e94b8fbb29c11eb6e7e6fa4b1146928e0db8</text:p>
          </table:table-cell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526" calcext:value-type="float">
            <text:p>5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3:11:54.000Z</text:p>
          </table:table-cell>
          <table:table-cell office:value-type="string" calcext:value-type="string">
            <text:p>0xba1633dba5a7a0e96f4378c005db0a88e3c1ee81</text:p>
          </table:table-cell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6:08:39.000Z</text:p>
          </table:table-cell>
          <table:table-cell office:value-type="string" calcext:value-type="string">
            <text:p>0xa52ed585a3db00bfb2401da059a20da9d9157e17</text:p>
          </table:table-cell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f26f28656403db168a96c3e2f06a663d101afa4b</text:p>
          </table:table-cell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10:41.000Z</text:p>
          </table:table-cell>
          <table:table-cell office:value-type="string" calcext:value-type="string">
            <text:p>0x80f9c2c776a1ecc436d8c80393419bcf144bec7c</text:p>
          </table:table-cell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7679ba21b6a0b856ef4ee09e0b9c115e71edf4c</text:p>
          </table:table-cell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float" office:value="449" calcext:value-type="float">
            <text:p>4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10:41.000Z</text:p>
          </table:table-cell>
          <table:table-cell office:value-type="string" calcext:value-type="string">
            <text:p>0x240bcba2e91ec605d2e1d5368d3a6ab836e0946d</text:p>
          </table:table-cell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38" calcext:value-type="float">
            <text:p>4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2:51.000Z</text:p>
          </table:table-cell>
          <table:table-cell office:value-type="string" calcext:value-type="string">
            <text:p>0xc1736b474ff97c4135b0fe51db4c69047ee4b3fe</text:p>
          </table:table-cell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4d8cdedde23c6eabebb0006f828c65329fadad9b</text:p>
          </table:table-cell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float" office:value="420" calcext:value-type="float">
            <text:p>4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7:11:05.000Z</text:p>
          </table:table-cell>
          <table:table-cell office:value-type="string" calcext:value-type="string">
            <text:p>0x4acc1a4caef311debe3ccb878065e8e7d07462b8</text:p>
          </table:table-cell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269c4e961d284fbbf5f4eeba24da55ed87014bca</text:p>
          </table:table-cell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07:01.000Z</text:p>
          </table:table-cell>
          <table:table-cell office:value-type="string" calcext:value-type="string">
            <text:p>0xa100453eabecca24d252e1c98ae8406ae81e1b27</text:p>
          </table:table-cell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cf3ccb7dda01a0c355bf32209d65031eae8a5f1</text:p>
          </table:table-cell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1:01:08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87" calcext:value-type="float">
            <text:p>5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08:06:52.000Z</text:p>
          </table:table-cell>
          <table:table-cell office:value-type="string" calcext:value-type="string">
            <text:p>0xa8f07d33ec898608b843e7851bf86563f2a30a14</text:p>
          </table:table-cell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28" calcext:value-type="float">
            <text:p>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4:02:02.000Z</text:p>
          </table:table-cell>
          <table:table-cell office:value-type="string" calcext:value-type="string">
            <text:p>0xf65ece0f42930c244f0c5c1afba567ae43f70888</text:p>
          </table:table-cell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7476ddf4b47dec73b1fe6c8ef117253091fb7188</text:p>
          </table:table-cell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11:51.000Z</text:p>
          </table:table-cell>
          <table:table-cell office:value-type="string" calcext:value-type="string">
            <text:p>0x4e3a6652a4aa17242de782f40fa5195eabecd529</text:p>
          </table:table-cell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4T15:12:14.000Z</text:p>
          </table:table-cell>
          <table:table-cell office:value-type="string" calcext:value-type="string">
            <text:p>0xd7560c0879ecfcd6deeb0c65f84f704942520fbf</text:p>
          </table:table-cell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52c62806a4c1bb3b6e82e3560be0769828324087</text:p>
          </table:table-cell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float" office:value="311" calcext:value-type="float">
            <text:p>3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4:11:51.000Z</text:p>
          </table:table-cell>
          <table:table-cell office:value-type="string" calcext:value-type="string">
            <text:p>0xf0fe752bd3a150e93274d5f5c5d551a682da166c</text:p>
          </table:table-cell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9d673ef4d2125ad125b5d05cfaa44d167b002d1f</text:p>
          </table:table-cell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float" office:value="260" calcext:value-type="float">
            <text:p>2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13:31.000Z</text:p>
          </table:table-cell>
          <table:table-cell office:value-type="string" calcext:value-type="string">
            <text:p>0x116e1be7c92286c7dad93377c8bada9a7e717b34</text:p>
          </table:table-cell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36d28f184dc8248df4ca411212e6d3ed25da5209</text:p>
          </table:table-cell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float" office:value="385" calcext:value-type="float">
            <text:p>3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8:25.000Z</text:p>
          </table:table-cell>
          <table:table-cell office:value-type="string" calcext:value-type="string">
            <text:p>0xadbd8912042146b1eac6856a393e52c1cef79327</text:p>
          </table:table-cell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2:08:25.000Z</text:p>
          </table:table-cell>
          <table:table-cell office:value-type="string" calcext:value-type="string">
            <text:p>0x64f44f847bafbf3009d73dcf87bf73cde7d60373</text:p>
          </table:table-cell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555" calcext:value-type="float">
            <text:p>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LebanonAA</text:p>
          </table:table-cell>
          <table:table-cell office:value-type="string" calcext:value-type="string">
            <text:p>2017-04-25T18:00:55.000Z</text:p>
          </table:table-cell>
          <table:table-cell office:value-type="string" calcext:value-type="string">
            <text:p>0xcea3a1d2ed65dc80a8925974b60348a0c57f8f99</text:p>
          </table:table-cell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0xe5c145741a2180b1fa735721000c7c29d57852c5</text:p>
          </table:table-cell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float" office:value="491" calcext:value-type="float">
            <text:p>491</text:p>
          </table:table-cell>
          <table:table-cell table:number-columns-repeated="1015"/>
        </table:table-row>
        <table:table-row table:style-name="ro1" table:number-rows-repeated="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default-cell-style-name="ce6"/>
        <table:table-column table:style-name="co9" table:number-columns-repeated="4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number-columns-repeated="4"/>
        </table:table-row>
        <table:table-row table:style-name="ro2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Sum - value</text:p>
          </table:table-cell>
          <table:table-cell table:style-name="ce9" office:value-type="string" calcext:value-type="string">
            <text:p>toType</text:p>
          </table:table-cell>
          <table:table-cell table:style-name="ce15" table:number-columns-repeated="2"/>
          <table:table-cell table:style-name="ce24"/>
        </table:table-row>
        <table:table-row table:style-name="ro2">
          <table:table-cell table:style-name="ce4" office:value-type="string" calcext:value-type="string">
            <text:p>fromType</text:p>
          </table:table-cell>
          <table:table-cell table:style-name="ce10" office:value-type="string" calcext:value-type="string">
            <text:p>beneficiary</text:p>
          </table:table-cell>
          <table:table-cell table:style-name="ce16" office:value-type="string" calcext:value-type="string">
            <text:p>merchant</text:p>
          </table:table-cell>
          <table:table-cell table:style-name="ce16" office:value-type="string" calcext:value-type="string">
            <text:p>reimburser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2">
          <table:table-cell table:style-name="ce5" office:value-type="string" calcext:value-type="string">
            <text:p>beneficiary</text:p>
          </table:table-cell>
          <table:table-cell table:style-name="ce11"/>
          <table:table-cell table:style-name="ce17" office:value-type="float" office:value="142986" calcext:value-type="float">
            <text:p>142986</text:p>
          </table:table-cell>
          <table:table-cell table:style-name="ce20"/>
          <table:table-cell table:style-name="ce26" office:value-type="float" office:value="142986" calcext:value-type="float">
            <text:p>142986</text:p>
          </table:table-cell>
        </table:table-row>
        <table:table-row table:style-name="ro2">
          <table:table-cell office:value-type="string" calcext:value-type="string">
            <text:p>issuer</text:p>
          </table:table-cell>
          <table:table-cell table:style-name="ce12" office:value-type="float" office:value="450450" calcext:value-type="float">
            <text:p>450450</text:p>
          </table:table-cell>
          <table:table-cell table:style-name="Pivot_20_Table_20_Value"/>
          <table:table-cell table:style-name="ce21"/>
          <table:table-cell table:style-name="ce27" office:value-type="float" office:value="450450" calcext:value-type="float">
            <text:p>450450</text:p>
          </table:table-cell>
        </table:table-row>
        <table:table-row table:style-name="ro2">
          <table:table-cell office:value-type="string" calcext:value-type="string">
            <text:p>merchant</text:p>
          </table:table-cell>
          <table:table-cell table:style-name="ce13"/>
          <table:table-cell table:style-name="ce18"/>
          <table:table-cell table:style-name="ce22" office:value-type="float" office:value="142986" calcext:value-type="float">
            <text:p>142986</text:p>
          </table:table-cell>
          <table:table-cell table:style-name="ce28" office:value-type="float" office:value="142986" calcext:value-type="float">
            <text:p>142986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4" office:value-type="float" office:value="450450" calcext:value-type="float">
            <text:p>450450</text:p>
          </table:table-cell>
          <table:table-cell table:style-name="ce19" office:value-type="float" office:value="142986" calcext:value-type="float">
            <text:p>142986</text:p>
          </table:table-cell>
          <table:table-cell table:style-name="ce23" office:value-type="float" office:value="142986" calcext:value-type="float">
            <text:p>142986</text:p>
          </table:table-cell>
          <table:table-cell table:style-name="ce29" office:value-type="float" office:value="736422" calcext:value-type="float">
            <text:p>736422</text:p>
          </table:table-cell>
        </table:table-row>
      </table:table>
      <table:table table:name="Matrix - Count By Type" table:style-name="ta1">
        <table:table-column table:style-name="co9" table:default-cell-style-name="ce6"/>
        <table:table-column table:style-name="co9" table:number-columns-repeated="4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ount - timestamp</text:p>
          </table:table-cell>
          <table:table-cell table:style-name="ce9" office:value-type="string" calcext:value-type="string">
            <text:p>toType</text:p>
          </table:table-cell>
          <table:table-cell table:style-name="ce15" table:number-columns-repeated="2"/>
          <table:table-cell table:style-name="ce24"/>
        </table:table-row>
        <table:table-row table:style-name="ro1">
          <table:table-cell table:style-name="ce4" office:value-type="string" calcext:value-type="string">
            <text:p>fromType</text:p>
          </table:table-cell>
          <table:table-cell table:style-name="ce10" office:value-type="string" calcext:value-type="string">
            <text:p>beneficiary</text:p>
          </table:table-cell>
          <table:table-cell table:style-name="ce16" office:value-type="string" calcext:value-type="string">
            <text:p>merchant</text:p>
          </table:table-cell>
          <table:table-cell table:style-name="ce16" office:value-type="string" calcext:value-type="string">
            <text:p>reimburser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beneficiary</text:p>
          </table:table-cell>
          <table:table-cell table:style-name="ce11"/>
          <table:table-cell table:style-name="ce17" office:value-type="float" office:value="460" calcext:value-type="float">
            <text:p>460</text:p>
          </table:table-cell>
          <table:table-cell table:style-name="ce20"/>
          <table:table-cell table:style-name="ce26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issuer</text:p>
          </table:table-cell>
          <table:table-cell table:style-name="ce12" office:value-type="float" office:value="90" calcext:value-type="float">
            <text:p>90</text:p>
          </table:table-cell>
          <table:table-cell table:style-name="Pivot_20_Table_20_Value"/>
          <table:table-cell table:style-name="ce21"/>
          <table:table-cell table:style-name="ce27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merchant</text:p>
          </table:table-cell>
          <table:table-cell table:style-name="ce13"/>
          <table:table-cell table:style-name="ce18"/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4" office:value-type="float" office:value="90" calcext:value-type="float">
            <text:p>90</text:p>
          </table:table-cell>
          <table:table-cell table:style-name="ce19" office:value-type="float" office:value="460" calcext:value-type="float">
            <text:p>460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560" calcext:value-type="float">
            <text:p>560</text:p>
          </table:table-cell>
        </table:table-row>
      </table:table>
      <table:table table:name="By Sender" table:style-name="ta1">
        <table:table-column table:style-name="co10" table:default-cell-style-name="ce5"/>
        <table:table-column table:style-name="co11" table:default-cell-style-name="ce34"/>
        <table:table-column table:style-name="co7" table:default-cell-style-name="ce34"/>
        <table:table-column table:style-name="co9" table:default-cell-style-name="ce41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0" office:value-type="string" calcext:value-type="string">
            <text:p>fromPhone</text:p>
          </table:table-cell>
          <table:table-cell table:style-name="ce9" office:value-type="string" calcext:value-type="string">
            <text:p>fromType</text:p>
          </table:table-cell>
          <table:table-cell table:style-name="ce9" office:value-type="string" calcext:value-type="string">
            <text:p>Data</text:p>
          </table:table-cell>
          <table:table-cell table:style-name="ce40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088" calcext:value-type="float">
            <text:p>1308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264" calcext:value-type="float">
            <text:p>1826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6534" calcext:value-type="float">
            <text:p>1653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496" calcext:value-type="float">
            <text:p>149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01" calcext:value-type="float">
            <text:p>120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947" calcext:value-type="float">
            <text:p>294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076" calcext:value-type="float">
            <text:p>207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277" calcext:value-type="float">
            <text:p>227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15" calcext:value-type="float">
            <text:p>131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29" calcext:value-type="float">
            <text:p>162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68" calcext:value-type="float">
            <text:p>166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67" calcext:value-type="float">
            <text:p>136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587" calcext:value-type="float">
            <text:p>358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075" calcext:value-type="float">
            <text:p>207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770" calcext:value-type="float">
            <text:p>177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141" calcext:value-type="float">
            <text:p>314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"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21" calcext:value-type="float">
            <text:p>162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124" calcext:value-type="float">
            <text:p>212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383" calcext:value-type="float">
            <text:p>238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183" calcext:value-type="float">
            <text:p>318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61" calcext:value-type="float">
            <text:p>166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535" calcext:value-type="float">
            <text:p>153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771" calcext:value-type="float">
            <text:p>277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07" calcext:value-type="float">
            <text:p>120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718" calcext:value-type="float">
            <text:p>171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52" calcext:value-type="float">
            <text:p>125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753" calcext:value-type="float">
            <text:p>275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279" calcext:value-type="float">
            <text:p>127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235" calcext:value-type="float">
            <text:p>223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57" calcext:value-type="float">
            <text:p>135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94" calcext:value-type="float">
            <text:p>109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62" calcext:value-type="float">
            <text:p>106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795" calcext:value-type="float">
            <text:p>179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745" calcext:value-type="float">
            <text:p>374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35" calcext:value-type="float">
            <text:p>103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3226" calcext:value-type="float">
            <text:p>322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"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243" calcext:value-type="float">
            <text:p>2243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605" calcext:value-type="float">
            <text:p>26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375" calcext:value-type="float">
            <text:p>137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49" calcext:value-type="float">
            <text:p>104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104" calcext:value-type="float">
            <text:p>110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2655" calcext:value-type="float">
            <text:p>265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1099" calcext:value-type="float">
            <text:p>1099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Sum - value</text:p>
          </table:table-cell>
          <table:table-cell office:value-type="float" office:value="450450" calcext:value-type="float">
            <text:p>450450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90" calcext:value-type="float">
            <text:p>90</text:p>
          </table:table-cell>
        </table:table-row>
        <table:table-row table:style-name="ro2">
          <table:table-cell table:style-name="ce32" office:value-type="string" calcext:value-type="string">
            <text:p>Total Sum - value</text:p>
          </table:table-cell>
          <table:table-cell table:style-name="ce36"/>
          <table:table-cell table:style-name="ce38"/>
          <table:table-cell table:style-name="ce43" office:value-type="float" office:value="736422" calcext:value-type="float">
            <text:p>736422</text:p>
          </table:table-cell>
        </table:table-row>
        <table:table-row table:style-name="ro2">
          <table:table-cell table:style-name="ce33" office:value-type="string" calcext:value-type="string">
            <text:p>Total Count - timestamp</text:p>
          </table:table-cell>
          <table:table-cell table:style-name="ce37"/>
          <table:table-cell table:style-name="ce39"/>
          <table:table-cell table:style-name="ce29" office:value-type="float" office:value="560" calcext:value-type="float">
            <text:p>560</text:p>
          </table:table-cell>
        </table:table-row>
      </table:table>
      <table:table table:name="By Recipient" table:style-name="ta1">
        <table:table-column table:style-name="co12" table:default-cell-style-name="ce5"/>
        <table:table-column table:style-name="co9" table:default-cell-style-name="ce34"/>
        <table:table-column table:style-name="co13" table:default-cell-style-name="ce34"/>
        <table:table-column table:style-name="co9" table:default-cell-style-name="ce41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0" office:value-type="string" calcext:value-type="string">
            <text:p>toPhone</text:p>
          </table:table-cell>
          <table:table-cell table:style-name="ce9" office:value-type="string" calcext:value-type="string">
            <text:p>toType</text:p>
          </table:table-cell>
          <table:table-cell table:style-name="ce9" office:value-type="string" calcext:value-type="string">
            <text:p>Data</text:p>
          </table:table-cell>
          <table:table-cell table:style-name="ce40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088" calcext:value-type="float">
            <text:p>13088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264" calcext:value-type="float">
            <text:p>1826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4" calcext:value-type="float">
            <text:p>54</text:p>
          </table:table-cell>
        </table:table-row>
        <table:table-row table:style-name="ro2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6534" calcext:value-type="float">
            <text:p>1653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55" calcext:value-type="float">
            <text:p>55</text:p>
          </table:table-cell>
        </table:table-row>
        <table:table-row table:style-name="ro2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Sum - value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office:value-type="string" calcext:value-type="string">
            <text:p>Sum - value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999999002" calcext:value-type="float">
            <text:p>41999999002</text:p>
          </table:table-cell>
          <table:table-cell office:value-type="string" calcext:value-type="string">
            <text:p>reimburser</text:p>
          </table:table-cell>
          <table:table-cell office:value-type="string" calcext:value-type="string">
            <text:p>Sum - value</text:p>
          </table:table-cell>
          <table:table-cell office:value-type="float" office:value="142986" calcext:value-type="float">
            <text:p>142986</text:p>
          </table:table-cell>
        </table:table-row>
        <table:table-row table:style-name="ro2">
          <table:table-cell table:style-name="ce31"/>
          <table:table-cell table:style-name="ce35"/>
          <table:table-cell table:style-name="ce35" office:value-type="string" calcext:value-type="string">
            <text:p>Count - timestamp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2">
          <table:table-cell table:style-name="ce32" office:value-type="string" calcext:value-type="string">
            <text:p>Total Sum - value</text:p>
          </table:table-cell>
          <table:table-cell table:style-name="ce36"/>
          <table:table-cell table:style-name="ce38"/>
          <table:table-cell table:style-name="ce43" office:value-type="float" office:value="736422" calcext:value-type="float">
            <text:p>736422</text:p>
          </table:table-cell>
        </table:table-row>
        <table:table-row table:style-name="ro2">
          <table:table-cell table:style-name="ce33" office:value-type="string" calcext:value-type="string">
            <text:p>Total Count - timestamp</text:p>
          </table:table-cell>
          <table:table-cell table:style-name="ce37"/>
          <table:table-cell table:style-name="ce39"/>
          <table:table-cell table:style-name="ce29" office:value-type="float" office:value="560" calcext:value-type="float">
            <text:p>560</text:p>
          </table:table-cell>
        </table:table-row>
      </table:table>
      <table:table table:name="Matrix - Values" table:style-name="ta1">
        <table:table-column table:style-name="co14" table:default-cell-style-name="ce46"/>
        <table:table-column table:style-name="co15" table:default-cell-style-name="ce50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5" table:default-cell-style-name="ce52"/>
        <table:table-column table:style-name="co21" table:default-cell-style-name="ce52"/>
        <table:table-column table:style-name="co22" table:default-cell-style-name="ce52"/>
        <table:table-column table:style-name="co9" table:number-columns-repeated="93" table:default-cell-style-name="ce52"/>
        <table:table-column table:style-name="co9" table:default-cell-style-name="ce4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10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102"/>
        </table:table-row>
        <table:table-row table:style-name="ro1">
          <table:table-cell table:style-name="Default" table:number-columns-repeated="104"/>
        </table:table-row>
        <table:table-row table:style-name="ro1">
          <table:table-cell table:style-name="ce44" office:value-type="string" calcext:value-type="string">
            <text:p>Sum - value</text:p>
          </table:table-cell>
          <table:table-cell table:style-name="ce47"/>
          <table:table-cell table:style-name="ce9" office:value-type="string" calcext:value-type="string">
            <text:p>toPhone</text:p>
          </table:table-cell>
          <table:table-cell table:style-name="ce9" office:value-type="string" calcext:value-type="string">
            <text:p>toType</text:p>
          </table:table-cell>
          <table:table-cell table:style-name="ce56" table:number-columns-repeated="99"/>
          <table:table-cell table:style-name="ce57"/>
        </table:table-row>
        <table:table-row table:style-name="ro1">
          <table:table-cell table:style-name="ce45"/>
          <table:table-cell table:style-name="ce48"/>
          <table:table-cell table:style-name="ce51" office:value-type="float" office:value="41000000001" calcext:value-type="float">
            <text:p>41000000001</text:p>
          </table:table-cell>
          <table:table-cell table:style-name="ce55" office:value-type="float" office:value="41000000002" calcext:value-type="float">
            <text:p>41000000002</text:p>
          </table:table-cell>
          <table:table-cell table:style-name="ce55" office:value-type="float" office:value="41000000003" calcext:value-type="float">
            <text:p>41000000003</text:p>
          </table:table-cell>
          <table:table-cell table:style-name="ce55" office:value-type="float" office:value="41000000004" calcext:value-type="float">
            <text:p>41000000004</text:p>
          </table:table-cell>
          <table:table-cell table:style-name="ce55" office:value-type="float" office:value="41000000005" calcext:value-type="float">
            <text:p>41000000005</text:p>
          </table:table-cell>
          <table:table-cell table:style-name="ce55" office:value-type="float" office:value="41000000006" calcext:value-type="float">
            <text:p>41000000006</text:p>
          </table:table-cell>
          <table:table-cell table:style-name="ce55" office:value-type="float" office:value="41000000007" calcext:value-type="float">
            <text:p>41000000007</text:p>
          </table:table-cell>
          <table:table-cell table:style-name="ce55" office:value-type="float" office:value="41000000008" calcext:value-type="float">
            <text:p>41000000008</text:p>
          </table:table-cell>
          <table:table-cell table:style-name="ce55" office:value-type="float" office:value="41000000009" calcext:value-type="float">
            <text:p>41000000009</text:p>
          </table:table-cell>
          <table:table-cell table:style-name="ce55" office:value-type="float" office:value="41000000010" calcext:value-type="float">
            <text:p>41000000010</text:p>
          </table:table-cell>
          <table:table-cell table:style-name="ce55" office:value-type="float" office:value="41000000011" calcext:value-type="float">
            <text:p>41000000011</text:p>
          </table:table-cell>
          <table:table-cell table:style-name="ce55" office:value-type="float" office:value="41000000012" calcext:value-type="float">
            <text:p>41000000012</text:p>
          </table:table-cell>
          <table:table-cell table:style-name="ce55" office:value-type="float" office:value="41000000013" calcext:value-type="float">
            <text:p>41000000013</text:p>
          </table:table-cell>
          <table:table-cell table:style-name="ce55" office:value-type="float" office:value="41000000014" calcext:value-type="float">
            <text:p>41000000014</text:p>
          </table:table-cell>
          <table:table-cell table:style-name="ce55" office:value-type="float" office:value="41000000015" calcext:value-type="float">
            <text:p>41000000015</text:p>
          </table:table-cell>
          <table:table-cell table:style-name="ce55" office:value-type="float" office:value="41000000016" calcext:value-type="float">
            <text:p>41000000016</text:p>
          </table:table-cell>
          <table:table-cell table:style-name="ce55" office:value-type="float" office:value="41000000017" calcext:value-type="float">
            <text:p>41000000017</text:p>
          </table:table-cell>
          <table:table-cell table:style-name="ce55" office:value-type="float" office:value="41000000018" calcext:value-type="float">
            <text:p>41000000018</text:p>
          </table:table-cell>
          <table:table-cell table:style-name="ce55" office:value-type="float" office:value="41000000019" calcext:value-type="float">
            <text:p>41000000019</text:p>
          </table:table-cell>
          <table:table-cell table:style-name="ce55" office:value-type="float" office:value="41000000020" calcext:value-type="float">
            <text:p>41000000020</text:p>
          </table:table-cell>
          <table:table-cell table:style-name="ce55" office:value-type="float" office:value="41000000021" calcext:value-type="float">
            <text:p>41000000021</text:p>
          </table:table-cell>
          <table:table-cell table:style-name="ce55" office:value-type="float" office:value="41000000022" calcext:value-type="float">
            <text:p>41000000022</text:p>
          </table:table-cell>
          <table:table-cell table:style-name="ce55" office:value-type="float" office:value="41000000023" calcext:value-type="float">
            <text:p>41000000023</text:p>
          </table:table-cell>
          <table:table-cell table:style-name="ce55" office:value-type="float" office:value="41000000024" calcext:value-type="float">
            <text:p>41000000024</text:p>
          </table:table-cell>
          <table:table-cell table:style-name="ce55" office:value-type="float" office:value="41000000025" calcext:value-type="float">
            <text:p>41000000025</text:p>
          </table:table-cell>
          <table:table-cell table:style-name="ce55" office:value-type="float" office:value="41000000026" calcext:value-type="float">
            <text:p>41000000026</text:p>
          </table:table-cell>
          <table:table-cell table:style-name="ce55" office:value-type="float" office:value="41000000027" calcext:value-type="float">
            <text:p>41000000027</text:p>
          </table:table-cell>
          <table:table-cell table:style-name="ce55" office:value-type="float" office:value="41000000028" calcext:value-type="float">
            <text:p>41000000028</text:p>
          </table:table-cell>
          <table:table-cell table:style-name="ce55" office:value-type="float" office:value="41000000029" calcext:value-type="float">
            <text:p>41000000029</text:p>
          </table:table-cell>
          <table:table-cell table:style-name="ce55" office:value-type="float" office:value="41000000030" calcext:value-type="float">
            <text:p>41000000030</text:p>
          </table:table-cell>
          <table:table-cell table:style-name="ce55" office:value-type="float" office:value="41000000031" calcext:value-type="float">
            <text:p>41000000031</text:p>
          </table:table-cell>
          <table:table-cell table:style-name="ce55" office:value-type="float" office:value="41000000032" calcext:value-type="float">
            <text:p>41000000032</text:p>
          </table:table-cell>
          <table:table-cell table:style-name="ce55" office:value-type="float" office:value="41000000033" calcext:value-type="float">
            <text:p>41000000033</text:p>
          </table:table-cell>
          <table:table-cell table:style-name="ce55" office:value-type="float" office:value="41000000034" calcext:value-type="float">
            <text:p>41000000034</text:p>
          </table:table-cell>
          <table:table-cell table:style-name="ce55" office:value-type="float" office:value="41000000035" calcext:value-type="float">
            <text:p>41000000035</text:p>
          </table:table-cell>
          <table:table-cell table:style-name="ce55" office:value-type="float" office:value="41000000036" calcext:value-type="float">
            <text:p>41000000036</text:p>
          </table:table-cell>
          <table:table-cell table:style-name="ce55" office:value-type="float" office:value="41000000037" calcext:value-type="float">
            <text:p>41000000037</text:p>
          </table:table-cell>
          <table:table-cell table:style-name="ce55" office:value-type="float" office:value="41000000038" calcext:value-type="float">
            <text:p>41000000038</text:p>
          </table:table-cell>
          <table:table-cell table:style-name="ce55" office:value-type="float" office:value="41000000039" calcext:value-type="float">
            <text:p>41000000039</text:p>
          </table:table-cell>
          <table:table-cell table:style-name="ce55" office:value-type="float" office:value="41000000040" calcext:value-type="float">
            <text:p>41000000040</text:p>
          </table:table-cell>
          <table:table-cell table:style-name="ce55" office:value-type="float" office:value="41000000041" calcext:value-type="float">
            <text:p>41000000041</text:p>
          </table:table-cell>
          <table:table-cell table:style-name="ce55" office:value-type="float" office:value="41000000042" calcext:value-type="float">
            <text:p>41000000042</text:p>
          </table:table-cell>
          <table:table-cell table:style-name="ce55" office:value-type="float" office:value="41000000043" calcext:value-type="float">
            <text:p>41000000043</text:p>
          </table:table-cell>
          <table:table-cell table:style-name="ce55" office:value-type="float" office:value="41000000044" calcext:value-type="float">
            <text:p>41000000044</text:p>
          </table:table-cell>
          <table:table-cell table:style-name="ce55" office:value-type="float" office:value="41000000045" calcext:value-type="float">
            <text:p>41000000045</text:p>
          </table:table-cell>
          <table:table-cell table:style-name="ce55" office:value-type="float" office:value="41000000046" calcext:value-type="float">
            <text:p>41000000046</text:p>
          </table:table-cell>
          <table:table-cell table:style-name="ce55" office:value-type="float" office:value="41000000047" calcext:value-type="float">
            <text:p>41000000047</text:p>
          </table:table-cell>
          <table:table-cell table:style-name="ce55" office:value-type="float" office:value="41000000048" calcext:value-type="float">
            <text:p>41000000048</text:p>
          </table:table-cell>
          <table:table-cell table:style-name="ce55" office:value-type="float" office:value="41000000049" calcext:value-type="float">
            <text:p>41000000049</text:p>
          </table:table-cell>
          <table:table-cell table:style-name="ce55" office:value-type="float" office:value="41000000050" calcext:value-type="float">
            <text:p>41000000050</text:p>
          </table:table-cell>
          <table:table-cell table:style-name="ce55" office:value-type="float" office:value="41000000051" calcext:value-type="float">
            <text:p>41000000051</text:p>
          </table:table-cell>
          <table:table-cell table:style-name="ce55" office:value-type="float" office:value="41000000052" calcext:value-type="float">
            <text:p>41000000052</text:p>
          </table:table-cell>
          <table:table-cell table:style-name="ce55" office:value-type="float" office:value="41000000053" calcext:value-type="float">
            <text:p>41000000053</text:p>
          </table:table-cell>
          <table:table-cell table:style-name="ce55" office:value-type="float" office:value="41000000054" calcext:value-type="float">
            <text:p>41000000054</text:p>
          </table:table-cell>
          <table:table-cell table:style-name="ce55" office:value-type="float" office:value="41000000055" calcext:value-type="float">
            <text:p>41000000055</text:p>
          </table:table-cell>
          <table:table-cell table:style-name="ce55" office:value-type="float" office:value="41000000056" calcext:value-type="float">
            <text:p>41000000056</text:p>
          </table:table-cell>
          <table:table-cell table:style-name="ce55" office:value-type="float" office:value="41000000057" calcext:value-type="float">
            <text:p>41000000057</text:p>
          </table:table-cell>
          <table:table-cell table:style-name="ce55" office:value-type="float" office:value="41000000058" calcext:value-type="float">
            <text:p>41000000058</text:p>
          </table:table-cell>
          <table:table-cell table:style-name="ce55" office:value-type="float" office:value="41000000059" calcext:value-type="float">
            <text:p>41000000059</text:p>
          </table:table-cell>
          <table:table-cell table:style-name="ce55" office:value-type="float" office:value="41000000060" calcext:value-type="float">
            <text:p>41000000060</text:p>
          </table:table-cell>
          <table:table-cell table:style-name="ce55" office:value-type="float" office:value="41000000061" calcext:value-type="float">
            <text:p>41000000061</text:p>
          </table:table-cell>
          <table:table-cell table:style-name="ce55" office:value-type="float" office:value="41000000062" calcext:value-type="float">
            <text:p>41000000062</text:p>
          </table:table-cell>
          <table:table-cell table:style-name="ce55" office:value-type="float" office:value="41000000063" calcext:value-type="float">
            <text:p>41000000063</text:p>
          </table:table-cell>
          <table:table-cell table:style-name="ce55" office:value-type="float" office:value="41000000064" calcext:value-type="float">
            <text:p>41000000064</text:p>
          </table:table-cell>
          <table:table-cell table:style-name="ce55" office:value-type="float" office:value="41000000065" calcext:value-type="float">
            <text:p>41000000065</text:p>
          </table:table-cell>
          <table:table-cell table:style-name="ce55" office:value-type="float" office:value="41000000066" calcext:value-type="float">
            <text:p>41000000066</text:p>
          </table:table-cell>
          <table:table-cell table:style-name="ce55" office:value-type="float" office:value="41000000067" calcext:value-type="float">
            <text:p>41000000067</text:p>
          </table:table-cell>
          <table:table-cell table:style-name="ce55" office:value-type="float" office:value="41000000068" calcext:value-type="float">
            <text:p>41000000068</text:p>
          </table:table-cell>
          <table:table-cell table:style-name="ce55" office:value-type="float" office:value="41000000069" calcext:value-type="float">
            <text:p>41000000069</text:p>
          </table:table-cell>
          <table:table-cell table:style-name="ce55" office:value-type="float" office:value="41000000070" calcext:value-type="float">
            <text:p>41000000070</text:p>
          </table:table-cell>
          <table:table-cell table:style-name="ce55" office:value-type="float" office:value="41000000071" calcext:value-type="float">
            <text:p>41000000071</text:p>
          </table:table-cell>
          <table:table-cell table:style-name="ce55" office:value-type="float" office:value="41000000072" calcext:value-type="float">
            <text:p>41000000072</text:p>
          </table:table-cell>
          <table:table-cell table:style-name="ce55" office:value-type="float" office:value="41000000073" calcext:value-type="float">
            <text:p>41000000073</text:p>
          </table:table-cell>
          <table:table-cell table:style-name="ce55" office:value-type="float" office:value="41000000074" calcext:value-type="float">
            <text:p>41000000074</text:p>
          </table:table-cell>
          <table:table-cell table:style-name="ce55" office:value-type="float" office:value="41000000075" calcext:value-type="float">
            <text:p>41000000075</text:p>
          </table:table-cell>
          <table:table-cell table:style-name="ce55" office:value-type="float" office:value="41000000076" calcext:value-type="float">
            <text:p>41000000076</text:p>
          </table:table-cell>
          <table:table-cell table:style-name="ce55" office:value-type="float" office:value="41000000077" calcext:value-type="float">
            <text:p>41000000077</text:p>
          </table:table-cell>
          <table:table-cell table:style-name="ce55" office:value-type="float" office:value="41000000078" calcext:value-type="float">
            <text:p>41000000078</text:p>
          </table:table-cell>
          <table:table-cell table:style-name="ce55" office:value-type="float" office:value="41000000079" calcext:value-type="float">
            <text:p>41000000079</text:p>
          </table:table-cell>
          <table:table-cell table:style-name="ce55" office:value-type="float" office:value="41000000080" calcext:value-type="float">
            <text:p>41000000080</text:p>
          </table:table-cell>
          <table:table-cell table:style-name="ce55" office:value-type="float" office:value="41000000081" calcext:value-type="float">
            <text:p>41000000081</text:p>
          </table:table-cell>
          <table:table-cell table:style-name="ce55" office:value-type="float" office:value="41000000082" calcext:value-type="float">
            <text:p>41000000082</text:p>
          </table:table-cell>
          <table:table-cell table:style-name="ce55" office:value-type="float" office:value="41000000083" calcext:value-type="float">
            <text:p>41000000083</text:p>
          </table:table-cell>
          <table:table-cell table:style-name="ce55" office:value-type="float" office:value="41000000084" calcext:value-type="float">
            <text:p>41000000084</text:p>
          </table:table-cell>
          <table:table-cell table:style-name="ce55" office:value-type="float" office:value="41000000085" calcext:value-type="float">
            <text:p>41000000085</text:p>
          </table:table-cell>
          <table:table-cell table:style-name="ce55" office:value-type="float" office:value="41000000086" calcext:value-type="float">
            <text:p>41000000086</text:p>
          </table:table-cell>
          <table:table-cell table:style-name="ce55" office:value-type="float" office:value="41000000087" calcext:value-type="float">
            <text:p>41000000087</text:p>
          </table:table-cell>
          <table:table-cell table:style-name="ce55" office:value-type="float" office:value="41000000088" calcext:value-type="float">
            <text:p>41000000088</text:p>
          </table:table-cell>
          <table:table-cell table:style-name="ce55" office:value-type="float" office:value="41000000089" calcext:value-type="float">
            <text:p>41000000089</text:p>
          </table:table-cell>
          <table:table-cell table:style-name="ce55" office:value-type="float" office:value="41000000090" calcext:value-type="float">
            <text:p>41000000090</text:p>
          </table:table-cell>
          <table:table-cell table:style-name="ce55" office:value-type="float" office:value="41000000091" calcext:value-type="float">
            <text:p>41000000091</text:p>
          </table:table-cell>
          <table:table-cell table:style-name="ce55" office:value-type="float" office:value="41000000092" calcext:value-type="float">
            <text:p>41000000092</text:p>
          </table:table-cell>
          <table:table-cell table:style-name="ce55" office:value-type="float" office:value="41000000093" calcext:value-type="float">
            <text:p>41000000093</text:p>
          </table:table-cell>
          <table:table-cell table:style-name="ce55" office:value-type="float" office:value="41000000094" calcext:value-type="float">
            <text:p>41000000094</text:p>
          </table:table-cell>
          <table:table-cell table:style-name="ce55" office:value-type="float" office:value="41000000095" calcext:value-type="float">
            <text:p>41000000095</text:p>
          </table:table-cell>
          <table:table-cell table:style-name="ce55" office:value-type="float" office:value="41000000096" calcext:value-type="float">
            <text:p>41000000096</text:p>
          </table:table-cell>
          <table:table-cell table:style-name="ce55" office:value-type="float" office:value="41000000097" calcext:value-type="float">
            <text:p>41000000097</text:p>
          </table:table-cell>
          <table:table-cell table:style-name="ce55" office:value-type="float" office:value="41000000098" calcext:value-type="float">
            <text:p>41000000098</text:p>
          </table:table-cell>
          <table:table-cell table:style-name="ce55" office:value-type="float" office:value="41000000099" calcext:value-type="float">
            <text:p>41000000099</text:p>
          </table:table-cell>
          <table:table-cell table:style-name="ce55" office:value-type="float" office:value="41000000100" calcext:value-type="float">
            <text:p>41000000100</text:p>
          </table:table-cell>
          <table:table-cell table:style-name="ce55" office:value-type="float" office:value="41999999002" calcext:value-type="float">
            <text:p>41999999002</text:p>
          </table:table-cell>
          <table:table-cell table:style-name="ce5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fromPhone</text:p>
          </table:table-cell>
          <table:table-cell table:style-name="ce49" office:value-type="string" calcext:value-type="string">
            <text:p>fromType</text:p>
          </table:table-cell>
          <table:table-cell table:style-name="ce10" office:value-type="string" calcext:value-type="string">
            <text:p>merchant</text:p>
          </table:table-cell>
          <table:table-cell table:number-columns-repeated="9" table:style-name="ce16" office:value-type="string" calcext:value-type="string">
            <text:p>merchant</text:p>
          </table:table-cell>
          <table:table-cell table:number-columns-repeated="90" table:style-name="ce16" office:value-type="string" calcext:value-type="string">
            <text:p>beneficiary</text:p>
          </table:table-cell>
          <table:table-cell table:style-name="ce16" office:value-type="string" calcext:value-type="string">
            <text:p>reimburser</text:p>
          </table:table-cell>
          <table:table-cell table:style-name="ce59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1792" calcext:value-type="float">
            <text:p>11792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1667" calcext:value-type="float">
            <text:p>11667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2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0157" calcext:value-type="float">
            <text:p>10157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2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3088" calcext:value-type="float">
            <text:p>13088</text:p>
          </table:table-cell>
          <table:table-cell office:value-type="float" office:value="13088" calcext:value-type="float">
            <text:p>13088</text:p>
          </table:table-cell>
        </table:table-row>
        <table:table-row table:style-name="ro2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8264" calcext:value-type="float">
            <text:p>18264</text:p>
          </table:table-cell>
          <table:table-cell office:value-type="float" office:value="18264" calcext:value-type="float">
            <text:p>18264</text:p>
          </table:table-cell>
        </table:table-row>
        <table:table-row table:style-name="ro2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8881" calcext:value-type="float">
            <text:p>18881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2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5445" calcext:value-type="float">
            <text:p>15445</text:p>
          </table:table-cell>
          <table:table-cell office:value-type="float" office:value="15445" calcext:value-type="float">
            <text:p>15445</text:p>
          </table:table-cell>
        </table:table-row>
        <table:table-row table:style-name="ro2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6534" calcext:value-type="float">
            <text:p>16534</text:p>
          </table:table-cell>
          <table:table-cell office:value-type="float" office:value="16534" calcext:value-type="float">
            <text:p>16534</text:p>
          </table:table-cell>
        </table:table-row>
        <table:table-row table:style-name="ro2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3384" calcext:value-type="float">
            <text:p>13384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2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3774" calcext:value-type="float">
            <text:p>13774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2"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26" calcext:value-type="float">
            <text:p>126</text:p>
          </table:table-cell>
          <table:table-cell/>
          <table:table-cell table:style-name="ce53" office:value-type="float" office:value="382" calcext:value-type="float">
            <text:p>382</text:p>
          </table:table-cell>
          <table:table-cell table:style-name="ce53" office:value-type="float" office:value="486" calcext:value-type="float">
            <text:p>486</text:p>
          </table:table-cell>
          <table:table-cell table:number-columns-repeated="2"/>
          <table:table-cell table:style-name="ce53" office:value-type="float" office:value="420" calcext:value-type="float">
            <text:p>420</text:p>
          </table:table-cell>
          <table:table-cell/>
          <table:table-cell table:style-name="ce53" office:value-type="float" office:value="82" calcext:value-type="float">
            <text:p>82</text:p>
          </table:table-cell>
          <table:table-cell table:number-columns-repeated="91"/>
          <table:table-cell office:value-type="float" office:value="1496" calcext:value-type="float">
            <text:p>1496</text:p>
          </table:table-cell>
        </table:table-row>
        <table:table-row table:style-name="ro2"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724" calcext:value-type="float">
            <text:p>724</text:p>
          </table:table-cell>
          <table:table-cell table:number-columns-repeated="93"/>
          <table:table-cell office:value-type="float" office:value="955" calcext:value-type="float">
            <text:p>955</text:p>
          </table:table-cell>
        </table:table-row>
        <table:table-row table:style-name="ro2"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81" calcext:value-type="float">
            <text:p>281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number-columns-repeated="4"/>
          <table:table-cell table:style-name="ce53" office:value-type="float" office:value="490" calcext:value-type="float">
            <text:p>490</text:p>
          </table:table-cell>
          <table:table-cell table:style-name="ce53" office:value-type="float" office:value="54" calcext:value-type="float">
            <text:p>54</text:p>
          </table:table-cell>
          <table:table-cell table:number-columns-repeated="92"/>
          <table:table-cell office:value-type="float" office:value="1201" calcext:value-type="float">
            <text:p>1201</text:p>
          </table:table-cell>
        </table:table-row>
        <table:table-row table:style-name="ro2"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75" calcext:value-type="float">
            <text:p>275</text:p>
          </table:table-cell>
          <table:table-cell table:style-name="ce53" office:value-type="float" office:value="724" calcext:value-type="float">
            <text:p>724</text:p>
          </table:table-cell>
          <table:table-cell table:number-columns-repeated="4"/>
          <table:table-cell table:style-name="ce53" office:value-type="float" office:value="958" calcext:value-type="float">
            <text:p>958</text:p>
          </table:table-cell>
          <table:table-cell/>
          <table:table-cell table:style-name="ce53" office:value-type="float" office:value="149" calcext:value-type="float">
            <text:p>149</text:p>
          </table:table-cell>
          <table:table-cell table:number-columns-repeated="91"/>
          <table:table-cell office:value-type="float" office:value="2106" calcext:value-type="float">
            <text:p>2106</text:p>
          </table:table-cell>
        </table:table-row>
        <table:table-row table:style-name="ro2"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560" calcext:value-type="float">
            <text:p>560</text:p>
          </table:table-cell>
          <table:table-cell/>
          <table:table-cell table:style-name="ce53" office:value-type="float" office:value="356" calcext:value-type="float">
            <text:p>356</text:p>
          </table:table-cell>
          <table:table-cell table:style-name="ce53" office:value-type="float" office:value="225" calcext:value-type="float">
            <text:p>225</text:p>
          </table:table-cell>
          <table:table-cell table:style-name="ce53" office:value-type="float" office:value="597" calcext:value-type="float">
            <text:p>597</text:p>
          </table:table-cell>
          <table:table-cell table:style-name="ce53" office:value-type="float" office:value="512" calcext:value-type="float">
            <text:p>512</text:p>
          </table:table-cell>
          <table:table-cell/>
          <table:table-cell table:style-name="ce53" office:value-type="float" office:value="387" calcext:value-type="float">
            <text:p>387</text:p>
          </table:table-cell>
          <table:table-cell table:style-name="ce53" office:value-type="float" office:value="310" calcext:value-type="float">
            <text:p>310</text:p>
          </table:table-cell>
          <table:table-cell table:number-columns-repeated="92"/>
          <table:table-cell office:value-type="float" office:value="2947" calcext:value-type="float">
            <text:p>2947</text:p>
          </table:table-cell>
        </table:table-row>
        <table:table-row table:style-name="ro2"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674" calcext:value-type="float">
            <text:p>674</text:p>
          </table:table-cell>
          <table:table-cell table:number-columns-repeated="98"/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293" calcext:value-type="float">
            <text:p>293</text:p>
          </table:table-cell>
          <table:table-cell/>
          <table:table-cell table:style-name="ce53" office:value-type="float" office:value="456" calcext:value-type="float">
            <text:p>456</text:p>
          </table:table-cell>
          <table:table-cell/>
          <table:table-cell table:style-name="ce53" office:value-type="float" office:value="519" calcext:value-type="float">
            <text:p>519</text:p>
          </table:table-cell>
          <table:table-cell table:number-columns-repeated="93"/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324" calcext:value-type="float">
            <text:p>324</text:p>
          </table:table-cell>
          <table:table-cell table:number-columns-repeated="3"/>
          <table:table-cell table:style-name="ce53" office:value-type="float" office:value="339" calcext:value-type="float">
            <text:p>339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189" calcext:value-type="float">
            <text:p>189</text:p>
          </table:table-cell>
          <table:table-cell table:number-columns-repeated="92"/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35" calcext:value-type="float">
            <text:p>135</text:p>
          </table:table-cell>
          <table:table-cell table:number-columns-repeated="3"/>
          <table:table-cell table:style-name="ce53" office:value-type="float" office:value="157" calcext:value-type="float">
            <text:p>157</text:p>
          </table:table-cell>
          <table:table-cell table:style-name="ce53" office:value-type="float" office:value="17" calcext:value-type="float">
            <text:p>17</text:p>
          </table:table-cell>
          <table:table-cell table:number-columns-repeated="2"/>
          <table:table-cell table:style-name="ce53" office:value-type="float" office:value="382" calcext:value-type="float">
            <text:p>382</text:p>
          </table:table-cell>
          <table:table-cell table:number-columns-repeated="91"/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71" calcext:value-type="float">
            <text:p>71</text:p>
          </table:table-cell>
          <table:table-cell table:number-columns-repeated="2"/>
          <table:table-cell table:style-name="ce53" office:value-type="float" office:value="123" calcext:value-type="float">
            <text:p>123</text:p>
          </table:table-cell>
          <table:table-cell/>
          <table:table-cell table:style-name="ce53" office:value-type="float" office:value="383" calcext:value-type="float">
            <text:p>383</text:p>
          </table:table-cell>
          <table:table-cell table:number-columns-repeated="92"/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390" calcext:value-type="float">
            <text:p>390</text:p>
          </table:table-cell>
          <table:table-cell table:style-name="ce53" office:value-type="float" office:value="121" calcext:value-type="float">
            <text:p>121</text:p>
          </table:table-cell>
          <table:table-cell/>
          <table:table-cell table:style-name="ce53" office:value-type="float" office:value="269" calcext:value-type="float">
            <text:p>269</text:p>
          </table:table-cell>
          <table:table-cell table:style-name="ce53" office:value-type="float" office:value="417" calcext:value-type="float">
            <text:p>417</text:p>
          </table:table-cell>
          <table:table-cell table:number-columns-repeated="2"/>
          <table:table-cell table:style-name="ce53" office:value-type="float" office:value="879" calcext:value-type="float">
            <text:p>879</text:p>
          </table:table-cell>
          <table:table-cell table:number-columns-repeated="91"/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53" calcext:value-type="float">
            <text:p>53</text:p>
          </table:table-cell>
          <table:table-cell table:number-columns-repeated="3"/>
          <table:table-cell table:style-name="ce53" office:value-type="float" office:value="51" calcext:value-type="float">
            <text:p>51</text:p>
          </table:table-cell>
          <table:table-cell table:number-columns-repeated="93"/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1469" calcext:value-type="float">
            <text:p>1469</text:p>
          </table:table-cell>
          <table:table-cell/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598" calcext:value-type="float">
            <text:p>598</text:p>
          </table:table-cell>
          <table:table-cell table:number-columns-repeated="93"/>
          <table:table-cell office:value-type="float" office:value="2277" calcext:value-type="float">
            <text:p>2277</text:p>
          </table:table-cell>
        </table:table-row>
        <table:table-row table:style-name="ro2"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30" calcext:value-type="float">
            <text:p>230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12" calcext:value-type="float">
            <text:p>212</text:p>
          </table:table-cell>
          <table:table-cell table:style-name="ce53" office:value-type="float" office:value="587" calcext:value-type="float">
            <text:p>587</text:p>
          </table:table-cell>
          <table:table-cell/>
          <table:table-cell table:style-name="ce53" office:value-type="float" office:value="839" calcext:value-type="float">
            <text:p>839</text:p>
          </table:table-cell>
          <table:table-cell table:style-name="ce53" office:value-type="float" office:value="443" calcext:value-type="float">
            <text:p>443</text:p>
          </table:table-cell>
          <table:table-cell table:style-name="ce53" office:value-type="float" office:value="284" calcext:value-type="float">
            <text:p>284</text:p>
          </table:table-cell>
          <table:table-cell table:number-columns-repeated="92"/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65" calcext:value-type="float">
            <text:p>265</text:p>
          </table:table-cell>
          <table:table-cell table:number-columns-repeated="2"/>
          <table:table-cell table:style-name="ce53" office:value-type="float" office:value="155" calcext:value-type="float">
            <text:p>155</text:p>
          </table:table-cell>
          <table:table-cell table:style-name="ce53" office:value-type="float" office:value="484" calcext:value-type="float">
            <text:p>484</text:p>
          </table:table-cell>
          <table:table-cell table:number-columns-repeated="2"/>
          <table:table-cell table:style-name="ce53" office:value-type="float" office:value="411" calcext:value-type="float">
            <text:p>411</text:p>
          </table:table-cell>
          <table:table-cell table:number-columns-repeated="92"/>
          <table:table-cell office:value-type="float" office:value="1315" calcext:value-type="float">
            <text:p>1315</text:p>
          </table:table-cell>
        </table:table-row>
        <table:table-row table:style-name="ro2"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55" calcext:value-type="float">
            <text:p>455</text:p>
          </table:table-cell>
          <table:table-cell table:number-columns-repeated="8"/>
          <table:table-cell table:style-name="ce53" office:value-type="float" office:value="546" calcext:value-type="float">
            <text:p>546</text:p>
          </table:table-cell>
          <table:table-cell table:number-columns-repeated="91"/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64" calcext:value-type="float">
            <text:p>264</text:p>
          </table:table-cell>
          <table:table-cell table:number-columns-repeated="4"/>
          <table:table-cell table:style-name="ce53" office:value-type="float" office:value="1172" calcext:value-type="float">
            <text:p>1172</text:p>
          </table:table-cell>
          <table:table-cell/>
          <table:table-cell table:style-name="ce53" office:value-type="float" office:value="498" calcext:value-type="float">
            <text:p>498</text:p>
          </table:table-cell>
          <table:table-cell table:number-columns-repeated="92"/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32" calcext:value-type="float">
            <text:p>232</text:p>
          </table:table-cell>
          <table:table-cell table:style-name="ce53" office:value-type="float" office:value="247" calcext:value-type="float">
            <text:p>247</text:p>
          </table:table-cell>
          <table:table-cell table:style-name="ce53" office:value-type="float" office:value="145" calcext:value-type="float">
            <text:p>145</text:p>
          </table:table-cell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22" calcext:value-type="float">
            <text:p>522</text:p>
          </table:table-cell>
          <table:table-cell table:style-name="ce53" office:value-type="float" office:value="469" calcext:value-type="float">
            <text:p>469</text:p>
          </table:table-cell>
          <table:table-cell table:number-columns-repeated="91"/>
          <table:table-cell office:value-type="float" office:value="1629" calcext:value-type="float">
            <text:p>1629</text:p>
          </table:table-cell>
        </table:table-row>
        <table:table-row table:style-name="ro2"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731" calcext:value-type="float">
            <text:p>731</text:p>
          </table:table-cell>
          <table:table-cell/>
          <table:table-cell table:style-name="ce53" office:value-type="float" office:value="551" calcext:value-type="float">
            <text:p>551</text:p>
          </table:table-cell>
          <table:table-cell table:number-columns-repeated="92"/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89" calcext:value-type="float">
            <text:p>189</text:p>
          </table:table-cell>
          <table:table-cell table:number-columns-repeated="2"/>
          <table:table-cell table:style-name="ce53" office:value-type="float" office:value="143" calcext:value-type="float">
            <text:p>143</text:p>
          </table:table-cell>
          <table:table-cell table:number-columns-repeated="3"/>
          <table:table-cell table:style-name="ce53" office:value-type="float" office:value="266" calcext:value-type="float">
            <text:p>266</text:p>
          </table:table-cell>
          <table:table-cell table:style-name="ce53" office:value-type="float" office:value="565" calcext:value-type="float">
            <text:p>565</text:p>
          </table:table-cell>
          <table:table-cell table:number-columns-repeated="92"/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44" calcext:value-type="float">
            <text:p>444</text:p>
          </table:table-cell>
          <table:table-cell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731" calcext:value-type="float">
            <text:p>731</text:p>
          </table:table-cell>
          <table:table-cell table:number-columns-repeated="2"/>
          <table:table-cell table:style-name="ce53" office:value-type="float" office:value="477" calcext:value-type="float">
            <text:p>477</text:p>
          </table:table-cell>
          <table:table-cell table:number-columns-repeated="93"/>
          <table:table-cell office:value-type="float" office:value="1668" calcext:value-type="float">
            <text:p>1668</text:p>
          </table:table-cell>
        </table:table-row>
        <table:table-row table:style-name="ro2"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table:number-columns-repeated="8"/>
          <table:table-cell table:style-name="ce53" office:value-type="float" office:value="197" calcext:value-type="float">
            <text:p>197</text:p>
          </table:table-cell>
          <table:table-cell table:number-columns-repeated="92"/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498" calcext:value-type="float">
            <text:p>498</text:p>
          </table:table-cell>
          <table:table-cell table:style-name="ce53" office:value-type="float" office:value="416" calcext:value-type="float">
            <text:p>416</text:p>
          </table:table-cell>
          <table:table-cell table:style-name="ce53" office:value-type="float" office:value="348" calcext:value-type="float">
            <text:p>348</text:p>
          </table:table-cell>
          <table:table-cell table:style-name="ce53" office:value-type="float" office:value="595" calcext:value-type="float">
            <text:p>595</text:p>
          </table:table-cell>
          <table:table-cell table:style-name="ce53" office:value-type="float" office:value="438" calcext:value-type="float">
            <text:p>438</text:p>
          </table:table-cell>
          <table:table-cell table:number-columns-repeated="94"/>
          <table:table-cell office:value-type="float" office:value="2295" calcext:value-type="float">
            <text:p>2295</text:p>
          </table:table-cell>
        </table:table-row>
        <table:table-row table:style-name="ro2"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485" calcext:value-type="float">
            <text:p>485</text:p>
          </table:table-cell>
          <table:table-cell table:number-columns-repeated="3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number-columns-repeated="91"/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180" calcext:value-type="float">
            <text:p>180</text:p>
          </table:table-cell>
          <table:table-cell/>
          <table:table-cell table:style-name="ce53" office:value-type="float" office:value="572" calcext:value-type="float">
            <text:p>572</text:p>
          </table:table-cell>
          <table:table-cell table:style-name="ce53" office:value-type="float" office:value="570" calcext:value-type="float">
            <text:p>570</text:p>
          </table:table-cell>
          <table:table-cell table:style-name="ce53" office:value-type="float" office:value="18" calcext:value-type="float">
            <text:p>18</text:p>
          </table:table-cell>
          <table:table-cell table:number-columns-repeated="91"/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70" calcext:value-type="float">
            <text:p>270</text:p>
          </table:table-cell>
          <table:table-cell table:number-columns-repeated="4"/>
          <table:table-cell table:style-name="ce53" office:value-type="float" office:value="551" calcext:value-type="float">
            <text:p>551</text:p>
          </table:table-cell>
          <table:table-cell table:style-name="ce53" office:value-type="float" office:value="169" calcext:value-type="float">
            <text:p>169</text:p>
          </table:table-cell>
          <table:table-cell/>
          <table:table-cell table:style-name="ce53" office:value-type="float" office:value="377" calcext:value-type="float">
            <text:p>377</text:p>
          </table:table-cell>
          <table:table-cell table:number-columns-repeated="92"/>
          <table:table-cell office:value-type="float" office:value="1367" calcext:value-type="float">
            <text:p>1367</text:p>
          </table:table-cell>
        </table:table-row>
        <table:table-row table:style-name="ro2"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54" calcext:value-type="float">
            <text:p>254</text:p>
          </table:table-cell>
          <table:table-cell table:number-columns-repeated="2"/>
          <table:table-cell table:style-name="ce53" office:value-type="float" office:value="493" calcext:value-type="float">
            <text:p>493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88" calcext:value-type="float">
            <text:p>988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795" calcext:value-type="float">
            <text:p>795</text:p>
          </table:table-cell>
          <table:table-cell table:style-name="ce53" office:value-type="float" office:value="471" calcext:value-type="float">
            <text:p>471</text:p>
          </table:table-cell>
          <table:table-cell table:number-columns-repeated="91"/>
          <table:table-cell office:value-type="float" office:value="3587" calcext:value-type="float">
            <text:p>3587</text:p>
          </table:table-cell>
        </table:table-row>
        <table:table-row table:style-name="ro2"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385" calcext:value-type="float">
            <text:p>385</text:p>
          </table:table-cell>
          <table:table-cell table:style-name="ce53" office:value-type="float" office:value="283" calcext:value-type="float">
            <text:p>283</text:p>
          </table:table-cell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935" calcext:value-type="float">
            <text:p>935</text:p>
          </table:table-cell>
          <table:table-cell table:number-columns-repeated="96"/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461" calcext:value-type="float">
            <text:p>461</text:p>
          </table:table-cell>
          <table:table-cell table:number-columns-repeated="6"/>
          <table:table-cell table:style-name="ce53" office:value-type="float" office:value="119" calcext:value-type="float">
            <text:p>119</text:p>
          </table:table-cell>
          <table:table-cell table:number-columns-repeated="92"/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358" calcext:value-type="float">
            <text:p>358</text:p>
          </table:table-cell>
          <table:table-cell table:number-columns-repeated="3"/>
          <table:table-cell table:style-name="ce53" office:value-type="float" office:value="1314" calcext:value-type="float">
            <text:p>1314</text:p>
          </table:table-cell>
          <table:table-cell table:number-columns-repeated="94"/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38" calcext:value-type="float">
            <text:p>238</text:p>
          </table:table-cell>
          <table:table-cell/>
          <table:table-cell table:style-name="ce53" office:value-type="float" office:value="370" calcext:value-type="float">
            <text:p>370</text:p>
          </table:table-cell>
          <table:table-cell table:number-columns-repeated="2"/>
          <table:table-cell table:style-name="ce53" office:value-type="float" office:value="375" calcext:value-type="float">
            <text:p>375</text:p>
          </table:table-cell>
          <table:table-cell/>
          <table:table-cell table:style-name="ce53" office:value-type="float" office:value="455" calcext:value-type="float">
            <text:p>455</text:p>
          </table:table-cell>
          <table:table-cell table:style-name="ce53" office:value-type="float" office:value="580" calcext:value-type="float">
            <text:p>580</text:p>
          </table:table-cell>
          <table:table-cell table:number-columns-repeated="91"/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50" calcext:value-type="float">
            <text:p>250</text:p>
          </table:table-cell>
          <table:table-cell table:number-columns-repeated="3"/>
          <table:table-cell table:style-name="ce53" office:value-type="float" office:value="807" calcext:value-type="float">
            <text:p>807</text:p>
          </table:table-cell>
          <table:table-cell table:style-name="ce53" office:value-type="float" office:value="430" calcext:value-type="float">
            <text:p>430</text:p>
          </table:table-cell>
          <table:table-cell/>
          <table:table-cell table:style-name="ce53" office:value-type="float" office:value="516" calcext:value-type="float">
            <text:p>516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92"/>
          <table:table-cell office:value-type="float" office:value="2075" calcext:value-type="float">
            <text:p>2075</text:p>
          </table:table-cell>
        </table:table-row>
        <table:table-row table:style-name="ro2"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613" calcext:value-type="float">
            <text:p>613</text:p>
          </table:table-cell>
          <table:table-cell table:number-columns-repeated="4"/>
          <table:table-cell table:style-name="ce53" office:value-type="float" office:value="480" calcext:value-type="float">
            <text:p>480</text:p>
          </table:table-cell>
          <table:table-cell/>
          <table:table-cell table:style-name="ce53" office:value-type="float" office:value="598" calcext:value-type="float">
            <text:p>598</text:p>
          </table:table-cell>
          <table:table-cell/>
          <table:table-cell table:style-name="ce53" office:value-type="float" office:value="79" calcext:value-type="float">
            <text:p>79</text:p>
          </table:table-cell>
          <table:table-cell table:number-columns-repeated="91"/>
          <table:table-cell office:value-type="float" office:value="1770" calcext:value-type="float">
            <text:p>1770</text:p>
          </table:table-cell>
        </table:table-row>
        <table:table-row table:style-name="ro2"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13" calcext:value-type="float">
            <text:p>413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2"/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569" calcext:value-type="float">
            <text:p>569</text:p>
          </table:table-cell>
          <table:table-cell table:style-name="ce53" office:value-type="float" office:value="524" calcext:value-type="float">
            <text:p>524</text:p>
          </table:table-cell>
          <table:table-cell table:number-columns-repeated="2"/>
          <table:table-cell table:style-name="ce53" office:value-type="float" office:value="251" calcext:value-type="float">
            <text:p>251</text:p>
          </table:table-cell>
          <table:table-cell table:number-columns-repeated="91"/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467" calcext:value-type="float">
            <text:p>467</text:p>
          </table:table-cell>
          <table:table-cell table:style-name="ce53" office:value-type="float" office:value="562" calcext:value-type="float">
            <text:p>562</text:p>
          </table:table-cell>
          <table:table-cell table:number-columns-repeated="2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21" calcext:value-type="float">
            <text:p>121</text:p>
          </table:table-cell>
          <table:table-cell table:number-columns-repeated="92"/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602" calcext:value-type="float">
            <text:p>602</text:p>
          </table:table-cell>
          <table:table-cell/>
          <table:table-cell table:style-name="ce53" office:value-type="float" office:value="860" calcext:value-type="float">
            <text:p>860</text:p>
          </table:table-cell>
          <table:table-cell table:style-name="ce53" office:value-type="float" office:value="147" calcext:value-type="float">
            <text:p>147</text:p>
          </table:table-cell>
          <table:table-cell table:style-name="ce53" office:value-type="float" office:value="486" calcext:value-type="float">
            <text:p>486</text:p>
          </table:table-cell>
          <table:table-cell table:number-columns-repeated="2"/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936" calcext:value-type="float">
            <text:p>936</text:p>
          </table:table-cell>
          <table:table-cell table:number-columns-repeated="91"/>
          <table:table-cell office:value-type="float" office:value="3141" calcext:value-type="float">
            <text:p>3141</text:p>
          </table:table-cell>
        </table:table-row>
        <table:table-row table:style-name="ro2"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564" calcext:value-type="float">
            <text:p>564</text:p>
          </table:table-cell>
          <table:table-cell table:style-name="ce53" office:value-type="float" office:value="186" calcext:value-type="float">
            <text:p>186</text:p>
          </table:table-cell>
          <table:table-cell/>
          <table:table-cell table:style-name="ce53" office:value-type="float" office:value="164" calcext:value-type="float">
            <text:p>164</text:p>
          </table:table-cell>
          <table:table-cell table:style-name="ce53" office:value-type="float" office:value="178" calcext:value-type="float">
            <text:p>178</text:p>
          </table:table-cell>
          <table:table-cell table:number-columns-repeated="2"/>
          <table:table-cell table:style-name="ce53" office:value-type="float" office:value="529" calcext:value-type="float">
            <text:p>529</text:p>
          </table:table-cell>
          <table:table-cell table:number-columns-repeated="92"/>
          <table:table-cell office:value-type="float" office:value="1621" calcext:value-type="float">
            <text:p>1621</text:p>
          </table:table-cell>
        </table:table-row>
        <table:table-row table:style-name="ro2"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513" calcext:value-type="float">
            <text:p>513</text:p>
          </table:table-cell>
          <table:table-cell table:style-name="ce53" office:value-type="float" office:value="719" calcext:value-type="float">
            <text:p>719</text:p>
          </table:table-cell>
          <table:table-cell/>
          <table:table-cell table:style-name="ce53" office:value-type="float" office:value="432" calcext:value-type="float">
            <text:p>432</text:p>
          </table:table-cell>
          <table:table-cell table:style-name="ce53" office:value-type="float" office:value="283" calcext:value-type="float">
            <text:p>283</text:p>
          </table:table-cell>
          <table:table-cell table:number-columns-repeated="93"/>
          <table:table-cell office:value-type="float" office:value="2124" calcext:value-type="float">
            <text:p>2124</text:p>
          </table:table-cell>
        </table:table-row>
        <table:table-row table:style-name="ro2"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562" calcext:value-type="float">
            <text:p>562</text:p>
          </table:table-cell>
          <table:table-cell table:style-name="ce53" office:value-type="float" office:value="289" calcext:value-type="float">
            <text:p>289</text:p>
          </table:table-cell>
          <table:table-cell table:style-name="ce53" office:value-type="float" office:value="958" calcext:value-type="float">
            <text:p>958</text:p>
          </table:table-cell>
          <table:table-cell table:style-name="ce53" office:value-type="float" office:value="496" calcext:value-type="float">
            <text:p>496</text:p>
          </table:table-cell>
          <table:table-cell table:style-name="ce53" office:value-type="float" office:value="415" calcext:value-type="float">
            <text:p>415</text:p>
          </table:table-cell>
          <table:table-cell/>
          <table:table-cell table:style-name="ce53" office:value-type="float" office:value="98" calcext:value-type="float">
            <text:p>98</text:p>
          </table:table-cell>
          <table:table-cell table:number-columns-repeated="93"/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654" calcext:value-type="float">
            <text:p>654</text:p>
          </table:table-cell>
          <table:table-cell/>
          <table:table-cell table:style-name="ce53" office:value-type="float" office:value="358" calcext:value-type="float">
            <text:p>358</text:p>
          </table:table-cell>
          <table:table-cell table:style-name="ce53" office:value-type="float" office:value="261" calcext:value-type="float">
            <text:p>261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561" calcext:value-type="float">
            <text:p>561</text:p>
          </table:table-cell>
          <table:table-cell/>
          <table:table-cell table:style-name="ce53" office:value-type="float" office:value="488" calcext:value-type="float">
            <text:p>488</text:p>
          </table:table-cell>
          <table:table-cell table:number-columns-repeated="91"/>
          <table:table-cell office:value-type="float" office:value="2383" calcext:value-type="float">
            <text:p>2383</text:p>
          </table:table-cell>
        </table:table-row>
        <table:table-row table:style-name="ro2"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568" calcext:value-type="float">
            <text:p>568</text:p>
          </table:table-cell>
          <table:table-cell table:number-columns-repeated="2"/>
          <table:table-cell table:style-name="ce53" office:value-type="float" office:value="329" calcext:value-type="float">
            <text:p>329</text:p>
          </table:table-cell>
          <table:table-cell table:number-columns-repeated="97"/>
          <table:table-cell office:value-type="float" office:value="897" calcext:value-type="float">
            <text:p>897</text:p>
          </table:table-cell>
        </table:table-row>
        <table:table-row table:style-name="ro2"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604" calcext:value-type="float">
            <text:p>604</text:p>
          </table:table-cell>
          <table:table-cell/>
          <table:table-cell table:style-name="ce53" office:value-type="float" office:value="596" calcext:value-type="float">
            <text:p>596</text:p>
          </table:table-cell>
          <table:table-cell/>
          <table:table-cell table:style-name="ce53" office:value-type="float" office:value="493" calcext:value-type="float">
            <text:p>493</text:p>
          </table:table-cell>
          <table:table-cell table:style-name="ce53" office:value-type="float" office:value="555" calcext:value-type="float">
            <text:p>555</text:p>
          </table:table-cell>
          <table:table-cell table:number-columns-repeated="2"/>
          <table:table-cell table:style-name="ce53" office:value-type="float" office:value="425" calcext:value-type="float">
            <text:p>425</text:p>
          </table:table-cell>
          <table:table-cell table:style-name="ce53" office:value-type="float" office:value="510" calcext:value-type="float">
            <text:p>510</text:p>
          </table:table-cell>
          <table:table-cell table:number-columns-repeated="91"/>
          <table:table-cell office:value-type="float" office:value="3183" calcext:value-type="float">
            <text:p>3183</text:p>
          </table:table-cell>
        </table:table-row>
        <table:table-row table:style-name="ro2"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59" calcext:value-type="float">
            <text:p>59</text:p>
          </table:table-cell>
          <table:table-cell/>
          <table:table-cell table:style-name="ce53" office:value-type="float" office:value="201" calcext:value-type="float">
            <text:p>201</text:p>
          </table:table-cell>
          <table:table-cell/>
          <table:table-cell table:style-name="ce53" office:value-type="float" office:value="177" calcext:value-type="float">
            <text:p>177</text:p>
          </table:table-cell>
          <table:table-cell table:number-columns-repeated="91"/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550" calcext:value-type="float">
            <text:p>550</text:p>
          </table:table-cell>
          <table:table-cell/>
          <table:table-cell table:style-name="ce53" office:value-type="float" office:value="320" calcext:value-type="float">
            <text:p>320</text:p>
          </table:table-cell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355" calcext:value-type="float">
            <text:p>355</text:p>
          </table:table-cell>
          <table:table-cell table:number-columns-repeated="92"/>
          <table:table-cell office:value-type="float" office:value="1661" calcext:value-type="float">
            <text:p>1661</text:p>
          </table:table-cell>
        </table:table-row>
        <table:table-row table:style-name="ro2"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340" calcext:value-type="float">
            <text:p>340</text:p>
          </table:table-cell>
          <table:table-cell table:number-columns-repeated="2"/>
          <table:table-cell table:style-name="ce53" office:value-type="float" office:value="494" calcext:value-type="float">
            <text:p>494</text:p>
          </table:table-cell>
          <table:table-cell table:style-name="ce53" office:value-type="float" office:value="1123" calcext:value-type="float">
            <text:p>1123</text:p>
          </table:table-cell>
          <table:table-cell table:number-columns-repeated="95"/>
          <table:table-cell office:value-type="float" office:value="1957" calcext:value-type="float">
            <text:p>1957</text:p>
          </table:table-cell>
        </table:table-row>
        <table:table-row table:style-name="ro2"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330" calcext:value-type="float">
            <text:p>330</text:p>
          </table:table-cell>
          <table:table-cell table:number-columns-repeated="2"/>
          <table:table-cell table:style-name="ce53" office:value-type="float" office:value="393" calcext:value-type="float">
            <text:p>393</text:p>
          </table:table-cell>
          <table:table-cell table:number-columns-repeated="2"/>
          <table:table-cell table:style-name="ce53" office:value-type="float" office:value="812" calcext:value-type="float">
            <text:p>812</text:p>
          </table:table-cell>
          <table:table-cell table:number-columns-repeated="92"/>
          <table:table-cell office:value-type="float" office:value="1535" calcext:value-type="float">
            <text:p>1535</text:p>
          </table:table-cell>
        </table:table-row>
        <table:table-row table:style-name="ro2"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246" calcext:value-type="float">
            <text:p>246</text:p>
          </table:table-cell>
          <table:table-cell table:number-columns-repeated="95"/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598" calcext:value-type="float">
            <text:p>598</text:p>
          </table:table-cell>
          <table:table-cell table:number-columns-repeated="96"/>
          <table:table-cell office:value-type="float" office:value="938" calcext:value-type="float">
            <text:p>938</text:p>
          </table:table-cell>
        </table:table-row>
        <table:table-row table:style-name="ro2"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813" calcext:value-type="float">
            <text:p>813</text:p>
          </table:table-cell>
          <table:table-cell/>
          <table:table-cell table:style-name="ce53" office:value-type="float" office:value="257" calcext:value-type="float">
            <text:p>257</text:p>
          </table:table-cell>
          <table:table-cell table:number-columns-repeated="4"/>
          <table:table-cell table:style-name="ce53" office:value-type="float" office:value="358" calcext:value-type="float">
            <text:p>358</text:p>
          </table:table-cell>
          <table:table-cell table:number-columns-repeated="92"/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270" calcext:value-type="float">
            <text:p>270</text:p>
          </table:table-cell>
          <table:table-cell table:style-name="ce53" office:value-type="float" office:value="489" calcext:value-type="float">
            <text:p>489</text:p>
          </table:table-cell>
          <table:table-cell table:style-name="ce53" office:value-type="float" office:value="220" calcext:value-type="float">
            <text:p>220</text:p>
          </table:table-cell>
          <table:table-cell/>
          <table:table-cell table:style-name="ce53" office:value-type="float" office:value="692" calcext:value-type="float">
            <text:p>692</text:p>
          </table:table-cell>
          <table:table-cell table:style-name="ce53" office:value-type="float" office:value="139" calcext:value-type="float">
            <text:p>139</text:p>
          </table:table-cell>
          <table:table-cell table:style-name="ce53" office:value-type="float" office:value="176" calcext:value-type="float">
            <text:p>176</text:p>
          </table:table-cell>
          <table:table-cell table:number-columns-repeated="91"/>
          <table:table-cell office:value-type="float" office:value="2771" calcext:value-type="float">
            <text:p>2771</text:p>
          </table:table-cell>
        </table:table-row>
        <table:table-row table:style-name="ro2"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569" calcext:value-type="float">
            <text:p>569</text:p>
          </table:table-cell>
          <table:table-cell table:style-name="ce53" office:value-type="float" office:value="218" calcext:value-type="float">
            <text:p>218</text:p>
          </table:table-cell>
          <table:table-cell/>
          <table:table-cell table:style-name="ce53" office:value-type="float" office:value="420" calcext:value-type="float">
            <text:p>420</text:p>
          </table:table-cell>
          <table:table-cell table:number-columns-repeated="91"/>
          <table:table-cell office:value-type="float" office:value="1207" calcext:value-type="float">
            <text:p>1207</text:p>
          </table:table-cell>
        </table:table-row>
        <table:table-row table:style-name="ro2"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63" calcext:value-type="float">
            <text:p>163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2"/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773" calcext:value-type="float">
            <text:p>773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1581" calcext:value-type="float">
            <text:p>1581</text:p>
          </table:table-cell>
          <table:table-cell table:style-name="ce53" office:value-type="float" office:value="417" calcext:value-type="float">
            <text:p>417</text:p>
          </table:table-cell>
          <table:table-cell table:style-name="ce53" office:value-type="float" office:value="223" calcext:value-type="float">
            <text:p>223</text:p>
          </table:table-cell>
          <table:table-cell table:number-columns-repeated="91"/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571" calcext:value-type="float">
            <text:p>571</text:p>
          </table:table-cell>
          <table:table-cell table:number-columns-repeated="3"/>
          <table:table-cell table:style-name="ce53" office:value-type="float" office:value="260" calcext:value-type="float">
            <text:p>260</text:p>
          </table:table-cell>
          <table:table-cell table:style-name="ce53" office:value-type="float" office:value="573" calcext:value-type="float">
            <text:p>573</text:p>
          </table:table-cell>
          <table:table-cell table:number-columns-repeated="94"/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247" calcext:value-type="float">
            <text:p>247</text:p>
          </table:table-cell>
          <table:table-cell table:style-name="ce53" office:value-type="float" office:value="607" calcext:value-type="float">
            <text:p>607</text:p>
          </table:table-cell>
          <table:table-cell table:style-name="ce53" office:value-type="float" office:value="125" calcext:value-type="float">
            <text:p>125</text:p>
          </table:table-cell>
          <table:table-cell/>
          <table:table-cell table:style-name="ce53" office:value-type="float" office:value="142" calcext:value-type="float">
            <text:p>142</text:p>
          </table:table-cell>
          <table:table-cell table:number-columns-repeated="93"/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45" calcext:value-type="float">
            <text:p>445</text:p>
          </table:table-cell>
          <table:table-cell table:number-columns-repeated="2"/>
          <table:table-cell table:style-name="ce53" office:value-type="float" office:value="587" calcext:value-type="float">
            <text:p>587</text:p>
          </table:table-cell>
          <table:table-cell table:number-columns-repeated="4"/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492" calcext:value-type="float">
            <text:p>492</text:p>
          </table:table-cell>
          <table:table-cell table:number-columns-repeated="91"/>
          <table:table-cell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44" calcext:value-type="float">
            <text:p>444</text:p>
          </table:table-cell>
          <table:table-cell table:number-columns-repeated="8"/>
          <table:table-cell table:style-name="ce53" office:value-type="float" office:value="364" calcext:value-type="float">
            <text:p>364</text:p>
          </table:table-cell>
          <table:table-cell table:number-columns-repeated="91"/>
          <table:table-cell office:value-type="float" office:value="808" calcext:value-type="float">
            <text:p>808</text:p>
          </table:table-cell>
        </table:table-row>
        <table:table-row table:style-name="ro2"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474" calcext:value-type="float">
            <text:p>474</text:p>
          </table:table-cell>
          <table:table-cell table:number-columns-repeated="2"/>
          <table:table-cell table:style-name="ce53" office:value-type="float" office:value="491" calcext:value-type="float">
            <text:p>491</text:p>
          </table:table-cell>
          <table:table-cell table:style-name="ce53" office:value-type="float" office:value="110" calcext:value-type="float">
            <text:p>110</text:p>
          </table:table-cell>
          <table:table-cell/>
          <table:table-cell table:style-name="ce53" office:value-type="float" office:value="82" calcext:value-type="float">
            <text:p>82</text:p>
          </table:table-cell>
          <table:table-cell table:number-columns-repeated="91"/>
          <table:table-cell office:value-type="float" office:value="1157" calcext:value-type="float">
            <text:p>1157</text:p>
          </table:table-cell>
        </table:table-row>
        <table:table-row table:style-name="ro2"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427" calcext:value-type="float">
            <text:p>427</text:p>
          </table:table-cell>
          <table:table-cell table:style-name="ce53" office:value-type="float" office:value="584" calcext:value-type="float">
            <text:p>584</text:p>
          </table:table-cell>
          <table:table-cell table:number-columns-repeated="2"/>
          <table:table-cell table:style-name="ce53" office:value-type="float" office:value="241" calcext:value-type="float">
            <text:p>241</text:p>
          </table:table-cell>
          <table:table-cell table:number-columns-repeated="92"/>
          <table:table-cell office:value-type="float" office:value="1252" calcext:value-type="float">
            <text:p>1252</text:p>
          </table:table-cell>
        </table:table-row>
        <table:table-row table:style-name="ro2"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765" calcext:value-type="float">
            <text:p>765</text:p>
          </table:table-cell>
          <table:table-cell table:number-columns-repeated="3"/>
          <table:table-cell table:style-name="ce53" office:value-type="float" office:value="900" calcext:value-type="float">
            <text:p>900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473" calcext:value-type="float">
            <text:p>473</text:p>
          </table:table-cell>
          <table:table-cell/>
          <table:table-cell table:style-name="ce53" office:value-type="float" office:value="556" calcext:value-type="float">
            <text:p>556</text:p>
          </table:table-cell>
          <table:table-cell table:number-columns-repeated="91"/>
          <table:table-cell office:value-type="float" office:value="2753" calcext:value-type="float">
            <text:p>2753</text:p>
          </table:table-cell>
        </table:table-row>
        <table:table-row table:style-name="ro2"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183" calcext:value-type="float">
            <text:p>183</text:p>
          </table:table-cell>
          <table:table-cell/>
          <table:table-cell table:style-name="ce53" office:value-type="float" office:value="234" calcext:value-type="float">
            <text:p>234</text:p>
          </table:table-cell>
          <table:table-cell/>
          <table:table-cell table:style-name="ce53" office:value-type="float" office:value="557" calcext:value-type="float">
            <text:p>557</text:p>
          </table:table-cell>
          <table:table-cell table:number-columns-repeated="2"/>
          <table:table-cell table:style-name="ce53" office:value-type="float" office:value="74" calcext:value-type="float">
            <text:p>74</text:p>
          </table:table-cell>
          <table:table-cell table:number-columns-repeated="92"/>
          <table:table-cell office:value-type="float" office:value="1279" calcext:value-type="float">
            <text:p>1279</text:p>
          </table:table-cell>
        </table:table-row>
        <table:table-row table:style-name="ro2"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790" calcext:value-type="float">
            <text:p>790</text:p>
          </table:table-cell>
          <table:table-cell/>
          <table:table-cell table:style-name="ce53" office:value-type="float" office:value="395" calcext:value-type="float">
            <text:p>395</text:p>
          </table:table-cell>
          <table:table-cell table:number-columns-repeated="93"/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6"/>
          <table:table-cell table:style-name="ce53" office:value-type="float" office:value="457" calcext:value-type="float">
            <text:p>457</text:p>
          </table:table-cell>
          <table:table-cell table:number-columns-repeated="93"/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366" calcext:value-type="float">
            <text:p>366</text:p>
          </table:table-cell>
          <table:table-cell/>
          <table:table-cell table:style-name="ce53" office:value-type="float" office:value="948" calcext:value-type="float">
            <text:p>948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712" calcext:value-type="float">
            <text:p>712</text:p>
          </table:table-cell>
          <table:table-cell table:style-name="ce53" office:value-type="float" office:value="172" calcext:value-type="float">
            <text:p>172</text:p>
          </table:table-cell>
          <table:table-cell table:number-columns-repeated="93"/>
          <table:table-cell office:value-type="float" office:value="2235" calcext:value-type="float">
            <text:p>2235</text:p>
          </table:table-cell>
        </table:table-row>
        <table:table-row table:style-name="ro2"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520" calcext:value-type="float">
            <text:p>520</text:p>
          </table:table-cell>
          <table:table-cell table:number-columns-repeated="3"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287" calcext:value-type="float">
            <text:p>287</text:p>
          </table:table-cell>
          <table:table-cell table:style-name="ce53" office:value-type="float" office:value="18" calcext:value-type="float">
            <text:p>18</text:p>
          </table:table-cell>
          <table:table-cell/>
          <table:table-cell table:style-name="ce53" office:value-type="float" office:value="252" calcext:value-type="float">
            <text:p>252</text:p>
          </table:table-cell>
          <table:table-cell table:number-columns-repeated="92"/>
          <table:table-cell office:value-type="float" office:value="1357" calcext:value-type="float">
            <text:p>1357</text:p>
          </table:table-cell>
        </table:table-row>
        <table:table-row table:style-name="ro2"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67" calcext:value-type="float">
            <text:p>167</text:p>
          </table:table-cell>
          <table:table-cell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647" calcext:value-type="float">
            <text:p>647</text:p>
          </table:table-cell>
          <table:table-cell table:number-columns-repeated="95"/>
          <table:table-cell office:value-type="float" office:value="1094" calcext:value-type="float">
            <text:p>1094</text:p>
          </table:table-cell>
        </table:table-row>
        <table:table-row table:style-name="ro2"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93" calcext:value-type="float">
            <text:p>193</text:p>
          </table:table-cell>
          <table:table-cell table:number-columns-repeated="5"/>
          <table:table-cell table:style-name="ce53" office:value-type="float" office:value="511" calcext:value-type="float">
            <text:p>511</text:p>
          </table:table-cell>
          <table:table-cell table:number-columns-repeated="92"/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851" calcext:value-type="float">
            <text:p>851</text:p>
          </table:table-cell>
          <table:table-cell table:number-columns-repeated="2"/>
          <table:table-cell table:style-name="ce53" office:value-type="float" office:value="249" calcext:value-type="float">
            <text:p>249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516" calcext:value-type="float">
            <text:p>516</text:p>
          </table:table-cell>
          <table:table-cell table:number-columns-repeated="91"/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580" calcext:value-type="float">
            <text:p>580</text:p>
          </table:table-cell>
          <table:table-cell table:number-columns-repeated="3"/>
          <table:table-cell table:style-name="ce53" office:value-type="float" office:value="29" calcext:value-type="float">
            <text:p>29</text:p>
          </table:table-cell>
          <table:table-cell table:number-columns-repeated="3"/>
          <table:table-cell table:style-name="ce53" office:value-type="float" office:value="453" calcext:value-type="float">
            <text:p>453</text:p>
          </table:table-cell>
          <table:table-cell table:number-columns-repeated="92"/>
          <table:table-cell office:value-type="float" office:value="1062" calcext:value-type="float">
            <text:p>1062</text:p>
          </table:table-cell>
        </table:table-row>
        <table:table-row table:style-name="ro2"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80" calcext:value-type="float">
            <text:p>180</text:p>
          </table:table-cell>
          <table:table-cell table:number-columns-repeated="2"/>
          <table:table-cell table:style-name="ce53" office:value-type="float" office:value="174" calcext:value-type="float">
            <text:p>174</text:p>
          </table:table-cell>
          <table:table-cell/>
          <table:table-cell table:style-name="ce53" office:value-type="float" office:value="139" calcext:value-type="float">
            <text:p>139</text:p>
          </table:table-cell>
          <table:table-cell table:style-name="ce53" office:value-type="float" office:value="297" calcext:value-type="float">
            <text:p>297</text:p>
          </table:table-cell>
          <table:table-cell table:style-name="ce53" office:value-type="float" office:value="522" calcext:value-type="float">
            <text:p>522</text:p>
          </table:table-cell>
          <table:table-cell table:number-columns-repeated="93"/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2"/>
          <table:table-cell table:style-name="ce53" office:value-type="float" office:value="345" calcext:value-type="float">
            <text:p>345</text:p>
          </table:table-cell>
          <table:table-cell table:style-name="ce53" office:value-type="float" office:value="572" calcext:value-type="float">
            <text:p>572</text:p>
          </table:table-cell>
          <table:table-cell/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539" calcext:value-type="float">
            <text:p>539</text:p>
          </table:table-cell>
          <table:table-cell/>
          <table:table-cell table:style-name="ce53" office:value-type="float" office:value="44" calcext:value-type="float">
            <text:p>44</text:p>
          </table:table-cell>
          <table:table-cell table:number-columns-repeated="91"/>
          <table:table-cell office:value-type="float" office:value="1795" calcext:value-type="float">
            <text:p>1795</text:p>
          </table:table-cell>
        </table:table-row>
        <table:table-row table:style-name="ro2"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110" calcext:value-type="float">
            <text:p>110</text:p>
          </table:table-cell>
          <table:table-cell table:number-columns-repeated="2"/>
          <table:table-cell table:style-name="ce53" office:value-type="float" office:value="922" calcext:value-type="float">
            <text:p>922</text:p>
          </table:table-cell>
          <table:table-cell table:style-name="ce53" office:value-type="float" office:value="735" calcext:value-type="float">
            <text:p>735</text:p>
          </table:table-cell>
          <table:table-cell table:number-columns-repeated="2"/>
          <table:table-cell table:style-name="ce53" office:value-type="float" office:value="311" calcext:value-type="float">
            <text:p>311</text:p>
          </table:table-cell>
          <table:table-cell table:number-columns-repeated="91"/>
          <table:table-cell office:value-type="float" office:value="3745" calcext:value-type="float">
            <text:p>3745</text:p>
          </table:table-cell>
        </table:table-row>
        <table:table-row table:style-name="ro2"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68" calcext:value-type="float">
            <text:p>168</text:p>
          </table:table-cell>
          <table:table-cell table:number-columns-repeated="2"/>
          <table:table-cell table:style-name="ce53" office:value-type="float" office:value="569" calcext:value-type="float">
            <text:p>569</text:p>
          </table:table-cell>
          <table:table-cell/>
          <table:table-cell table:style-name="ce53" office:value-type="float" office:value="298" calcext:value-type="float">
            <text:p>298</text:p>
          </table:table-cell>
          <table:table-cell table:number-columns-repeated="93"/>
          <table:table-cell office:value-type="float" office:value="1035" calcext:value-type="float">
            <text:p>1035</text:p>
          </table:table-cell>
        </table:table-row>
        <table:table-row table:style-name="ro2"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339" calcext:value-type="float">
            <text:p>339</text:p>
          </table:table-cell>
          <table:table-cell/>
          <table:table-cell table:style-name="ce53" office:value-type="float" office:value="359" calcext:value-type="float">
            <text:p>359</text:p>
          </table:table-cell>
          <table:table-cell table:number-columns-repeated="2"/>
          <table:table-cell table:style-name="ce53" office:value-type="float" office:value="328" calcext:value-type="float">
            <text:p>328</text:p>
          </table:table-cell>
          <table:table-cell table:number-columns-repeated="2"/>
          <table:table-cell table:style-name="ce53" office:value-type="float" office:value="926" calcext:value-type="float">
            <text:p>926</text:p>
          </table:table-cell>
          <table:table-cell table:number-columns-repeated="91"/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326" calcext:value-type="float">
            <text:p>326</text:p>
          </table:table-cell>
          <table:table-cell table:style-name="ce53" office:value-type="float" office:value="837" calcext:value-type="float">
            <text:p>837</text:p>
          </table:table-cell>
          <table:table-cell table:style-name="ce53" office:value-type="float" office:value="475" calcext:value-type="float">
            <text:p>475</text:p>
          </table:table-cell>
          <table:table-cell table:style-name="ce53" office:value-type="float" office:value="520" calcext:value-type="float">
            <text:p>520</text:p>
          </table:table-cell>
          <table:table-cell table:number-columns-repeated="2"/>
          <table:table-cell table:style-name="ce53" office:value-type="float" office:value="70" calcext:value-type="float">
            <text:p>70</text:p>
          </table:table-cell>
          <table:table-cell/>
          <table:table-cell table:style-name="ce53" office:value-type="float" office:value="998" calcext:value-type="float">
            <text:p>998</text:p>
          </table:table-cell>
          <table:table-cell table:number-columns-repeated="92"/>
          <table:table-cell office:value-type="float" office:value="3226" calcext:value-type="float">
            <text:p>3226</text:p>
          </table:table-cell>
        </table:table-row>
        <table:table-row table:style-name="ro2"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391" calcext:value-type="float">
            <text:p>391</text:p>
          </table:table-cell>
          <table:table-cell table:number-columns-repeated="2"/>
          <table:table-cell table:style-name="ce53" office:value-type="float" office:value="439" calcext:value-type="float">
            <text:p>439</text:p>
          </table:table-cell>
          <table:table-cell table:number-columns-repeated="4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47" calcext:value-type="float">
            <text:p>47</text:p>
          </table:table-cell>
          <table:table-cell table:number-columns-repeated="91"/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592" calcext:value-type="float">
            <text:p>592</text:p>
          </table:table-cell>
          <table:table-cell/>
          <table:table-cell table:style-name="ce53" office:value-type="float" office:value="599" calcext:value-type="float">
            <text:p>599</text:p>
          </table:table-cell>
          <table:table-cell table:number-columns-repeated="5"/>
          <table:table-cell table:style-name="ce53" office:value-type="float" office:value="352" calcext:value-type="float">
            <text:p>352</text:p>
          </table:table-cell>
          <table:table-cell table:number-columns-repeated="91"/>
          <table:table-cell office:value-type="float" office:value="2243" calcext:value-type="float">
            <text:p>2243</text:p>
          </table:table-cell>
        </table:table-row>
        <table:table-row table:style-name="ro2"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table:number-columns-repeated="7"/>
          <table:table-cell table:style-name="ce53" office:value-type="float" office:value="162" calcext:value-type="float">
            <text:p>162</text:p>
          </table:table-cell>
          <table:table-cell table:number-columns-repeated="93"/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87" calcext:value-type="float">
            <text:p>187</text:p>
          </table:table-cell>
          <table:table-cell table:number-columns-repeated="2"/>
          <table:table-cell table:style-name="ce53" office:value-type="float" office:value="260" calcext:value-type="float">
            <text:p>260</text:p>
          </table:table-cell>
          <table:table-cell table:style-name="ce53" office:value-type="float" office:value="219" calcext:value-type="float">
            <text:p>219</text:p>
          </table:table-cell>
          <table:table-cell table:style-name="ce53" office:value-type="float" office:value="257" calcext:value-type="float">
            <text:p>257</text:p>
          </table:table-cell>
          <table:table-cell table:number-columns-repeated="2"/>
          <table:table-cell table:style-name="ce53" office:value-type="float" office:value="596" calcext:value-type="float">
            <text:p>596</text:p>
          </table:table-cell>
          <table:table-cell table:number-columns-repeated="91"/>
          <table:table-cell office:value-type="float" office:value="1519" calcext:value-type="float">
            <text:p>1519</text:p>
          </table:table-cell>
        </table:table-row>
        <table:table-row table:style-name="ro2"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488" calcext:value-type="float">
            <text:p>488</text:p>
          </table:table-cell>
          <table:table-cell table:number-columns-repeated="2"/>
          <table:table-cell table:style-name="ce53" office:value-type="float" office:value="289" calcext:value-type="float">
            <text:p>289</text:p>
          </table:table-cell>
          <table:table-cell table:style-name="ce53" office:value-type="float" office:value="687" calcext:value-type="float">
            <text:p>687</text:p>
          </table:table-cell>
          <table:table-cell table:style-name="ce53" office:value-type="float" office:value="390" calcext:value-type="float">
            <text:p>390</text:p>
          </table:table-cell>
          <table:table-cell/>
          <table:table-cell table:style-name="ce53" office:value-type="float" office:value="495" calcext:value-type="float">
            <text:p>495</text:p>
          </table:table-cell>
          <table:table-cell table:number-columns-repeated="91"/>
          <table:table-cell office:value-type="float" office:value="2605" calcext:value-type="float">
            <text:p>2605</text:p>
          </table:table-cell>
        </table:table-row>
        <table:table-row table:style-name="ro2"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39" calcext:value-type="float">
            <text:p>39</text:p>
          </table:table-cell>
          <table:table-cell/>
          <table:table-cell table:style-name="ce53" office:value-type="float" office:value="556" calcext:value-type="float">
            <text:p>556</text:p>
          </table:table-cell>
          <table:table-cell/>
          <table:table-cell table:style-name="ce53" office:value-type="float" office:value="170" calcext:value-type="float">
            <text:p>170</text:p>
          </table:table-cell>
          <table:table-cell/>
          <table:table-cell table:style-name="ce53" office:value-type="float" office:value="164" calcext:value-type="float">
            <text:p>164</text:p>
          </table:table-cell>
          <table:table-cell table:number-columns-repeated="92"/>
          <table:table-cell office:value-type="float" office:value="929" calcext:value-type="float">
            <text:p>929</text:p>
          </table:table-cell>
        </table:table-row>
        <table:table-row table:style-name="ro2"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666" calcext:value-type="float">
            <text:p>666</text:p>
          </table:table-cell>
          <table:table-cell table:number-columns-repeated="3"/>
          <table:table-cell table:style-name="ce53" office:value-type="float" office:value="38" calcext:value-type="float">
            <text:p>38</text:p>
          </table:table-cell>
          <table:table-cell/>
          <table:table-cell table:style-name="ce53" office:value-type="float" office:value="190" calcext:value-type="float">
            <text:p>190</text:p>
          </table:table-cell>
          <table:table-cell/>
          <table:table-cell table:style-name="ce53" office:value-type="float" office:value="565" calcext:value-type="float">
            <text:p>565</text:p>
          </table:table-cell>
          <table:table-cell table:number-columns-repeated="91"/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424" calcext:value-type="float">
            <text:p>424</text:p>
          </table:table-cell>
          <table:table-cell table:number-columns-repeated="2"/>
          <table:table-cell table:style-name="ce53" office:value-type="float" office:value="1058" calcext:value-type="float">
            <text:p>1058</text:p>
          </table:table-cell>
          <table:table-cell table:style-name="ce53" office:value-type="float" office:value="362" calcext:value-type="float">
            <text:p>362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419" calcext:value-type="float">
            <text:p>419</text:p>
          </table:table-cell>
          <table:table-cell table:number-columns-repeated="94"/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26" calcext:value-type="float">
            <text:p>26</text:p>
          </table:table-cell>
          <table:table-cell/>
          <table:table-cell table:style-name="ce53" office:value-type="float" office:value="549" calcext:value-type="float">
            <text:p>549</text:p>
          </table:table-cell>
          <table:table-cell table:style-name="ce53" office:value-type="float" office:value="449" calcext:value-type="float">
            <text:p>449</text:p>
          </table:table-cell>
          <table:table-cell/>
          <table:table-cell table:style-name="ce53" office:value-type="float" office:value="376" calcext:value-type="float">
            <text:p>376</text:p>
          </table:table-cell>
          <table:table-cell table:number-columns-repeated="93"/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624" calcext:value-type="float">
            <text:p>624</text:p>
          </table:table-cell>
          <table:table-cell table:style-name="ce53" office:value-type="float" office:value="478" calcext:value-type="float">
            <text:p>478</text:p>
          </table:table-cell>
          <table:table-cell table:number-columns-repeated="4"/>
          <table:table-cell table:style-name="ce53" office:value-type="float" office:value="273" calcext:value-type="float">
            <text:p>273</text:p>
          </table:table-cell>
          <table:table-cell table:number-columns-repeated="93"/>
          <table:table-cell office:value-type="float" office:value="1375" calcext:value-type="float">
            <text:p>1375</text:p>
          </table:table-cell>
        </table:table-row>
        <table:table-row table:style-name="ro2"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80" calcext:value-type="float">
            <text:p>280</text:p>
          </table:table-cell>
          <table:table-cell table:number-columns-repeated="3"/>
          <table:table-cell table:style-name="ce53" office:value-type="float" office:value="55" calcext:value-type="float">
            <text:p>55</text:p>
          </table:table-cell>
          <table:table-cell/>
          <table:table-cell table:style-name="ce53" office:value-type="float" office:value="588" calcext:value-type="float">
            <text:p>588</text:p>
          </table:table-cell>
          <table:table-cell table:number-columns-repeated="2"/>
          <table:table-cell table:style-name="ce53" office:value-type="float" office:value="126" calcext:value-type="float">
            <text:p>126</text:p>
          </table:table-cell>
          <table:table-cell table:number-columns-repeated="91"/>
          <table:table-cell office:value-type="float" office:value="1049" calcext:value-type="float">
            <text:p>1049</text:p>
          </table:table-cell>
        </table:table-row>
        <table:table-row table:style-name="ro2"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387" calcext:value-type="float">
            <text:p>387</text:p>
          </table:table-cell>
          <table:table-cell/>
          <table:table-cell table:style-name="ce53" office:value-type="float" office:value="588" calcext:value-type="float">
            <text:p>588</text:p>
          </table:table-cell>
          <table:table-cell table:style-name="ce53" office:value-type="float" office:value="227" calcext:value-type="float">
            <text:p>227</text:p>
          </table:table-cell>
          <table:table-cell table:number-columns-repeated="2"/>
          <table:table-cell table:style-name="ce53" office:value-type="float" office:value="564" calcext:value-type="float">
            <text:p>564</text:p>
          </table:table-cell>
          <table:table-cell table:number-columns-repeated="91"/>
          <table:table-cell office:value-type="float" office:value="1766" calcext:value-type="float">
            <text:p>1766</text:p>
          </table:table-cell>
        </table:table-row>
        <table:table-row table:style-name="ro2"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27" calcext:value-type="float">
            <text:p>227</text:p>
          </table:table-cell>
          <table:table-cell/>
          <table:table-cell table:style-name="ce53" office:value-type="float" office:value="578" calcext:value-type="float">
            <text:p>578</text:p>
          </table:table-cell>
          <table:table-cell table:number-columns-repeated="6"/>
          <table:table-cell table:style-name="ce53" office:value-type="float" office:value="299" calcext:value-type="float">
            <text:p>299</text:p>
          </table:table-cell>
          <table:table-cell table:number-columns-repeated="91"/>
          <table:table-cell office:value-type="float" office:value="1104" calcext:value-type="float">
            <text:p>1104</text:p>
          </table:table-cell>
        </table:table-row>
        <table:table-row table:style-name="ro2"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85" calcext:value-type="float">
            <text:p>185</text:p>
          </table:table-cell>
          <table:table-cell table:number-columns-repeated="2"/>
          <table:table-cell table:style-name="ce53" office:value-type="float" office:value="462" calcext:value-type="float">
            <text:p>462</text:p>
          </table:table-cell>
          <table:table-cell table:style-name="ce53" office:value-type="float" office:value="901" calcext:value-type="float">
            <text:p>901</text:p>
          </table:table-cell>
          <table:table-cell table:style-name="ce53" office:value-type="float" office:value="577" calcext:value-type="float">
            <text:p>577</text:p>
          </table:table-cell>
          <table:table-cell/>
          <table:table-cell table:style-name="ce53" office:value-type="float" office:value="530" calcext:value-type="float">
            <text:p>530</text:p>
          </table:table-cell>
          <table:table-cell table:number-columns-repeated="91"/>
          <table:table-cell office:value-type="float" office:value="2655" calcext:value-type="float">
            <text:p>2655</text:p>
          </table:table-cell>
        </table:table-row>
        <table:table-row table:style-name="ro2"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85" calcext:value-type="float">
            <text:p>385</text:p>
          </table:table-cell>
          <table:table-cell table:number-columns-repeated="5"/>
          <table:table-cell table:style-name="ce53" office:value-type="float" office:value="571" calcext:value-type="float">
            <text:p>571</text:p>
          </table:table-cell>
          <table:table-cell table:number-columns-repeated="92"/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421" calcext:value-type="float">
            <text:p>421</text:p>
          </table:table-cell>
          <table:table-cell/>
          <table:table-cell table:style-name="ce53" office:value-type="float" office:value="488" calcext:value-type="float">
            <text:p>488</text:p>
          </table:table-cell>
          <table:table-cell table:number-columns-repeated="95"/>
          <table:table-cell office:value-type="float" office:value="1099" calcext:value-type="float">
            <text:p>1099</text:p>
          </table:table-cell>
        </table:table-row>
        <table:table-row table:style-name="ro2"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table:number-columns-repeated="10"/>
          <table:table-cell table:number-columns-repeated="90" table:style-name="ce53" office:value-type="float" office:value="5005" calcext:value-type="float">
            <text:p>5005</text:p>
          </table:table-cell>
          <table:table-cell/>
          <table:table-cell office:value-type="float" office:value="450450" calcext:value-type="float">
            <text:p>450450</text:p>
          </table:table-cell>
        </table:table-row>
        <table:table-row table:style-name="ro2">
          <table:table-cell table:style-name="ce33" office:value-type="string" calcext:value-type="string">
            <text:p>Total Result</text:p>
          </table:table-cell>
          <table:table-cell table:style-name="ce39"/>
          <table:table-cell table:style-name="ce54" office:value-type="float" office:value="11792" calcext:value-type="float">
            <text:p>11792</text:p>
          </table:table-cell>
          <table:table-cell table:style-name="ce54" office:value-type="float" office:value="11667" calcext:value-type="float">
            <text:p>11667</text:p>
          </table:table-cell>
          <table:table-cell table:style-name="ce54" office:value-type="float" office:value="10157" calcext:value-type="float">
            <text:p>10157</text:p>
          </table:table-cell>
          <table:table-cell table:style-name="ce54" office:value-type="float" office:value="13088" calcext:value-type="float">
            <text:p>13088</text:p>
          </table:table-cell>
          <table:table-cell table:style-name="ce54" office:value-type="float" office:value="18264" calcext:value-type="float">
            <text:p>18264</text:p>
          </table:table-cell>
          <table:table-cell table:style-name="ce54" office:value-type="float" office:value="18881" calcext:value-type="float">
            <text:p>18881</text:p>
          </table:table-cell>
          <table:table-cell table:style-name="ce54" office:value-type="float" office:value="15445" calcext:value-type="float">
            <text:p>15445</text:p>
          </table:table-cell>
          <table:table-cell table:style-name="ce54" office:value-type="float" office:value="16534" calcext:value-type="float">
            <text:p>16534</text:p>
          </table:table-cell>
          <table:table-cell table:style-name="ce54" office:value-type="float" office:value="13384" calcext:value-type="float">
            <text:p>13384</text:p>
          </table:table-cell>
          <table:table-cell table:style-name="ce54" office:value-type="float" office:value="13774" calcext:value-type="float">
            <text:p>13774</text:p>
          </table:table-cell>
          <table:table-cell table:number-columns-repeated="90" table:style-name="ce54" office:value-type="float" office:value="5005" calcext:value-type="float">
            <text:p>5005</text:p>
          </table:table-cell>
          <table:table-cell table:style-name="ce54" office:value-type="float" office:value="142986" calcext:value-type="float">
            <text:p>142986</text:p>
          </table:table-cell>
          <table:table-cell table:style-name="ce29" office:value-type="float" office:value="736422" calcext:value-type="float">
            <text:p>736422</text:p>
          </table:table-cell>
        </table:table-row>
      </table:table>
      <table:table table:name="Matrix - Counts" table:style-name="ta1">
        <table:table-column table:style-name="co14" table:default-cell-style-name="ce46"/>
        <table:table-column table:style-name="co23" table:default-cell-style-name="ce50"/>
        <table:table-column table:style-name="co24" table:default-cell-style-name="ce52"/>
        <table:table-column table:style-name="co25" table:default-cell-style-name="ce52"/>
        <table:table-column table:style-name="co9" table:number-columns-repeated="99" table:default-cell-style-name="ce52"/>
        <table:table-column table:style-name="co9" table:default-cell-style-name="ce4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103"/>
        </table:table-row>
        <table:table-row table:style-name="ro1">
          <table:table-cell table:style-name="Pivot_20_Table_20_Field" office:value-type="string" calcext:value-type="string">
            <text:p>program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102"/>
        </table:table-row>
        <table:table-row table:style-name="ro1">
          <table:table-cell table:style-name="Default" table:number-columns-repeated="104"/>
        </table:table-row>
        <table:table-row table:style-name="ro1">
          <table:table-cell table:style-name="ce44" office:value-type="string" calcext:value-type="string">
            <text:p>Count - timestamp</text:p>
          </table:table-cell>
          <table:table-cell table:style-name="ce47"/>
          <table:table-cell table:style-name="ce9" office:value-type="string" calcext:value-type="string">
            <text:p>toPhone</text:p>
          </table:table-cell>
          <table:table-cell table:style-name="ce9" office:value-type="string" calcext:value-type="string">
            <text:p>toType</text:p>
          </table:table-cell>
          <table:table-cell table:style-name="ce56" table:number-columns-repeated="99"/>
          <table:table-cell table:style-name="ce57"/>
        </table:table-row>
        <table:table-row table:style-name="ro1">
          <table:table-cell table:style-name="ce45"/>
          <table:table-cell table:style-name="ce48"/>
          <table:table-cell table:style-name="ce51" office:value-type="float" office:value="41000000001" calcext:value-type="float">
            <text:p>41000000001</text:p>
          </table:table-cell>
          <table:table-cell table:style-name="ce55" office:value-type="float" office:value="41000000002" calcext:value-type="float">
            <text:p>41000000002</text:p>
          </table:table-cell>
          <table:table-cell table:style-name="ce55" office:value-type="float" office:value="41000000003" calcext:value-type="float">
            <text:p>41000000003</text:p>
          </table:table-cell>
          <table:table-cell table:style-name="ce55" office:value-type="float" office:value="41000000004" calcext:value-type="float">
            <text:p>41000000004</text:p>
          </table:table-cell>
          <table:table-cell table:style-name="ce55" office:value-type="float" office:value="41000000005" calcext:value-type="float">
            <text:p>41000000005</text:p>
          </table:table-cell>
          <table:table-cell table:style-name="ce55" office:value-type="float" office:value="41000000006" calcext:value-type="float">
            <text:p>41000000006</text:p>
          </table:table-cell>
          <table:table-cell table:style-name="ce55" office:value-type="float" office:value="41000000007" calcext:value-type="float">
            <text:p>41000000007</text:p>
          </table:table-cell>
          <table:table-cell table:style-name="ce55" office:value-type="float" office:value="41000000008" calcext:value-type="float">
            <text:p>41000000008</text:p>
          </table:table-cell>
          <table:table-cell table:style-name="ce55" office:value-type="float" office:value="41000000009" calcext:value-type="float">
            <text:p>41000000009</text:p>
          </table:table-cell>
          <table:table-cell table:style-name="ce55" office:value-type="float" office:value="41000000010" calcext:value-type="float">
            <text:p>41000000010</text:p>
          </table:table-cell>
          <table:table-cell table:style-name="ce55" office:value-type="float" office:value="41000000011" calcext:value-type="float">
            <text:p>41000000011</text:p>
          </table:table-cell>
          <table:table-cell table:style-name="ce55" office:value-type="float" office:value="41000000012" calcext:value-type="float">
            <text:p>41000000012</text:p>
          </table:table-cell>
          <table:table-cell table:style-name="ce55" office:value-type="float" office:value="41000000013" calcext:value-type="float">
            <text:p>41000000013</text:p>
          </table:table-cell>
          <table:table-cell table:style-name="ce55" office:value-type="float" office:value="41000000014" calcext:value-type="float">
            <text:p>41000000014</text:p>
          </table:table-cell>
          <table:table-cell table:style-name="ce55" office:value-type="float" office:value="41000000015" calcext:value-type="float">
            <text:p>41000000015</text:p>
          </table:table-cell>
          <table:table-cell table:style-name="ce55" office:value-type="float" office:value="41000000016" calcext:value-type="float">
            <text:p>41000000016</text:p>
          </table:table-cell>
          <table:table-cell table:style-name="ce55" office:value-type="float" office:value="41000000017" calcext:value-type="float">
            <text:p>41000000017</text:p>
          </table:table-cell>
          <table:table-cell table:style-name="ce55" office:value-type="float" office:value="41000000018" calcext:value-type="float">
            <text:p>41000000018</text:p>
          </table:table-cell>
          <table:table-cell table:style-name="ce55" office:value-type="float" office:value="41000000019" calcext:value-type="float">
            <text:p>41000000019</text:p>
          </table:table-cell>
          <table:table-cell table:style-name="ce55" office:value-type="float" office:value="41000000020" calcext:value-type="float">
            <text:p>41000000020</text:p>
          </table:table-cell>
          <table:table-cell table:style-name="ce55" office:value-type="float" office:value="41000000021" calcext:value-type="float">
            <text:p>41000000021</text:p>
          </table:table-cell>
          <table:table-cell table:style-name="ce55" office:value-type="float" office:value="41000000022" calcext:value-type="float">
            <text:p>41000000022</text:p>
          </table:table-cell>
          <table:table-cell table:style-name="ce55" office:value-type="float" office:value="41000000023" calcext:value-type="float">
            <text:p>41000000023</text:p>
          </table:table-cell>
          <table:table-cell table:style-name="ce55" office:value-type="float" office:value="41000000024" calcext:value-type="float">
            <text:p>41000000024</text:p>
          </table:table-cell>
          <table:table-cell table:style-name="ce55" office:value-type="float" office:value="41000000025" calcext:value-type="float">
            <text:p>41000000025</text:p>
          </table:table-cell>
          <table:table-cell table:style-name="ce55" office:value-type="float" office:value="41000000026" calcext:value-type="float">
            <text:p>41000000026</text:p>
          </table:table-cell>
          <table:table-cell table:style-name="ce55" office:value-type="float" office:value="41000000027" calcext:value-type="float">
            <text:p>41000000027</text:p>
          </table:table-cell>
          <table:table-cell table:style-name="ce55" office:value-type="float" office:value="41000000028" calcext:value-type="float">
            <text:p>41000000028</text:p>
          </table:table-cell>
          <table:table-cell table:style-name="ce55" office:value-type="float" office:value="41000000029" calcext:value-type="float">
            <text:p>41000000029</text:p>
          </table:table-cell>
          <table:table-cell table:style-name="ce55" office:value-type="float" office:value="41000000030" calcext:value-type="float">
            <text:p>41000000030</text:p>
          </table:table-cell>
          <table:table-cell table:style-name="ce55" office:value-type="float" office:value="41000000031" calcext:value-type="float">
            <text:p>41000000031</text:p>
          </table:table-cell>
          <table:table-cell table:style-name="ce55" office:value-type="float" office:value="41000000032" calcext:value-type="float">
            <text:p>41000000032</text:p>
          </table:table-cell>
          <table:table-cell table:style-name="ce55" office:value-type="float" office:value="41000000033" calcext:value-type="float">
            <text:p>41000000033</text:p>
          </table:table-cell>
          <table:table-cell table:style-name="ce55" office:value-type="float" office:value="41000000034" calcext:value-type="float">
            <text:p>41000000034</text:p>
          </table:table-cell>
          <table:table-cell table:style-name="ce55" office:value-type="float" office:value="41000000035" calcext:value-type="float">
            <text:p>41000000035</text:p>
          </table:table-cell>
          <table:table-cell table:style-name="ce55" office:value-type="float" office:value="41000000036" calcext:value-type="float">
            <text:p>41000000036</text:p>
          </table:table-cell>
          <table:table-cell table:style-name="ce55" office:value-type="float" office:value="41000000037" calcext:value-type="float">
            <text:p>41000000037</text:p>
          </table:table-cell>
          <table:table-cell table:style-name="ce55" office:value-type="float" office:value="41000000038" calcext:value-type="float">
            <text:p>41000000038</text:p>
          </table:table-cell>
          <table:table-cell table:style-name="ce55" office:value-type="float" office:value="41000000039" calcext:value-type="float">
            <text:p>41000000039</text:p>
          </table:table-cell>
          <table:table-cell table:style-name="ce55" office:value-type="float" office:value="41000000040" calcext:value-type="float">
            <text:p>41000000040</text:p>
          </table:table-cell>
          <table:table-cell table:style-name="ce55" office:value-type="float" office:value="41000000041" calcext:value-type="float">
            <text:p>41000000041</text:p>
          </table:table-cell>
          <table:table-cell table:style-name="ce55" office:value-type="float" office:value="41000000042" calcext:value-type="float">
            <text:p>41000000042</text:p>
          </table:table-cell>
          <table:table-cell table:style-name="ce55" office:value-type="float" office:value="41000000043" calcext:value-type="float">
            <text:p>41000000043</text:p>
          </table:table-cell>
          <table:table-cell table:style-name="ce55" office:value-type="float" office:value="41000000044" calcext:value-type="float">
            <text:p>41000000044</text:p>
          </table:table-cell>
          <table:table-cell table:style-name="ce55" office:value-type="float" office:value="41000000045" calcext:value-type="float">
            <text:p>41000000045</text:p>
          </table:table-cell>
          <table:table-cell table:style-name="ce55" office:value-type="float" office:value="41000000046" calcext:value-type="float">
            <text:p>41000000046</text:p>
          </table:table-cell>
          <table:table-cell table:style-name="ce55" office:value-type="float" office:value="41000000047" calcext:value-type="float">
            <text:p>41000000047</text:p>
          </table:table-cell>
          <table:table-cell table:style-name="ce55" office:value-type="float" office:value="41000000048" calcext:value-type="float">
            <text:p>41000000048</text:p>
          </table:table-cell>
          <table:table-cell table:style-name="ce55" office:value-type="float" office:value="41000000049" calcext:value-type="float">
            <text:p>41000000049</text:p>
          </table:table-cell>
          <table:table-cell table:style-name="ce55" office:value-type="float" office:value="41000000050" calcext:value-type="float">
            <text:p>41000000050</text:p>
          </table:table-cell>
          <table:table-cell table:style-name="ce55" office:value-type="float" office:value="41000000051" calcext:value-type="float">
            <text:p>41000000051</text:p>
          </table:table-cell>
          <table:table-cell table:style-name="ce55" office:value-type="float" office:value="41000000052" calcext:value-type="float">
            <text:p>41000000052</text:p>
          </table:table-cell>
          <table:table-cell table:style-name="ce55" office:value-type="float" office:value="41000000053" calcext:value-type="float">
            <text:p>41000000053</text:p>
          </table:table-cell>
          <table:table-cell table:style-name="ce55" office:value-type="float" office:value="41000000054" calcext:value-type="float">
            <text:p>41000000054</text:p>
          </table:table-cell>
          <table:table-cell table:style-name="ce55" office:value-type="float" office:value="41000000055" calcext:value-type="float">
            <text:p>41000000055</text:p>
          </table:table-cell>
          <table:table-cell table:style-name="ce55" office:value-type="float" office:value="41000000056" calcext:value-type="float">
            <text:p>41000000056</text:p>
          </table:table-cell>
          <table:table-cell table:style-name="ce55" office:value-type="float" office:value="41000000057" calcext:value-type="float">
            <text:p>41000000057</text:p>
          </table:table-cell>
          <table:table-cell table:style-name="ce55" office:value-type="float" office:value="41000000058" calcext:value-type="float">
            <text:p>41000000058</text:p>
          </table:table-cell>
          <table:table-cell table:style-name="ce55" office:value-type="float" office:value="41000000059" calcext:value-type="float">
            <text:p>41000000059</text:p>
          </table:table-cell>
          <table:table-cell table:style-name="ce55" office:value-type="float" office:value="41000000060" calcext:value-type="float">
            <text:p>41000000060</text:p>
          </table:table-cell>
          <table:table-cell table:style-name="ce55" office:value-type="float" office:value="41000000061" calcext:value-type="float">
            <text:p>41000000061</text:p>
          </table:table-cell>
          <table:table-cell table:style-name="ce55" office:value-type="float" office:value="41000000062" calcext:value-type="float">
            <text:p>41000000062</text:p>
          </table:table-cell>
          <table:table-cell table:style-name="ce55" office:value-type="float" office:value="41000000063" calcext:value-type="float">
            <text:p>41000000063</text:p>
          </table:table-cell>
          <table:table-cell table:style-name="ce55" office:value-type="float" office:value="41000000064" calcext:value-type="float">
            <text:p>41000000064</text:p>
          </table:table-cell>
          <table:table-cell table:style-name="ce55" office:value-type="float" office:value="41000000065" calcext:value-type="float">
            <text:p>41000000065</text:p>
          </table:table-cell>
          <table:table-cell table:style-name="ce55" office:value-type="float" office:value="41000000066" calcext:value-type="float">
            <text:p>41000000066</text:p>
          </table:table-cell>
          <table:table-cell table:style-name="ce55" office:value-type="float" office:value="41000000067" calcext:value-type="float">
            <text:p>41000000067</text:p>
          </table:table-cell>
          <table:table-cell table:style-name="ce55" office:value-type="float" office:value="41000000068" calcext:value-type="float">
            <text:p>41000000068</text:p>
          </table:table-cell>
          <table:table-cell table:style-name="ce55" office:value-type="float" office:value="41000000069" calcext:value-type="float">
            <text:p>41000000069</text:p>
          </table:table-cell>
          <table:table-cell table:style-name="ce55" office:value-type="float" office:value="41000000070" calcext:value-type="float">
            <text:p>41000000070</text:p>
          </table:table-cell>
          <table:table-cell table:style-name="ce55" office:value-type="float" office:value="41000000071" calcext:value-type="float">
            <text:p>41000000071</text:p>
          </table:table-cell>
          <table:table-cell table:style-name="ce55" office:value-type="float" office:value="41000000072" calcext:value-type="float">
            <text:p>41000000072</text:p>
          </table:table-cell>
          <table:table-cell table:style-name="ce55" office:value-type="float" office:value="41000000073" calcext:value-type="float">
            <text:p>41000000073</text:p>
          </table:table-cell>
          <table:table-cell table:style-name="ce55" office:value-type="float" office:value="41000000074" calcext:value-type="float">
            <text:p>41000000074</text:p>
          </table:table-cell>
          <table:table-cell table:style-name="ce55" office:value-type="float" office:value="41000000075" calcext:value-type="float">
            <text:p>41000000075</text:p>
          </table:table-cell>
          <table:table-cell table:style-name="ce55" office:value-type="float" office:value="41000000076" calcext:value-type="float">
            <text:p>41000000076</text:p>
          </table:table-cell>
          <table:table-cell table:style-name="ce55" office:value-type="float" office:value="41000000077" calcext:value-type="float">
            <text:p>41000000077</text:p>
          </table:table-cell>
          <table:table-cell table:style-name="ce55" office:value-type="float" office:value="41000000078" calcext:value-type="float">
            <text:p>41000000078</text:p>
          </table:table-cell>
          <table:table-cell table:style-name="ce55" office:value-type="float" office:value="41000000079" calcext:value-type="float">
            <text:p>41000000079</text:p>
          </table:table-cell>
          <table:table-cell table:style-name="ce55" office:value-type="float" office:value="41000000080" calcext:value-type="float">
            <text:p>41000000080</text:p>
          </table:table-cell>
          <table:table-cell table:style-name="ce55" office:value-type="float" office:value="41000000081" calcext:value-type="float">
            <text:p>41000000081</text:p>
          </table:table-cell>
          <table:table-cell table:style-name="ce55" office:value-type="float" office:value="41000000082" calcext:value-type="float">
            <text:p>41000000082</text:p>
          </table:table-cell>
          <table:table-cell table:style-name="ce55" office:value-type="float" office:value="41000000083" calcext:value-type="float">
            <text:p>41000000083</text:p>
          </table:table-cell>
          <table:table-cell table:style-name="ce55" office:value-type="float" office:value="41000000084" calcext:value-type="float">
            <text:p>41000000084</text:p>
          </table:table-cell>
          <table:table-cell table:style-name="ce55" office:value-type="float" office:value="41000000085" calcext:value-type="float">
            <text:p>41000000085</text:p>
          </table:table-cell>
          <table:table-cell table:style-name="ce55" office:value-type="float" office:value="41000000086" calcext:value-type="float">
            <text:p>41000000086</text:p>
          </table:table-cell>
          <table:table-cell table:style-name="ce55" office:value-type="float" office:value="41000000087" calcext:value-type="float">
            <text:p>41000000087</text:p>
          </table:table-cell>
          <table:table-cell table:style-name="ce55" office:value-type="float" office:value="41000000088" calcext:value-type="float">
            <text:p>41000000088</text:p>
          </table:table-cell>
          <table:table-cell table:style-name="ce55" office:value-type="float" office:value="41000000089" calcext:value-type="float">
            <text:p>41000000089</text:p>
          </table:table-cell>
          <table:table-cell table:style-name="ce55" office:value-type="float" office:value="41000000090" calcext:value-type="float">
            <text:p>41000000090</text:p>
          </table:table-cell>
          <table:table-cell table:style-name="ce55" office:value-type="float" office:value="41000000091" calcext:value-type="float">
            <text:p>41000000091</text:p>
          </table:table-cell>
          <table:table-cell table:style-name="ce55" office:value-type="float" office:value="41000000092" calcext:value-type="float">
            <text:p>41000000092</text:p>
          </table:table-cell>
          <table:table-cell table:style-name="ce55" office:value-type="float" office:value="41000000093" calcext:value-type="float">
            <text:p>41000000093</text:p>
          </table:table-cell>
          <table:table-cell table:style-name="ce55" office:value-type="float" office:value="41000000094" calcext:value-type="float">
            <text:p>41000000094</text:p>
          </table:table-cell>
          <table:table-cell table:style-name="ce55" office:value-type="float" office:value="41000000095" calcext:value-type="float">
            <text:p>41000000095</text:p>
          </table:table-cell>
          <table:table-cell table:style-name="ce55" office:value-type="float" office:value="41000000096" calcext:value-type="float">
            <text:p>41000000096</text:p>
          </table:table-cell>
          <table:table-cell table:style-name="ce55" office:value-type="float" office:value="41000000097" calcext:value-type="float">
            <text:p>41000000097</text:p>
          </table:table-cell>
          <table:table-cell table:style-name="ce55" office:value-type="float" office:value="41000000098" calcext:value-type="float">
            <text:p>41000000098</text:p>
          </table:table-cell>
          <table:table-cell table:style-name="ce55" office:value-type="float" office:value="41000000099" calcext:value-type="float">
            <text:p>41000000099</text:p>
          </table:table-cell>
          <table:table-cell table:style-name="ce55" office:value-type="float" office:value="41000000100" calcext:value-type="float">
            <text:p>41000000100</text:p>
          </table:table-cell>
          <table:table-cell table:style-name="ce55" office:value-type="float" office:value="41999999002" calcext:value-type="float">
            <text:p>41999999002</text:p>
          </table:table-cell>
          <table:table-cell table:style-name="ce58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fromPhone</text:p>
          </table:table-cell>
          <table:table-cell table:style-name="ce49" office:value-type="string" calcext:value-type="string">
            <text:p>fromType</text:p>
          </table:table-cell>
          <table:table-cell table:style-name="ce10" office:value-type="string" calcext:value-type="string">
            <text:p>merchant</text:p>
          </table:table-cell>
          <table:table-cell table:number-columns-repeated="9" table:style-name="ce16" office:value-type="string" calcext:value-type="string">
            <text:p>merchant</text:p>
          </table:table-cell>
          <table:table-cell table:number-columns-repeated="90" table:style-name="ce16" office:value-type="string" calcext:value-type="string">
            <text:p>beneficiary</text:p>
          </table:table-cell>
          <table:table-cell table:style-name="ce16" office:value-type="string" calcext:value-type="string">
            <text:p>reimburser</text:p>
          </table:table-cell>
          <table:table-cell table:style-name="ce59"/>
        </table:table-row>
        <table:table-row table:style-name="ro1">
          <table:table-cell office:value-type="float" office:value="41000000001" calcext:value-type="float">
            <text:p>41000000001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00000002" calcext:value-type="float">
            <text:p>41000000002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3" calcext:value-type="float">
            <text:p>41000000003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4" calcext:value-type="float">
            <text:p>41000000004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5" calcext:value-type="float">
            <text:p>41000000005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6" calcext:value-type="float">
            <text:p>41000000006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7" calcext:value-type="float">
            <text:p>41000000007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8" calcext:value-type="float">
            <text:p>41000000008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09" calcext:value-type="float">
            <text:p>41000000009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0" calcext:value-type="float">
            <text:p>41000000010</text:p>
          </table:table-cell>
          <table:table-cell office:value-type="string" calcext:value-type="string">
            <text:p>merchant</text:p>
          </table:table-cell>
          <table:table-cell table:number-columns-repeated="100"/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11" calcext:value-type="float">
            <text:p>4100000001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12" calcext:value-type="float">
            <text:p>41000000012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13" calcext:value-type="float">
            <text:p>41000000013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14" calcext:value-type="float">
            <text:p>41000000014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15" calcext:value-type="float">
            <text:p>4100000001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number-columns-repeated="4"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16" calcext:value-type="float">
            <text:p>4100000001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98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17" calcext:value-type="float">
            <text:p>41000000017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18" calcext:value-type="float">
            <text:p>41000000018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19" calcext:value-type="float">
            <text:p>4100000001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20" calcext:value-type="float">
            <text:p>41000000020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21" calcext:value-type="float">
            <text:p>41000000021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22" calcext:value-type="float">
            <text:p>41000000022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23" calcext:value-type="float">
            <text:p>41000000023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3" calcext:value-type="float">
            <text:p>3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4" calcext:value-type="float">
            <text:p>41000000024</text:p>
          </table:table-cell>
          <table:table-cell office:value-type="string" calcext:value-type="string">
            <text:p>beneficiary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1000000025" calcext:value-type="float">
            <text:p>41000000025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26" calcext:value-type="float">
            <text:p>4100000002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27" calcext:value-type="float">
            <text:p>41000000027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3" calcext:value-type="float">
            <text:p>3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8" calcext:value-type="float">
            <text:p>41000000028</text:p>
          </table:table-cell>
          <table:table-cell office:value-type="string" calcext:value-type="string">
            <text:p>beneficiary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4"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29" calcext:value-type="float">
            <text:p>41000000029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30" calcext:value-type="float">
            <text:p>41000000030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1" calcext:value-type="float">
            <text:p>4100000003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32" calcext:value-type="float">
            <text:p>41000000032</text:p>
          </table:table-cell>
          <table:table-cell office:value-type="string" calcext:value-type="string">
            <text:p>beneficiary</text:p>
          </table:table-cell>
          <table:table-cell table:number-columns-repeated="8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33" calcext:value-type="float">
            <text:p>4100000003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4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34" calcext:value-type="float">
            <text:p>41000000034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35" calcext:value-type="float">
            <text:p>41000000035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36" calcext:value-type="float">
            <text:p>4100000003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7" calcext:value-type="float">
            <text:p>41000000037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1000000038" calcext:value-type="float">
            <text:p>41000000038</text:p>
          </table:table-cell>
          <table:table-cell office:value-type="string" calcext:value-type="string">
            <text:p>beneficiary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6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39" calcext:value-type="float">
            <text:p>4100000003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6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40" calcext:value-type="float">
            <text:p>4100000004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3" calcext:value-type="float">
            <text:p>3</text:p>
          </table:table-cell>
          <table:table-cell table:number-columns-repeated="94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41" calcext:value-type="float">
            <text:p>4100000004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2" calcext:value-type="float">
            <text:p>4100000004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43" calcext:value-type="float">
            <text:p>41000000043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4" calcext:value-type="float">
            <text:p>41000000044</text:p>
          </table:table-cell>
          <table:table-cell office:value-type="string" calcext:value-type="string">
            <text:p>beneficiary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5" calcext:value-type="float">
            <text:p>41000000045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46" calcext:value-type="float">
            <text:p>41000000046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1000000047" calcext:value-type="float">
            <text:p>41000000047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8" calcext:value-type="float">
            <text:p>41000000048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49" calcext:value-type="float">
            <text:p>41000000049</text:p>
          </table:table-cell>
          <table:table-cell office:value-type="string" calcext:value-type="string">
            <text:p>beneficiary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0" calcext:value-type="float">
            <text:p>4100000005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1" calcext:value-type="float">
            <text:p>4100000005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97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2" calcext:value-type="float">
            <text:p>4100000005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53" calcext:value-type="float">
            <text:p>41000000053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4" calcext:value-type="float">
            <text:p>41000000054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55" calcext:value-type="float">
            <text:p>41000000055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5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6" calcext:value-type="float">
            <text:p>4100000005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9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57" calcext:value-type="float">
            <text:p>41000000057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 table:number-columns-repeated="9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58" calcext:value-type="float">
            <text:p>41000000058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6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59" calcext:value-type="float">
            <text:p>4100000005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0" calcext:value-type="float">
            <text:p>41000000060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1000000061" calcext:value-type="float">
            <text:p>41000000061</text:p>
          </table:table-cell>
          <table:table-cell office:value-type="string" calcext:value-type="string">
            <text:p>beneficiary</text:p>
          </table:table-cell>
          <table:table-cell table:number-columns-repeated="6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2" calcext:value-type="float">
            <text:p>41000000062</text:p>
          </table:table-cell>
          <table:table-cell office:value-type="string" calcext:value-type="string">
            <text:p>beneficiary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1000000063" calcext:value-type="float">
            <text:p>41000000063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94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4" calcext:value-type="float">
            <text:p>41000000064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65" calcext:value-type="float">
            <text:p>4100000006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6" calcext:value-type="float">
            <text:p>4100000006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8"/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67" calcext:value-type="float">
            <text:p>41000000067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68" calcext:value-type="float">
            <text:p>41000000068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69" calcext:value-type="float">
            <text:p>41000000069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3"/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70" calcext:value-type="float">
            <text:p>41000000070</text:p>
          </table:table-cell>
          <table:table-cell office:value-type="string" calcext:value-type="string">
            <text:p>beneficiary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1" calcext:value-type="float">
            <text:p>41000000071</text:p>
          </table:table-cell>
          <table:table-cell office:value-type="string" calcext:value-type="string">
            <text:p>beneficiary</text:p>
          </table:table-cell>
          <table:table-cell table:number-columns-repeated="5"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9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72" calcext:value-type="float">
            <text:p>4100000007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6"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73" calcext:value-type="float">
            <text:p>4100000007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74" calcext:value-type="float">
            <text:p>4100000007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5" calcext:value-type="float">
            <text:p>41000000075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95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76" calcext:value-type="float">
            <text:p>41000000076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000000077" calcext:value-type="float">
            <text:p>41000000077</text:p>
          </table:table-cell>
          <table:table-cell office:value-type="string" calcext:value-type="string">
            <text:p>beneficiary</text:p>
          </table:table-cell>
          <table:table-cell table:number-columns-repeated="4"/>
          <table:table-cell table:style-name="ce5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78" calcext:value-type="float">
            <text:p>41000000078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79" calcext:value-type="float">
            <text:p>41000000079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0" calcext:value-type="float">
            <text:p>41000000080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81" calcext:value-type="float">
            <text:p>41000000081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1000000082" calcext:value-type="float">
            <text:p>41000000082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83" calcext:value-type="float">
            <text:p>41000000083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91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84" calcext:value-type="float">
            <text:p>41000000084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1000000085" calcext:value-type="float">
            <text:p>4100000008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6" calcext:value-type="float">
            <text:p>41000000086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7" calcext:value-type="float">
            <text:p>41000000087</text:p>
          </table:table-cell>
          <table:table-cell office:value-type="string" calcext:value-type="string">
            <text:p>beneficiary</text:p>
          </table:table-cell>
          <table:table-cell table:number-columns-repeated="7"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00000088" calcext:value-type="float">
            <text:p>41000000088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89" calcext:value-type="float">
            <text:p>41000000089</text:p>
          </table:table-cell>
          <table:table-cell office:value-type="string" calcext:value-type="string">
            <text:p>beneficiary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000000090" calcext:value-type="float">
            <text:p>4100000009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1" calcext:value-type="float">
            <text:p>41000000091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1000000092" calcext:value-type="float">
            <text:p>41000000092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2" calcext:value-type="float">
            <text:p>2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94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1000000093" calcext:value-type="float">
            <text:p>41000000093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4" calcext:value-type="float">
            <text:p>41000000094</text:p>
          </table:table-cell>
          <table:table-cell office:value-type="string" calcext:value-type="string">
            <text:p>beneficiary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number-columns-repeated="93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5" calcext:value-type="float">
            <text:p>41000000095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6" calcext:value-type="float">
            <text:p>41000000096</text:p>
          </table:table-cell>
          <table:table-cell office:value-type="string" calcext:value-type="string">
            <text:p>beneficiary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000000097" calcext:value-type="float">
            <text:p>41000000097</text:p>
          </table:table-cell>
          <table:table-cell office:value-type="string" calcext:value-type="string">
            <text:p>beneficiary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6"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098" calcext:value-type="float">
            <text:p>41000000098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number-columns-repeated="91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000000099" calcext:value-type="float">
            <text:p>41000000099</text:p>
          </table:table-cell>
          <table:table-cell office:value-type="string" calcext:value-type="string">
            <text:p>beneficiary</text:p>
          </table:table-cell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number-columns-repeated="5"/>
          <table:table-cell table:style-name="ce53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000000100" calcext:value-type="float">
            <text:p>41000000100</text:p>
          </table:table-cell>
          <table:table-cell office:value-type="string" calcext:value-type="string">
            <text:p>beneficiary</text:p>
          </table:table-cell>
          <table:table-cell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number-columns-repeated="95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83260842" calcext:value-type="float">
            <text:p>41783260842</text:p>
          </table:table-cell>
          <table:table-cell office:value-type="string" calcext:value-type="string">
            <text:p>issuer</text:p>
          </table:table-cell>
          <table:table-cell table:number-columns-repeated="10"/>
          <table:table-cell table:number-columns-repeated="90" table:style-name="ce53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33" office:value-type="string" calcext:value-type="string">
            <text:p>Total Result</text:p>
          </table:table-cell>
          <table:table-cell table:style-name="ce39"/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2" calcext:value-type="float">
            <text:p>42</text:p>
          </table:table-cell>
          <table:table-cell table:number-columns-repeated="90"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29" office:value-type="float" office:value="560" calcext:value-type="float">
            <text:p>560</text:p>
          </table:table-cell>
        </table:table-row>
      </table:table>
      <table:named-expressions/>
      <table:database-ranges>
        <table:database-range table:name="__Anonymous_DB__1" table:target-range-address="TXNdata.A1:TXNdata.I837">
          <table:sort table:bind-styles-to-content="false">
            <table:sort-by table:field-number="6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'By Recipient'.A1:'By Recipient'.D208" table:buttons="'By Recipient'.A1 'By Recipient'.A2 'By Recipient'.A4 'By Recipient'.B4 'By Recipient'.C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9999990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merchant" table:display="true" table:show-details="true"/>
                <table:data-pilot-member table:name="reimbur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76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8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60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4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5005" table:display="true" table:show-details="true"/>
                <table:data-pilot-member table:name="10157" table:display="true" table:show-details="true"/>
                <table:data-pilot-member table:name="11667" table:display="true" table:show-details="true"/>
                <table:data-pilot-member table:name="11792" table:display="true" table:show-details="true"/>
                <table:data-pilot-member table:name="13088" table:display="true" table:show-details="true"/>
                <table:data-pilot-member table:name="13384" table:display="true" table:show-details="true"/>
                <table:data-pilot-member table:name="13774" table:display="true" table:show-details="true"/>
                <table:data-pilot-member table:name="15445" table:display="true" table:show-details="true"/>
                <table:data-pilot-member table:name="16534" table:display="true" table:show-details="true"/>
                <table:data-pilot-member table:name="18264" table:display="true" table:show-details="true"/>
                <table:data-pilot-member table:name="188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24T08:00:49.000Z" table:display="true" table:show-details="true"/>
                <table:data-pilot-member table:name="2017-04-24T08:01:14.000Z" table:display="true" table:show-details="true"/>
                <table:data-pilot-member table:name="2017-04-24T08:02:03.000Z" table:display="true" table:show-details="true"/>
                <table:data-pilot-member table:name="2017-04-24T08:02:06.000Z" table:display="true" table:show-details="true"/>
                <table:data-pilot-member table:name="2017-04-24T08:02:17.000Z" table:display="true" table:show-details="true"/>
                <table:data-pilot-member table:name="2017-04-24T08:02:49.000Z" table:display="true" table:show-details="true"/>
                <table:data-pilot-member table:name="2017-04-24T08:03:30.000Z" table:display="true" table:show-details="true"/>
                <table:data-pilot-member table:name="2017-04-24T08:03:38.000Z" table:display="true" table:show-details="true"/>
                <table:data-pilot-member table:name="2017-04-24T08:03:40.000Z" table:display="true" table:show-details="true"/>
                <table:data-pilot-member table:name="2017-04-24T08:04:12.000Z" table:display="true" table:show-details="true"/>
                <table:data-pilot-member table:name="2017-04-24T08:04:26.000Z" table:display="true" table:show-details="true"/>
                <table:data-pilot-member table:name="2017-04-24T08:04:43.000Z" table:display="true" table:show-details="true"/>
                <table:data-pilot-member table:name="2017-04-24T08:04:53.000Z" table:display="true" table:show-details="true"/>
                <table:data-pilot-member table:name="2017-04-24T08:05:02.000Z" table:display="true" table:show-details="true"/>
                <table:data-pilot-member table:name="2017-04-24T08:05:19.000Z" table:display="true" table:show-details="true"/>
                <table:data-pilot-member table:name="2017-04-24T08:05:29.000Z" table:display="true" table:show-details="true"/>
                <table:data-pilot-member table:name="2017-04-24T08:06:08.000Z" table:display="true" table:show-details="true"/>
                <table:data-pilot-member table:name="2017-04-24T08:07:08.000Z" table:display="true" table:show-details="true"/>
                <table:data-pilot-member table:name="2017-04-24T09:00:23.000Z" table:display="true" table:show-details="true"/>
                <table:data-pilot-member table:name="2017-04-24T09:01:19.000Z" table:display="true" table:show-details="true"/>
                <table:data-pilot-member table:name="2017-04-24T09:01:50.000Z" table:display="true" table:show-details="true"/>
                <table:data-pilot-member table:name="2017-04-24T09:02:31.000Z" table:display="true" table:show-details="true"/>
                <table:data-pilot-member table:name="2017-04-24T09:03:01.000Z" table:display="true" table:show-details="true"/>
                <table:data-pilot-member table:name="2017-04-24T09:04:28.000Z" table:display="true" table:show-details="true"/>
                <table:data-pilot-member table:name="2017-04-24T09:05:21.000Z" table:display="true" table:show-details="true"/>
                <table:data-pilot-member table:name="2017-04-24T09:05:32.000Z" table:display="true" table:show-details="true"/>
                <table:data-pilot-member table:name="2017-04-24T09:06:14.000Z" table:display="true" table:show-details="true"/>
                <table:data-pilot-member table:name="2017-04-24T09:07:33.000Z" table:display="true" table:show-details="true"/>
                <table:data-pilot-member table:name="2017-04-24T09:08:24.000Z" table:display="true" table:show-details="true"/>
                <table:data-pilot-member table:name="2017-04-24T09:08:43.000Z" table:display="true" table:show-details="true"/>
                <table:data-pilot-member table:name="2017-04-24T09:09:16.000Z" table:display="true" table:show-details="true"/>
                <table:data-pilot-member table:name="2017-04-24T09:10:33.000Z" table:display="true" table:show-details="true"/>
                <table:data-pilot-member table:name="2017-04-24T09:10:42.000Z" table:display="true" table:show-details="true"/>
                <table:data-pilot-member table:name="2017-04-24T09:12:03.000Z" table:display="true" table:show-details="true"/>
                <table:data-pilot-member table:name="2017-04-24T10:00:23.000Z" table:display="true" table:show-details="true"/>
                <table:data-pilot-member table:name="2017-04-24T10:00:59.000Z" table:display="true" table:show-details="true"/>
                <table:data-pilot-member table:name="2017-04-24T10:01:25.000Z" table:display="true" table:show-details="true"/>
                <table:data-pilot-member table:name="2017-04-24T10:02:10.000Z" table:display="true" table:show-details="true"/>
                <table:data-pilot-member table:name="2017-04-24T10:02:57.000Z" table:display="true" table:show-details="true"/>
                <table:data-pilot-member table:name="2017-04-24T10:04:06.000Z" table:display="true" table:show-details="true"/>
                <table:data-pilot-member table:name="2017-04-24T10:04:43.000Z" table:display="true" table:show-details="true"/>
                <table:data-pilot-member table:name="2017-04-24T10:06:04.000Z" table:display="true" table:show-details="true"/>
                <table:data-pilot-member table:name="2017-04-24T10:06:25.000Z" table:display="true" table:show-details="true"/>
                <table:data-pilot-member table:name="2017-04-24T10:06:42.000Z" table:display="true" table:show-details="true"/>
                <table:data-pilot-member table:name="2017-04-24T10:07:33.000Z" table:display="true" table:show-details="true"/>
                <table:data-pilot-member table:name="2017-04-24T10:08:29.000Z" table:display="true" table:show-details="true"/>
                <table:data-pilot-member table:name="2017-04-24T10:08:43.000Z" table:display="true" table:show-details="true"/>
                <table:data-pilot-member table:name="2017-04-24T10:09:18.000Z" table:display="true" table:show-details="true"/>
                <table:data-pilot-member table:name="2017-04-24T10:09:53.000Z" table:display="true" table:show-details="true"/>
                <table:data-pilot-member table:name="2017-04-24T10:10:43.000Z" table:display="true" table:show-details="true"/>
                <table:data-pilot-member table:name="2017-04-24T10:12:12.000Z" table:display="true" table:show-details="true"/>
                <table:data-pilot-member table:name="2017-04-24T10:13:10.000Z" table:display="true" table:show-details="true"/>
                <table:data-pilot-member table:name="2017-04-24T11:00:20.000Z" table:display="true" table:show-details="true"/>
                <table:data-pilot-member table:name="2017-04-24T11:01:02.000Z" table:display="true" table:show-details="true"/>
                <table:data-pilot-member table:name="2017-04-24T11:01:42.000Z" table:display="true" table:show-details="true"/>
                <table:data-pilot-member table:name="2017-04-24T11:02:29.000Z" table:display="true" table:show-details="true"/>
                <table:data-pilot-member table:name="2017-04-24T11:03:41.000Z" table:display="true" table:show-details="true"/>
                <table:data-pilot-member table:name="2017-04-24T11:04:09.000Z" table:display="true" table:show-details="true"/>
                <table:data-pilot-member table:name="2017-04-24T11:04:24.000Z" table:display="true" table:show-details="true"/>
                <table:data-pilot-member table:name="2017-04-24T11:05:02.000Z" table:display="true" table:show-details="true"/>
                <table:data-pilot-member table:name="2017-04-24T11:05:42.000Z" table:display="true" table:show-details="true"/>
                <table:data-pilot-member table:name="2017-04-24T11:06:06.000Z" table:display="true" table:show-details="true"/>
                <table:data-pilot-member table:name="2017-04-24T11:06:17.000Z" table:display="true" table:show-details="true"/>
                <table:data-pilot-member table:name="2017-04-24T11:07:24.000Z" table:display="true" table:show-details="true"/>
                <table:data-pilot-member table:name="2017-04-24T11:07:57.000Z" table:display="true" table:show-details="true"/>
                <table:data-pilot-member table:name="2017-04-24T11:08:50.000Z" table:display="true" table:show-details="true"/>
                <table:data-pilot-member table:name="2017-04-24T11:10:00.000Z" table:display="true" table:show-details="true"/>
                <table:data-pilot-member table:name="2017-04-24T11:11:47.000Z" table:display="true" table:show-details="true"/>
                <table:data-pilot-member table:name="2017-04-24T11:12:13.000Z" table:display="true" table:show-details="true"/>
                <table:data-pilot-member table:name="2017-04-24T11:13:06.000Z" table:display="true" table:show-details="true"/>
                <table:data-pilot-member table:name="2017-04-24T12:00:32.000Z" table:display="true" table:show-details="true"/>
                <table:data-pilot-member table:name="2017-04-24T12:01:03.000Z" table:display="true" table:show-details="true"/>
                <table:data-pilot-member table:name="2017-04-24T12:01:58.000Z" table:display="true" table:show-details="true"/>
                <table:data-pilot-member table:name="2017-04-24T12:02:14.000Z" table:display="true" table:show-details="true"/>
                <table:data-pilot-member table:name="2017-04-24T12:03:16.000Z" table:display="true" table:show-details="true"/>
                <table:data-pilot-member table:name="2017-04-24T12:03:30.000Z" table:display="true" table:show-details="true"/>
                <table:data-pilot-member table:name="2017-04-24T12:04:25.000Z" table:display="true" table:show-details="true"/>
                <table:data-pilot-member table:name="2017-04-24T12:04:40.000Z" table:display="true" table:show-details="true"/>
                <table:data-pilot-member table:name="2017-04-24T12:05:17.000Z" table:display="true" table:show-details="true"/>
                <table:data-pilot-member table:name="2017-04-24T12:05:36.000Z" table:display="true" table:show-details="true"/>
                <table:data-pilot-member table:name="2017-04-24T12:06:24.000Z" table:display="true" table:show-details="true"/>
                <table:data-pilot-member table:name="2017-04-24T12:06:58.000Z" table:display="true" table:show-details="true"/>
                <table:data-pilot-member table:name="2017-04-24T12:07:28.000Z" table:display="true" table:show-details="true"/>
                <table:data-pilot-member table:name="2017-04-24T12:08:13.000Z" table:display="true" table:show-details="true"/>
                <table:data-pilot-member table:name="2017-04-24T12:08:28.000Z" table:display="true" table:show-details="true"/>
                <table:data-pilot-member table:name="2017-04-24T12:09:13.000Z" table:display="true" table:show-details="true"/>
                <table:data-pilot-member table:name="2017-04-24T12:09:29.000Z" table:display="true" table:show-details="true"/>
                <table:data-pilot-member table:name="2017-04-24T12:10:22.000Z" table:display="true" table:show-details="true"/>
                <table:data-pilot-member table:name="2017-04-24T12:10:35.000Z" table:display="true" table:show-details="true"/>
                <table:data-pilot-member table:name="2017-04-24T13:00:12.000Z" table:display="true" table:show-details="true"/>
                <table:data-pilot-member table:name="2017-04-24T13:00:55.000Z" table:display="true" table:show-details="true"/>
                <table:data-pilot-member table:name="2017-04-24T13:01:22.000Z" table:display="true" table:show-details="true"/>
                <table:data-pilot-member table:name="2017-04-24T13:01:51.000Z" table:display="true" table:show-details="true"/>
                <table:data-pilot-member table:name="2017-04-24T13:02:19.000Z" table:display="true" table:show-details="true"/>
                <table:data-pilot-member table:name="2017-04-24T13:02:53.000Z" table:display="true" table:show-details="true"/>
                <table:data-pilot-member table:name="2017-04-24T13:03:16.000Z" table:display="true" table:show-details="true"/>
                <table:data-pilot-member table:name="2017-04-24T13:03:52.000Z" table:display="true" table:show-details="true"/>
                <table:data-pilot-member table:name="2017-04-24T13:04:44.000Z" table:display="true" table:show-details="true"/>
                <table:data-pilot-member table:name="2017-04-24T13:05:12.000Z" table:display="true" table:show-details="true"/>
                <table:data-pilot-member table:name="2017-04-24T13:06:08.000Z" table:display="true" table:show-details="true"/>
                <table:data-pilot-member table:name="2017-04-24T13:06:24.000Z" table:display="true" table:show-details="true"/>
                <table:data-pilot-member table:name="2017-04-24T13:06:45.000Z" table:display="true" table:show-details="true"/>
                <table:data-pilot-member table:name="2017-04-24T13:07:24.000Z" table:display="true" table:show-details="true"/>
                <table:data-pilot-member table:name="2017-04-24T13:07:43.000Z" table:display="true" table:show-details="true"/>
                <table:data-pilot-member table:name="2017-04-24T13:09:05.000Z" table:display="true" table:show-details="true"/>
                <table:data-pilot-member table:name="2017-04-24T13:09:27.000Z" table:display="true" table:show-details="true"/>
                <table:data-pilot-member table:name="2017-04-24T13:09:45.000Z" table:display="true" table:show-details="true"/>
                <table:data-pilot-member table:name="2017-04-24T13:10:04.000Z" table:display="true" table:show-details="true"/>
                <table:data-pilot-member table:name="2017-04-24T13:10:35.000Z" table:display="true" table:show-details="true"/>
                <table:data-pilot-member table:name="2017-04-24T14:00:12.000Z" table:display="true" table:show-details="true"/>
                <table:data-pilot-member table:name="2017-04-24T14:00:34.000Z" table:display="true" table:show-details="true"/>
                <table:data-pilot-member table:name="2017-04-24T14:01:15.000Z" table:display="true" table:show-details="true"/>
                <table:data-pilot-member table:name="2017-04-24T14:02:02.000Z" table:display="true" table:show-details="true"/>
                <table:data-pilot-member table:name="2017-04-24T14:02:51.000Z" table:display="true" table:show-details="true"/>
                <table:data-pilot-member table:name="2017-04-24T14:02:57.000Z" table:display="true" table:show-details="true"/>
                <table:data-pilot-member table:name="2017-04-24T14:03:26.000Z" table:display="true" table:show-details="true"/>
                <table:data-pilot-member table:name="2017-04-24T14:03:30.000Z" table:display="true" table:show-details="true"/>
                <table:data-pilot-member table:name="2017-04-24T14:04:17.000Z" table:display="true" table:show-details="true"/>
                <table:data-pilot-member table:name="2017-04-24T14:04:58.000Z" table:display="true" table:show-details="true"/>
                <table:data-pilot-member table:name="2017-04-24T14:05:03.000Z" table:display="true" table:show-details="true"/>
                <table:data-pilot-member table:name="2017-04-24T14:06:10.000Z" table:display="true" table:show-details="true"/>
                <table:data-pilot-member table:name="2017-04-24T14:06:17.000Z" table:display="true" table:show-details="true"/>
                <table:data-pilot-member table:name="2017-04-24T14:06:47.000Z" table:display="true" table:show-details="true"/>
                <table:data-pilot-member table:name="2017-04-24T14:07:17.000Z" table:display="true" table:show-details="true"/>
                <table:data-pilot-member table:name="2017-04-24T14:07:53.000Z" table:display="true" table:show-details="true"/>
                <table:data-pilot-member table:name="2017-04-24T14:09:01.000Z" table:display="true" table:show-details="true"/>
                <table:data-pilot-member table:name="2017-04-24T14:09:22.000Z" table:display="true" table:show-details="true"/>
                <table:data-pilot-member table:name="2017-04-24T14:10:01.000Z" table:display="true" table:show-details="true"/>
                <table:data-pilot-member table:name="2017-04-24T14:10:47.000Z" table:display="true" table:show-details="true"/>
                <table:data-pilot-member table:name="2017-04-24T15:00:20.000Z" table:display="true" table:show-details="true"/>
                <table:data-pilot-member table:name="2017-04-24T15:00:33.000Z" table:display="true" table:show-details="true"/>
                <table:data-pilot-member table:name="2017-04-24T15:01:26.000Z" table:display="true" table:show-details="true"/>
                <table:data-pilot-member table:name="2017-04-24T15:02:14.000Z" table:display="true" table:show-details="true"/>
                <table:data-pilot-member table:name="2017-04-24T15:02:52.000Z" table:display="true" table:show-details="true"/>
                <table:data-pilot-member table:name="2017-04-24T15:03:13.000Z" table:display="true" table:show-details="true"/>
                <table:data-pilot-member table:name="2017-04-24T15:04:19.000Z" table:display="true" table:show-details="true"/>
                <table:data-pilot-member table:name="2017-04-24T15:04:57.000Z" table:display="true" table:show-details="true"/>
                <table:data-pilot-member table:name="2017-04-24T15:05:14.000Z" table:display="true" table:show-details="true"/>
                <table:data-pilot-member table:name="2017-04-24T15:06:07.000Z" table:display="true" table:show-details="true"/>
                <table:data-pilot-member table:name="2017-04-24T15:06:37.000Z" table:display="true" table:show-details="true"/>
                <table:data-pilot-member table:name="2017-04-24T15:07:56.000Z" table:display="true" table:show-details="true"/>
                <table:data-pilot-member table:name="2017-04-24T15:08:01.000Z" table:display="true" table:show-details="true"/>
                <table:data-pilot-member table:name="2017-04-24T15:09:23.000Z" table:display="true" table:show-details="true"/>
                <table:data-pilot-member table:name="2017-04-24T15:09:50.000Z" table:display="true" table:show-details="true"/>
                <table:data-pilot-member table:name="2017-04-24T15:10:06.000Z" table:display="true" table:show-details="true"/>
                <table:data-pilot-member table:name="2017-04-24T15:11:04.000Z" table:display="true" table:show-details="true"/>
                <table:data-pilot-member table:name="2017-04-24T15:12:14.000Z" table:display="true" table:show-details="true"/>
                <table:data-pilot-member table:name="2017-04-24T15:12:26.000Z" table:display="true" table:show-details="true"/>
                <table:data-pilot-member table:name="2017-04-24T16:00:04.000Z" table:display="true" table:show-details="true"/>
                <table:data-pilot-member table:name="2017-04-24T16:01:16.000Z" table:display="true" table:show-details="true"/>
                <table:data-pilot-member table:name="2017-04-24T16:01:41.000Z" table:display="true" table:show-details="true"/>
                <table:data-pilot-member table:name="2017-04-24T16:02:16.000Z" table:display="true" table:show-details="true"/>
                <table:data-pilot-member table:name="2017-04-24T16:02:39.000Z" table:display="true" table:show-details="true"/>
                <table:data-pilot-member table:name="2017-04-24T16:03:21.000Z" table:display="true" table:show-details="true"/>
                <table:data-pilot-member table:name="2017-04-24T16:04:11.000Z" table:display="true" table:show-details="true"/>
                <table:data-pilot-member table:name="2017-04-24T16:04:34.000Z" table:display="true" table:show-details="true"/>
                <table:data-pilot-member table:name="2017-04-24T16:04:42.000Z" table:display="true" table:show-details="true"/>
                <table:data-pilot-member table:name="2017-04-24T16:05:39.000Z" table:display="true" table:show-details="true"/>
                <table:data-pilot-member table:name="2017-04-24T16:07:07.000Z" table:display="true" table:show-details="true"/>
                <table:data-pilot-member table:name="2017-04-24T16:07:45.000Z" table:display="true" table:show-details="true"/>
                <table:data-pilot-member table:name="2017-04-24T16:08:26.000Z" table:display="true" table:show-details="true"/>
                <table:data-pilot-member table:name="2017-04-24T16:09:38.000Z" table:display="true" table:show-details="true"/>
                <table:data-pilot-member table:name="2017-04-24T16:10:24.000Z" table:display="true" table:show-details="true"/>
                <table:data-pilot-member table:name="2017-04-24T16:11:07.000Z" table:display="true" table:show-details="true"/>
                <table:data-pilot-member table:name="2017-04-24T17:00:27.000Z" table:display="true" table:show-details="true"/>
                <table:data-pilot-member table:name="2017-04-24T17:01:28.000Z" table:display="true" table:show-details="true"/>
                <table:data-pilot-member table:name="2017-04-24T17:02:04.000Z" table:display="true" table:show-details="true"/>
                <table:data-pilot-member table:name="2017-04-24T17:02:39.000Z" table:display="true" table:show-details="true"/>
                <table:data-pilot-member table:name="2017-04-24T17:03:28.000Z" table:display="true" table:show-details="true"/>
                <table:data-pilot-member table:name="2017-04-24T17:04:02.000Z" table:display="true" table:show-details="true"/>
                <table:data-pilot-member table:name="2017-04-24T17:04:38.000Z" table:display="true" table:show-details="true"/>
                <table:data-pilot-member table:name="2017-04-24T17:05:30.000Z" table:display="true" table:show-details="true"/>
                <table:data-pilot-member table:name="2017-04-24T17:05:40.000Z" table:display="true" table:show-details="true"/>
                <table:data-pilot-member table:name="2017-04-24T17:05:59.000Z" table:display="true" table:show-details="true"/>
                <table:data-pilot-member table:name="2017-04-24T17:06:49.000Z" table:display="true" table:show-details="true"/>
                <table:data-pilot-member table:name="2017-04-24T17:07:13.000Z" table:display="true" table:show-details="true"/>
                <table:data-pilot-member table:name="2017-04-24T17:08:37.000Z" table:display="true" table:show-details="true"/>
                <table:data-pilot-member table:name="2017-04-24T17:09:54.000Z" table:display="true" table:show-details="true"/>
                <table:data-pilot-member table:name="2017-04-24T17:11:05.000Z" table:display="true" table:show-details="true"/>
                <table:data-pilot-member table:name="2017-04-24T18:00:07.000Z" table:display="true" table:show-details="true"/>
                <table:data-pilot-member table:name="2017-04-24T18:00:39.000Z" table:display="true" table:show-details="true"/>
                <table:data-pilot-member table:name="2017-04-24T18:01:30.000Z" table:display="true" table:show-details="true"/>
                <table:data-pilot-member table:name="2017-04-24T18:02:26.000Z" table:display="true" table:show-details="true"/>
                <table:data-pilot-member table:name="2017-04-24T18:03:01.000Z" table:display="true" table:show-details="true"/>
                <table:data-pilot-member table:name="2017-04-24T18:03:15.000Z" table:display="true" table:show-details="true"/>
                <table:data-pilot-member table:name="2017-04-24T18:03:45.000Z" table:display="true" table:show-details="true"/>
                <table:data-pilot-member table:name="2017-04-24T18:04:16.000Z" table:display="true" table:show-details="true"/>
                <table:data-pilot-member table:name="2017-04-24T18:05:02.000Z" table:display="true" table:show-details="true"/>
                <table:data-pilot-member table:name="2017-04-24T18:05:48.000Z" table:display="true" table:show-details="true"/>
                <table:data-pilot-member table:name="2017-04-24T18:07:23.000Z" table:display="true" table:show-details="true"/>
                <table:data-pilot-member table:name="2017-04-24T18:07:47.000Z" table:display="true" table:show-details="true"/>
                <table:data-pilot-member table:name="2017-04-24T18:08:41.000Z" table:display="true" table:show-details="true"/>
                <table:data-pilot-member table:name="2017-04-24T18:09:08.000Z" table:display="true" table:show-details="true"/>
                <table:data-pilot-member table:name="2017-04-24T18:09:34.000Z" table:display="true" table:show-details="true"/>
                <table:data-pilot-member table:name="2017-04-24T18:10:16.000Z" table:display="true" table:show-details="true"/>
                <table:data-pilot-member table:name="2017-04-25T06:00:15.000Z" table:display="true" table:show-details="true"/>
                <table:data-pilot-member table:name="2017-04-25T06:01:03.000Z" table:display="true" table:show-details="true"/>
                <table:data-pilot-member table:name="2017-04-25T06:01:46.000Z" table:display="true" table:show-details="true"/>
                <table:data-pilot-member table:name="2017-04-25T06:02:16.000Z" table:display="true" table:show-details="true"/>
                <table:data-pilot-member table:name="2017-04-25T06:02:53.000Z" table:display="true" table:show-details="true"/>
                <table:data-pilot-member table:name="2017-04-25T06:03:15.000Z" table:display="true" table:show-details="true"/>
                <table:data-pilot-member table:name="2017-04-25T06:03:51.000Z" table:display="true" table:show-details="true"/>
                <table:data-pilot-member table:name="2017-04-25T06:04:13.000Z" table:display="true" table:show-details="true"/>
                <table:data-pilot-member table:name="2017-04-25T06:04:30.000Z" table:display="true" table:show-details="true"/>
                <table:data-pilot-member table:name="2017-04-25T06:05:03.000Z" table:display="true" table:show-details="true"/>
                <table:data-pilot-member table:name="2017-04-25T06:06:07.000Z" table:display="true" table:show-details="true"/>
                <table:data-pilot-member table:name="2017-04-25T06:07:01.000Z" table:display="true" table:show-details="true"/>
                <table:data-pilot-member table:name="2017-04-25T06:07:44.000Z" table:display="true" table:show-details="true"/>
                <table:data-pilot-member table:name="2017-04-25T06:08:15.000Z" table:display="true" table:show-details="true"/>
                <table:data-pilot-member table:name="2017-04-25T06:09:51.000Z" table:display="true" table:show-details="true"/>
                <table:data-pilot-member table:name="2017-04-25T06:10:24.000Z" table:display="true" table:show-details="true"/>
                <table:data-pilot-member table:name="2017-04-25T06:10:56.000Z" table:display="true" table:show-details="true"/>
                <table:data-pilot-member table:name="2017-04-25T06:11:28.000Z" table:display="true" table:show-details="true"/>
                <table:data-pilot-member table:name="2017-04-25T07:00:12.000Z" table:display="true" table:show-details="true"/>
                <table:data-pilot-member table:name="2017-04-25T07:00:39.000Z" table:display="true" table:show-details="true"/>
                <table:data-pilot-member table:name="2017-04-25T07:01:24.000Z" table:display="true" table:show-details="true"/>
                <table:data-pilot-member table:name="2017-04-25T07:01:48.000Z" table:display="true" table:show-details="true"/>
                <table:data-pilot-member table:name="2017-04-25T07:02:14.000Z" table:display="true" table:show-details="true"/>
                <table:data-pilot-member table:name="2017-04-25T07:02:41.000Z" table:display="true" table:show-details="true"/>
                <table:data-pilot-member table:name="2017-04-25T07:03:28.000Z" table:display="true" table:show-details="true"/>
                <table:data-pilot-member table:name="2017-04-25T07:04:31.000Z" table:display="true" table:show-details="true"/>
                <table:data-pilot-member table:name="2017-04-25T07:05:30.000Z" table:display="true" table:show-details="true"/>
                <table:data-pilot-member table:name="2017-04-25T07:06:04.000Z" table:display="true" table:show-details="true"/>
                <table:data-pilot-member table:name="2017-04-25T07:06:15.000Z" table:display="true" table:show-details="true"/>
                <table:data-pilot-member table:name="2017-04-25T07:06:57.000Z" table:display="true" table:show-details="true"/>
                <table:data-pilot-member table:name="2017-04-25T07:07:50.000Z" table:display="true" table:show-details="true"/>
                <table:data-pilot-member table:name="2017-04-25T07:08:19.000Z" table:display="true" table:show-details="true"/>
                <table:data-pilot-member table:name="2017-04-25T07:08:44.000Z" table:display="true" table:show-details="true"/>
                <table:data-pilot-member table:name="2017-04-25T07:09:56.000Z" table:display="true" table:show-details="true"/>
                <table:data-pilot-member table:name="2017-04-25T07:10:14.000Z" table:display="true" table:show-details="true"/>
                <table:data-pilot-member table:name="2017-04-25T07:11:07.000Z" table:display="true" table:show-details="true"/>
                <table:data-pilot-member table:name="2017-04-25T07:11:34.000Z" table:display="true" table:show-details="true"/>
                <table:data-pilot-member table:name="2017-04-25T08:00:16.000Z" table:display="true" table:show-details="true"/>
                <table:data-pilot-member table:name="2017-04-25T08:00:58.000Z" table:display="true" table:show-details="true"/>
                <table:data-pilot-member table:name="2017-04-25T08:02:30.000Z" table:display="true" table:show-details="true"/>
                <table:data-pilot-member table:name="2017-04-25T08:02:53.000Z" table:display="true" table:show-details="true"/>
                <table:data-pilot-member table:name="2017-04-25T08:03:27.000Z" table:display="true" table:show-details="true"/>
                <table:data-pilot-member table:name="2017-04-25T08:04:35.000Z" table:display="true" table:show-details="true"/>
                <table:data-pilot-member table:name="2017-04-25T08:04:56.000Z" table:display="true" table:show-details="true"/>
                <table:data-pilot-member table:name="2017-04-25T08:06:23.000Z" table:display="true" table:show-details="true"/>
                <table:data-pilot-member table:name="2017-04-25T08:06:35.000Z" table:display="true" table:show-details="true"/>
                <table:data-pilot-member table:name="2017-04-25T08:06:52.000Z" table:display="true" table:show-details="true"/>
                <table:data-pilot-member table:name="2017-04-25T08:07:42.000Z" table:display="true" table:show-details="true"/>
                <table:data-pilot-member table:name="2017-04-25T08:08:42.000Z" table:display="true" table:show-details="true"/>
                <table:data-pilot-member table:name="2017-04-25T08:08:48.000Z" table:display="true" table:show-details="true"/>
                <table:data-pilot-member table:name="2017-04-25T08:09:18.000Z" table:display="true" table:show-details="true"/>
                <table:data-pilot-member table:name="2017-04-25T08:10:03.000Z" table:display="true" table:show-details="true"/>
                <table:data-pilot-member table:name="2017-04-25T08:10:35.000Z" table:display="true" table:show-details="true"/>
                <table:data-pilot-member table:name="2017-04-25T08:11:20.000Z" table:display="true" table:show-details="true"/>
                <table:data-pilot-member table:name="2017-04-25T08:12:30.000Z" table:display="true" table:show-details="true"/>
                <table:data-pilot-member table:name="2017-04-25T08:12:41.000Z" table:display="true" table:show-details="true"/>
                <table:data-pilot-member table:name="2017-04-25T09:00:39.000Z" table:display="true" table:show-details="true"/>
                <table:data-pilot-member table:name="2017-04-25T09:01:13.000Z" table:display="true" table:show-details="true"/>
                <table:data-pilot-member table:name="2017-04-25T09:01:41.000Z" table:display="true" table:show-details="true"/>
                <table:data-pilot-member table:name="2017-04-25T09:02:46.000Z" table:display="true" table:show-details="true"/>
                <table:data-pilot-member table:name="2017-04-25T09:03:06.000Z" table:display="true" table:show-details="true"/>
                <table:data-pilot-member table:name="2017-04-25T09:03:51.000Z" table:display="true" table:show-details="true"/>
                <table:data-pilot-member table:name="2017-04-25T09:04:52.000Z" table:display="true" table:show-details="true"/>
                <table:data-pilot-member table:name="2017-04-25T09:05:31.000Z" table:display="true" table:show-details="true"/>
                <table:data-pilot-member table:name="2017-04-25T09:06:28.000Z" table:display="true" table:show-details="true"/>
                <table:data-pilot-member table:name="2017-04-25T09:07:00.000Z" table:display="true" table:show-details="true"/>
                <table:data-pilot-member table:name="2017-04-25T09:08:24.000Z" table:display="true" table:show-details="true"/>
                <table:data-pilot-member table:name="2017-04-25T09:08:30.000Z" table:display="true" table:show-details="true"/>
                <table:data-pilot-member table:name="2017-04-25T09:09:20.000Z" table:display="true" table:show-details="true"/>
                <table:data-pilot-member table:name="2017-04-25T09:10:26.000Z" table:display="true" table:show-details="true"/>
                <table:data-pilot-member table:name="2017-04-25T09:11:15.000Z" table:display="true" table:show-details="true"/>
                <table:data-pilot-member table:name="2017-04-25T09:12:15.000Z" table:display="true" table:show-details="true"/>
                <table:data-pilot-member table:name="2017-04-25T09:13:21.000Z" table:display="true" table:show-details="true"/>
                <table:data-pilot-member table:name="2017-04-25T09:14:09.000Z" table:display="true" table:show-details="true"/>
                <table:data-pilot-member table:name="2017-04-25T10:00:22.000Z" table:display="true" table:show-details="true"/>
                <table:data-pilot-member table:name="2017-04-25T10:00:55.000Z" table:display="true" table:show-details="true"/>
                <table:data-pilot-member table:name="2017-04-25T10:01:59.000Z" table:display="true" table:show-details="true"/>
                <table:data-pilot-member table:name="2017-04-25T10:02:37.000Z" table:display="true" table:show-details="true"/>
                <table:data-pilot-member table:name="2017-04-25T10:03:33.000Z" table:display="true" table:show-details="true"/>
                <table:data-pilot-member table:name="2017-04-25T10:05:08.000Z" table:display="true" table:show-details="true"/>
                <table:data-pilot-member table:name="2017-04-25T10:05:39.000Z" table:display="true" table:show-details="true"/>
                <table:data-pilot-member table:name="2017-04-25T10:06:38.000Z" table:display="true" table:show-details="true"/>
                <table:data-pilot-member table:name="2017-04-25T10:07:36.000Z" table:display="true" table:show-details="true"/>
                <table:data-pilot-member table:name="2017-04-25T10:08:22.000Z" table:display="true" table:show-details="true"/>
                <table:data-pilot-member table:name="2017-04-25T10:08:25.000Z" table:display="true" table:show-details="true"/>
                <table:data-pilot-member table:name="2017-04-25T10:09:42.000Z" table:display="true" table:show-details="true"/>
                <table:data-pilot-member table:name="2017-04-25T10:10:10.000Z" table:display="true" table:show-details="true"/>
                <table:data-pilot-member table:name="2017-04-25T10:10:37.000Z" table:display="true" table:show-details="true"/>
                <table:data-pilot-member table:name="2017-04-25T10:11:15.000Z" table:display="true" table:show-details="true"/>
                <table:data-pilot-member table:name="2017-04-25T10:11:49.000Z" table:display="true" table:show-details="true"/>
                <table:data-pilot-member table:name="2017-04-25T10:11:57.000Z" table:display="true" table:show-details="true"/>
                <table:data-pilot-member table:name="2017-04-25T10:12:55.000Z" table:display="true" table:show-details="true"/>
                <table:data-pilot-member table:name="2017-04-25T11:00:08.000Z" table:display="true" table:show-details="true"/>
                <table:data-pilot-member table:name="2017-04-25T11:01:08.000Z" table:display="true" table:show-details="true"/>
                <table:data-pilot-member table:name="2017-04-25T11:02:14.000Z" table:display="true" table:show-details="true"/>
                <table:data-pilot-member table:name="2017-04-25T11:02:48.000Z" table:display="true" table:show-details="true"/>
                <table:data-pilot-member table:name="2017-04-25T11:03:22.000Z" table:display="true" table:show-details="true"/>
                <table:data-pilot-member table:name="2017-04-25T11:04:11.000Z" table:display="true" table:show-details="true"/>
                <table:data-pilot-member table:name="2017-04-25T11:04:48.000Z" table:display="true" table:show-details="true"/>
                <table:data-pilot-member table:name="2017-04-25T11:05:18.000Z" table:display="true" table:show-details="true"/>
                <table:data-pilot-member table:name="2017-04-25T11:05:39.000Z" table:display="true" table:show-details="true"/>
                <table:data-pilot-member table:name="2017-04-25T11:06:17.000Z" table:display="true" table:show-details="true"/>
                <table:data-pilot-member table:name="2017-04-25T11:07:02.000Z" table:display="true" table:show-details="true"/>
                <table:data-pilot-member table:name="2017-04-25T11:08:13.000Z" table:display="true" table:show-details="true"/>
                <table:data-pilot-member table:name="2017-04-25T11:08:31.000Z" table:display="true" table:show-details="true"/>
                <table:data-pilot-member table:name="2017-04-25T11:09:35.000Z" table:display="true" table:show-details="true"/>
                <table:data-pilot-member table:name="2017-04-25T11:10:19.000Z" table:display="true" table:show-details="true"/>
                <table:data-pilot-member table:name="2017-04-25T11:10:39.000Z" table:display="true" table:show-details="true"/>
                <table:data-pilot-member table:name="2017-04-25T11:11:08.000Z" table:display="true" table:show-details="true"/>
                <table:data-pilot-member table:name="2017-04-25T12:00:11.000Z" table:display="true" table:show-details="true"/>
                <table:data-pilot-member table:name="2017-04-25T12:00:33.000Z" table:display="true" table:show-details="true"/>
                <table:data-pilot-member table:name="2017-04-25T12:01:46.000Z" table:display="true" table:show-details="true"/>
                <table:data-pilot-member table:name="2017-04-25T12:02:52.000Z" table:display="true" table:show-details="true"/>
                <table:data-pilot-member table:name="2017-04-25T12:03:38.000Z" table:display="true" table:show-details="true"/>
                <table:data-pilot-member table:name="2017-04-25T12:04:54.000Z" table:display="true" table:show-details="true"/>
                <table:data-pilot-member table:name="2017-04-25T12:06:01.000Z" table:display="true" table:show-details="true"/>
                <table:data-pilot-member table:name="2017-04-25T12:06:30.000Z" table:display="true" table:show-details="true"/>
                <table:data-pilot-member table:name="2017-04-25T12:06:51.000Z" table:display="true" table:show-details="true"/>
                <table:data-pilot-member table:name="2017-04-25T12:07:33.000Z" table:display="true" table:show-details="true"/>
                <table:data-pilot-member table:name="2017-04-25T12:08:25.000Z" table:display="true" table:show-details="true"/>
                <table:data-pilot-member table:name="2017-04-25T12:08:56.000Z" table:display="true" table:show-details="true"/>
                <table:data-pilot-member table:name="2017-04-25T12:10:28.000Z" table:display="true" table:show-details="true"/>
                <table:data-pilot-member table:name="2017-04-25T12:11:24.000Z" table:display="true" table:show-details="true"/>
                <table:data-pilot-member table:name="2017-04-25T12:11:59.000Z" table:display="true" table:show-details="true"/>
                <table:data-pilot-member table:name="2017-04-25T12:12:28.000Z" table:display="true" table:show-details="true"/>
                <table:data-pilot-member table:name="2017-04-25T13:00:23.000Z" table:display="true" table:show-details="true"/>
                <table:data-pilot-member table:name="2017-04-25T13:00:49.000Z" table:display="true" table:show-details="true"/>
                <table:data-pilot-member table:name="2017-04-25T13:01:27.000Z" table:display="true" table:show-details="true"/>
                <table:data-pilot-member table:name="2017-04-25T13:02:17.000Z" table:display="true" table:show-details="true"/>
                <table:data-pilot-member table:name="2017-04-25T13:02:50.000Z" table:display="true" table:show-details="true"/>
                <table:data-pilot-member table:name="2017-04-25T13:03:21.000Z" table:display="true" table:show-details="true"/>
                <table:data-pilot-member table:name="2017-04-25T13:03:48.000Z" table:display="true" table:show-details="true"/>
                <table:data-pilot-member table:name="2017-04-25T13:04:47.000Z" table:display="true" table:show-details="true"/>
                <table:data-pilot-member table:name="2017-04-25T13:04:56.000Z" table:display="true" table:show-details="true"/>
                <table:data-pilot-member table:name="2017-04-25T13:05:45.000Z" table:display="true" table:show-details="true"/>
                <table:data-pilot-member table:name="2017-04-25T13:06:33.000Z" table:display="true" table:show-details="true"/>
                <table:data-pilot-member table:name="2017-04-25T13:07:15.000Z" table:display="true" table:show-details="true"/>
                <table:data-pilot-member table:name="2017-04-25T13:07:42.000Z" table:display="true" table:show-details="true"/>
                <table:data-pilot-member table:name="2017-04-25T13:08:41.000Z" table:display="true" table:show-details="true"/>
                <table:data-pilot-member table:name="2017-04-25T13:08:56.000Z" table:display="true" table:show-details="true"/>
                <table:data-pilot-member table:name="2017-04-25T13:09:34.000Z" table:display="true" table:show-details="true"/>
                <table:data-pilot-member table:name="2017-04-25T13:10:03.000Z" table:display="true" table:show-details="true"/>
                <table:data-pilot-member table:name="2017-04-25T13:11:11.000Z" table:display="true" table:show-details="true"/>
                <table:data-pilot-member table:name="2017-04-25T13:11:54.000Z" table:display="true" table:show-details="true"/>
                <table:data-pilot-member table:name="2017-04-25T14:00:14.000Z" table:display="true" table:show-details="true"/>
                <table:data-pilot-member table:name="2017-04-25T14:00:47.000Z" table:display="true" table:show-details="true"/>
                <table:data-pilot-member table:name="2017-04-25T14:01:38.000Z" table:display="true" table:show-details="true"/>
                <table:data-pilot-member table:name="2017-04-25T14:03:02.000Z" table:display="true" table:show-details="true"/>
                <table:data-pilot-member table:name="2017-04-25T14:03:37.000Z" table:display="true" table:show-details="true"/>
                <table:data-pilot-member table:name="2017-04-25T14:04:31.000Z" table:display="true" table:show-details="true"/>
                <table:data-pilot-member table:name="2017-04-25T14:04:45.000Z" table:display="true" table:show-details="true"/>
                <table:data-pilot-member table:name="2017-04-25T14:05:20.000Z" table:display="true" table:show-details="true"/>
                <table:data-pilot-member table:name="2017-04-25T14:06:04.000Z" table:display="true" table:show-details="true"/>
                <table:data-pilot-member table:name="2017-04-25T14:07:01.000Z" table:display="true" table:show-details="true"/>
                <table:data-pilot-member table:name="2017-04-25T14:07:13.000Z" table:display="true" table:show-details="true"/>
                <table:data-pilot-member table:name="2017-04-25T14:07:57.000Z" table:display="true" table:show-details="true"/>
                <table:data-pilot-member table:name="2017-04-25T14:08:06.000Z" table:display="true" table:show-details="true"/>
                <table:data-pilot-member table:name="2017-04-25T14:08:27.000Z" table:display="true" table:show-details="true"/>
                <table:data-pilot-member table:name="2017-04-25T14:09:22.000Z" table:display="true" table:show-details="true"/>
                <table:data-pilot-member table:name="2017-04-25T14:10:41.000Z" table:display="true" table:show-details="true"/>
                <table:data-pilot-member table:name="2017-04-25T14:11:51.000Z" table:display="true" table:show-details="true"/>
                <table:data-pilot-member table:name="2017-04-25T15:00:05.000Z" table:display="true" table:show-details="true"/>
                <table:data-pilot-member table:name="2017-04-25T15:01:16.000Z" table:display="true" table:show-details="true"/>
                <table:data-pilot-member table:name="2017-04-25T15:01:48.000Z" table:display="true" table:show-details="true"/>
                <table:data-pilot-member table:name="2017-04-25T15:02:46.000Z" table:display="true" table:show-details="true"/>
                <table:data-pilot-member table:name="2017-04-25T15:03:49.000Z" table:display="true" table:show-details="true"/>
                <table:data-pilot-member table:name="2017-04-25T15:04:40.000Z" table:display="true" table:show-details="true"/>
                <table:data-pilot-member table:name="2017-04-25T15:05:13.000Z" table:display="true" table:show-details="true"/>
                <table:data-pilot-member table:name="2017-04-25T15:06:07.000Z" table:display="true" table:show-details="true"/>
                <table:data-pilot-member table:name="2017-04-25T15:06:36.000Z" table:display="true" table:show-details="true"/>
                <table:data-pilot-member table:name="2017-04-25T15:07:54.000Z" table:display="true" table:show-details="true"/>
                <table:data-pilot-member table:name="2017-04-25T15:08:34.000Z" table:display="true" table:show-details="true"/>
                <table:data-pilot-member table:name="2017-04-25T15:09:11.000Z" table:display="true" table:show-details="true"/>
                <table:data-pilot-member table:name="2017-04-25T15:10:15.000Z" table:display="true" table:show-details="true"/>
                <table:data-pilot-member table:name="2017-04-25T15:11:24.000Z" table:display="true" table:show-details="true"/>
                <table:data-pilot-member table:name="2017-04-25T15:11:32.000Z" table:display="true" table:show-details="true"/>
                <table:data-pilot-member table:name="2017-04-25T15:12:41.000Z" table:display="true" table:show-details="true"/>
                <table:data-pilot-member table:name="2017-04-25T15:13:28.000Z" table:display="true" table:show-details="true"/>
                <table:data-pilot-member table:name="2017-04-25T15:14:28.000Z" table:display="true" table:show-details="true"/>
                <table:data-pilot-member table:name="2017-04-25T15:15:26.000Z" table:display="true" table:show-details="true"/>
                <table:data-pilot-member table:name="2017-04-25T16:00:24.000Z" table:display="true" table:show-details="true"/>
                <table:data-pilot-member table:name="2017-04-25T16:00:31.000Z" table:display="true" table:show-details="true"/>
                <table:data-pilot-member table:name="2017-04-25T16:01:28.000Z" table:display="true" table:show-details="true"/>
                <table:data-pilot-member table:name="2017-04-25T16:02:08.000Z" table:display="true" table:show-details="true"/>
                <table:data-pilot-member table:name="2017-04-25T16:02:54.000Z" table:display="true" table:show-details="true"/>
                <table:data-pilot-member table:name="2017-04-25T16:03:51.000Z" table:display="true" table:show-details="true"/>
                <table:data-pilot-member table:name="2017-04-25T16:04:34.000Z" table:display="true" table:show-details="true"/>
                <table:data-pilot-member table:name="2017-04-25T16:05:08.000Z" table:display="true" table:show-details="true"/>
                <table:data-pilot-member table:name="2017-04-25T16:05:49.000Z" table:display="true" table:show-details="true"/>
                <table:data-pilot-member table:name="2017-04-25T16:06:40.000Z" table:display="true" table:show-details="true"/>
                <table:data-pilot-member table:name="2017-04-25T16:07:27.000Z" table:display="true" table:show-details="true"/>
                <table:data-pilot-member table:name="2017-04-25T16:08:10.000Z" table:display="true" table:show-details="true"/>
                <table:data-pilot-member table:name="2017-04-25T16:08:39.000Z" table:display="true" table:show-details="true"/>
                <table:data-pilot-member table:name="2017-04-25T16:09:33.000Z" table:display="true" table:show-details="true"/>
                <table:data-pilot-member table:name="2017-04-25T16:10:16.000Z" table:display="true" table:show-details="true"/>
                <table:data-pilot-member table:name="2017-04-25T16:10:44.000Z" table:display="true" table:show-details="true"/>
                <table:data-pilot-member table:name="2017-04-25T16:11:19.000Z" table:display="true" table:show-details="true"/>
                <table:data-pilot-member table:name="2017-04-25T17:00:47.000Z" table:display="true" table:show-details="true"/>
                <table:data-pilot-member table:name="2017-04-25T17:02:01.000Z" table:display="true" table:show-details="true"/>
                <table:data-pilot-member table:name="2017-04-25T17:02:18.000Z" table:display="true" table:show-details="true"/>
                <table:data-pilot-member table:name="2017-04-25T17:02:35.000Z" table:display="true" table:show-details="true"/>
                <table:data-pilot-member table:name="2017-04-25T17:03:28.000Z" table:display="true" table:show-details="true"/>
                <table:data-pilot-member table:name="2017-04-25T17:03:34.000Z" table:display="true" table:show-details="true"/>
                <table:data-pilot-member table:name="2017-04-25T17:04:32.000Z" table:display="true" table:show-details="true"/>
                <table:data-pilot-member table:name="2017-04-25T17:05:27.000Z" table:display="true" table:show-details="true"/>
                <table:data-pilot-member table:name="2017-04-25T17:06:06.000Z" table:display="true" table:show-details="true"/>
                <table:data-pilot-member table:name="2017-04-25T17:06:50.000Z" table:display="true" table:show-details="true"/>
                <table:data-pilot-member table:name="2017-04-25T17:07:09.000Z" table:display="true" table:show-details="true"/>
                <table:data-pilot-member table:name="2017-04-25T17:08:06.000Z" table:display="true" table:show-details="true"/>
                <table:data-pilot-member table:name="2017-04-25T17:08:33.000Z" table:display="true" table:show-details="true"/>
                <table:data-pilot-member table:name="2017-04-25T17:09:31.000Z" table:display="true" table:show-details="true"/>
                <table:data-pilot-member table:name="2017-04-25T17:10:14.000Z" table:display="true" table:show-details="true"/>
                <table:data-pilot-member table:name="2017-04-25T17:10:49.000Z" table:display="true" table:show-details="true"/>
                <table:data-pilot-member table:name="2017-04-25T17:12:15.000Z" table:display="true" table:show-details="true"/>
                <table:data-pilot-member table:name="2017-04-25T18:00:06.000Z" table:display="true" table:show-details="true"/>
                <table:data-pilot-member table:name="2017-04-25T18:00:38.000Z" table:display="true" table:show-details="true"/>
                <table:data-pilot-member table:name="2017-04-25T18:00:55.000Z" table:display="true" table:show-details="true"/>
                <table:data-pilot-member table:name="2017-04-25T18:01:56.000Z" table:display="true" table:show-details="true"/>
                <table:data-pilot-member table:name="2017-04-25T18:02:11.000Z" table:display="true" table:show-details="true"/>
                <table:data-pilot-member table:name="2017-04-25T18:02:56.000Z" table:display="true" table:show-details="true"/>
                <table:data-pilot-member table:name="2017-04-25T18:03:51.000Z" table:display="true" table:show-details="true"/>
                <table:data-pilot-member table:name="2017-04-25T18:04:28.000Z" table:display="true" table:show-details="true"/>
                <table:data-pilot-member table:name="2017-04-25T18:05:42.000Z" table:display="true" table:show-details="true"/>
                <table:data-pilot-member table:name="2017-04-25T18:06:20.000Z" table:display="true" table:show-details="true"/>
                <table:data-pilot-member table:name="2017-04-25T18:06:31.000Z" table:display="true" table:show-details="true"/>
                <table:data-pilot-member table:name="2017-04-25T18:07:19.000Z" table:display="true" table:show-details="true"/>
                <table:data-pilot-member table:name="2017-04-25T18:07:55.000Z" table:display="true" table:show-details="true"/>
                <table:data-pilot-member table:name="2017-04-25T18:08:35.000Z" table:display="true" table:show-details="true"/>
                <table:data-pilot-member table:name="2017-04-25T18:09:26.000Z" table:display="true" table:show-details="true"/>
                <table:data-pilot-member table:name="2017-04-25T18:10:37.000Z" table:display="true" table:show-details="true"/>
                <table:data-pilot-member table:name="2017-04-25T18:11:19.000Z" table:display="true" table:show-details="true"/>
                <table:data-pilot-member table:name="2017-04-25T18:12:37.000Z" table:display="true" table:show-details="true"/>
                <table:data-pilot-member table:name="2017-04-25T18:13:31.000Z" table:display="true" table:show-details="true"/>
                <table:data-pilot-member table:name="2017-04-26T07:00:05.000Z" table:display="true" table:show-details="true"/>
                <table:data-pilot-member table:name="2017-04-26T08:58:29.000Z" table:display="true" table:show-details="true"/>
                <table:data-pilot-member table:name="2017-04-26T08:58:38.000Z" table:display="true" table:show-details="true"/>
                <table:data-pilot-member table:name="2017-04-26T09:00:12.000Z" table:display="true" table:show-details="true"/>
                <table:data-pilot-member table:name="2017-04-26T09:00:40.000Z" table:display="true" table:show-details="true"/>
                <table:data-pilot-member table:name="2017-04-26T09:01:50.000Z" table:display="true" table:show-details="true"/>
                <table:data-pilot-member table:name="2017-04-26T09:02:20.000Z" table:display="true" table:show-details="true"/>
                <table:data-pilot-member table:name="2017-04-26T09:02:52.000Z" table:display="true" table:show-details="true"/>
                <table:data-pilot-member table:name="2017-04-26T09:03:10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CZ108" table:buttons="'Matrix - Values'.A1 'Matrix - Values'.A2 'Matrix - Values'.A6 'Matrix - Values'.B6 'Matrix - Values'.C4 'Matrix - Values'.D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9999990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merchant" table:display="true" table:show-details="true"/>
                <table:data-pilot-member table:name="reimbur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issuer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76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8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60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4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5005" table:display="true" table:show-details="true"/>
                <table:data-pilot-member table:name="10157" table:display="true" table:show-details="true"/>
                <table:data-pilot-member table:name="11667" table:display="true" table:show-details="true"/>
                <table:data-pilot-member table:name="11792" table:display="true" table:show-details="true"/>
                <table:data-pilot-member table:name="13088" table:display="true" table:show-details="true"/>
                <table:data-pilot-member table:name="13384" table:display="true" table:show-details="true"/>
                <table:data-pilot-member table:name="13774" table:display="true" table:show-details="true"/>
                <table:data-pilot-member table:name="15445" table:display="true" table:show-details="true"/>
                <table:data-pilot-member table:name="16534" table:display="true" table:show-details="true"/>
                <table:data-pilot-member table:name="18264" table:display="true" table:show-details="true"/>
                <table:data-pilot-member table:name="188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208" table:buttons="'By Sender'.A1 'By Sender'.A2 'By Sender'.A4 'By Sender'.B4 'By Sender'.C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issuer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76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8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60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4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5005" table:display="true" table:show-details="true"/>
                <table:data-pilot-member table:name="10157" table:display="true" table:show-details="true"/>
                <table:data-pilot-member table:name="11667" table:display="true" table:show-details="true"/>
                <table:data-pilot-member table:name="11792" table:display="true" table:show-details="true"/>
                <table:data-pilot-member table:name="13088" table:display="true" table:show-details="true"/>
                <table:data-pilot-member table:name="13384" table:display="true" table:show-details="true"/>
                <table:data-pilot-member table:name="13774" table:display="true" table:show-details="true"/>
                <table:data-pilot-member table:name="15445" table:display="true" table:show-details="true"/>
                <table:data-pilot-member table:name="16534" table:display="true" table:show-details="true"/>
                <table:data-pilot-member table:name="18264" table:display="true" table:show-details="true"/>
                <table:data-pilot-member table:name="188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24T08:00:49.000Z" table:display="true" table:show-details="true"/>
                <table:data-pilot-member table:name="2017-04-24T08:01:14.000Z" table:display="true" table:show-details="true"/>
                <table:data-pilot-member table:name="2017-04-24T08:02:03.000Z" table:display="true" table:show-details="true"/>
                <table:data-pilot-member table:name="2017-04-24T08:02:06.000Z" table:display="true" table:show-details="true"/>
                <table:data-pilot-member table:name="2017-04-24T08:02:17.000Z" table:display="true" table:show-details="true"/>
                <table:data-pilot-member table:name="2017-04-24T08:02:49.000Z" table:display="true" table:show-details="true"/>
                <table:data-pilot-member table:name="2017-04-24T08:03:30.000Z" table:display="true" table:show-details="true"/>
                <table:data-pilot-member table:name="2017-04-24T08:03:38.000Z" table:display="true" table:show-details="true"/>
                <table:data-pilot-member table:name="2017-04-24T08:03:40.000Z" table:display="true" table:show-details="true"/>
                <table:data-pilot-member table:name="2017-04-24T08:04:12.000Z" table:display="true" table:show-details="true"/>
                <table:data-pilot-member table:name="2017-04-24T08:04:26.000Z" table:display="true" table:show-details="true"/>
                <table:data-pilot-member table:name="2017-04-24T08:04:43.000Z" table:display="true" table:show-details="true"/>
                <table:data-pilot-member table:name="2017-04-24T08:04:53.000Z" table:display="true" table:show-details="true"/>
                <table:data-pilot-member table:name="2017-04-24T08:05:02.000Z" table:display="true" table:show-details="true"/>
                <table:data-pilot-member table:name="2017-04-24T08:05:19.000Z" table:display="true" table:show-details="true"/>
                <table:data-pilot-member table:name="2017-04-24T08:05:29.000Z" table:display="true" table:show-details="true"/>
                <table:data-pilot-member table:name="2017-04-24T08:06:08.000Z" table:display="true" table:show-details="true"/>
                <table:data-pilot-member table:name="2017-04-24T08:07:08.000Z" table:display="true" table:show-details="true"/>
                <table:data-pilot-member table:name="2017-04-24T09:00:23.000Z" table:display="true" table:show-details="true"/>
                <table:data-pilot-member table:name="2017-04-24T09:01:19.000Z" table:display="true" table:show-details="true"/>
                <table:data-pilot-member table:name="2017-04-24T09:01:50.000Z" table:display="true" table:show-details="true"/>
                <table:data-pilot-member table:name="2017-04-24T09:02:31.000Z" table:display="true" table:show-details="true"/>
                <table:data-pilot-member table:name="2017-04-24T09:03:01.000Z" table:display="true" table:show-details="true"/>
                <table:data-pilot-member table:name="2017-04-24T09:04:28.000Z" table:display="true" table:show-details="true"/>
                <table:data-pilot-member table:name="2017-04-24T09:05:21.000Z" table:display="true" table:show-details="true"/>
                <table:data-pilot-member table:name="2017-04-24T09:05:32.000Z" table:display="true" table:show-details="true"/>
                <table:data-pilot-member table:name="2017-04-24T09:06:14.000Z" table:display="true" table:show-details="true"/>
                <table:data-pilot-member table:name="2017-04-24T09:07:33.000Z" table:display="true" table:show-details="true"/>
                <table:data-pilot-member table:name="2017-04-24T09:08:24.000Z" table:display="true" table:show-details="true"/>
                <table:data-pilot-member table:name="2017-04-24T09:08:43.000Z" table:display="true" table:show-details="true"/>
                <table:data-pilot-member table:name="2017-04-24T09:09:16.000Z" table:display="true" table:show-details="true"/>
                <table:data-pilot-member table:name="2017-04-24T09:10:33.000Z" table:display="true" table:show-details="true"/>
                <table:data-pilot-member table:name="2017-04-24T09:10:42.000Z" table:display="true" table:show-details="true"/>
                <table:data-pilot-member table:name="2017-04-24T09:12:03.000Z" table:display="true" table:show-details="true"/>
                <table:data-pilot-member table:name="2017-04-24T10:00:23.000Z" table:display="true" table:show-details="true"/>
                <table:data-pilot-member table:name="2017-04-24T10:00:59.000Z" table:display="true" table:show-details="true"/>
                <table:data-pilot-member table:name="2017-04-24T10:01:25.000Z" table:display="true" table:show-details="true"/>
                <table:data-pilot-member table:name="2017-04-24T10:02:10.000Z" table:display="true" table:show-details="true"/>
                <table:data-pilot-member table:name="2017-04-24T10:02:57.000Z" table:display="true" table:show-details="true"/>
                <table:data-pilot-member table:name="2017-04-24T10:04:06.000Z" table:display="true" table:show-details="true"/>
                <table:data-pilot-member table:name="2017-04-24T10:04:43.000Z" table:display="true" table:show-details="true"/>
                <table:data-pilot-member table:name="2017-04-24T10:06:04.000Z" table:display="true" table:show-details="true"/>
                <table:data-pilot-member table:name="2017-04-24T10:06:25.000Z" table:display="true" table:show-details="true"/>
                <table:data-pilot-member table:name="2017-04-24T10:06:42.000Z" table:display="true" table:show-details="true"/>
                <table:data-pilot-member table:name="2017-04-24T10:07:33.000Z" table:display="true" table:show-details="true"/>
                <table:data-pilot-member table:name="2017-04-24T10:08:29.000Z" table:display="true" table:show-details="true"/>
                <table:data-pilot-member table:name="2017-04-24T10:08:43.000Z" table:display="true" table:show-details="true"/>
                <table:data-pilot-member table:name="2017-04-24T10:09:18.000Z" table:display="true" table:show-details="true"/>
                <table:data-pilot-member table:name="2017-04-24T10:09:53.000Z" table:display="true" table:show-details="true"/>
                <table:data-pilot-member table:name="2017-04-24T10:10:43.000Z" table:display="true" table:show-details="true"/>
                <table:data-pilot-member table:name="2017-04-24T10:12:12.000Z" table:display="true" table:show-details="true"/>
                <table:data-pilot-member table:name="2017-04-24T10:13:10.000Z" table:display="true" table:show-details="true"/>
                <table:data-pilot-member table:name="2017-04-24T11:00:20.000Z" table:display="true" table:show-details="true"/>
                <table:data-pilot-member table:name="2017-04-24T11:01:02.000Z" table:display="true" table:show-details="true"/>
                <table:data-pilot-member table:name="2017-04-24T11:01:42.000Z" table:display="true" table:show-details="true"/>
                <table:data-pilot-member table:name="2017-04-24T11:02:29.000Z" table:display="true" table:show-details="true"/>
                <table:data-pilot-member table:name="2017-04-24T11:03:41.000Z" table:display="true" table:show-details="true"/>
                <table:data-pilot-member table:name="2017-04-24T11:04:09.000Z" table:display="true" table:show-details="true"/>
                <table:data-pilot-member table:name="2017-04-24T11:04:24.000Z" table:display="true" table:show-details="true"/>
                <table:data-pilot-member table:name="2017-04-24T11:05:02.000Z" table:display="true" table:show-details="true"/>
                <table:data-pilot-member table:name="2017-04-24T11:05:42.000Z" table:display="true" table:show-details="true"/>
                <table:data-pilot-member table:name="2017-04-24T11:06:06.000Z" table:display="true" table:show-details="true"/>
                <table:data-pilot-member table:name="2017-04-24T11:06:17.000Z" table:display="true" table:show-details="true"/>
                <table:data-pilot-member table:name="2017-04-24T11:07:24.000Z" table:display="true" table:show-details="true"/>
                <table:data-pilot-member table:name="2017-04-24T11:07:57.000Z" table:display="true" table:show-details="true"/>
                <table:data-pilot-member table:name="2017-04-24T11:08:50.000Z" table:display="true" table:show-details="true"/>
                <table:data-pilot-member table:name="2017-04-24T11:10:00.000Z" table:display="true" table:show-details="true"/>
                <table:data-pilot-member table:name="2017-04-24T11:11:47.000Z" table:display="true" table:show-details="true"/>
                <table:data-pilot-member table:name="2017-04-24T11:12:13.000Z" table:display="true" table:show-details="true"/>
                <table:data-pilot-member table:name="2017-04-24T11:13:06.000Z" table:display="true" table:show-details="true"/>
                <table:data-pilot-member table:name="2017-04-24T12:00:32.000Z" table:display="true" table:show-details="true"/>
                <table:data-pilot-member table:name="2017-04-24T12:01:03.000Z" table:display="true" table:show-details="true"/>
                <table:data-pilot-member table:name="2017-04-24T12:01:58.000Z" table:display="true" table:show-details="true"/>
                <table:data-pilot-member table:name="2017-04-24T12:02:14.000Z" table:display="true" table:show-details="true"/>
                <table:data-pilot-member table:name="2017-04-24T12:03:16.000Z" table:display="true" table:show-details="true"/>
                <table:data-pilot-member table:name="2017-04-24T12:03:30.000Z" table:display="true" table:show-details="true"/>
                <table:data-pilot-member table:name="2017-04-24T12:04:25.000Z" table:display="true" table:show-details="true"/>
                <table:data-pilot-member table:name="2017-04-24T12:04:40.000Z" table:display="true" table:show-details="true"/>
                <table:data-pilot-member table:name="2017-04-24T12:05:17.000Z" table:display="true" table:show-details="true"/>
                <table:data-pilot-member table:name="2017-04-24T12:05:36.000Z" table:display="true" table:show-details="true"/>
                <table:data-pilot-member table:name="2017-04-24T12:06:24.000Z" table:display="true" table:show-details="true"/>
                <table:data-pilot-member table:name="2017-04-24T12:06:58.000Z" table:display="true" table:show-details="true"/>
                <table:data-pilot-member table:name="2017-04-24T12:07:28.000Z" table:display="true" table:show-details="true"/>
                <table:data-pilot-member table:name="2017-04-24T12:08:13.000Z" table:display="true" table:show-details="true"/>
                <table:data-pilot-member table:name="2017-04-24T12:08:28.000Z" table:display="true" table:show-details="true"/>
                <table:data-pilot-member table:name="2017-04-24T12:09:13.000Z" table:display="true" table:show-details="true"/>
                <table:data-pilot-member table:name="2017-04-24T12:09:29.000Z" table:display="true" table:show-details="true"/>
                <table:data-pilot-member table:name="2017-04-24T12:10:22.000Z" table:display="true" table:show-details="true"/>
                <table:data-pilot-member table:name="2017-04-24T12:10:35.000Z" table:display="true" table:show-details="true"/>
                <table:data-pilot-member table:name="2017-04-24T13:00:12.000Z" table:display="true" table:show-details="true"/>
                <table:data-pilot-member table:name="2017-04-24T13:00:55.000Z" table:display="true" table:show-details="true"/>
                <table:data-pilot-member table:name="2017-04-24T13:01:22.000Z" table:display="true" table:show-details="true"/>
                <table:data-pilot-member table:name="2017-04-24T13:01:51.000Z" table:display="true" table:show-details="true"/>
                <table:data-pilot-member table:name="2017-04-24T13:02:19.000Z" table:display="true" table:show-details="true"/>
                <table:data-pilot-member table:name="2017-04-24T13:02:53.000Z" table:display="true" table:show-details="true"/>
                <table:data-pilot-member table:name="2017-04-24T13:03:16.000Z" table:display="true" table:show-details="true"/>
                <table:data-pilot-member table:name="2017-04-24T13:03:52.000Z" table:display="true" table:show-details="true"/>
                <table:data-pilot-member table:name="2017-04-24T13:04:44.000Z" table:display="true" table:show-details="true"/>
                <table:data-pilot-member table:name="2017-04-24T13:05:12.000Z" table:display="true" table:show-details="true"/>
                <table:data-pilot-member table:name="2017-04-24T13:06:08.000Z" table:display="true" table:show-details="true"/>
                <table:data-pilot-member table:name="2017-04-24T13:06:24.000Z" table:display="true" table:show-details="true"/>
                <table:data-pilot-member table:name="2017-04-24T13:06:45.000Z" table:display="true" table:show-details="true"/>
                <table:data-pilot-member table:name="2017-04-24T13:07:24.000Z" table:display="true" table:show-details="true"/>
                <table:data-pilot-member table:name="2017-04-24T13:07:43.000Z" table:display="true" table:show-details="true"/>
                <table:data-pilot-member table:name="2017-04-24T13:09:05.000Z" table:display="true" table:show-details="true"/>
                <table:data-pilot-member table:name="2017-04-24T13:09:27.000Z" table:display="true" table:show-details="true"/>
                <table:data-pilot-member table:name="2017-04-24T13:09:45.000Z" table:display="true" table:show-details="true"/>
                <table:data-pilot-member table:name="2017-04-24T13:10:04.000Z" table:display="true" table:show-details="true"/>
                <table:data-pilot-member table:name="2017-04-24T13:10:35.000Z" table:display="true" table:show-details="true"/>
                <table:data-pilot-member table:name="2017-04-24T14:00:12.000Z" table:display="true" table:show-details="true"/>
                <table:data-pilot-member table:name="2017-04-24T14:00:34.000Z" table:display="true" table:show-details="true"/>
                <table:data-pilot-member table:name="2017-04-24T14:01:15.000Z" table:display="true" table:show-details="true"/>
                <table:data-pilot-member table:name="2017-04-24T14:02:02.000Z" table:display="true" table:show-details="true"/>
                <table:data-pilot-member table:name="2017-04-24T14:02:51.000Z" table:display="true" table:show-details="true"/>
                <table:data-pilot-member table:name="2017-04-24T14:02:57.000Z" table:display="true" table:show-details="true"/>
                <table:data-pilot-member table:name="2017-04-24T14:03:26.000Z" table:display="true" table:show-details="true"/>
                <table:data-pilot-member table:name="2017-04-24T14:03:30.000Z" table:display="true" table:show-details="true"/>
                <table:data-pilot-member table:name="2017-04-24T14:04:17.000Z" table:display="true" table:show-details="true"/>
                <table:data-pilot-member table:name="2017-04-24T14:04:58.000Z" table:display="true" table:show-details="true"/>
                <table:data-pilot-member table:name="2017-04-24T14:05:03.000Z" table:display="true" table:show-details="true"/>
                <table:data-pilot-member table:name="2017-04-24T14:06:10.000Z" table:display="true" table:show-details="true"/>
                <table:data-pilot-member table:name="2017-04-24T14:06:17.000Z" table:display="true" table:show-details="true"/>
                <table:data-pilot-member table:name="2017-04-24T14:06:47.000Z" table:display="true" table:show-details="true"/>
                <table:data-pilot-member table:name="2017-04-24T14:07:17.000Z" table:display="true" table:show-details="true"/>
                <table:data-pilot-member table:name="2017-04-24T14:07:53.000Z" table:display="true" table:show-details="true"/>
                <table:data-pilot-member table:name="2017-04-24T14:09:01.000Z" table:display="true" table:show-details="true"/>
                <table:data-pilot-member table:name="2017-04-24T14:09:22.000Z" table:display="true" table:show-details="true"/>
                <table:data-pilot-member table:name="2017-04-24T14:10:01.000Z" table:display="true" table:show-details="true"/>
                <table:data-pilot-member table:name="2017-04-24T14:10:47.000Z" table:display="true" table:show-details="true"/>
                <table:data-pilot-member table:name="2017-04-24T15:00:20.000Z" table:display="true" table:show-details="true"/>
                <table:data-pilot-member table:name="2017-04-24T15:00:33.000Z" table:display="true" table:show-details="true"/>
                <table:data-pilot-member table:name="2017-04-24T15:01:26.000Z" table:display="true" table:show-details="true"/>
                <table:data-pilot-member table:name="2017-04-24T15:02:14.000Z" table:display="true" table:show-details="true"/>
                <table:data-pilot-member table:name="2017-04-24T15:02:52.000Z" table:display="true" table:show-details="true"/>
                <table:data-pilot-member table:name="2017-04-24T15:03:13.000Z" table:display="true" table:show-details="true"/>
                <table:data-pilot-member table:name="2017-04-24T15:04:19.000Z" table:display="true" table:show-details="true"/>
                <table:data-pilot-member table:name="2017-04-24T15:04:57.000Z" table:display="true" table:show-details="true"/>
                <table:data-pilot-member table:name="2017-04-24T15:05:14.000Z" table:display="true" table:show-details="true"/>
                <table:data-pilot-member table:name="2017-04-24T15:06:07.000Z" table:display="true" table:show-details="true"/>
                <table:data-pilot-member table:name="2017-04-24T15:06:37.000Z" table:display="true" table:show-details="true"/>
                <table:data-pilot-member table:name="2017-04-24T15:07:56.000Z" table:display="true" table:show-details="true"/>
                <table:data-pilot-member table:name="2017-04-24T15:08:01.000Z" table:display="true" table:show-details="true"/>
                <table:data-pilot-member table:name="2017-04-24T15:09:23.000Z" table:display="true" table:show-details="true"/>
                <table:data-pilot-member table:name="2017-04-24T15:09:50.000Z" table:display="true" table:show-details="true"/>
                <table:data-pilot-member table:name="2017-04-24T15:10:06.000Z" table:display="true" table:show-details="true"/>
                <table:data-pilot-member table:name="2017-04-24T15:11:04.000Z" table:display="true" table:show-details="true"/>
                <table:data-pilot-member table:name="2017-04-24T15:12:14.000Z" table:display="true" table:show-details="true"/>
                <table:data-pilot-member table:name="2017-04-24T15:12:26.000Z" table:display="true" table:show-details="true"/>
                <table:data-pilot-member table:name="2017-04-24T16:00:04.000Z" table:display="true" table:show-details="true"/>
                <table:data-pilot-member table:name="2017-04-24T16:01:16.000Z" table:display="true" table:show-details="true"/>
                <table:data-pilot-member table:name="2017-04-24T16:01:41.000Z" table:display="true" table:show-details="true"/>
                <table:data-pilot-member table:name="2017-04-24T16:02:16.000Z" table:display="true" table:show-details="true"/>
                <table:data-pilot-member table:name="2017-04-24T16:02:39.000Z" table:display="true" table:show-details="true"/>
                <table:data-pilot-member table:name="2017-04-24T16:03:21.000Z" table:display="true" table:show-details="true"/>
                <table:data-pilot-member table:name="2017-04-24T16:04:11.000Z" table:display="true" table:show-details="true"/>
                <table:data-pilot-member table:name="2017-04-24T16:04:34.000Z" table:display="true" table:show-details="true"/>
                <table:data-pilot-member table:name="2017-04-24T16:04:42.000Z" table:display="true" table:show-details="true"/>
                <table:data-pilot-member table:name="2017-04-24T16:05:39.000Z" table:display="true" table:show-details="true"/>
                <table:data-pilot-member table:name="2017-04-24T16:07:07.000Z" table:display="true" table:show-details="true"/>
                <table:data-pilot-member table:name="2017-04-24T16:07:45.000Z" table:display="true" table:show-details="true"/>
                <table:data-pilot-member table:name="2017-04-24T16:08:26.000Z" table:display="true" table:show-details="true"/>
                <table:data-pilot-member table:name="2017-04-24T16:09:38.000Z" table:display="true" table:show-details="true"/>
                <table:data-pilot-member table:name="2017-04-24T16:10:24.000Z" table:display="true" table:show-details="true"/>
                <table:data-pilot-member table:name="2017-04-24T16:11:07.000Z" table:display="true" table:show-details="true"/>
                <table:data-pilot-member table:name="2017-04-24T17:00:27.000Z" table:display="true" table:show-details="true"/>
                <table:data-pilot-member table:name="2017-04-24T17:01:28.000Z" table:display="true" table:show-details="true"/>
                <table:data-pilot-member table:name="2017-04-24T17:02:04.000Z" table:display="true" table:show-details="true"/>
                <table:data-pilot-member table:name="2017-04-24T17:02:39.000Z" table:display="true" table:show-details="true"/>
                <table:data-pilot-member table:name="2017-04-24T17:03:28.000Z" table:display="true" table:show-details="true"/>
                <table:data-pilot-member table:name="2017-04-24T17:04:02.000Z" table:display="true" table:show-details="true"/>
                <table:data-pilot-member table:name="2017-04-24T17:04:38.000Z" table:display="true" table:show-details="true"/>
                <table:data-pilot-member table:name="2017-04-24T17:05:30.000Z" table:display="true" table:show-details="true"/>
                <table:data-pilot-member table:name="2017-04-24T17:05:40.000Z" table:display="true" table:show-details="true"/>
                <table:data-pilot-member table:name="2017-04-24T17:05:59.000Z" table:display="true" table:show-details="true"/>
                <table:data-pilot-member table:name="2017-04-24T17:06:49.000Z" table:display="true" table:show-details="true"/>
                <table:data-pilot-member table:name="2017-04-24T17:07:13.000Z" table:display="true" table:show-details="true"/>
                <table:data-pilot-member table:name="2017-04-24T17:08:37.000Z" table:display="true" table:show-details="true"/>
                <table:data-pilot-member table:name="2017-04-24T17:09:54.000Z" table:display="true" table:show-details="true"/>
                <table:data-pilot-member table:name="2017-04-24T17:11:05.000Z" table:display="true" table:show-details="true"/>
                <table:data-pilot-member table:name="2017-04-24T18:00:07.000Z" table:display="true" table:show-details="true"/>
                <table:data-pilot-member table:name="2017-04-24T18:00:39.000Z" table:display="true" table:show-details="true"/>
                <table:data-pilot-member table:name="2017-04-24T18:01:30.000Z" table:display="true" table:show-details="true"/>
                <table:data-pilot-member table:name="2017-04-24T18:02:26.000Z" table:display="true" table:show-details="true"/>
                <table:data-pilot-member table:name="2017-04-24T18:03:01.000Z" table:display="true" table:show-details="true"/>
                <table:data-pilot-member table:name="2017-04-24T18:03:15.000Z" table:display="true" table:show-details="true"/>
                <table:data-pilot-member table:name="2017-04-24T18:03:45.000Z" table:display="true" table:show-details="true"/>
                <table:data-pilot-member table:name="2017-04-24T18:04:16.000Z" table:display="true" table:show-details="true"/>
                <table:data-pilot-member table:name="2017-04-24T18:05:02.000Z" table:display="true" table:show-details="true"/>
                <table:data-pilot-member table:name="2017-04-24T18:05:48.000Z" table:display="true" table:show-details="true"/>
                <table:data-pilot-member table:name="2017-04-24T18:07:23.000Z" table:display="true" table:show-details="true"/>
                <table:data-pilot-member table:name="2017-04-24T18:07:47.000Z" table:display="true" table:show-details="true"/>
                <table:data-pilot-member table:name="2017-04-24T18:08:41.000Z" table:display="true" table:show-details="true"/>
                <table:data-pilot-member table:name="2017-04-24T18:09:08.000Z" table:display="true" table:show-details="true"/>
                <table:data-pilot-member table:name="2017-04-24T18:09:34.000Z" table:display="true" table:show-details="true"/>
                <table:data-pilot-member table:name="2017-04-24T18:10:16.000Z" table:display="true" table:show-details="true"/>
                <table:data-pilot-member table:name="2017-04-25T06:00:15.000Z" table:display="true" table:show-details="true"/>
                <table:data-pilot-member table:name="2017-04-25T06:01:03.000Z" table:display="true" table:show-details="true"/>
                <table:data-pilot-member table:name="2017-04-25T06:01:46.000Z" table:display="true" table:show-details="true"/>
                <table:data-pilot-member table:name="2017-04-25T06:02:16.000Z" table:display="true" table:show-details="true"/>
                <table:data-pilot-member table:name="2017-04-25T06:02:53.000Z" table:display="true" table:show-details="true"/>
                <table:data-pilot-member table:name="2017-04-25T06:03:15.000Z" table:display="true" table:show-details="true"/>
                <table:data-pilot-member table:name="2017-04-25T06:03:51.000Z" table:display="true" table:show-details="true"/>
                <table:data-pilot-member table:name="2017-04-25T06:04:13.000Z" table:display="true" table:show-details="true"/>
                <table:data-pilot-member table:name="2017-04-25T06:04:30.000Z" table:display="true" table:show-details="true"/>
                <table:data-pilot-member table:name="2017-04-25T06:05:03.000Z" table:display="true" table:show-details="true"/>
                <table:data-pilot-member table:name="2017-04-25T06:06:07.000Z" table:display="true" table:show-details="true"/>
                <table:data-pilot-member table:name="2017-04-25T06:07:01.000Z" table:display="true" table:show-details="true"/>
                <table:data-pilot-member table:name="2017-04-25T06:07:44.000Z" table:display="true" table:show-details="true"/>
                <table:data-pilot-member table:name="2017-04-25T06:08:15.000Z" table:display="true" table:show-details="true"/>
                <table:data-pilot-member table:name="2017-04-25T06:09:51.000Z" table:display="true" table:show-details="true"/>
                <table:data-pilot-member table:name="2017-04-25T06:10:24.000Z" table:display="true" table:show-details="true"/>
                <table:data-pilot-member table:name="2017-04-25T06:10:56.000Z" table:display="true" table:show-details="true"/>
                <table:data-pilot-member table:name="2017-04-25T06:11:28.000Z" table:display="true" table:show-details="true"/>
                <table:data-pilot-member table:name="2017-04-25T07:00:12.000Z" table:display="true" table:show-details="true"/>
                <table:data-pilot-member table:name="2017-04-25T07:00:39.000Z" table:display="true" table:show-details="true"/>
                <table:data-pilot-member table:name="2017-04-25T07:01:24.000Z" table:display="true" table:show-details="true"/>
                <table:data-pilot-member table:name="2017-04-25T07:01:48.000Z" table:display="true" table:show-details="true"/>
                <table:data-pilot-member table:name="2017-04-25T07:02:14.000Z" table:display="true" table:show-details="true"/>
                <table:data-pilot-member table:name="2017-04-25T07:02:41.000Z" table:display="true" table:show-details="true"/>
                <table:data-pilot-member table:name="2017-04-25T07:03:28.000Z" table:display="true" table:show-details="true"/>
                <table:data-pilot-member table:name="2017-04-25T07:04:31.000Z" table:display="true" table:show-details="true"/>
                <table:data-pilot-member table:name="2017-04-25T07:05:30.000Z" table:display="true" table:show-details="true"/>
                <table:data-pilot-member table:name="2017-04-25T07:06:04.000Z" table:display="true" table:show-details="true"/>
                <table:data-pilot-member table:name="2017-04-25T07:06:15.000Z" table:display="true" table:show-details="true"/>
                <table:data-pilot-member table:name="2017-04-25T07:06:57.000Z" table:display="true" table:show-details="true"/>
                <table:data-pilot-member table:name="2017-04-25T07:07:50.000Z" table:display="true" table:show-details="true"/>
                <table:data-pilot-member table:name="2017-04-25T07:08:19.000Z" table:display="true" table:show-details="true"/>
                <table:data-pilot-member table:name="2017-04-25T07:08:44.000Z" table:display="true" table:show-details="true"/>
                <table:data-pilot-member table:name="2017-04-25T07:09:56.000Z" table:display="true" table:show-details="true"/>
                <table:data-pilot-member table:name="2017-04-25T07:10:14.000Z" table:display="true" table:show-details="true"/>
                <table:data-pilot-member table:name="2017-04-25T07:11:07.000Z" table:display="true" table:show-details="true"/>
                <table:data-pilot-member table:name="2017-04-25T07:11:34.000Z" table:display="true" table:show-details="true"/>
                <table:data-pilot-member table:name="2017-04-25T08:00:16.000Z" table:display="true" table:show-details="true"/>
                <table:data-pilot-member table:name="2017-04-25T08:00:58.000Z" table:display="true" table:show-details="true"/>
                <table:data-pilot-member table:name="2017-04-25T08:02:30.000Z" table:display="true" table:show-details="true"/>
                <table:data-pilot-member table:name="2017-04-25T08:02:53.000Z" table:display="true" table:show-details="true"/>
                <table:data-pilot-member table:name="2017-04-25T08:03:27.000Z" table:display="true" table:show-details="true"/>
                <table:data-pilot-member table:name="2017-04-25T08:04:35.000Z" table:display="true" table:show-details="true"/>
                <table:data-pilot-member table:name="2017-04-25T08:04:56.000Z" table:display="true" table:show-details="true"/>
                <table:data-pilot-member table:name="2017-04-25T08:06:23.000Z" table:display="true" table:show-details="true"/>
                <table:data-pilot-member table:name="2017-04-25T08:06:35.000Z" table:display="true" table:show-details="true"/>
                <table:data-pilot-member table:name="2017-04-25T08:06:52.000Z" table:display="true" table:show-details="true"/>
                <table:data-pilot-member table:name="2017-04-25T08:07:42.000Z" table:display="true" table:show-details="true"/>
                <table:data-pilot-member table:name="2017-04-25T08:08:42.000Z" table:display="true" table:show-details="true"/>
                <table:data-pilot-member table:name="2017-04-25T08:08:48.000Z" table:display="true" table:show-details="true"/>
                <table:data-pilot-member table:name="2017-04-25T08:09:18.000Z" table:display="true" table:show-details="true"/>
                <table:data-pilot-member table:name="2017-04-25T08:10:03.000Z" table:display="true" table:show-details="true"/>
                <table:data-pilot-member table:name="2017-04-25T08:10:35.000Z" table:display="true" table:show-details="true"/>
                <table:data-pilot-member table:name="2017-04-25T08:11:20.000Z" table:display="true" table:show-details="true"/>
                <table:data-pilot-member table:name="2017-04-25T08:12:30.000Z" table:display="true" table:show-details="true"/>
                <table:data-pilot-member table:name="2017-04-25T08:12:41.000Z" table:display="true" table:show-details="true"/>
                <table:data-pilot-member table:name="2017-04-25T09:00:39.000Z" table:display="true" table:show-details="true"/>
                <table:data-pilot-member table:name="2017-04-25T09:01:13.000Z" table:display="true" table:show-details="true"/>
                <table:data-pilot-member table:name="2017-04-25T09:01:41.000Z" table:display="true" table:show-details="true"/>
                <table:data-pilot-member table:name="2017-04-25T09:02:46.000Z" table:display="true" table:show-details="true"/>
                <table:data-pilot-member table:name="2017-04-25T09:03:06.000Z" table:display="true" table:show-details="true"/>
                <table:data-pilot-member table:name="2017-04-25T09:03:51.000Z" table:display="true" table:show-details="true"/>
                <table:data-pilot-member table:name="2017-04-25T09:04:52.000Z" table:display="true" table:show-details="true"/>
                <table:data-pilot-member table:name="2017-04-25T09:05:31.000Z" table:display="true" table:show-details="true"/>
                <table:data-pilot-member table:name="2017-04-25T09:06:28.000Z" table:display="true" table:show-details="true"/>
                <table:data-pilot-member table:name="2017-04-25T09:07:00.000Z" table:display="true" table:show-details="true"/>
                <table:data-pilot-member table:name="2017-04-25T09:08:24.000Z" table:display="true" table:show-details="true"/>
                <table:data-pilot-member table:name="2017-04-25T09:08:30.000Z" table:display="true" table:show-details="true"/>
                <table:data-pilot-member table:name="2017-04-25T09:09:20.000Z" table:display="true" table:show-details="true"/>
                <table:data-pilot-member table:name="2017-04-25T09:10:26.000Z" table:display="true" table:show-details="true"/>
                <table:data-pilot-member table:name="2017-04-25T09:11:15.000Z" table:display="true" table:show-details="true"/>
                <table:data-pilot-member table:name="2017-04-25T09:12:15.000Z" table:display="true" table:show-details="true"/>
                <table:data-pilot-member table:name="2017-04-25T09:13:21.000Z" table:display="true" table:show-details="true"/>
                <table:data-pilot-member table:name="2017-04-25T09:14:09.000Z" table:display="true" table:show-details="true"/>
                <table:data-pilot-member table:name="2017-04-25T10:00:22.000Z" table:display="true" table:show-details="true"/>
                <table:data-pilot-member table:name="2017-04-25T10:00:55.000Z" table:display="true" table:show-details="true"/>
                <table:data-pilot-member table:name="2017-04-25T10:01:59.000Z" table:display="true" table:show-details="true"/>
                <table:data-pilot-member table:name="2017-04-25T10:02:37.000Z" table:display="true" table:show-details="true"/>
                <table:data-pilot-member table:name="2017-04-25T10:03:33.000Z" table:display="true" table:show-details="true"/>
                <table:data-pilot-member table:name="2017-04-25T10:05:08.000Z" table:display="true" table:show-details="true"/>
                <table:data-pilot-member table:name="2017-04-25T10:05:39.000Z" table:display="true" table:show-details="true"/>
                <table:data-pilot-member table:name="2017-04-25T10:06:38.000Z" table:display="true" table:show-details="true"/>
                <table:data-pilot-member table:name="2017-04-25T10:07:36.000Z" table:display="true" table:show-details="true"/>
                <table:data-pilot-member table:name="2017-04-25T10:08:22.000Z" table:display="true" table:show-details="true"/>
                <table:data-pilot-member table:name="2017-04-25T10:08:25.000Z" table:display="true" table:show-details="true"/>
                <table:data-pilot-member table:name="2017-04-25T10:09:42.000Z" table:display="true" table:show-details="true"/>
                <table:data-pilot-member table:name="2017-04-25T10:10:10.000Z" table:display="true" table:show-details="true"/>
                <table:data-pilot-member table:name="2017-04-25T10:10:37.000Z" table:display="true" table:show-details="true"/>
                <table:data-pilot-member table:name="2017-04-25T10:11:15.000Z" table:display="true" table:show-details="true"/>
                <table:data-pilot-member table:name="2017-04-25T10:11:49.000Z" table:display="true" table:show-details="true"/>
                <table:data-pilot-member table:name="2017-04-25T10:11:57.000Z" table:display="true" table:show-details="true"/>
                <table:data-pilot-member table:name="2017-04-25T10:12:55.000Z" table:display="true" table:show-details="true"/>
                <table:data-pilot-member table:name="2017-04-25T11:00:08.000Z" table:display="true" table:show-details="true"/>
                <table:data-pilot-member table:name="2017-04-25T11:01:08.000Z" table:display="true" table:show-details="true"/>
                <table:data-pilot-member table:name="2017-04-25T11:02:14.000Z" table:display="true" table:show-details="true"/>
                <table:data-pilot-member table:name="2017-04-25T11:02:48.000Z" table:display="true" table:show-details="true"/>
                <table:data-pilot-member table:name="2017-04-25T11:03:22.000Z" table:display="true" table:show-details="true"/>
                <table:data-pilot-member table:name="2017-04-25T11:04:11.000Z" table:display="true" table:show-details="true"/>
                <table:data-pilot-member table:name="2017-04-25T11:04:48.000Z" table:display="true" table:show-details="true"/>
                <table:data-pilot-member table:name="2017-04-25T11:05:18.000Z" table:display="true" table:show-details="true"/>
                <table:data-pilot-member table:name="2017-04-25T11:05:39.000Z" table:display="true" table:show-details="true"/>
                <table:data-pilot-member table:name="2017-04-25T11:06:17.000Z" table:display="true" table:show-details="true"/>
                <table:data-pilot-member table:name="2017-04-25T11:07:02.000Z" table:display="true" table:show-details="true"/>
                <table:data-pilot-member table:name="2017-04-25T11:08:13.000Z" table:display="true" table:show-details="true"/>
                <table:data-pilot-member table:name="2017-04-25T11:08:31.000Z" table:display="true" table:show-details="true"/>
                <table:data-pilot-member table:name="2017-04-25T11:09:35.000Z" table:display="true" table:show-details="true"/>
                <table:data-pilot-member table:name="2017-04-25T11:10:19.000Z" table:display="true" table:show-details="true"/>
                <table:data-pilot-member table:name="2017-04-25T11:10:39.000Z" table:display="true" table:show-details="true"/>
                <table:data-pilot-member table:name="2017-04-25T11:11:08.000Z" table:display="true" table:show-details="true"/>
                <table:data-pilot-member table:name="2017-04-25T12:00:11.000Z" table:display="true" table:show-details="true"/>
                <table:data-pilot-member table:name="2017-04-25T12:00:33.000Z" table:display="true" table:show-details="true"/>
                <table:data-pilot-member table:name="2017-04-25T12:01:46.000Z" table:display="true" table:show-details="true"/>
                <table:data-pilot-member table:name="2017-04-25T12:02:52.000Z" table:display="true" table:show-details="true"/>
                <table:data-pilot-member table:name="2017-04-25T12:03:38.000Z" table:display="true" table:show-details="true"/>
                <table:data-pilot-member table:name="2017-04-25T12:04:54.000Z" table:display="true" table:show-details="true"/>
                <table:data-pilot-member table:name="2017-04-25T12:06:01.000Z" table:display="true" table:show-details="true"/>
                <table:data-pilot-member table:name="2017-04-25T12:06:30.000Z" table:display="true" table:show-details="true"/>
                <table:data-pilot-member table:name="2017-04-25T12:06:51.000Z" table:display="true" table:show-details="true"/>
                <table:data-pilot-member table:name="2017-04-25T12:07:33.000Z" table:display="true" table:show-details="true"/>
                <table:data-pilot-member table:name="2017-04-25T12:08:25.000Z" table:display="true" table:show-details="true"/>
                <table:data-pilot-member table:name="2017-04-25T12:08:56.000Z" table:display="true" table:show-details="true"/>
                <table:data-pilot-member table:name="2017-04-25T12:10:28.000Z" table:display="true" table:show-details="true"/>
                <table:data-pilot-member table:name="2017-04-25T12:11:24.000Z" table:display="true" table:show-details="true"/>
                <table:data-pilot-member table:name="2017-04-25T12:11:59.000Z" table:display="true" table:show-details="true"/>
                <table:data-pilot-member table:name="2017-04-25T12:12:28.000Z" table:display="true" table:show-details="true"/>
                <table:data-pilot-member table:name="2017-04-25T13:00:23.000Z" table:display="true" table:show-details="true"/>
                <table:data-pilot-member table:name="2017-04-25T13:00:49.000Z" table:display="true" table:show-details="true"/>
                <table:data-pilot-member table:name="2017-04-25T13:01:27.000Z" table:display="true" table:show-details="true"/>
                <table:data-pilot-member table:name="2017-04-25T13:02:17.000Z" table:display="true" table:show-details="true"/>
                <table:data-pilot-member table:name="2017-04-25T13:02:50.000Z" table:display="true" table:show-details="true"/>
                <table:data-pilot-member table:name="2017-04-25T13:03:21.000Z" table:display="true" table:show-details="true"/>
                <table:data-pilot-member table:name="2017-04-25T13:03:48.000Z" table:display="true" table:show-details="true"/>
                <table:data-pilot-member table:name="2017-04-25T13:04:47.000Z" table:display="true" table:show-details="true"/>
                <table:data-pilot-member table:name="2017-04-25T13:04:56.000Z" table:display="true" table:show-details="true"/>
                <table:data-pilot-member table:name="2017-04-25T13:05:45.000Z" table:display="true" table:show-details="true"/>
                <table:data-pilot-member table:name="2017-04-25T13:06:33.000Z" table:display="true" table:show-details="true"/>
                <table:data-pilot-member table:name="2017-04-25T13:07:15.000Z" table:display="true" table:show-details="true"/>
                <table:data-pilot-member table:name="2017-04-25T13:07:42.000Z" table:display="true" table:show-details="true"/>
                <table:data-pilot-member table:name="2017-04-25T13:08:41.000Z" table:display="true" table:show-details="true"/>
                <table:data-pilot-member table:name="2017-04-25T13:08:56.000Z" table:display="true" table:show-details="true"/>
                <table:data-pilot-member table:name="2017-04-25T13:09:34.000Z" table:display="true" table:show-details="true"/>
                <table:data-pilot-member table:name="2017-04-25T13:10:03.000Z" table:display="true" table:show-details="true"/>
                <table:data-pilot-member table:name="2017-04-25T13:11:11.000Z" table:display="true" table:show-details="true"/>
                <table:data-pilot-member table:name="2017-04-25T13:11:54.000Z" table:display="true" table:show-details="true"/>
                <table:data-pilot-member table:name="2017-04-25T14:00:14.000Z" table:display="true" table:show-details="true"/>
                <table:data-pilot-member table:name="2017-04-25T14:00:47.000Z" table:display="true" table:show-details="true"/>
                <table:data-pilot-member table:name="2017-04-25T14:01:38.000Z" table:display="true" table:show-details="true"/>
                <table:data-pilot-member table:name="2017-04-25T14:03:02.000Z" table:display="true" table:show-details="true"/>
                <table:data-pilot-member table:name="2017-04-25T14:03:37.000Z" table:display="true" table:show-details="true"/>
                <table:data-pilot-member table:name="2017-04-25T14:04:31.000Z" table:display="true" table:show-details="true"/>
                <table:data-pilot-member table:name="2017-04-25T14:04:45.000Z" table:display="true" table:show-details="true"/>
                <table:data-pilot-member table:name="2017-04-25T14:05:20.000Z" table:display="true" table:show-details="true"/>
                <table:data-pilot-member table:name="2017-04-25T14:06:04.000Z" table:display="true" table:show-details="true"/>
                <table:data-pilot-member table:name="2017-04-25T14:07:01.000Z" table:display="true" table:show-details="true"/>
                <table:data-pilot-member table:name="2017-04-25T14:07:13.000Z" table:display="true" table:show-details="true"/>
                <table:data-pilot-member table:name="2017-04-25T14:07:57.000Z" table:display="true" table:show-details="true"/>
                <table:data-pilot-member table:name="2017-04-25T14:08:06.000Z" table:display="true" table:show-details="true"/>
                <table:data-pilot-member table:name="2017-04-25T14:08:27.000Z" table:display="true" table:show-details="true"/>
                <table:data-pilot-member table:name="2017-04-25T14:09:22.000Z" table:display="true" table:show-details="true"/>
                <table:data-pilot-member table:name="2017-04-25T14:10:41.000Z" table:display="true" table:show-details="true"/>
                <table:data-pilot-member table:name="2017-04-25T14:11:51.000Z" table:display="true" table:show-details="true"/>
                <table:data-pilot-member table:name="2017-04-25T15:00:05.000Z" table:display="true" table:show-details="true"/>
                <table:data-pilot-member table:name="2017-04-25T15:01:16.000Z" table:display="true" table:show-details="true"/>
                <table:data-pilot-member table:name="2017-04-25T15:01:48.000Z" table:display="true" table:show-details="true"/>
                <table:data-pilot-member table:name="2017-04-25T15:02:46.000Z" table:display="true" table:show-details="true"/>
                <table:data-pilot-member table:name="2017-04-25T15:03:49.000Z" table:display="true" table:show-details="true"/>
                <table:data-pilot-member table:name="2017-04-25T15:04:40.000Z" table:display="true" table:show-details="true"/>
                <table:data-pilot-member table:name="2017-04-25T15:05:13.000Z" table:display="true" table:show-details="true"/>
                <table:data-pilot-member table:name="2017-04-25T15:06:07.000Z" table:display="true" table:show-details="true"/>
                <table:data-pilot-member table:name="2017-04-25T15:06:36.000Z" table:display="true" table:show-details="true"/>
                <table:data-pilot-member table:name="2017-04-25T15:07:54.000Z" table:display="true" table:show-details="true"/>
                <table:data-pilot-member table:name="2017-04-25T15:08:34.000Z" table:display="true" table:show-details="true"/>
                <table:data-pilot-member table:name="2017-04-25T15:09:11.000Z" table:display="true" table:show-details="true"/>
                <table:data-pilot-member table:name="2017-04-25T15:10:15.000Z" table:display="true" table:show-details="true"/>
                <table:data-pilot-member table:name="2017-04-25T15:11:24.000Z" table:display="true" table:show-details="true"/>
                <table:data-pilot-member table:name="2017-04-25T15:11:32.000Z" table:display="true" table:show-details="true"/>
                <table:data-pilot-member table:name="2017-04-25T15:12:41.000Z" table:display="true" table:show-details="true"/>
                <table:data-pilot-member table:name="2017-04-25T15:13:28.000Z" table:display="true" table:show-details="true"/>
                <table:data-pilot-member table:name="2017-04-25T15:14:28.000Z" table:display="true" table:show-details="true"/>
                <table:data-pilot-member table:name="2017-04-25T15:15:26.000Z" table:display="true" table:show-details="true"/>
                <table:data-pilot-member table:name="2017-04-25T16:00:24.000Z" table:display="true" table:show-details="true"/>
                <table:data-pilot-member table:name="2017-04-25T16:00:31.000Z" table:display="true" table:show-details="true"/>
                <table:data-pilot-member table:name="2017-04-25T16:01:28.000Z" table:display="true" table:show-details="true"/>
                <table:data-pilot-member table:name="2017-04-25T16:02:08.000Z" table:display="true" table:show-details="true"/>
                <table:data-pilot-member table:name="2017-04-25T16:02:54.000Z" table:display="true" table:show-details="true"/>
                <table:data-pilot-member table:name="2017-04-25T16:03:51.000Z" table:display="true" table:show-details="true"/>
                <table:data-pilot-member table:name="2017-04-25T16:04:34.000Z" table:display="true" table:show-details="true"/>
                <table:data-pilot-member table:name="2017-04-25T16:05:08.000Z" table:display="true" table:show-details="true"/>
                <table:data-pilot-member table:name="2017-04-25T16:05:49.000Z" table:display="true" table:show-details="true"/>
                <table:data-pilot-member table:name="2017-04-25T16:06:40.000Z" table:display="true" table:show-details="true"/>
                <table:data-pilot-member table:name="2017-04-25T16:07:27.000Z" table:display="true" table:show-details="true"/>
                <table:data-pilot-member table:name="2017-04-25T16:08:10.000Z" table:display="true" table:show-details="true"/>
                <table:data-pilot-member table:name="2017-04-25T16:08:39.000Z" table:display="true" table:show-details="true"/>
                <table:data-pilot-member table:name="2017-04-25T16:09:33.000Z" table:display="true" table:show-details="true"/>
                <table:data-pilot-member table:name="2017-04-25T16:10:16.000Z" table:display="true" table:show-details="true"/>
                <table:data-pilot-member table:name="2017-04-25T16:10:44.000Z" table:display="true" table:show-details="true"/>
                <table:data-pilot-member table:name="2017-04-25T16:11:19.000Z" table:display="true" table:show-details="true"/>
                <table:data-pilot-member table:name="2017-04-25T17:00:47.000Z" table:display="true" table:show-details="true"/>
                <table:data-pilot-member table:name="2017-04-25T17:02:01.000Z" table:display="true" table:show-details="true"/>
                <table:data-pilot-member table:name="2017-04-25T17:02:18.000Z" table:display="true" table:show-details="true"/>
                <table:data-pilot-member table:name="2017-04-25T17:02:35.000Z" table:display="true" table:show-details="true"/>
                <table:data-pilot-member table:name="2017-04-25T17:03:28.000Z" table:display="true" table:show-details="true"/>
                <table:data-pilot-member table:name="2017-04-25T17:03:34.000Z" table:display="true" table:show-details="true"/>
                <table:data-pilot-member table:name="2017-04-25T17:04:32.000Z" table:display="true" table:show-details="true"/>
                <table:data-pilot-member table:name="2017-04-25T17:05:27.000Z" table:display="true" table:show-details="true"/>
                <table:data-pilot-member table:name="2017-04-25T17:06:06.000Z" table:display="true" table:show-details="true"/>
                <table:data-pilot-member table:name="2017-04-25T17:06:50.000Z" table:display="true" table:show-details="true"/>
                <table:data-pilot-member table:name="2017-04-25T17:07:09.000Z" table:display="true" table:show-details="true"/>
                <table:data-pilot-member table:name="2017-04-25T17:08:06.000Z" table:display="true" table:show-details="true"/>
                <table:data-pilot-member table:name="2017-04-25T17:08:33.000Z" table:display="true" table:show-details="true"/>
                <table:data-pilot-member table:name="2017-04-25T17:09:31.000Z" table:display="true" table:show-details="true"/>
                <table:data-pilot-member table:name="2017-04-25T17:10:14.000Z" table:display="true" table:show-details="true"/>
                <table:data-pilot-member table:name="2017-04-25T17:10:49.000Z" table:display="true" table:show-details="true"/>
                <table:data-pilot-member table:name="2017-04-25T17:12:15.000Z" table:display="true" table:show-details="true"/>
                <table:data-pilot-member table:name="2017-04-25T18:00:06.000Z" table:display="true" table:show-details="true"/>
                <table:data-pilot-member table:name="2017-04-25T18:00:38.000Z" table:display="true" table:show-details="true"/>
                <table:data-pilot-member table:name="2017-04-25T18:00:55.000Z" table:display="true" table:show-details="true"/>
                <table:data-pilot-member table:name="2017-04-25T18:01:56.000Z" table:display="true" table:show-details="true"/>
                <table:data-pilot-member table:name="2017-04-25T18:02:11.000Z" table:display="true" table:show-details="true"/>
                <table:data-pilot-member table:name="2017-04-25T18:02:56.000Z" table:display="true" table:show-details="true"/>
                <table:data-pilot-member table:name="2017-04-25T18:03:51.000Z" table:display="true" table:show-details="true"/>
                <table:data-pilot-member table:name="2017-04-25T18:04:28.000Z" table:display="true" table:show-details="true"/>
                <table:data-pilot-member table:name="2017-04-25T18:05:42.000Z" table:display="true" table:show-details="true"/>
                <table:data-pilot-member table:name="2017-04-25T18:06:20.000Z" table:display="true" table:show-details="true"/>
                <table:data-pilot-member table:name="2017-04-25T18:06:31.000Z" table:display="true" table:show-details="true"/>
                <table:data-pilot-member table:name="2017-04-25T18:07:19.000Z" table:display="true" table:show-details="true"/>
                <table:data-pilot-member table:name="2017-04-25T18:07:55.000Z" table:display="true" table:show-details="true"/>
                <table:data-pilot-member table:name="2017-04-25T18:08:35.000Z" table:display="true" table:show-details="true"/>
                <table:data-pilot-member table:name="2017-04-25T18:09:26.000Z" table:display="true" table:show-details="true"/>
                <table:data-pilot-member table:name="2017-04-25T18:10:37.000Z" table:display="true" table:show-details="true"/>
                <table:data-pilot-member table:name="2017-04-25T18:11:19.000Z" table:display="true" table:show-details="true"/>
                <table:data-pilot-member table:name="2017-04-25T18:12:37.000Z" table:display="true" table:show-details="true"/>
                <table:data-pilot-member table:name="2017-04-25T18:13:31.000Z" table:display="true" table:show-details="true"/>
                <table:data-pilot-member table:name="2017-04-26T07:00:05.000Z" table:display="true" table:show-details="true"/>
                <table:data-pilot-member table:name="2017-04-26T08:58:29.000Z" table:display="true" table:show-details="true"/>
                <table:data-pilot-member table:name="2017-04-26T08:58:38.000Z" table:display="true" table:show-details="true"/>
                <table:data-pilot-member table:name="2017-04-26T09:00:12.000Z" table:display="true" table:show-details="true"/>
                <table:data-pilot-member table:name="2017-04-26T09:00:40.000Z" table:display="true" table:show-details="true"/>
                <table:data-pilot-member table:name="2017-04-26T09:01:50.000Z" table:display="true" table:show-details="true"/>
                <table:data-pilot-member table:name="2017-04-26T09:02:20.000Z" table:display="true" table:show-details="true"/>
                <table:data-pilot-member table:name="2017-04-26T09:02:52.000Z" table:display="true" table:show-details="true"/>
                <table:data-pilot-member table:name="2017-04-26T09:03:10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CZ108" table:buttons="'Matrix - Counts'.A1 'Matrix - Counts'.A2 'Matrix - Counts'.A6 'Matrix - Counts'.B6 'Matrix - Counts'.C4 'Matrix - Counts'.D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9999990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merchant" table:display="true" table:show-details="true"/>
                <table:data-pilot-member table:name="reimbur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000000001" table:display="true" table:show-details="true"/>
                <table:data-pilot-member table:name="41000000002" table:display="true" table:show-details="true"/>
                <table:data-pilot-member table:name="41000000003" table:display="true" table:show-details="true"/>
                <table:data-pilot-member table:name="41000000004" table:display="true" table:show-details="true"/>
                <table:data-pilot-member table:name="41000000005" table:display="true" table:show-details="true"/>
                <table:data-pilot-member table:name="41000000006" table:display="true" table:show-details="true"/>
                <table:data-pilot-member table:name="41000000007" table:display="true" table:show-details="true"/>
                <table:data-pilot-member table:name="41000000008" table:display="true" table:show-details="true"/>
                <table:data-pilot-member table:name="41000000009" table:display="true" table:show-details="true"/>
                <table:data-pilot-member table:name="41000000010" table:display="true" table:show-details="true"/>
                <table:data-pilot-member table:name="41000000011" table:display="true" table:show-details="true"/>
                <table:data-pilot-member table:name="41000000012" table:display="true" table:show-details="true"/>
                <table:data-pilot-member table:name="41000000013" table:display="true" table:show-details="true"/>
                <table:data-pilot-member table:name="41000000014" table:display="true" table:show-details="true"/>
                <table:data-pilot-member table:name="41000000015" table:display="true" table:show-details="true"/>
                <table:data-pilot-member table:name="41000000016" table:display="true" table:show-details="true"/>
                <table:data-pilot-member table:name="41000000017" table:display="true" table:show-details="true"/>
                <table:data-pilot-member table:name="41000000018" table:display="true" table:show-details="true"/>
                <table:data-pilot-member table:name="41000000019" table:display="true" table:show-details="true"/>
                <table:data-pilot-member table:name="41000000020" table:display="true" table:show-details="true"/>
                <table:data-pilot-member table:name="41000000021" table:display="true" table:show-details="true"/>
                <table:data-pilot-member table:name="41000000022" table:display="true" table:show-details="true"/>
                <table:data-pilot-member table:name="41000000023" table:display="true" table:show-details="true"/>
                <table:data-pilot-member table:name="41000000024" table:display="true" table:show-details="true"/>
                <table:data-pilot-member table:name="41000000025" table:display="true" table:show-details="true"/>
                <table:data-pilot-member table:name="41000000026" table:display="true" table:show-details="true"/>
                <table:data-pilot-member table:name="41000000027" table:display="true" table:show-details="true"/>
                <table:data-pilot-member table:name="41000000028" table:display="true" table:show-details="true"/>
                <table:data-pilot-member table:name="41000000029" table:display="true" table:show-details="true"/>
                <table:data-pilot-member table:name="41000000030" table:display="true" table:show-details="true"/>
                <table:data-pilot-member table:name="41000000031" table:display="true" table:show-details="true"/>
                <table:data-pilot-member table:name="41000000032" table:display="true" table:show-details="true"/>
                <table:data-pilot-member table:name="41000000033" table:display="true" table:show-details="true"/>
                <table:data-pilot-member table:name="41000000034" table:display="true" table:show-details="true"/>
                <table:data-pilot-member table:name="41000000035" table:display="true" table:show-details="true"/>
                <table:data-pilot-member table:name="41000000036" table:display="true" table:show-details="true"/>
                <table:data-pilot-member table:name="41000000037" table:display="true" table:show-details="true"/>
                <table:data-pilot-member table:name="41000000038" table:display="true" table:show-details="true"/>
                <table:data-pilot-member table:name="41000000039" table:display="true" table:show-details="true"/>
                <table:data-pilot-member table:name="41000000040" table:display="true" table:show-details="true"/>
                <table:data-pilot-member table:name="41000000041" table:display="true" table:show-details="true"/>
                <table:data-pilot-member table:name="41000000042" table:display="true" table:show-details="true"/>
                <table:data-pilot-member table:name="41000000043" table:display="true" table:show-details="true"/>
                <table:data-pilot-member table:name="41000000044" table:display="true" table:show-details="true"/>
                <table:data-pilot-member table:name="41000000045" table:display="true" table:show-details="true"/>
                <table:data-pilot-member table:name="41000000046" table:display="true" table:show-details="true"/>
                <table:data-pilot-member table:name="41000000047" table:display="true" table:show-details="true"/>
                <table:data-pilot-member table:name="41000000048" table:display="true" table:show-details="true"/>
                <table:data-pilot-member table:name="41000000049" table:display="true" table:show-details="true"/>
                <table:data-pilot-member table:name="41000000050" table:display="true" table:show-details="true"/>
                <table:data-pilot-member table:name="41000000051" table:display="true" table:show-details="true"/>
                <table:data-pilot-member table:name="41000000052" table:display="true" table:show-details="true"/>
                <table:data-pilot-member table:name="41000000053" table:display="true" table:show-details="true"/>
                <table:data-pilot-member table:name="41000000054" table:display="true" table:show-details="true"/>
                <table:data-pilot-member table:name="41000000055" table:display="true" table:show-details="true"/>
                <table:data-pilot-member table:name="41000000056" table:display="true" table:show-details="true"/>
                <table:data-pilot-member table:name="41000000057" table:display="true" table:show-details="true"/>
                <table:data-pilot-member table:name="41000000058" table:display="true" table:show-details="true"/>
                <table:data-pilot-member table:name="41000000059" table:display="true" table:show-details="true"/>
                <table:data-pilot-member table:name="41000000060" table:display="true" table:show-details="true"/>
                <table:data-pilot-member table:name="41000000061" table:display="true" table:show-details="true"/>
                <table:data-pilot-member table:name="41000000062" table:display="true" table:show-details="true"/>
                <table:data-pilot-member table:name="41000000063" table:display="true" table:show-details="true"/>
                <table:data-pilot-member table:name="41000000064" table:display="true" table:show-details="true"/>
                <table:data-pilot-member table:name="41000000065" table:display="true" table:show-details="true"/>
                <table:data-pilot-member table:name="41000000066" table:display="true" table:show-details="true"/>
                <table:data-pilot-member table:name="41000000067" table:display="true" table:show-details="true"/>
                <table:data-pilot-member table:name="41000000068" table:display="true" table:show-details="true"/>
                <table:data-pilot-member table:name="41000000069" table:display="true" table:show-details="true"/>
                <table:data-pilot-member table:name="41000000070" table:display="true" table:show-details="true"/>
                <table:data-pilot-member table:name="41000000071" table:display="true" table:show-details="true"/>
                <table:data-pilot-member table:name="41000000072" table:display="true" table:show-details="true"/>
                <table:data-pilot-member table:name="41000000073" table:display="true" table:show-details="true"/>
                <table:data-pilot-member table:name="41000000074" table:display="true" table:show-details="true"/>
                <table:data-pilot-member table:name="41000000075" table:display="true" table:show-details="true"/>
                <table:data-pilot-member table:name="41000000076" table:display="true" table:show-details="true"/>
                <table:data-pilot-member table:name="41000000077" table:display="true" table:show-details="true"/>
                <table:data-pilot-member table:name="41000000078" table:display="true" table:show-details="true"/>
                <table:data-pilot-member table:name="41000000079" table:display="true" table:show-details="true"/>
                <table:data-pilot-member table:name="41000000080" table:display="true" table:show-details="true"/>
                <table:data-pilot-member table:name="41000000081" table:display="true" table:show-details="true"/>
                <table:data-pilot-member table:name="41000000082" table:display="true" table:show-details="true"/>
                <table:data-pilot-member table:name="41000000083" table:display="true" table:show-details="true"/>
                <table:data-pilot-member table:name="41000000084" table:display="true" table:show-details="true"/>
                <table:data-pilot-member table:name="41000000085" table:display="true" table:show-details="true"/>
                <table:data-pilot-member table:name="41000000086" table:display="true" table:show-details="true"/>
                <table:data-pilot-member table:name="41000000087" table:display="true" table:show-details="true"/>
                <table:data-pilot-member table:name="41000000088" table:display="true" table:show-details="true"/>
                <table:data-pilot-member table:name="41000000089" table:display="true" table:show-details="true"/>
                <table:data-pilot-member table:name="41000000090" table:display="true" table:show-details="true"/>
                <table:data-pilot-member table:name="41000000091" table:display="true" table:show-details="true"/>
                <table:data-pilot-member table:name="41000000092" table:display="true" table:show-details="true"/>
                <table:data-pilot-member table:name="41000000093" table:display="true" table:show-details="true"/>
                <table:data-pilot-member table:name="41000000094" table:display="true" table:show-details="true"/>
                <table:data-pilot-member table:name="41000000095" table:display="true" table:show-details="true"/>
                <table:data-pilot-member table:name="41000000096" table:display="true" table:show-details="true"/>
                <table:data-pilot-member table:name="41000000097" table:display="true" table:show-details="true"/>
                <table:data-pilot-member table:name="41000000098" table:display="true" table:show-details="true"/>
                <table:data-pilot-member table:name="41000000099" table:display="true" table:show-details="true"/>
                <table:data-pilot-member table:name="41000000100" table:display="true" table:show-details="true"/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issuer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24T08:00:49.000Z" table:display="true" table:show-details="true"/>
                <table:data-pilot-member table:name="2017-04-24T08:01:14.000Z" table:display="true" table:show-details="true"/>
                <table:data-pilot-member table:name="2017-04-24T08:02:03.000Z" table:display="true" table:show-details="true"/>
                <table:data-pilot-member table:name="2017-04-24T08:02:06.000Z" table:display="true" table:show-details="true"/>
                <table:data-pilot-member table:name="2017-04-24T08:02:17.000Z" table:display="true" table:show-details="true"/>
                <table:data-pilot-member table:name="2017-04-24T08:02:49.000Z" table:display="true" table:show-details="true"/>
                <table:data-pilot-member table:name="2017-04-24T08:03:30.000Z" table:display="true" table:show-details="true"/>
                <table:data-pilot-member table:name="2017-04-24T08:03:38.000Z" table:display="true" table:show-details="true"/>
                <table:data-pilot-member table:name="2017-04-24T08:03:40.000Z" table:display="true" table:show-details="true"/>
                <table:data-pilot-member table:name="2017-04-24T08:04:12.000Z" table:display="true" table:show-details="true"/>
                <table:data-pilot-member table:name="2017-04-24T08:04:26.000Z" table:display="true" table:show-details="true"/>
                <table:data-pilot-member table:name="2017-04-24T08:04:43.000Z" table:display="true" table:show-details="true"/>
                <table:data-pilot-member table:name="2017-04-24T08:04:53.000Z" table:display="true" table:show-details="true"/>
                <table:data-pilot-member table:name="2017-04-24T08:05:02.000Z" table:display="true" table:show-details="true"/>
                <table:data-pilot-member table:name="2017-04-24T08:05:19.000Z" table:display="true" table:show-details="true"/>
                <table:data-pilot-member table:name="2017-04-24T08:05:29.000Z" table:display="true" table:show-details="true"/>
                <table:data-pilot-member table:name="2017-04-24T08:06:08.000Z" table:display="true" table:show-details="true"/>
                <table:data-pilot-member table:name="2017-04-24T08:07:08.000Z" table:display="true" table:show-details="true"/>
                <table:data-pilot-member table:name="2017-04-24T09:00:23.000Z" table:display="true" table:show-details="true"/>
                <table:data-pilot-member table:name="2017-04-24T09:01:19.000Z" table:display="true" table:show-details="true"/>
                <table:data-pilot-member table:name="2017-04-24T09:01:50.000Z" table:display="true" table:show-details="true"/>
                <table:data-pilot-member table:name="2017-04-24T09:02:31.000Z" table:display="true" table:show-details="true"/>
                <table:data-pilot-member table:name="2017-04-24T09:03:01.000Z" table:display="true" table:show-details="true"/>
                <table:data-pilot-member table:name="2017-04-24T09:04:28.000Z" table:display="true" table:show-details="true"/>
                <table:data-pilot-member table:name="2017-04-24T09:05:21.000Z" table:display="true" table:show-details="true"/>
                <table:data-pilot-member table:name="2017-04-24T09:05:32.000Z" table:display="true" table:show-details="true"/>
                <table:data-pilot-member table:name="2017-04-24T09:06:14.000Z" table:display="true" table:show-details="true"/>
                <table:data-pilot-member table:name="2017-04-24T09:07:33.000Z" table:display="true" table:show-details="true"/>
                <table:data-pilot-member table:name="2017-04-24T09:08:24.000Z" table:display="true" table:show-details="true"/>
                <table:data-pilot-member table:name="2017-04-24T09:08:43.000Z" table:display="true" table:show-details="true"/>
                <table:data-pilot-member table:name="2017-04-24T09:09:16.000Z" table:display="true" table:show-details="true"/>
                <table:data-pilot-member table:name="2017-04-24T09:10:33.000Z" table:display="true" table:show-details="true"/>
                <table:data-pilot-member table:name="2017-04-24T09:10:42.000Z" table:display="true" table:show-details="true"/>
                <table:data-pilot-member table:name="2017-04-24T09:12:03.000Z" table:display="true" table:show-details="true"/>
                <table:data-pilot-member table:name="2017-04-24T10:00:23.000Z" table:display="true" table:show-details="true"/>
                <table:data-pilot-member table:name="2017-04-24T10:00:59.000Z" table:display="true" table:show-details="true"/>
                <table:data-pilot-member table:name="2017-04-24T10:01:25.000Z" table:display="true" table:show-details="true"/>
                <table:data-pilot-member table:name="2017-04-24T10:02:10.000Z" table:display="true" table:show-details="true"/>
                <table:data-pilot-member table:name="2017-04-24T10:02:57.000Z" table:display="true" table:show-details="true"/>
                <table:data-pilot-member table:name="2017-04-24T10:04:06.000Z" table:display="true" table:show-details="true"/>
                <table:data-pilot-member table:name="2017-04-24T10:04:43.000Z" table:display="true" table:show-details="true"/>
                <table:data-pilot-member table:name="2017-04-24T10:06:04.000Z" table:display="true" table:show-details="true"/>
                <table:data-pilot-member table:name="2017-04-24T10:06:25.000Z" table:display="true" table:show-details="true"/>
                <table:data-pilot-member table:name="2017-04-24T10:06:42.000Z" table:display="true" table:show-details="true"/>
                <table:data-pilot-member table:name="2017-04-24T10:07:33.000Z" table:display="true" table:show-details="true"/>
                <table:data-pilot-member table:name="2017-04-24T10:08:29.000Z" table:display="true" table:show-details="true"/>
                <table:data-pilot-member table:name="2017-04-24T10:08:43.000Z" table:display="true" table:show-details="true"/>
                <table:data-pilot-member table:name="2017-04-24T10:09:18.000Z" table:display="true" table:show-details="true"/>
                <table:data-pilot-member table:name="2017-04-24T10:09:53.000Z" table:display="true" table:show-details="true"/>
                <table:data-pilot-member table:name="2017-04-24T10:10:43.000Z" table:display="true" table:show-details="true"/>
                <table:data-pilot-member table:name="2017-04-24T10:12:12.000Z" table:display="true" table:show-details="true"/>
                <table:data-pilot-member table:name="2017-04-24T10:13:10.000Z" table:display="true" table:show-details="true"/>
                <table:data-pilot-member table:name="2017-04-24T11:00:20.000Z" table:display="true" table:show-details="true"/>
                <table:data-pilot-member table:name="2017-04-24T11:01:02.000Z" table:display="true" table:show-details="true"/>
                <table:data-pilot-member table:name="2017-04-24T11:01:42.000Z" table:display="true" table:show-details="true"/>
                <table:data-pilot-member table:name="2017-04-24T11:02:29.000Z" table:display="true" table:show-details="true"/>
                <table:data-pilot-member table:name="2017-04-24T11:03:41.000Z" table:display="true" table:show-details="true"/>
                <table:data-pilot-member table:name="2017-04-24T11:04:09.000Z" table:display="true" table:show-details="true"/>
                <table:data-pilot-member table:name="2017-04-24T11:04:24.000Z" table:display="true" table:show-details="true"/>
                <table:data-pilot-member table:name="2017-04-24T11:05:02.000Z" table:display="true" table:show-details="true"/>
                <table:data-pilot-member table:name="2017-04-24T11:05:42.000Z" table:display="true" table:show-details="true"/>
                <table:data-pilot-member table:name="2017-04-24T11:06:06.000Z" table:display="true" table:show-details="true"/>
                <table:data-pilot-member table:name="2017-04-24T11:06:17.000Z" table:display="true" table:show-details="true"/>
                <table:data-pilot-member table:name="2017-04-24T11:07:24.000Z" table:display="true" table:show-details="true"/>
                <table:data-pilot-member table:name="2017-04-24T11:07:57.000Z" table:display="true" table:show-details="true"/>
                <table:data-pilot-member table:name="2017-04-24T11:08:50.000Z" table:display="true" table:show-details="true"/>
                <table:data-pilot-member table:name="2017-04-24T11:10:00.000Z" table:display="true" table:show-details="true"/>
                <table:data-pilot-member table:name="2017-04-24T11:11:47.000Z" table:display="true" table:show-details="true"/>
                <table:data-pilot-member table:name="2017-04-24T11:12:13.000Z" table:display="true" table:show-details="true"/>
                <table:data-pilot-member table:name="2017-04-24T11:13:06.000Z" table:display="true" table:show-details="true"/>
                <table:data-pilot-member table:name="2017-04-24T12:00:32.000Z" table:display="true" table:show-details="true"/>
                <table:data-pilot-member table:name="2017-04-24T12:01:03.000Z" table:display="true" table:show-details="true"/>
                <table:data-pilot-member table:name="2017-04-24T12:01:58.000Z" table:display="true" table:show-details="true"/>
                <table:data-pilot-member table:name="2017-04-24T12:02:14.000Z" table:display="true" table:show-details="true"/>
                <table:data-pilot-member table:name="2017-04-24T12:03:16.000Z" table:display="true" table:show-details="true"/>
                <table:data-pilot-member table:name="2017-04-24T12:03:30.000Z" table:display="true" table:show-details="true"/>
                <table:data-pilot-member table:name="2017-04-24T12:04:25.000Z" table:display="true" table:show-details="true"/>
                <table:data-pilot-member table:name="2017-04-24T12:04:40.000Z" table:display="true" table:show-details="true"/>
                <table:data-pilot-member table:name="2017-04-24T12:05:17.000Z" table:display="true" table:show-details="true"/>
                <table:data-pilot-member table:name="2017-04-24T12:05:36.000Z" table:display="true" table:show-details="true"/>
                <table:data-pilot-member table:name="2017-04-24T12:06:24.000Z" table:display="true" table:show-details="true"/>
                <table:data-pilot-member table:name="2017-04-24T12:06:58.000Z" table:display="true" table:show-details="true"/>
                <table:data-pilot-member table:name="2017-04-24T12:07:28.000Z" table:display="true" table:show-details="true"/>
                <table:data-pilot-member table:name="2017-04-24T12:08:13.000Z" table:display="true" table:show-details="true"/>
                <table:data-pilot-member table:name="2017-04-24T12:08:28.000Z" table:display="true" table:show-details="true"/>
                <table:data-pilot-member table:name="2017-04-24T12:09:13.000Z" table:display="true" table:show-details="true"/>
                <table:data-pilot-member table:name="2017-04-24T12:09:29.000Z" table:display="true" table:show-details="true"/>
                <table:data-pilot-member table:name="2017-04-24T12:10:22.000Z" table:display="true" table:show-details="true"/>
                <table:data-pilot-member table:name="2017-04-24T12:10:35.000Z" table:display="true" table:show-details="true"/>
                <table:data-pilot-member table:name="2017-04-24T13:00:12.000Z" table:display="true" table:show-details="true"/>
                <table:data-pilot-member table:name="2017-04-24T13:00:55.000Z" table:display="true" table:show-details="true"/>
                <table:data-pilot-member table:name="2017-04-24T13:01:22.000Z" table:display="true" table:show-details="true"/>
                <table:data-pilot-member table:name="2017-04-24T13:01:51.000Z" table:display="true" table:show-details="true"/>
                <table:data-pilot-member table:name="2017-04-24T13:02:19.000Z" table:display="true" table:show-details="true"/>
                <table:data-pilot-member table:name="2017-04-24T13:02:53.000Z" table:display="true" table:show-details="true"/>
                <table:data-pilot-member table:name="2017-04-24T13:03:16.000Z" table:display="true" table:show-details="true"/>
                <table:data-pilot-member table:name="2017-04-24T13:03:52.000Z" table:display="true" table:show-details="true"/>
                <table:data-pilot-member table:name="2017-04-24T13:04:44.000Z" table:display="true" table:show-details="true"/>
                <table:data-pilot-member table:name="2017-04-24T13:05:12.000Z" table:display="true" table:show-details="true"/>
                <table:data-pilot-member table:name="2017-04-24T13:06:08.000Z" table:display="true" table:show-details="true"/>
                <table:data-pilot-member table:name="2017-04-24T13:06:24.000Z" table:display="true" table:show-details="true"/>
                <table:data-pilot-member table:name="2017-04-24T13:06:45.000Z" table:display="true" table:show-details="true"/>
                <table:data-pilot-member table:name="2017-04-24T13:07:24.000Z" table:display="true" table:show-details="true"/>
                <table:data-pilot-member table:name="2017-04-24T13:07:43.000Z" table:display="true" table:show-details="true"/>
                <table:data-pilot-member table:name="2017-04-24T13:09:05.000Z" table:display="true" table:show-details="true"/>
                <table:data-pilot-member table:name="2017-04-24T13:09:27.000Z" table:display="true" table:show-details="true"/>
                <table:data-pilot-member table:name="2017-04-24T13:09:45.000Z" table:display="true" table:show-details="true"/>
                <table:data-pilot-member table:name="2017-04-24T13:10:04.000Z" table:display="true" table:show-details="true"/>
                <table:data-pilot-member table:name="2017-04-24T13:10:35.000Z" table:display="true" table:show-details="true"/>
                <table:data-pilot-member table:name="2017-04-24T14:00:12.000Z" table:display="true" table:show-details="true"/>
                <table:data-pilot-member table:name="2017-04-24T14:00:34.000Z" table:display="true" table:show-details="true"/>
                <table:data-pilot-member table:name="2017-04-24T14:01:15.000Z" table:display="true" table:show-details="true"/>
                <table:data-pilot-member table:name="2017-04-24T14:02:02.000Z" table:display="true" table:show-details="true"/>
                <table:data-pilot-member table:name="2017-04-24T14:02:51.000Z" table:display="true" table:show-details="true"/>
                <table:data-pilot-member table:name="2017-04-24T14:02:57.000Z" table:display="true" table:show-details="true"/>
                <table:data-pilot-member table:name="2017-04-24T14:03:26.000Z" table:display="true" table:show-details="true"/>
                <table:data-pilot-member table:name="2017-04-24T14:03:30.000Z" table:display="true" table:show-details="true"/>
                <table:data-pilot-member table:name="2017-04-24T14:04:17.000Z" table:display="true" table:show-details="true"/>
                <table:data-pilot-member table:name="2017-04-24T14:04:58.000Z" table:display="true" table:show-details="true"/>
                <table:data-pilot-member table:name="2017-04-24T14:05:03.000Z" table:display="true" table:show-details="true"/>
                <table:data-pilot-member table:name="2017-04-24T14:06:10.000Z" table:display="true" table:show-details="true"/>
                <table:data-pilot-member table:name="2017-04-24T14:06:17.000Z" table:display="true" table:show-details="true"/>
                <table:data-pilot-member table:name="2017-04-24T14:06:47.000Z" table:display="true" table:show-details="true"/>
                <table:data-pilot-member table:name="2017-04-24T14:07:17.000Z" table:display="true" table:show-details="true"/>
                <table:data-pilot-member table:name="2017-04-24T14:07:53.000Z" table:display="true" table:show-details="true"/>
                <table:data-pilot-member table:name="2017-04-24T14:09:01.000Z" table:display="true" table:show-details="true"/>
                <table:data-pilot-member table:name="2017-04-24T14:09:22.000Z" table:display="true" table:show-details="true"/>
                <table:data-pilot-member table:name="2017-04-24T14:10:01.000Z" table:display="true" table:show-details="true"/>
                <table:data-pilot-member table:name="2017-04-24T14:10:47.000Z" table:display="true" table:show-details="true"/>
                <table:data-pilot-member table:name="2017-04-24T15:00:20.000Z" table:display="true" table:show-details="true"/>
                <table:data-pilot-member table:name="2017-04-24T15:00:33.000Z" table:display="true" table:show-details="true"/>
                <table:data-pilot-member table:name="2017-04-24T15:01:26.000Z" table:display="true" table:show-details="true"/>
                <table:data-pilot-member table:name="2017-04-24T15:02:14.000Z" table:display="true" table:show-details="true"/>
                <table:data-pilot-member table:name="2017-04-24T15:02:52.000Z" table:display="true" table:show-details="true"/>
                <table:data-pilot-member table:name="2017-04-24T15:03:13.000Z" table:display="true" table:show-details="true"/>
                <table:data-pilot-member table:name="2017-04-24T15:04:19.000Z" table:display="true" table:show-details="true"/>
                <table:data-pilot-member table:name="2017-04-24T15:04:57.000Z" table:display="true" table:show-details="true"/>
                <table:data-pilot-member table:name="2017-04-24T15:05:14.000Z" table:display="true" table:show-details="true"/>
                <table:data-pilot-member table:name="2017-04-24T15:06:07.000Z" table:display="true" table:show-details="true"/>
                <table:data-pilot-member table:name="2017-04-24T15:06:37.000Z" table:display="true" table:show-details="true"/>
                <table:data-pilot-member table:name="2017-04-24T15:07:56.000Z" table:display="true" table:show-details="true"/>
                <table:data-pilot-member table:name="2017-04-24T15:08:01.000Z" table:display="true" table:show-details="true"/>
                <table:data-pilot-member table:name="2017-04-24T15:09:23.000Z" table:display="true" table:show-details="true"/>
                <table:data-pilot-member table:name="2017-04-24T15:09:50.000Z" table:display="true" table:show-details="true"/>
                <table:data-pilot-member table:name="2017-04-24T15:10:06.000Z" table:display="true" table:show-details="true"/>
                <table:data-pilot-member table:name="2017-04-24T15:11:04.000Z" table:display="true" table:show-details="true"/>
                <table:data-pilot-member table:name="2017-04-24T15:12:14.000Z" table:display="true" table:show-details="true"/>
                <table:data-pilot-member table:name="2017-04-24T15:12:26.000Z" table:display="true" table:show-details="true"/>
                <table:data-pilot-member table:name="2017-04-24T16:00:04.000Z" table:display="true" table:show-details="true"/>
                <table:data-pilot-member table:name="2017-04-24T16:01:16.000Z" table:display="true" table:show-details="true"/>
                <table:data-pilot-member table:name="2017-04-24T16:01:41.000Z" table:display="true" table:show-details="true"/>
                <table:data-pilot-member table:name="2017-04-24T16:02:16.000Z" table:display="true" table:show-details="true"/>
                <table:data-pilot-member table:name="2017-04-24T16:02:39.000Z" table:display="true" table:show-details="true"/>
                <table:data-pilot-member table:name="2017-04-24T16:03:21.000Z" table:display="true" table:show-details="true"/>
                <table:data-pilot-member table:name="2017-04-24T16:04:11.000Z" table:display="true" table:show-details="true"/>
                <table:data-pilot-member table:name="2017-04-24T16:04:34.000Z" table:display="true" table:show-details="true"/>
                <table:data-pilot-member table:name="2017-04-24T16:04:42.000Z" table:display="true" table:show-details="true"/>
                <table:data-pilot-member table:name="2017-04-24T16:05:39.000Z" table:display="true" table:show-details="true"/>
                <table:data-pilot-member table:name="2017-04-24T16:07:07.000Z" table:display="true" table:show-details="true"/>
                <table:data-pilot-member table:name="2017-04-24T16:07:45.000Z" table:display="true" table:show-details="true"/>
                <table:data-pilot-member table:name="2017-04-24T16:08:26.000Z" table:display="true" table:show-details="true"/>
                <table:data-pilot-member table:name="2017-04-24T16:09:38.000Z" table:display="true" table:show-details="true"/>
                <table:data-pilot-member table:name="2017-04-24T16:10:24.000Z" table:display="true" table:show-details="true"/>
                <table:data-pilot-member table:name="2017-04-24T16:11:07.000Z" table:display="true" table:show-details="true"/>
                <table:data-pilot-member table:name="2017-04-24T17:00:27.000Z" table:display="true" table:show-details="true"/>
                <table:data-pilot-member table:name="2017-04-24T17:01:28.000Z" table:display="true" table:show-details="true"/>
                <table:data-pilot-member table:name="2017-04-24T17:02:04.000Z" table:display="true" table:show-details="true"/>
                <table:data-pilot-member table:name="2017-04-24T17:02:39.000Z" table:display="true" table:show-details="true"/>
                <table:data-pilot-member table:name="2017-04-24T17:03:28.000Z" table:display="true" table:show-details="true"/>
                <table:data-pilot-member table:name="2017-04-24T17:04:02.000Z" table:display="true" table:show-details="true"/>
                <table:data-pilot-member table:name="2017-04-24T17:04:38.000Z" table:display="true" table:show-details="true"/>
                <table:data-pilot-member table:name="2017-04-24T17:05:30.000Z" table:display="true" table:show-details="true"/>
                <table:data-pilot-member table:name="2017-04-24T17:05:40.000Z" table:display="true" table:show-details="true"/>
                <table:data-pilot-member table:name="2017-04-24T17:05:59.000Z" table:display="true" table:show-details="true"/>
                <table:data-pilot-member table:name="2017-04-24T17:06:49.000Z" table:display="true" table:show-details="true"/>
                <table:data-pilot-member table:name="2017-04-24T17:07:13.000Z" table:display="true" table:show-details="true"/>
                <table:data-pilot-member table:name="2017-04-24T17:08:37.000Z" table:display="true" table:show-details="true"/>
                <table:data-pilot-member table:name="2017-04-24T17:09:54.000Z" table:display="true" table:show-details="true"/>
                <table:data-pilot-member table:name="2017-04-24T17:11:05.000Z" table:display="true" table:show-details="true"/>
                <table:data-pilot-member table:name="2017-04-24T18:00:07.000Z" table:display="true" table:show-details="true"/>
                <table:data-pilot-member table:name="2017-04-24T18:00:39.000Z" table:display="true" table:show-details="true"/>
                <table:data-pilot-member table:name="2017-04-24T18:01:30.000Z" table:display="true" table:show-details="true"/>
                <table:data-pilot-member table:name="2017-04-24T18:02:26.000Z" table:display="true" table:show-details="true"/>
                <table:data-pilot-member table:name="2017-04-24T18:03:01.000Z" table:display="true" table:show-details="true"/>
                <table:data-pilot-member table:name="2017-04-24T18:03:15.000Z" table:display="true" table:show-details="true"/>
                <table:data-pilot-member table:name="2017-04-24T18:03:45.000Z" table:display="true" table:show-details="true"/>
                <table:data-pilot-member table:name="2017-04-24T18:04:16.000Z" table:display="true" table:show-details="true"/>
                <table:data-pilot-member table:name="2017-04-24T18:05:02.000Z" table:display="true" table:show-details="true"/>
                <table:data-pilot-member table:name="2017-04-24T18:05:48.000Z" table:display="true" table:show-details="true"/>
                <table:data-pilot-member table:name="2017-04-24T18:07:23.000Z" table:display="true" table:show-details="true"/>
                <table:data-pilot-member table:name="2017-04-24T18:07:47.000Z" table:display="true" table:show-details="true"/>
                <table:data-pilot-member table:name="2017-04-24T18:08:41.000Z" table:display="true" table:show-details="true"/>
                <table:data-pilot-member table:name="2017-04-24T18:09:08.000Z" table:display="true" table:show-details="true"/>
                <table:data-pilot-member table:name="2017-04-24T18:09:34.000Z" table:display="true" table:show-details="true"/>
                <table:data-pilot-member table:name="2017-04-24T18:10:16.000Z" table:display="true" table:show-details="true"/>
                <table:data-pilot-member table:name="2017-04-25T06:00:15.000Z" table:display="true" table:show-details="true"/>
                <table:data-pilot-member table:name="2017-04-25T06:01:03.000Z" table:display="true" table:show-details="true"/>
                <table:data-pilot-member table:name="2017-04-25T06:01:46.000Z" table:display="true" table:show-details="true"/>
                <table:data-pilot-member table:name="2017-04-25T06:02:16.000Z" table:display="true" table:show-details="true"/>
                <table:data-pilot-member table:name="2017-04-25T06:02:53.000Z" table:display="true" table:show-details="true"/>
                <table:data-pilot-member table:name="2017-04-25T06:03:15.000Z" table:display="true" table:show-details="true"/>
                <table:data-pilot-member table:name="2017-04-25T06:03:51.000Z" table:display="true" table:show-details="true"/>
                <table:data-pilot-member table:name="2017-04-25T06:04:13.000Z" table:display="true" table:show-details="true"/>
                <table:data-pilot-member table:name="2017-04-25T06:04:30.000Z" table:display="true" table:show-details="true"/>
                <table:data-pilot-member table:name="2017-04-25T06:05:03.000Z" table:display="true" table:show-details="true"/>
                <table:data-pilot-member table:name="2017-04-25T06:06:07.000Z" table:display="true" table:show-details="true"/>
                <table:data-pilot-member table:name="2017-04-25T06:07:01.000Z" table:display="true" table:show-details="true"/>
                <table:data-pilot-member table:name="2017-04-25T06:07:44.000Z" table:display="true" table:show-details="true"/>
                <table:data-pilot-member table:name="2017-04-25T06:08:15.000Z" table:display="true" table:show-details="true"/>
                <table:data-pilot-member table:name="2017-04-25T06:09:51.000Z" table:display="true" table:show-details="true"/>
                <table:data-pilot-member table:name="2017-04-25T06:10:24.000Z" table:display="true" table:show-details="true"/>
                <table:data-pilot-member table:name="2017-04-25T06:10:56.000Z" table:display="true" table:show-details="true"/>
                <table:data-pilot-member table:name="2017-04-25T06:11:28.000Z" table:display="true" table:show-details="true"/>
                <table:data-pilot-member table:name="2017-04-25T07:00:12.000Z" table:display="true" table:show-details="true"/>
                <table:data-pilot-member table:name="2017-04-25T07:00:39.000Z" table:display="true" table:show-details="true"/>
                <table:data-pilot-member table:name="2017-04-25T07:01:24.000Z" table:display="true" table:show-details="true"/>
                <table:data-pilot-member table:name="2017-04-25T07:01:48.000Z" table:display="true" table:show-details="true"/>
                <table:data-pilot-member table:name="2017-04-25T07:02:14.000Z" table:display="true" table:show-details="true"/>
                <table:data-pilot-member table:name="2017-04-25T07:02:41.000Z" table:display="true" table:show-details="true"/>
                <table:data-pilot-member table:name="2017-04-25T07:03:28.000Z" table:display="true" table:show-details="true"/>
                <table:data-pilot-member table:name="2017-04-25T07:04:31.000Z" table:display="true" table:show-details="true"/>
                <table:data-pilot-member table:name="2017-04-25T07:05:30.000Z" table:display="true" table:show-details="true"/>
                <table:data-pilot-member table:name="2017-04-25T07:06:04.000Z" table:display="true" table:show-details="true"/>
                <table:data-pilot-member table:name="2017-04-25T07:06:15.000Z" table:display="true" table:show-details="true"/>
                <table:data-pilot-member table:name="2017-04-25T07:06:57.000Z" table:display="true" table:show-details="true"/>
                <table:data-pilot-member table:name="2017-04-25T07:07:50.000Z" table:display="true" table:show-details="true"/>
                <table:data-pilot-member table:name="2017-04-25T07:08:19.000Z" table:display="true" table:show-details="true"/>
                <table:data-pilot-member table:name="2017-04-25T07:08:44.000Z" table:display="true" table:show-details="true"/>
                <table:data-pilot-member table:name="2017-04-25T07:09:56.000Z" table:display="true" table:show-details="true"/>
                <table:data-pilot-member table:name="2017-04-25T07:10:14.000Z" table:display="true" table:show-details="true"/>
                <table:data-pilot-member table:name="2017-04-25T07:11:07.000Z" table:display="true" table:show-details="true"/>
                <table:data-pilot-member table:name="2017-04-25T07:11:34.000Z" table:display="true" table:show-details="true"/>
                <table:data-pilot-member table:name="2017-04-25T08:00:16.000Z" table:display="true" table:show-details="true"/>
                <table:data-pilot-member table:name="2017-04-25T08:00:58.000Z" table:display="true" table:show-details="true"/>
                <table:data-pilot-member table:name="2017-04-25T08:02:30.000Z" table:display="true" table:show-details="true"/>
                <table:data-pilot-member table:name="2017-04-25T08:02:53.000Z" table:display="true" table:show-details="true"/>
                <table:data-pilot-member table:name="2017-04-25T08:03:27.000Z" table:display="true" table:show-details="true"/>
                <table:data-pilot-member table:name="2017-04-25T08:04:35.000Z" table:display="true" table:show-details="true"/>
                <table:data-pilot-member table:name="2017-04-25T08:04:56.000Z" table:display="true" table:show-details="true"/>
                <table:data-pilot-member table:name="2017-04-25T08:06:23.000Z" table:display="true" table:show-details="true"/>
                <table:data-pilot-member table:name="2017-04-25T08:06:35.000Z" table:display="true" table:show-details="true"/>
                <table:data-pilot-member table:name="2017-04-25T08:06:52.000Z" table:display="true" table:show-details="true"/>
                <table:data-pilot-member table:name="2017-04-25T08:07:42.000Z" table:display="true" table:show-details="true"/>
                <table:data-pilot-member table:name="2017-04-25T08:08:42.000Z" table:display="true" table:show-details="true"/>
                <table:data-pilot-member table:name="2017-04-25T08:08:48.000Z" table:display="true" table:show-details="true"/>
                <table:data-pilot-member table:name="2017-04-25T08:09:18.000Z" table:display="true" table:show-details="true"/>
                <table:data-pilot-member table:name="2017-04-25T08:10:03.000Z" table:display="true" table:show-details="true"/>
                <table:data-pilot-member table:name="2017-04-25T08:10:35.000Z" table:display="true" table:show-details="true"/>
                <table:data-pilot-member table:name="2017-04-25T08:11:20.000Z" table:display="true" table:show-details="true"/>
                <table:data-pilot-member table:name="2017-04-25T08:12:30.000Z" table:display="true" table:show-details="true"/>
                <table:data-pilot-member table:name="2017-04-25T08:12:41.000Z" table:display="true" table:show-details="true"/>
                <table:data-pilot-member table:name="2017-04-25T09:00:39.000Z" table:display="true" table:show-details="true"/>
                <table:data-pilot-member table:name="2017-04-25T09:01:13.000Z" table:display="true" table:show-details="true"/>
                <table:data-pilot-member table:name="2017-04-25T09:01:41.000Z" table:display="true" table:show-details="true"/>
                <table:data-pilot-member table:name="2017-04-25T09:02:46.000Z" table:display="true" table:show-details="true"/>
                <table:data-pilot-member table:name="2017-04-25T09:03:06.000Z" table:display="true" table:show-details="true"/>
                <table:data-pilot-member table:name="2017-04-25T09:03:51.000Z" table:display="true" table:show-details="true"/>
                <table:data-pilot-member table:name="2017-04-25T09:04:52.000Z" table:display="true" table:show-details="true"/>
                <table:data-pilot-member table:name="2017-04-25T09:05:31.000Z" table:display="true" table:show-details="true"/>
                <table:data-pilot-member table:name="2017-04-25T09:06:28.000Z" table:display="true" table:show-details="true"/>
                <table:data-pilot-member table:name="2017-04-25T09:07:00.000Z" table:display="true" table:show-details="true"/>
                <table:data-pilot-member table:name="2017-04-25T09:08:24.000Z" table:display="true" table:show-details="true"/>
                <table:data-pilot-member table:name="2017-04-25T09:08:30.000Z" table:display="true" table:show-details="true"/>
                <table:data-pilot-member table:name="2017-04-25T09:09:20.000Z" table:display="true" table:show-details="true"/>
                <table:data-pilot-member table:name="2017-04-25T09:10:26.000Z" table:display="true" table:show-details="true"/>
                <table:data-pilot-member table:name="2017-04-25T09:11:15.000Z" table:display="true" table:show-details="true"/>
                <table:data-pilot-member table:name="2017-04-25T09:12:15.000Z" table:display="true" table:show-details="true"/>
                <table:data-pilot-member table:name="2017-04-25T09:13:21.000Z" table:display="true" table:show-details="true"/>
                <table:data-pilot-member table:name="2017-04-25T09:14:09.000Z" table:display="true" table:show-details="true"/>
                <table:data-pilot-member table:name="2017-04-25T10:00:22.000Z" table:display="true" table:show-details="true"/>
                <table:data-pilot-member table:name="2017-04-25T10:00:55.000Z" table:display="true" table:show-details="true"/>
                <table:data-pilot-member table:name="2017-04-25T10:01:59.000Z" table:display="true" table:show-details="true"/>
                <table:data-pilot-member table:name="2017-04-25T10:02:37.000Z" table:display="true" table:show-details="true"/>
                <table:data-pilot-member table:name="2017-04-25T10:03:33.000Z" table:display="true" table:show-details="true"/>
                <table:data-pilot-member table:name="2017-04-25T10:05:08.000Z" table:display="true" table:show-details="true"/>
                <table:data-pilot-member table:name="2017-04-25T10:05:39.000Z" table:display="true" table:show-details="true"/>
                <table:data-pilot-member table:name="2017-04-25T10:06:38.000Z" table:display="true" table:show-details="true"/>
                <table:data-pilot-member table:name="2017-04-25T10:07:36.000Z" table:display="true" table:show-details="true"/>
                <table:data-pilot-member table:name="2017-04-25T10:08:22.000Z" table:display="true" table:show-details="true"/>
                <table:data-pilot-member table:name="2017-04-25T10:08:25.000Z" table:display="true" table:show-details="true"/>
                <table:data-pilot-member table:name="2017-04-25T10:09:42.000Z" table:display="true" table:show-details="true"/>
                <table:data-pilot-member table:name="2017-04-25T10:10:10.000Z" table:display="true" table:show-details="true"/>
                <table:data-pilot-member table:name="2017-04-25T10:10:37.000Z" table:display="true" table:show-details="true"/>
                <table:data-pilot-member table:name="2017-04-25T10:11:15.000Z" table:display="true" table:show-details="true"/>
                <table:data-pilot-member table:name="2017-04-25T10:11:49.000Z" table:display="true" table:show-details="true"/>
                <table:data-pilot-member table:name="2017-04-25T10:11:57.000Z" table:display="true" table:show-details="true"/>
                <table:data-pilot-member table:name="2017-04-25T10:12:55.000Z" table:display="true" table:show-details="true"/>
                <table:data-pilot-member table:name="2017-04-25T11:00:08.000Z" table:display="true" table:show-details="true"/>
                <table:data-pilot-member table:name="2017-04-25T11:01:08.000Z" table:display="true" table:show-details="true"/>
                <table:data-pilot-member table:name="2017-04-25T11:02:14.000Z" table:display="true" table:show-details="true"/>
                <table:data-pilot-member table:name="2017-04-25T11:02:48.000Z" table:display="true" table:show-details="true"/>
                <table:data-pilot-member table:name="2017-04-25T11:03:22.000Z" table:display="true" table:show-details="true"/>
                <table:data-pilot-member table:name="2017-04-25T11:04:11.000Z" table:display="true" table:show-details="true"/>
                <table:data-pilot-member table:name="2017-04-25T11:04:48.000Z" table:display="true" table:show-details="true"/>
                <table:data-pilot-member table:name="2017-04-25T11:05:18.000Z" table:display="true" table:show-details="true"/>
                <table:data-pilot-member table:name="2017-04-25T11:05:39.000Z" table:display="true" table:show-details="true"/>
                <table:data-pilot-member table:name="2017-04-25T11:06:17.000Z" table:display="true" table:show-details="true"/>
                <table:data-pilot-member table:name="2017-04-25T11:07:02.000Z" table:display="true" table:show-details="true"/>
                <table:data-pilot-member table:name="2017-04-25T11:08:13.000Z" table:display="true" table:show-details="true"/>
                <table:data-pilot-member table:name="2017-04-25T11:08:31.000Z" table:display="true" table:show-details="true"/>
                <table:data-pilot-member table:name="2017-04-25T11:09:35.000Z" table:display="true" table:show-details="true"/>
                <table:data-pilot-member table:name="2017-04-25T11:10:19.000Z" table:display="true" table:show-details="true"/>
                <table:data-pilot-member table:name="2017-04-25T11:10:39.000Z" table:display="true" table:show-details="true"/>
                <table:data-pilot-member table:name="2017-04-25T11:11:08.000Z" table:display="true" table:show-details="true"/>
                <table:data-pilot-member table:name="2017-04-25T12:00:11.000Z" table:display="true" table:show-details="true"/>
                <table:data-pilot-member table:name="2017-04-25T12:00:33.000Z" table:display="true" table:show-details="true"/>
                <table:data-pilot-member table:name="2017-04-25T12:01:46.000Z" table:display="true" table:show-details="true"/>
                <table:data-pilot-member table:name="2017-04-25T12:02:52.000Z" table:display="true" table:show-details="true"/>
                <table:data-pilot-member table:name="2017-04-25T12:03:38.000Z" table:display="true" table:show-details="true"/>
                <table:data-pilot-member table:name="2017-04-25T12:04:54.000Z" table:display="true" table:show-details="true"/>
                <table:data-pilot-member table:name="2017-04-25T12:06:01.000Z" table:display="true" table:show-details="true"/>
                <table:data-pilot-member table:name="2017-04-25T12:06:30.000Z" table:display="true" table:show-details="true"/>
                <table:data-pilot-member table:name="2017-04-25T12:06:51.000Z" table:display="true" table:show-details="true"/>
                <table:data-pilot-member table:name="2017-04-25T12:07:33.000Z" table:display="true" table:show-details="true"/>
                <table:data-pilot-member table:name="2017-04-25T12:08:25.000Z" table:display="true" table:show-details="true"/>
                <table:data-pilot-member table:name="2017-04-25T12:08:56.000Z" table:display="true" table:show-details="true"/>
                <table:data-pilot-member table:name="2017-04-25T12:10:28.000Z" table:display="true" table:show-details="true"/>
                <table:data-pilot-member table:name="2017-04-25T12:11:24.000Z" table:display="true" table:show-details="true"/>
                <table:data-pilot-member table:name="2017-04-25T12:11:59.000Z" table:display="true" table:show-details="true"/>
                <table:data-pilot-member table:name="2017-04-25T12:12:28.000Z" table:display="true" table:show-details="true"/>
                <table:data-pilot-member table:name="2017-04-25T13:00:23.000Z" table:display="true" table:show-details="true"/>
                <table:data-pilot-member table:name="2017-04-25T13:00:49.000Z" table:display="true" table:show-details="true"/>
                <table:data-pilot-member table:name="2017-04-25T13:01:27.000Z" table:display="true" table:show-details="true"/>
                <table:data-pilot-member table:name="2017-04-25T13:02:17.000Z" table:display="true" table:show-details="true"/>
                <table:data-pilot-member table:name="2017-04-25T13:02:50.000Z" table:display="true" table:show-details="true"/>
                <table:data-pilot-member table:name="2017-04-25T13:03:21.000Z" table:display="true" table:show-details="true"/>
                <table:data-pilot-member table:name="2017-04-25T13:03:48.000Z" table:display="true" table:show-details="true"/>
                <table:data-pilot-member table:name="2017-04-25T13:04:47.000Z" table:display="true" table:show-details="true"/>
                <table:data-pilot-member table:name="2017-04-25T13:04:56.000Z" table:display="true" table:show-details="true"/>
                <table:data-pilot-member table:name="2017-04-25T13:05:45.000Z" table:display="true" table:show-details="true"/>
                <table:data-pilot-member table:name="2017-04-25T13:06:33.000Z" table:display="true" table:show-details="true"/>
                <table:data-pilot-member table:name="2017-04-25T13:07:15.000Z" table:display="true" table:show-details="true"/>
                <table:data-pilot-member table:name="2017-04-25T13:07:42.000Z" table:display="true" table:show-details="true"/>
                <table:data-pilot-member table:name="2017-04-25T13:08:41.000Z" table:display="true" table:show-details="true"/>
                <table:data-pilot-member table:name="2017-04-25T13:08:56.000Z" table:display="true" table:show-details="true"/>
                <table:data-pilot-member table:name="2017-04-25T13:09:34.000Z" table:display="true" table:show-details="true"/>
                <table:data-pilot-member table:name="2017-04-25T13:10:03.000Z" table:display="true" table:show-details="true"/>
                <table:data-pilot-member table:name="2017-04-25T13:11:11.000Z" table:display="true" table:show-details="true"/>
                <table:data-pilot-member table:name="2017-04-25T13:11:54.000Z" table:display="true" table:show-details="true"/>
                <table:data-pilot-member table:name="2017-04-25T14:00:14.000Z" table:display="true" table:show-details="true"/>
                <table:data-pilot-member table:name="2017-04-25T14:00:47.000Z" table:display="true" table:show-details="true"/>
                <table:data-pilot-member table:name="2017-04-25T14:01:38.000Z" table:display="true" table:show-details="true"/>
                <table:data-pilot-member table:name="2017-04-25T14:03:02.000Z" table:display="true" table:show-details="true"/>
                <table:data-pilot-member table:name="2017-04-25T14:03:37.000Z" table:display="true" table:show-details="true"/>
                <table:data-pilot-member table:name="2017-04-25T14:04:31.000Z" table:display="true" table:show-details="true"/>
                <table:data-pilot-member table:name="2017-04-25T14:04:45.000Z" table:display="true" table:show-details="true"/>
                <table:data-pilot-member table:name="2017-04-25T14:05:20.000Z" table:display="true" table:show-details="true"/>
                <table:data-pilot-member table:name="2017-04-25T14:06:04.000Z" table:display="true" table:show-details="true"/>
                <table:data-pilot-member table:name="2017-04-25T14:07:01.000Z" table:display="true" table:show-details="true"/>
                <table:data-pilot-member table:name="2017-04-25T14:07:13.000Z" table:display="true" table:show-details="true"/>
                <table:data-pilot-member table:name="2017-04-25T14:07:57.000Z" table:display="true" table:show-details="true"/>
                <table:data-pilot-member table:name="2017-04-25T14:08:06.000Z" table:display="true" table:show-details="true"/>
                <table:data-pilot-member table:name="2017-04-25T14:08:27.000Z" table:display="true" table:show-details="true"/>
                <table:data-pilot-member table:name="2017-04-25T14:09:22.000Z" table:display="true" table:show-details="true"/>
                <table:data-pilot-member table:name="2017-04-25T14:10:41.000Z" table:display="true" table:show-details="true"/>
                <table:data-pilot-member table:name="2017-04-25T14:11:51.000Z" table:display="true" table:show-details="true"/>
                <table:data-pilot-member table:name="2017-04-25T15:00:05.000Z" table:display="true" table:show-details="true"/>
                <table:data-pilot-member table:name="2017-04-25T15:01:16.000Z" table:display="true" table:show-details="true"/>
                <table:data-pilot-member table:name="2017-04-25T15:01:48.000Z" table:display="true" table:show-details="true"/>
                <table:data-pilot-member table:name="2017-04-25T15:02:46.000Z" table:display="true" table:show-details="true"/>
                <table:data-pilot-member table:name="2017-04-25T15:03:49.000Z" table:display="true" table:show-details="true"/>
                <table:data-pilot-member table:name="2017-04-25T15:04:40.000Z" table:display="true" table:show-details="true"/>
                <table:data-pilot-member table:name="2017-04-25T15:05:13.000Z" table:display="true" table:show-details="true"/>
                <table:data-pilot-member table:name="2017-04-25T15:06:07.000Z" table:display="true" table:show-details="true"/>
                <table:data-pilot-member table:name="2017-04-25T15:06:36.000Z" table:display="true" table:show-details="true"/>
                <table:data-pilot-member table:name="2017-04-25T15:07:54.000Z" table:display="true" table:show-details="true"/>
                <table:data-pilot-member table:name="2017-04-25T15:08:34.000Z" table:display="true" table:show-details="true"/>
                <table:data-pilot-member table:name="2017-04-25T15:09:11.000Z" table:display="true" table:show-details="true"/>
                <table:data-pilot-member table:name="2017-04-25T15:10:15.000Z" table:display="true" table:show-details="true"/>
                <table:data-pilot-member table:name="2017-04-25T15:11:24.000Z" table:display="true" table:show-details="true"/>
                <table:data-pilot-member table:name="2017-04-25T15:11:32.000Z" table:display="true" table:show-details="true"/>
                <table:data-pilot-member table:name="2017-04-25T15:12:41.000Z" table:display="true" table:show-details="true"/>
                <table:data-pilot-member table:name="2017-04-25T15:13:28.000Z" table:display="true" table:show-details="true"/>
                <table:data-pilot-member table:name="2017-04-25T15:14:28.000Z" table:display="true" table:show-details="true"/>
                <table:data-pilot-member table:name="2017-04-25T15:15:26.000Z" table:display="true" table:show-details="true"/>
                <table:data-pilot-member table:name="2017-04-25T16:00:24.000Z" table:display="true" table:show-details="true"/>
                <table:data-pilot-member table:name="2017-04-25T16:00:31.000Z" table:display="true" table:show-details="true"/>
                <table:data-pilot-member table:name="2017-04-25T16:01:28.000Z" table:display="true" table:show-details="true"/>
                <table:data-pilot-member table:name="2017-04-25T16:02:08.000Z" table:display="true" table:show-details="true"/>
                <table:data-pilot-member table:name="2017-04-25T16:02:54.000Z" table:display="true" table:show-details="true"/>
                <table:data-pilot-member table:name="2017-04-25T16:03:51.000Z" table:display="true" table:show-details="true"/>
                <table:data-pilot-member table:name="2017-04-25T16:04:34.000Z" table:display="true" table:show-details="true"/>
                <table:data-pilot-member table:name="2017-04-25T16:05:08.000Z" table:display="true" table:show-details="true"/>
                <table:data-pilot-member table:name="2017-04-25T16:05:49.000Z" table:display="true" table:show-details="true"/>
                <table:data-pilot-member table:name="2017-04-25T16:06:40.000Z" table:display="true" table:show-details="true"/>
                <table:data-pilot-member table:name="2017-04-25T16:07:27.000Z" table:display="true" table:show-details="true"/>
                <table:data-pilot-member table:name="2017-04-25T16:08:10.000Z" table:display="true" table:show-details="true"/>
                <table:data-pilot-member table:name="2017-04-25T16:08:39.000Z" table:display="true" table:show-details="true"/>
                <table:data-pilot-member table:name="2017-04-25T16:09:33.000Z" table:display="true" table:show-details="true"/>
                <table:data-pilot-member table:name="2017-04-25T16:10:16.000Z" table:display="true" table:show-details="true"/>
                <table:data-pilot-member table:name="2017-04-25T16:10:44.000Z" table:display="true" table:show-details="true"/>
                <table:data-pilot-member table:name="2017-04-25T16:11:19.000Z" table:display="true" table:show-details="true"/>
                <table:data-pilot-member table:name="2017-04-25T17:00:47.000Z" table:display="true" table:show-details="true"/>
                <table:data-pilot-member table:name="2017-04-25T17:02:01.000Z" table:display="true" table:show-details="true"/>
                <table:data-pilot-member table:name="2017-04-25T17:02:18.000Z" table:display="true" table:show-details="true"/>
                <table:data-pilot-member table:name="2017-04-25T17:02:35.000Z" table:display="true" table:show-details="true"/>
                <table:data-pilot-member table:name="2017-04-25T17:03:28.000Z" table:display="true" table:show-details="true"/>
                <table:data-pilot-member table:name="2017-04-25T17:03:34.000Z" table:display="true" table:show-details="true"/>
                <table:data-pilot-member table:name="2017-04-25T17:04:32.000Z" table:display="true" table:show-details="true"/>
                <table:data-pilot-member table:name="2017-04-25T17:05:27.000Z" table:display="true" table:show-details="true"/>
                <table:data-pilot-member table:name="2017-04-25T17:06:06.000Z" table:display="true" table:show-details="true"/>
                <table:data-pilot-member table:name="2017-04-25T17:06:50.000Z" table:display="true" table:show-details="true"/>
                <table:data-pilot-member table:name="2017-04-25T17:07:09.000Z" table:display="true" table:show-details="true"/>
                <table:data-pilot-member table:name="2017-04-25T17:08:06.000Z" table:display="true" table:show-details="true"/>
                <table:data-pilot-member table:name="2017-04-25T17:08:33.000Z" table:display="true" table:show-details="true"/>
                <table:data-pilot-member table:name="2017-04-25T17:09:31.000Z" table:display="true" table:show-details="true"/>
                <table:data-pilot-member table:name="2017-04-25T17:10:14.000Z" table:display="true" table:show-details="true"/>
                <table:data-pilot-member table:name="2017-04-25T17:10:49.000Z" table:display="true" table:show-details="true"/>
                <table:data-pilot-member table:name="2017-04-25T17:12:15.000Z" table:display="true" table:show-details="true"/>
                <table:data-pilot-member table:name="2017-04-25T18:00:06.000Z" table:display="true" table:show-details="true"/>
                <table:data-pilot-member table:name="2017-04-25T18:00:38.000Z" table:display="true" table:show-details="true"/>
                <table:data-pilot-member table:name="2017-04-25T18:00:55.000Z" table:display="true" table:show-details="true"/>
                <table:data-pilot-member table:name="2017-04-25T18:01:56.000Z" table:display="true" table:show-details="true"/>
                <table:data-pilot-member table:name="2017-04-25T18:02:11.000Z" table:display="true" table:show-details="true"/>
                <table:data-pilot-member table:name="2017-04-25T18:02:56.000Z" table:display="true" table:show-details="true"/>
                <table:data-pilot-member table:name="2017-04-25T18:03:51.000Z" table:display="true" table:show-details="true"/>
                <table:data-pilot-member table:name="2017-04-25T18:04:28.000Z" table:display="true" table:show-details="true"/>
                <table:data-pilot-member table:name="2017-04-25T18:05:42.000Z" table:display="true" table:show-details="true"/>
                <table:data-pilot-member table:name="2017-04-25T18:06:20.000Z" table:display="true" table:show-details="true"/>
                <table:data-pilot-member table:name="2017-04-25T18:06:31.000Z" table:display="true" table:show-details="true"/>
                <table:data-pilot-member table:name="2017-04-25T18:07:19.000Z" table:display="true" table:show-details="true"/>
                <table:data-pilot-member table:name="2017-04-25T18:07:55.000Z" table:display="true" table:show-details="true"/>
                <table:data-pilot-member table:name="2017-04-25T18:08:35.000Z" table:display="true" table:show-details="true"/>
                <table:data-pilot-member table:name="2017-04-25T18:09:26.000Z" table:display="true" table:show-details="true"/>
                <table:data-pilot-member table:name="2017-04-25T18:10:37.000Z" table:display="true" table:show-details="true"/>
                <table:data-pilot-member table:name="2017-04-25T18:11:19.000Z" table:display="true" table:show-details="true"/>
                <table:data-pilot-member table:name="2017-04-25T18:12:37.000Z" table:display="true" table:show-details="true"/>
                <table:data-pilot-member table:name="2017-04-25T18:13:31.000Z" table:display="true" table:show-details="true"/>
                <table:data-pilot-member table:name="2017-04-26T07:00:05.000Z" table:display="true" table:show-details="true"/>
                <table:data-pilot-member table:name="2017-04-26T08:58:29.000Z" table:display="true" table:show-details="true"/>
                <table:data-pilot-member table:name="2017-04-26T08:58:38.000Z" table:display="true" table:show-details="true"/>
                <table:data-pilot-member table:name="2017-04-26T09:00:12.000Z" table:display="true" table:show-details="true"/>
                <table:data-pilot-member table:name="2017-04-26T09:00:40.000Z" table:display="true" table:show-details="true"/>
                <table:data-pilot-member table:name="2017-04-26T09:01:50.000Z" table:display="true" table:show-details="true"/>
                <table:data-pilot-member table:name="2017-04-26T09:02:20.000Z" table:display="true" table:show-details="true"/>
                <table:data-pilot-member table:name="2017-04-26T09:02:52.000Z" table:display="true" table:show-details="true"/>
                <table:data-pilot-member table:name="2017-04-26T09:03:10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E9" table:buttons="'Matrix - Count By Type'.A1 'Matrix - Count By Type'.A2 'Matrix - Count By Type'.A5 'Matrix - Count By Type'.B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merchant" table:display="true" table:show-details="true"/>
                <table:data-pilot-member table:name="reimbur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issuer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24T08:00:49.000Z" table:display="true" table:show-details="true"/>
                <table:data-pilot-member table:name="2017-04-24T08:01:14.000Z" table:display="true" table:show-details="true"/>
                <table:data-pilot-member table:name="2017-04-24T08:02:03.000Z" table:display="true" table:show-details="true"/>
                <table:data-pilot-member table:name="2017-04-24T08:02:06.000Z" table:display="true" table:show-details="true"/>
                <table:data-pilot-member table:name="2017-04-24T08:02:17.000Z" table:display="true" table:show-details="true"/>
                <table:data-pilot-member table:name="2017-04-24T08:02:49.000Z" table:display="true" table:show-details="true"/>
                <table:data-pilot-member table:name="2017-04-24T08:03:30.000Z" table:display="true" table:show-details="true"/>
                <table:data-pilot-member table:name="2017-04-24T08:03:38.000Z" table:display="true" table:show-details="true"/>
                <table:data-pilot-member table:name="2017-04-24T08:03:40.000Z" table:display="true" table:show-details="true"/>
                <table:data-pilot-member table:name="2017-04-24T08:04:12.000Z" table:display="true" table:show-details="true"/>
                <table:data-pilot-member table:name="2017-04-24T08:04:26.000Z" table:display="true" table:show-details="true"/>
                <table:data-pilot-member table:name="2017-04-24T08:04:43.000Z" table:display="true" table:show-details="true"/>
                <table:data-pilot-member table:name="2017-04-24T08:04:53.000Z" table:display="true" table:show-details="true"/>
                <table:data-pilot-member table:name="2017-04-24T08:05:02.000Z" table:display="true" table:show-details="true"/>
                <table:data-pilot-member table:name="2017-04-24T08:05:19.000Z" table:display="true" table:show-details="true"/>
                <table:data-pilot-member table:name="2017-04-24T08:05:29.000Z" table:display="true" table:show-details="true"/>
                <table:data-pilot-member table:name="2017-04-24T08:06:08.000Z" table:display="true" table:show-details="true"/>
                <table:data-pilot-member table:name="2017-04-24T08:07:08.000Z" table:display="true" table:show-details="true"/>
                <table:data-pilot-member table:name="2017-04-24T09:00:23.000Z" table:display="true" table:show-details="true"/>
                <table:data-pilot-member table:name="2017-04-24T09:01:19.000Z" table:display="true" table:show-details="true"/>
                <table:data-pilot-member table:name="2017-04-24T09:01:50.000Z" table:display="true" table:show-details="true"/>
                <table:data-pilot-member table:name="2017-04-24T09:02:31.000Z" table:display="true" table:show-details="true"/>
                <table:data-pilot-member table:name="2017-04-24T09:03:01.000Z" table:display="true" table:show-details="true"/>
                <table:data-pilot-member table:name="2017-04-24T09:04:28.000Z" table:display="true" table:show-details="true"/>
                <table:data-pilot-member table:name="2017-04-24T09:05:21.000Z" table:display="true" table:show-details="true"/>
                <table:data-pilot-member table:name="2017-04-24T09:05:32.000Z" table:display="true" table:show-details="true"/>
                <table:data-pilot-member table:name="2017-04-24T09:06:14.000Z" table:display="true" table:show-details="true"/>
                <table:data-pilot-member table:name="2017-04-24T09:07:33.000Z" table:display="true" table:show-details="true"/>
                <table:data-pilot-member table:name="2017-04-24T09:08:24.000Z" table:display="true" table:show-details="true"/>
                <table:data-pilot-member table:name="2017-04-24T09:08:43.000Z" table:display="true" table:show-details="true"/>
                <table:data-pilot-member table:name="2017-04-24T09:09:16.000Z" table:display="true" table:show-details="true"/>
                <table:data-pilot-member table:name="2017-04-24T09:10:33.000Z" table:display="true" table:show-details="true"/>
                <table:data-pilot-member table:name="2017-04-24T09:10:42.000Z" table:display="true" table:show-details="true"/>
                <table:data-pilot-member table:name="2017-04-24T09:12:03.000Z" table:display="true" table:show-details="true"/>
                <table:data-pilot-member table:name="2017-04-24T10:00:23.000Z" table:display="true" table:show-details="true"/>
                <table:data-pilot-member table:name="2017-04-24T10:00:59.000Z" table:display="true" table:show-details="true"/>
                <table:data-pilot-member table:name="2017-04-24T10:01:25.000Z" table:display="true" table:show-details="true"/>
                <table:data-pilot-member table:name="2017-04-24T10:02:10.000Z" table:display="true" table:show-details="true"/>
                <table:data-pilot-member table:name="2017-04-24T10:02:57.000Z" table:display="true" table:show-details="true"/>
                <table:data-pilot-member table:name="2017-04-24T10:04:06.000Z" table:display="true" table:show-details="true"/>
                <table:data-pilot-member table:name="2017-04-24T10:04:43.000Z" table:display="true" table:show-details="true"/>
                <table:data-pilot-member table:name="2017-04-24T10:06:04.000Z" table:display="true" table:show-details="true"/>
                <table:data-pilot-member table:name="2017-04-24T10:06:25.000Z" table:display="true" table:show-details="true"/>
                <table:data-pilot-member table:name="2017-04-24T10:06:42.000Z" table:display="true" table:show-details="true"/>
                <table:data-pilot-member table:name="2017-04-24T10:07:33.000Z" table:display="true" table:show-details="true"/>
                <table:data-pilot-member table:name="2017-04-24T10:08:29.000Z" table:display="true" table:show-details="true"/>
                <table:data-pilot-member table:name="2017-04-24T10:08:43.000Z" table:display="true" table:show-details="true"/>
                <table:data-pilot-member table:name="2017-04-24T10:09:18.000Z" table:display="true" table:show-details="true"/>
                <table:data-pilot-member table:name="2017-04-24T10:09:53.000Z" table:display="true" table:show-details="true"/>
                <table:data-pilot-member table:name="2017-04-24T10:10:43.000Z" table:display="true" table:show-details="true"/>
                <table:data-pilot-member table:name="2017-04-24T10:12:12.000Z" table:display="true" table:show-details="true"/>
                <table:data-pilot-member table:name="2017-04-24T10:13:10.000Z" table:display="true" table:show-details="true"/>
                <table:data-pilot-member table:name="2017-04-24T11:00:20.000Z" table:display="true" table:show-details="true"/>
                <table:data-pilot-member table:name="2017-04-24T11:01:02.000Z" table:display="true" table:show-details="true"/>
                <table:data-pilot-member table:name="2017-04-24T11:01:42.000Z" table:display="true" table:show-details="true"/>
                <table:data-pilot-member table:name="2017-04-24T11:02:29.000Z" table:display="true" table:show-details="true"/>
                <table:data-pilot-member table:name="2017-04-24T11:03:41.000Z" table:display="true" table:show-details="true"/>
                <table:data-pilot-member table:name="2017-04-24T11:04:09.000Z" table:display="true" table:show-details="true"/>
                <table:data-pilot-member table:name="2017-04-24T11:04:24.000Z" table:display="true" table:show-details="true"/>
                <table:data-pilot-member table:name="2017-04-24T11:05:02.000Z" table:display="true" table:show-details="true"/>
                <table:data-pilot-member table:name="2017-04-24T11:05:42.000Z" table:display="true" table:show-details="true"/>
                <table:data-pilot-member table:name="2017-04-24T11:06:06.000Z" table:display="true" table:show-details="true"/>
                <table:data-pilot-member table:name="2017-04-24T11:06:17.000Z" table:display="true" table:show-details="true"/>
                <table:data-pilot-member table:name="2017-04-24T11:07:24.000Z" table:display="true" table:show-details="true"/>
                <table:data-pilot-member table:name="2017-04-24T11:07:57.000Z" table:display="true" table:show-details="true"/>
                <table:data-pilot-member table:name="2017-04-24T11:08:50.000Z" table:display="true" table:show-details="true"/>
                <table:data-pilot-member table:name="2017-04-24T11:10:00.000Z" table:display="true" table:show-details="true"/>
                <table:data-pilot-member table:name="2017-04-24T11:11:47.000Z" table:display="true" table:show-details="true"/>
                <table:data-pilot-member table:name="2017-04-24T11:12:13.000Z" table:display="true" table:show-details="true"/>
                <table:data-pilot-member table:name="2017-04-24T11:13:06.000Z" table:display="true" table:show-details="true"/>
                <table:data-pilot-member table:name="2017-04-24T12:00:32.000Z" table:display="true" table:show-details="true"/>
                <table:data-pilot-member table:name="2017-04-24T12:01:03.000Z" table:display="true" table:show-details="true"/>
                <table:data-pilot-member table:name="2017-04-24T12:01:58.000Z" table:display="true" table:show-details="true"/>
                <table:data-pilot-member table:name="2017-04-24T12:02:14.000Z" table:display="true" table:show-details="true"/>
                <table:data-pilot-member table:name="2017-04-24T12:03:16.000Z" table:display="true" table:show-details="true"/>
                <table:data-pilot-member table:name="2017-04-24T12:03:30.000Z" table:display="true" table:show-details="true"/>
                <table:data-pilot-member table:name="2017-04-24T12:04:25.000Z" table:display="true" table:show-details="true"/>
                <table:data-pilot-member table:name="2017-04-24T12:04:40.000Z" table:display="true" table:show-details="true"/>
                <table:data-pilot-member table:name="2017-04-24T12:05:17.000Z" table:display="true" table:show-details="true"/>
                <table:data-pilot-member table:name="2017-04-24T12:05:36.000Z" table:display="true" table:show-details="true"/>
                <table:data-pilot-member table:name="2017-04-24T12:06:24.000Z" table:display="true" table:show-details="true"/>
                <table:data-pilot-member table:name="2017-04-24T12:06:58.000Z" table:display="true" table:show-details="true"/>
                <table:data-pilot-member table:name="2017-04-24T12:07:28.000Z" table:display="true" table:show-details="true"/>
                <table:data-pilot-member table:name="2017-04-24T12:08:13.000Z" table:display="true" table:show-details="true"/>
                <table:data-pilot-member table:name="2017-04-24T12:08:28.000Z" table:display="true" table:show-details="true"/>
                <table:data-pilot-member table:name="2017-04-24T12:09:13.000Z" table:display="true" table:show-details="true"/>
                <table:data-pilot-member table:name="2017-04-24T12:09:29.000Z" table:display="true" table:show-details="true"/>
                <table:data-pilot-member table:name="2017-04-24T12:10:22.000Z" table:display="true" table:show-details="true"/>
                <table:data-pilot-member table:name="2017-04-24T12:10:35.000Z" table:display="true" table:show-details="true"/>
                <table:data-pilot-member table:name="2017-04-24T13:00:12.000Z" table:display="true" table:show-details="true"/>
                <table:data-pilot-member table:name="2017-04-24T13:00:55.000Z" table:display="true" table:show-details="true"/>
                <table:data-pilot-member table:name="2017-04-24T13:01:22.000Z" table:display="true" table:show-details="true"/>
                <table:data-pilot-member table:name="2017-04-24T13:01:51.000Z" table:display="true" table:show-details="true"/>
                <table:data-pilot-member table:name="2017-04-24T13:02:19.000Z" table:display="true" table:show-details="true"/>
                <table:data-pilot-member table:name="2017-04-24T13:02:53.000Z" table:display="true" table:show-details="true"/>
                <table:data-pilot-member table:name="2017-04-24T13:03:16.000Z" table:display="true" table:show-details="true"/>
                <table:data-pilot-member table:name="2017-04-24T13:03:52.000Z" table:display="true" table:show-details="true"/>
                <table:data-pilot-member table:name="2017-04-24T13:04:44.000Z" table:display="true" table:show-details="true"/>
                <table:data-pilot-member table:name="2017-04-24T13:05:12.000Z" table:display="true" table:show-details="true"/>
                <table:data-pilot-member table:name="2017-04-24T13:06:08.000Z" table:display="true" table:show-details="true"/>
                <table:data-pilot-member table:name="2017-04-24T13:06:24.000Z" table:display="true" table:show-details="true"/>
                <table:data-pilot-member table:name="2017-04-24T13:06:45.000Z" table:display="true" table:show-details="true"/>
                <table:data-pilot-member table:name="2017-04-24T13:07:24.000Z" table:display="true" table:show-details="true"/>
                <table:data-pilot-member table:name="2017-04-24T13:07:43.000Z" table:display="true" table:show-details="true"/>
                <table:data-pilot-member table:name="2017-04-24T13:09:05.000Z" table:display="true" table:show-details="true"/>
                <table:data-pilot-member table:name="2017-04-24T13:09:27.000Z" table:display="true" table:show-details="true"/>
                <table:data-pilot-member table:name="2017-04-24T13:09:45.000Z" table:display="true" table:show-details="true"/>
                <table:data-pilot-member table:name="2017-04-24T13:10:04.000Z" table:display="true" table:show-details="true"/>
                <table:data-pilot-member table:name="2017-04-24T13:10:35.000Z" table:display="true" table:show-details="true"/>
                <table:data-pilot-member table:name="2017-04-24T14:00:12.000Z" table:display="true" table:show-details="true"/>
                <table:data-pilot-member table:name="2017-04-24T14:00:34.000Z" table:display="true" table:show-details="true"/>
                <table:data-pilot-member table:name="2017-04-24T14:01:15.000Z" table:display="true" table:show-details="true"/>
                <table:data-pilot-member table:name="2017-04-24T14:02:02.000Z" table:display="true" table:show-details="true"/>
                <table:data-pilot-member table:name="2017-04-24T14:02:51.000Z" table:display="true" table:show-details="true"/>
                <table:data-pilot-member table:name="2017-04-24T14:02:57.000Z" table:display="true" table:show-details="true"/>
                <table:data-pilot-member table:name="2017-04-24T14:03:26.000Z" table:display="true" table:show-details="true"/>
                <table:data-pilot-member table:name="2017-04-24T14:03:30.000Z" table:display="true" table:show-details="true"/>
                <table:data-pilot-member table:name="2017-04-24T14:04:17.000Z" table:display="true" table:show-details="true"/>
                <table:data-pilot-member table:name="2017-04-24T14:04:58.000Z" table:display="true" table:show-details="true"/>
                <table:data-pilot-member table:name="2017-04-24T14:05:03.000Z" table:display="true" table:show-details="true"/>
                <table:data-pilot-member table:name="2017-04-24T14:06:10.000Z" table:display="true" table:show-details="true"/>
                <table:data-pilot-member table:name="2017-04-24T14:06:17.000Z" table:display="true" table:show-details="true"/>
                <table:data-pilot-member table:name="2017-04-24T14:06:47.000Z" table:display="true" table:show-details="true"/>
                <table:data-pilot-member table:name="2017-04-24T14:07:17.000Z" table:display="true" table:show-details="true"/>
                <table:data-pilot-member table:name="2017-04-24T14:07:53.000Z" table:display="true" table:show-details="true"/>
                <table:data-pilot-member table:name="2017-04-24T14:09:01.000Z" table:display="true" table:show-details="true"/>
                <table:data-pilot-member table:name="2017-04-24T14:09:22.000Z" table:display="true" table:show-details="true"/>
                <table:data-pilot-member table:name="2017-04-24T14:10:01.000Z" table:display="true" table:show-details="true"/>
                <table:data-pilot-member table:name="2017-04-24T14:10:47.000Z" table:display="true" table:show-details="true"/>
                <table:data-pilot-member table:name="2017-04-24T15:00:20.000Z" table:display="true" table:show-details="true"/>
                <table:data-pilot-member table:name="2017-04-24T15:00:33.000Z" table:display="true" table:show-details="true"/>
                <table:data-pilot-member table:name="2017-04-24T15:01:26.000Z" table:display="true" table:show-details="true"/>
                <table:data-pilot-member table:name="2017-04-24T15:02:14.000Z" table:display="true" table:show-details="true"/>
                <table:data-pilot-member table:name="2017-04-24T15:02:52.000Z" table:display="true" table:show-details="true"/>
                <table:data-pilot-member table:name="2017-04-24T15:03:13.000Z" table:display="true" table:show-details="true"/>
                <table:data-pilot-member table:name="2017-04-24T15:04:19.000Z" table:display="true" table:show-details="true"/>
                <table:data-pilot-member table:name="2017-04-24T15:04:57.000Z" table:display="true" table:show-details="true"/>
                <table:data-pilot-member table:name="2017-04-24T15:05:14.000Z" table:display="true" table:show-details="true"/>
                <table:data-pilot-member table:name="2017-04-24T15:06:07.000Z" table:display="true" table:show-details="true"/>
                <table:data-pilot-member table:name="2017-04-24T15:06:37.000Z" table:display="true" table:show-details="true"/>
                <table:data-pilot-member table:name="2017-04-24T15:07:56.000Z" table:display="true" table:show-details="true"/>
                <table:data-pilot-member table:name="2017-04-24T15:08:01.000Z" table:display="true" table:show-details="true"/>
                <table:data-pilot-member table:name="2017-04-24T15:09:23.000Z" table:display="true" table:show-details="true"/>
                <table:data-pilot-member table:name="2017-04-24T15:09:50.000Z" table:display="true" table:show-details="true"/>
                <table:data-pilot-member table:name="2017-04-24T15:10:06.000Z" table:display="true" table:show-details="true"/>
                <table:data-pilot-member table:name="2017-04-24T15:11:04.000Z" table:display="true" table:show-details="true"/>
                <table:data-pilot-member table:name="2017-04-24T15:12:14.000Z" table:display="true" table:show-details="true"/>
                <table:data-pilot-member table:name="2017-04-24T15:12:26.000Z" table:display="true" table:show-details="true"/>
                <table:data-pilot-member table:name="2017-04-24T16:00:04.000Z" table:display="true" table:show-details="true"/>
                <table:data-pilot-member table:name="2017-04-24T16:01:16.000Z" table:display="true" table:show-details="true"/>
                <table:data-pilot-member table:name="2017-04-24T16:01:41.000Z" table:display="true" table:show-details="true"/>
                <table:data-pilot-member table:name="2017-04-24T16:02:16.000Z" table:display="true" table:show-details="true"/>
                <table:data-pilot-member table:name="2017-04-24T16:02:39.000Z" table:display="true" table:show-details="true"/>
                <table:data-pilot-member table:name="2017-04-24T16:03:21.000Z" table:display="true" table:show-details="true"/>
                <table:data-pilot-member table:name="2017-04-24T16:04:11.000Z" table:display="true" table:show-details="true"/>
                <table:data-pilot-member table:name="2017-04-24T16:04:34.000Z" table:display="true" table:show-details="true"/>
                <table:data-pilot-member table:name="2017-04-24T16:04:42.000Z" table:display="true" table:show-details="true"/>
                <table:data-pilot-member table:name="2017-04-24T16:05:39.000Z" table:display="true" table:show-details="true"/>
                <table:data-pilot-member table:name="2017-04-24T16:07:07.000Z" table:display="true" table:show-details="true"/>
                <table:data-pilot-member table:name="2017-04-24T16:07:45.000Z" table:display="true" table:show-details="true"/>
                <table:data-pilot-member table:name="2017-04-24T16:08:26.000Z" table:display="true" table:show-details="true"/>
                <table:data-pilot-member table:name="2017-04-24T16:09:38.000Z" table:display="true" table:show-details="true"/>
                <table:data-pilot-member table:name="2017-04-24T16:10:24.000Z" table:display="true" table:show-details="true"/>
                <table:data-pilot-member table:name="2017-04-24T16:11:07.000Z" table:display="true" table:show-details="true"/>
                <table:data-pilot-member table:name="2017-04-24T17:00:27.000Z" table:display="true" table:show-details="true"/>
                <table:data-pilot-member table:name="2017-04-24T17:01:28.000Z" table:display="true" table:show-details="true"/>
                <table:data-pilot-member table:name="2017-04-24T17:02:04.000Z" table:display="true" table:show-details="true"/>
                <table:data-pilot-member table:name="2017-04-24T17:02:39.000Z" table:display="true" table:show-details="true"/>
                <table:data-pilot-member table:name="2017-04-24T17:03:28.000Z" table:display="true" table:show-details="true"/>
                <table:data-pilot-member table:name="2017-04-24T17:04:02.000Z" table:display="true" table:show-details="true"/>
                <table:data-pilot-member table:name="2017-04-24T17:04:38.000Z" table:display="true" table:show-details="true"/>
                <table:data-pilot-member table:name="2017-04-24T17:05:30.000Z" table:display="true" table:show-details="true"/>
                <table:data-pilot-member table:name="2017-04-24T17:05:40.000Z" table:display="true" table:show-details="true"/>
                <table:data-pilot-member table:name="2017-04-24T17:05:59.000Z" table:display="true" table:show-details="true"/>
                <table:data-pilot-member table:name="2017-04-24T17:06:49.000Z" table:display="true" table:show-details="true"/>
                <table:data-pilot-member table:name="2017-04-24T17:07:13.000Z" table:display="true" table:show-details="true"/>
                <table:data-pilot-member table:name="2017-04-24T17:08:37.000Z" table:display="true" table:show-details="true"/>
                <table:data-pilot-member table:name="2017-04-24T17:09:54.000Z" table:display="true" table:show-details="true"/>
                <table:data-pilot-member table:name="2017-04-24T17:11:05.000Z" table:display="true" table:show-details="true"/>
                <table:data-pilot-member table:name="2017-04-24T18:00:07.000Z" table:display="true" table:show-details="true"/>
                <table:data-pilot-member table:name="2017-04-24T18:00:39.000Z" table:display="true" table:show-details="true"/>
                <table:data-pilot-member table:name="2017-04-24T18:01:30.000Z" table:display="true" table:show-details="true"/>
                <table:data-pilot-member table:name="2017-04-24T18:02:26.000Z" table:display="true" table:show-details="true"/>
                <table:data-pilot-member table:name="2017-04-24T18:03:01.000Z" table:display="true" table:show-details="true"/>
                <table:data-pilot-member table:name="2017-04-24T18:03:15.000Z" table:display="true" table:show-details="true"/>
                <table:data-pilot-member table:name="2017-04-24T18:03:45.000Z" table:display="true" table:show-details="true"/>
                <table:data-pilot-member table:name="2017-04-24T18:04:16.000Z" table:display="true" table:show-details="true"/>
                <table:data-pilot-member table:name="2017-04-24T18:05:02.000Z" table:display="true" table:show-details="true"/>
                <table:data-pilot-member table:name="2017-04-24T18:05:48.000Z" table:display="true" table:show-details="true"/>
                <table:data-pilot-member table:name="2017-04-24T18:07:23.000Z" table:display="true" table:show-details="true"/>
                <table:data-pilot-member table:name="2017-04-24T18:07:47.000Z" table:display="true" table:show-details="true"/>
                <table:data-pilot-member table:name="2017-04-24T18:08:41.000Z" table:display="true" table:show-details="true"/>
                <table:data-pilot-member table:name="2017-04-24T18:09:08.000Z" table:display="true" table:show-details="true"/>
                <table:data-pilot-member table:name="2017-04-24T18:09:34.000Z" table:display="true" table:show-details="true"/>
                <table:data-pilot-member table:name="2017-04-24T18:10:16.000Z" table:display="true" table:show-details="true"/>
                <table:data-pilot-member table:name="2017-04-25T06:00:15.000Z" table:display="true" table:show-details="true"/>
                <table:data-pilot-member table:name="2017-04-25T06:01:03.000Z" table:display="true" table:show-details="true"/>
                <table:data-pilot-member table:name="2017-04-25T06:01:46.000Z" table:display="true" table:show-details="true"/>
                <table:data-pilot-member table:name="2017-04-25T06:02:16.000Z" table:display="true" table:show-details="true"/>
                <table:data-pilot-member table:name="2017-04-25T06:02:53.000Z" table:display="true" table:show-details="true"/>
                <table:data-pilot-member table:name="2017-04-25T06:03:15.000Z" table:display="true" table:show-details="true"/>
                <table:data-pilot-member table:name="2017-04-25T06:03:51.000Z" table:display="true" table:show-details="true"/>
                <table:data-pilot-member table:name="2017-04-25T06:04:13.000Z" table:display="true" table:show-details="true"/>
                <table:data-pilot-member table:name="2017-04-25T06:04:30.000Z" table:display="true" table:show-details="true"/>
                <table:data-pilot-member table:name="2017-04-25T06:05:03.000Z" table:display="true" table:show-details="true"/>
                <table:data-pilot-member table:name="2017-04-25T06:06:07.000Z" table:display="true" table:show-details="true"/>
                <table:data-pilot-member table:name="2017-04-25T06:07:01.000Z" table:display="true" table:show-details="true"/>
                <table:data-pilot-member table:name="2017-04-25T06:07:44.000Z" table:display="true" table:show-details="true"/>
                <table:data-pilot-member table:name="2017-04-25T06:08:15.000Z" table:display="true" table:show-details="true"/>
                <table:data-pilot-member table:name="2017-04-25T06:09:51.000Z" table:display="true" table:show-details="true"/>
                <table:data-pilot-member table:name="2017-04-25T06:10:24.000Z" table:display="true" table:show-details="true"/>
                <table:data-pilot-member table:name="2017-04-25T06:10:56.000Z" table:display="true" table:show-details="true"/>
                <table:data-pilot-member table:name="2017-04-25T06:11:28.000Z" table:display="true" table:show-details="true"/>
                <table:data-pilot-member table:name="2017-04-25T07:00:12.000Z" table:display="true" table:show-details="true"/>
                <table:data-pilot-member table:name="2017-04-25T07:00:39.000Z" table:display="true" table:show-details="true"/>
                <table:data-pilot-member table:name="2017-04-25T07:01:24.000Z" table:display="true" table:show-details="true"/>
                <table:data-pilot-member table:name="2017-04-25T07:01:48.000Z" table:display="true" table:show-details="true"/>
                <table:data-pilot-member table:name="2017-04-25T07:02:14.000Z" table:display="true" table:show-details="true"/>
                <table:data-pilot-member table:name="2017-04-25T07:02:41.000Z" table:display="true" table:show-details="true"/>
                <table:data-pilot-member table:name="2017-04-25T07:03:28.000Z" table:display="true" table:show-details="true"/>
                <table:data-pilot-member table:name="2017-04-25T07:04:31.000Z" table:display="true" table:show-details="true"/>
                <table:data-pilot-member table:name="2017-04-25T07:05:30.000Z" table:display="true" table:show-details="true"/>
                <table:data-pilot-member table:name="2017-04-25T07:06:04.000Z" table:display="true" table:show-details="true"/>
                <table:data-pilot-member table:name="2017-04-25T07:06:15.000Z" table:display="true" table:show-details="true"/>
                <table:data-pilot-member table:name="2017-04-25T07:06:57.000Z" table:display="true" table:show-details="true"/>
                <table:data-pilot-member table:name="2017-04-25T07:07:50.000Z" table:display="true" table:show-details="true"/>
                <table:data-pilot-member table:name="2017-04-25T07:08:19.000Z" table:display="true" table:show-details="true"/>
                <table:data-pilot-member table:name="2017-04-25T07:08:44.000Z" table:display="true" table:show-details="true"/>
                <table:data-pilot-member table:name="2017-04-25T07:09:56.000Z" table:display="true" table:show-details="true"/>
                <table:data-pilot-member table:name="2017-04-25T07:10:14.000Z" table:display="true" table:show-details="true"/>
                <table:data-pilot-member table:name="2017-04-25T07:11:07.000Z" table:display="true" table:show-details="true"/>
                <table:data-pilot-member table:name="2017-04-25T07:11:34.000Z" table:display="true" table:show-details="true"/>
                <table:data-pilot-member table:name="2017-04-25T08:00:16.000Z" table:display="true" table:show-details="true"/>
                <table:data-pilot-member table:name="2017-04-25T08:00:58.000Z" table:display="true" table:show-details="true"/>
                <table:data-pilot-member table:name="2017-04-25T08:02:30.000Z" table:display="true" table:show-details="true"/>
                <table:data-pilot-member table:name="2017-04-25T08:02:53.000Z" table:display="true" table:show-details="true"/>
                <table:data-pilot-member table:name="2017-04-25T08:03:27.000Z" table:display="true" table:show-details="true"/>
                <table:data-pilot-member table:name="2017-04-25T08:04:35.000Z" table:display="true" table:show-details="true"/>
                <table:data-pilot-member table:name="2017-04-25T08:04:56.000Z" table:display="true" table:show-details="true"/>
                <table:data-pilot-member table:name="2017-04-25T08:06:23.000Z" table:display="true" table:show-details="true"/>
                <table:data-pilot-member table:name="2017-04-25T08:06:35.000Z" table:display="true" table:show-details="true"/>
                <table:data-pilot-member table:name="2017-04-25T08:06:52.000Z" table:display="true" table:show-details="true"/>
                <table:data-pilot-member table:name="2017-04-25T08:07:42.000Z" table:display="true" table:show-details="true"/>
                <table:data-pilot-member table:name="2017-04-25T08:08:42.000Z" table:display="true" table:show-details="true"/>
                <table:data-pilot-member table:name="2017-04-25T08:08:48.000Z" table:display="true" table:show-details="true"/>
                <table:data-pilot-member table:name="2017-04-25T08:09:18.000Z" table:display="true" table:show-details="true"/>
                <table:data-pilot-member table:name="2017-04-25T08:10:03.000Z" table:display="true" table:show-details="true"/>
                <table:data-pilot-member table:name="2017-04-25T08:10:35.000Z" table:display="true" table:show-details="true"/>
                <table:data-pilot-member table:name="2017-04-25T08:11:20.000Z" table:display="true" table:show-details="true"/>
                <table:data-pilot-member table:name="2017-04-25T08:12:30.000Z" table:display="true" table:show-details="true"/>
                <table:data-pilot-member table:name="2017-04-25T08:12:41.000Z" table:display="true" table:show-details="true"/>
                <table:data-pilot-member table:name="2017-04-25T09:00:39.000Z" table:display="true" table:show-details="true"/>
                <table:data-pilot-member table:name="2017-04-25T09:01:13.000Z" table:display="true" table:show-details="true"/>
                <table:data-pilot-member table:name="2017-04-25T09:01:41.000Z" table:display="true" table:show-details="true"/>
                <table:data-pilot-member table:name="2017-04-25T09:02:46.000Z" table:display="true" table:show-details="true"/>
                <table:data-pilot-member table:name="2017-04-25T09:03:06.000Z" table:display="true" table:show-details="true"/>
                <table:data-pilot-member table:name="2017-04-25T09:03:51.000Z" table:display="true" table:show-details="true"/>
                <table:data-pilot-member table:name="2017-04-25T09:04:52.000Z" table:display="true" table:show-details="true"/>
                <table:data-pilot-member table:name="2017-04-25T09:05:31.000Z" table:display="true" table:show-details="true"/>
                <table:data-pilot-member table:name="2017-04-25T09:06:28.000Z" table:display="true" table:show-details="true"/>
                <table:data-pilot-member table:name="2017-04-25T09:07:00.000Z" table:display="true" table:show-details="true"/>
                <table:data-pilot-member table:name="2017-04-25T09:08:24.000Z" table:display="true" table:show-details="true"/>
                <table:data-pilot-member table:name="2017-04-25T09:08:30.000Z" table:display="true" table:show-details="true"/>
                <table:data-pilot-member table:name="2017-04-25T09:09:20.000Z" table:display="true" table:show-details="true"/>
                <table:data-pilot-member table:name="2017-04-25T09:10:26.000Z" table:display="true" table:show-details="true"/>
                <table:data-pilot-member table:name="2017-04-25T09:11:15.000Z" table:display="true" table:show-details="true"/>
                <table:data-pilot-member table:name="2017-04-25T09:12:15.000Z" table:display="true" table:show-details="true"/>
                <table:data-pilot-member table:name="2017-04-25T09:13:21.000Z" table:display="true" table:show-details="true"/>
                <table:data-pilot-member table:name="2017-04-25T09:14:09.000Z" table:display="true" table:show-details="true"/>
                <table:data-pilot-member table:name="2017-04-25T10:00:22.000Z" table:display="true" table:show-details="true"/>
                <table:data-pilot-member table:name="2017-04-25T10:00:55.000Z" table:display="true" table:show-details="true"/>
                <table:data-pilot-member table:name="2017-04-25T10:01:59.000Z" table:display="true" table:show-details="true"/>
                <table:data-pilot-member table:name="2017-04-25T10:02:37.000Z" table:display="true" table:show-details="true"/>
                <table:data-pilot-member table:name="2017-04-25T10:03:33.000Z" table:display="true" table:show-details="true"/>
                <table:data-pilot-member table:name="2017-04-25T10:05:08.000Z" table:display="true" table:show-details="true"/>
                <table:data-pilot-member table:name="2017-04-25T10:05:39.000Z" table:display="true" table:show-details="true"/>
                <table:data-pilot-member table:name="2017-04-25T10:06:38.000Z" table:display="true" table:show-details="true"/>
                <table:data-pilot-member table:name="2017-04-25T10:07:36.000Z" table:display="true" table:show-details="true"/>
                <table:data-pilot-member table:name="2017-04-25T10:08:22.000Z" table:display="true" table:show-details="true"/>
                <table:data-pilot-member table:name="2017-04-25T10:08:25.000Z" table:display="true" table:show-details="true"/>
                <table:data-pilot-member table:name="2017-04-25T10:09:42.000Z" table:display="true" table:show-details="true"/>
                <table:data-pilot-member table:name="2017-04-25T10:10:10.000Z" table:display="true" table:show-details="true"/>
                <table:data-pilot-member table:name="2017-04-25T10:10:37.000Z" table:display="true" table:show-details="true"/>
                <table:data-pilot-member table:name="2017-04-25T10:11:15.000Z" table:display="true" table:show-details="true"/>
                <table:data-pilot-member table:name="2017-04-25T10:11:49.000Z" table:display="true" table:show-details="true"/>
                <table:data-pilot-member table:name="2017-04-25T10:11:57.000Z" table:display="true" table:show-details="true"/>
                <table:data-pilot-member table:name="2017-04-25T10:12:55.000Z" table:display="true" table:show-details="true"/>
                <table:data-pilot-member table:name="2017-04-25T11:00:08.000Z" table:display="true" table:show-details="true"/>
                <table:data-pilot-member table:name="2017-04-25T11:01:08.000Z" table:display="true" table:show-details="true"/>
                <table:data-pilot-member table:name="2017-04-25T11:02:14.000Z" table:display="true" table:show-details="true"/>
                <table:data-pilot-member table:name="2017-04-25T11:02:48.000Z" table:display="true" table:show-details="true"/>
                <table:data-pilot-member table:name="2017-04-25T11:03:22.000Z" table:display="true" table:show-details="true"/>
                <table:data-pilot-member table:name="2017-04-25T11:04:11.000Z" table:display="true" table:show-details="true"/>
                <table:data-pilot-member table:name="2017-04-25T11:04:48.000Z" table:display="true" table:show-details="true"/>
                <table:data-pilot-member table:name="2017-04-25T11:05:18.000Z" table:display="true" table:show-details="true"/>
                <table:data-pilot-member table:name="2017-04-25T11:05:39.000Z" table:display="true" table:show-details="true"/>
                <table:data-pilot-member table:name="2017-04-25T11:06:17.000Z" table:display="true" table:show-details="true"/>
                <table:data-pilot-member table:name="2017-04-25T11:07:02.000Z" table:display="true" table:show-details="true"/>
                <table:data-pilot-member table:name="2017-04-25T11:08:13.000Z" table:display="true" table:show-details="true"/>
                <table:data-pilot-member table:name="2017-04-25T11:08:31.000Z" table:display="true" table:show-details="true"/>
                <table:data-pilot-member table:name="2017-04-25T11:09:35.000Z" table:display="true" table:show-details="true"/>
                <table:data-pilot-member table:name="2017-04-25T11:10:19.000Z" table:display="true" table:show-details="true"/>
                <table:data-pilot-member table:name="2017-04-25T11:10:39.000Z" table:display="true" table:show-details="true"/>
                <table:data-pilot-member table:name="2017-04-25T11:11:08.000Z" table:display="true" table:show-details="true"/>
                <table:data-pilot-member table:name="2017-04-25T12:00:11.000Z" table:display="true" table:show-details="true"/>
                <table:data-pilot-member table:name="2017-04-25T12:00:33.000Z" table:display="true" table:show-details="true"/>
                <table:data-pilot-member table:name="2017-04-25T12:01:46.000Z" table:display="true" table:show-details="true"/>
                <table:data-pilot-member table:name="2017-04-25T12:02:52.000Z" table:display="true" table:show-details="true"/>
                <table:data-pilot-member table:name="2017-04-25T12:03:38.000Z" table:display="true" table:show-details="true"/>
                <table:data-pilot-member table:name="2017-04-25T12:04:54.000Z" table:display="true" table:show-details="true"/>
                <table:data-pilot-member table:name="2017-04-25T12:06:01.000Z" table:display="true" table:show-details="true"/>
                <table:data-pilot-member table:name="2017-04-25T12:06:30.000Z" table:display="true" table:show-details="true"/>
                <table:data-pilot-member table:name="2017-04-25T12:06:51.000Z" table:display="true" table:show-details="true"/>
                <table:data-pilot-member table:name="2017-04-25T12:07:33.000Z" table:display="true" table:show-details="true"/>
                <table:data-pilot-member table:name="2017-04-25T12:08:25.000Z" table:display="true" table:show-details="true"/>
                <table:data-pilot-member table:name="2017-04-25T12:08:56.000Z" table:display="true" table:show-details="true"/>
                <table:data-pilot-member table:name="2017-04-25T12:10:28.000Z" table:display="true" table:show-details="true"/>
                <table:data-pilot-member table:name="2017-04-25T12:11:24.000Z" table:display="true" table:show-details="true"/>
                <table:data-pilot-member table:name="2017-04-25T12:11:59.000Z" table:display="true" table:show-details="true"/>
                <table:data-pilot-member table:name="2017-04-25T12:12:28.000Z" table:display="true" table:show-details="true"/>
                <table:data-pilot-member table:name="2017-04-25T13:00:23.000Z" table:display="true" table:show-details="true"/>
                <table:data-pilot-member table:name="2017-04-25T13:00:49.000Z" table:display="true" table:show-details="true"/>
                <table:data-pilot-member table:name="2017-04-25T13:01:27.000Z" table:display="true" table:show-details="true"/>
                <table:data-pilot-member table:name="2017-04-25T13:02:17.000Z" table:display="true" table:show-details="true"/>
                <table:data-pilot-member table:name="2017-04-25T13:02:50.000Z" table:display="true" table:show-details="true"/>
                <table:data-pilot-member table:name="2017-04-25T13:03:21.000Z" table:display="true" table:show-details="true"/>
                <table:data-pilot-member table:name="2017-04-25T13:03:48.000Z" table:display="true" table:show-details="true"/>
                <table:data-pilot-member table:name="2017-04-25T13:04:47.000Z" table:display="true" table:show-details="true"/>
                <table:data-pilot-member table:name="2017-04-25T13:04:56.000Z" table:display="true" table:show-details="true"/>
                <table:data-pilot-member table:name="2017-04-25T13:05:45.000Z" table:display="true" table:show-details="true"/>
                <table:data-pilot-member table:name="2017-04-25T13:06:33.000Z" table:display="true" table:show-details="true"/>
                <table:data-pilot-member table:name="2017-04-25T13:07:15.000Z" table:display="true" table:show-details="true"/>
                <table:data-pilot-member table:name="2017-04-25T13:07:42.000Z" table:display="true" table:show-details="true"/>
                <table:data-pilot-member table:name="2017-04-25T13:08:41.000Z" table:display="true" table:show-details="true"/>
                <table:data-pilot-member table:name="2017-04-25T13:08:56.000Z" table:display="true" table:show-details="true"/>
                <table:data-pilot-member table:name="2017-04-25T13:09:34.000Z" table:display="true" table:show-details="true"/>
                <table:data-pilot-member table:name="2017-04-25T13:10:03.000Z" table:display="true" table:show-details="true"/>
                <table:data-pilot-member table:name="2017-04-25T13:11:11.000Z" table:display="true" table:show-details="true"/>
                <table:data-pilot-member table:name="2017-04-25T13:11:54.000Z" table:display="true" table:show-details="true"/>
                <table:data-pilot-member table:name="2017-04-25T14:00:14.000Z" table:display="true" table:show-details="true"/>
                <table:data-pilot-member table:name="2017-04-25T14:00:47.000Z" table:display="true" table:show-details="true"/>
                <table:data-pilot-member table:name="2017-04-25T14:01:38.000Z" table:display="true" table:show-details="true"/>
                <table:data-pilot-member table:name="2017-04-25T14:03:02.000Z" table:display="true" table:show-details="true"/>
                <table:data-pilot-member table:name="2017-04-25T14:03:37.000Z" table:display="true" table:show-details="true"/>
                <table:data-pilot-member table:name="2017-04-25T14:04:31.000Z" table:display="true" table:show-details="true"/>
                <table:data-pilot-member table:name="2017-04-25T14:04:45.000Z" table:display="true" table:show-details="true"/>
                <table:data-pilot-member table:name="2017-04-25T14:05:20.000Z" table:display="true" table:show-details="true"/>
                <table:data-pilot-member table:name="2017-04-25T14:06:04.000Z" table:display="true" table:show-details="true"/>
                <table:data-pilot-member table:name="2017-04-25T14:07:01.000Z" table:display="true" table:show-details="true"/>
                <table:data-pilot-member table:name="2017-04-25T14:07:13.000Z" table:display="true" table:show-details="true"/>
                <table:data-pilot-member table:name="2017-04-25T14:07:57.000Z" table:display="true" table:show-details="true"/>
                <table:data-pilot-member table:name="2017-04-25T14:08:06.000Z" table:display="true" table:show-details="true"/>
                <table:data-pilot-member table:name="2017-04-25T14:08:27.000Z" table:display="true" table:show-details="true"/>
                <table:data-pilot-member table:name="2017-04-25T14:09:22.000Z" table:display="true" table:show-details="true"/>
                <table:data-pilot-member table:name="2017-04-25T14:10:41.000Z" table:display="true" table:show-details="true"/>
                <table:data-pilot-member table:name="2017-04-25T14:11:51.000Z" table:display="true" table:show-details="true"/>
                <table:data-pilot-member table:name="2017-04-25T15:00:05.000Z" table:display="true" table:show-details="true"/>
                <table:data-pilot-member table:name="2017-04-25T15:01:16.000Z" table:display="true" table:show-details="true"/>
                <table:data-pilot-member table:name="2017-04-25T15:01:48.000Z" table:display="true" table:show-details="true"/>
                <table:data-pilot-member table:name="2017-04-25T15:02:46.000Z" table:display="true" table:show-details="true"/>
                <table:data-pilot-member table:name="2017-04-25T15:03:49.000Z" table:display="true" table:show-details="true"/>
                <table:data-pilot-member table:name="2017-04-25T15:04:40.000Z" table:display="true" table:show-details="true"/>
                <table:data-pilot-member table:name="2017-04-25T15:05:13.000Z" table:display="true" table:show-details="true"/>
                <table:data-pilot-member table:name="2017-04-25T15:06:07.000Z" table:display="true" table:show-details="true"/>
                <table:data-pilot-member table:name="2017-04-25T15:06:36.000Z" table:display="true" table:show-details="true"/>
                <table:data-pilot-member table:name="2017-04-25T15:07:54.000Z" table:display="true" table:show-details="true"/>
                <table:data-pilot-member table:name="2017-04-25T15:08:34.000Z" table:display="true" table:show-details="true"/>
                <table:data-pilot-member table:name="2017-04-25T15:09:11.000Z" table:display="true" table:show-details="true"/>
                <table:data-pilot-member table:name="2017-04-25T15:10:15.000Z" table:display="true" table:show-details="true"/>
                <table:data-pilot-member table:name="2017-04-25T15:11:24.000Z" table:display="true" table:show-details="true"/>
                <table:data-pilot-member table:name="2017-04-25T15:11:32.000Z" table:display="true" table:show-details="true"/>
                <table:data-pilot-member table:name="2017-04-25T15:12:41.000Z" table:display="true" table:show-details="true"/>
                <table:data-pilot-member table:name="2017-04-25T15:13:28.000Z" table:display="true" table:show-details="true"/>
                <table:data-pilot-member table:name="2017-04-25T15:14:28.000Z" table:display="true" table:show-details="true"/>
                <table:data-pilot-member table:name="2017-04-25T15:15:26.000Z" table:display="true" table:show-details="true"/>
                <table:data-pilot-member table:name="2017-04-25T16:00:24.000Z" table:display="true" table:show-details="true"/>
                <table:data-pilot-member table:name="2017-04-25T16:00:31.000Z" table:display="true" table:show-details="true"/>
                <table:data-pilot-member table:name="2017-04-25T16:01:28.000Z" table:display="true" table:show-details="true"/>
                <table:data-pilot-member table:name="2017-04-25T16:02:08.000Z" table:display="true" table:show-details="true"/>
                <table:data-pilot-member table:name="2017-04-25T16:02:54.000Z" table:display="true" table:show-details="true"/>
                <table:data-pilot-member table:name="2017-04-25T16:03:51.000Z" table:display="true" table:show-details="true"/>
                <table:data-pilot-member table:name="2017-04-25T16:04:34.000Z" table:display="true" table:show-details="true"/>
                <table:data-pilot-member table:name="2017-04-25T16:05:08.000Z" table:display="true" table:show-details="true"/>
                <table:data-pilot-member table:name="2017-04-25T16:05:49.000Z" table:display="true" table:show-details="true"/>
                <table:data-pilot-member table:name="2017-04-25T16:06:40.000Z" table:display="true" table:show-details="true"/>
                <table:data-pilot-member table:name="2017-04-25T16:07:27.000Z" table:display="true" table:show-details="true"/>
                <table:data-pilot-member table:name="2017-04-25T16:08:10.000Z" table:display="true" table:show-details="true"/>
                <table:data-pilot-member table:name="2017-04-25T16:08:39.000Z" table:display="true" table:show-details="true"/>
                <table:data-pilot-member table:name="2017-04-25T16:09:33.000Z" table:display="true" table:show-details="true"/>
                <table:data-pilot-member table:name="2017-04-25T16:10:16.000Z" table:display="true" table:show-details="true"/>
                <table:data-pilot-member table:name="2017-04-25T16:10:44.000Z" table:display="true" table:show-details="true"/>
                <table:data-pilot-member table:name="2017-04-25T16:11:19.000Z" table:display="true" table:show-details="true"/>
                <table:data-pilot-member table:name="2017-04-25T17:00:47.000Z" table:display="true" table:show-details="true"/>
                <table:data-pilot-member table:name="2017-04-25T17:02:01.000Z" table:display="true" table:show-details="true"/>
                <table:data-pilot-member table:name="2017-04-25T17:02:18.000Z" table:display="true" table:show-details="true"/>
                <table:data-pilot-member table:name="2017-04-25T17:02:35.000Z" table:display="true" table:show-details="true"/>
                <table:data-pilot-member table:name="2017-04-25T17:03:28.000Z" table:display="true" table:show-details="true"/>
                <table:data-pilot-member table:name="2017-04-25T17:03:34.000Z" table:display="true" table:show-details="true"/>
                <table:data-pilot-member table:name="2017-04-25T17:04:32.000Z" table:display="true" table:show-details="true"/>
                <table:data-pilot-member table:name="2017-04-25T17:05:27.000Z" table:display="true" table:show-details="true"/>
                <table:data-pilot-member table:name="2017-04-25T17:06:06.000Z" table:display="true" table:show-details="true"/>
                <table:data-pilot-member table:name="2017-04-25T17:06:50.000Z" table:display="true" table:show-details="true"/>
                <table:data-pilot-member table:name="2017-04-25T17:07:09.000Z" table:display="true" table:show-details="true"/>
                <table:data-pilot-member table:name="2017-04-25T17:08:06.000Z" table:display="true" table:show-details="true"/>
                <table:data-pilot-member table:name="2017-04-25T17:08:33.000Z" table:display="true" table:show-details="true"/>
                <table:data-pilot-member table:name="2017-04-25T17:09:31.000Z" table:display="true" table:show-details="true"/>
                <table:data-pilot-member table:name="2017-04-25T17:10:14.000Z" table:display="true" table:show-details="true"/>
                <table:data-pilot-member table:name="2017-04-25T17:10:49.000Z" table:display="true" table:show-details="true"/>
                <table:data-pilot-member table:name="2017-04-25T17:12:15.000Z" table:display="true" table:show-details="true"/>
                <table:data-pilot-member table:name="2017-04-25T18:00:06.000Z" table:display="true" table:show-details="true"/>
                <table:data-pilot-member table:name="2017-04-25T18:00:38.000Z" table:display="true" table:show-details="true"/>
                <table:data-pilot-member table:name="2017-04-25T18:00:55.000Z" table:display="true" table:show-details="true"/>
                <table:data-pilot-member table:name="2017-04-25T18:01:56.000Z" table:display="true" table:show-details="true"/>
                <table:data-pilot-member table:name="2017-04-25T18:02:11.000Z" table:display="true" table:show-details="true"/>
                <table:data-pilot-member table:name="2017-04-25T18:02:56.000Z" table:display="true" table:show-details="true"/>
                <table:data-pilot-member table:name="2017-04-25T18:03:51.000Z" table:display="true" table:show-details="true"/>
                <table:data-pilot-member table:name="2017-04-25T18:04:28.000Z" table:display="true" table:show-details="true"/>
                <table:data-pilot-member table:name="2017-04-25T18:05:42.000Z" table:display="true" table:show-details="true"/>
                <table:data-pilot-member table:name="2017-04-25T18:06:20.000Z" table:display="true" table:show-details="true"/>
                <table:data-pilot-member table:name="2017-04-25T18:06:31.000Z" table:display="true" table:show-details="true"/>
                <table:data-pilot-member table:name="2017-04-25T18:07:19.000Z" table:display="true" table:show-details="true"/>
                <table:data-pilot-member table:name="2017-04-25T18:07:55.000Z" table:display="true" table:show-details="true"/>
                <table:data-pilot-member table:name="2017-04-25T18:08:35.000Z" table:display="true" table:show-details="true"/>
                <table:data-pilot-member table:name="2017-04-25T18:09:26.000Z" table:display="true" table:show-details="true"/>
                <table:data-pilot-member table:name="2017-04-25T18:10:37.000Z" table:display="true" table:show-details="true"/>
                <table:data-pilot-member table:name="2017-04-25T18:11:19.000Z" table:display="true" table:show-details="true"/>
                <table:data-pilot-member table:name="2017-04-25T18:12:37.000Z" table:display="true" table:show-details="true"/>
                <table:data-pilot-member table:name="2017-04-25T18:13:31.000Z" table:display="true" table:show-details="true"/>
                <table:data-pilot-member table:name="2017-04-26T07:00:05.000Z" table:display="true" table:show-details="true"/>
                <table:data-pilot-member table:name="2017-04-26T08:58:29.000Z" table:display="true" table:show-details="true"/>
                <table:data-pilot-member table:name="2017-04-26T08:58:38.000Z" table:display="true" table:show-details="true"/>
                <table:data-pilot-member table:name="2017-04-26T09:00:12.000Z" table:display="true" table:show-details="true"/>
                <table:data-pilot-member table:name="2017-04-26T09:00:40.000Z" table:display="true" table:show-details="true"/>
                <table:data-pilot-member table:name="2017-04-26T09:01:50.000Z" table:display="true" table:show-details="true"/>
                <table:data-pilot-member table:name="2017-04-26T09:02:20.000Z" table:display="true" table:show-details="true"/>
                <table:data-pilot-member table:name="2017-04-26T09:02:52.000Z" table:display="true" table:show-details="true"/>
                <table:data-pilot-member table:name="2017-04-26T09:03:10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E9" table:buttons="'Matrix - Value by Type'.A1 'Matrix - Value by Type'.A2 'Matrix - Value by Type'.A5 'Matrix - Value by Type'.B4" table:ignore-empty-rows="true">
          <table:source-cell-range table:cell-range-address="TXNdata.A1:TXNdata.I32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merchant" table:display="true" table:show-details="true"/>
                <table:data-pilot-member table:name="reimburs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beneficiary" table:display="true" table:show-details="true"/>
                <table:data-pilot-member table:name="issuer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5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70" table:display="true" table:show-details="true"/>
                <table:data-pilot-member table:name="376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7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8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60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4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5005" table:display="true" table:show-details="true"/>
                <table:data-pilot-member table:name="10157" table:display="true" table:show-details="true"/>
                <table:data-pilot-member table:name="11667" table:display="true" table:show-details="true"/>
                <table:data-pilot-member table:name="11792" table:display="true" table:show-details="true"/>
                <table:data-pilot-member table:name="13088" table:display="true" table:show-details="true"/>
                <table:data-pilot-member table:name="13384" table:display="true" table:show-details="true"/>
                <table:data-pilot-member table:name="13774" table:display="true" table:show-details="true"/>
                <table:data-pilot-member table:name="15445" table:display="true" table:show-details="true"/>
                <table:data-pilot-member table:name="16534" table:display="true" table:show-details="true"/>
                <table:data-pilot-member table:name="18264" table:display="true" table:show-details="true"/>
                <table:data-pilot-member table:name="188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1:32:29.473982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1:34:21.950442729</dc:date>
    <meta:generator>LibreOffice/4.3.3.2$Linux_X86_64 LibreOffice_project/430m0$Build-2</meta:generator>
    <meta:editing-duration>PT20M5S</meta:editing-duration>
    <meta:editing-cycles>31</meta:editing-cycles>
    <meta:document-statistic meta:table-count="7" meta:cell-count="8485" meta:object-count="0"/>
  </office:meta>
</office:document-meta>
</file>